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4.4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3.827cm" svg:height="11.952cm" svg:x="0cm" svg:y="18.754cm">
            <draw:object draw:notify-on-update-of-ranges="Arkusz1.D1:Arkusz1.D1 Arkusz1.D2:Arkusz1.D400 Arkusz1.E1:Arkusz1.E1 Arkusz1.E2:Arkusz1.E600 Arkusz1.S36:Arkusz1.S41 Arkusz1.N36:Arkusz1.N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402cm" svg:height="11.476cm" svg:x="0.876cm" svg:y="5.513cm">
            <draw:object draw:notify-on-update-of-ranges="Arkusz1.D1:Arkusz1.D1 Arkusz1.D2:Arkusz1.D400 Arkusz1.F1:Arkusz1.F1 Arkusz1.F2:Arkusz1.F600 Arkusz1.T36:Arkusz1.T41 Arkusz1.N36:Arkusz1.N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Freq.</text:p>
          </table:table-cell>
          <table:table-cell office:value-type="string" calcext:value-type="string">
            <text:p>Vn00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0000000000000e000</text:p>
          </table:table-cell>
          <table:table-cell office:value-type="string" calcext:value-type="string">
            <text:p>-6.84882325897381e000</text:p>
          </table:table-cell>
          <table:table-cell office:value-type="string" calcext:value-type="string">
            <text:p>1.79639924059221e002</text:p>
          </table:table-cell>
          <table:table-cell table:formula="of:=NUMBERVALUE(LEFT([.A2];8);&quot;.&quot;)*10^(RIGHT([.A2];3))" office:value-type="float" office:value="1" calcext:value-type="float">
            <text:p>1</text:p>
          </table:table-cell>
          <table:table-cell table:formula="of:=NUMBERVALUE(LEFT([.B2];8);&quot;.&quot;)*10^(RIGHT([.B2];3))" office:value-type="float" office:value="-6.84882" calcext:value-type="float">
            <text:p>-6,84882</text:p>
          </table:table-cell>
          <table:table-cell table:formula="of:=NUMBERVALUE(LEFT([.C2];8);&quot;.&quot;)*10^(RIGHT([.C2];3))" office:value-type="float" office:value="179.6399" calcext:value-type="float">
            <text:p>179,63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2329299228075e000</text:p>
          </table:table-cell>
          <table:table-cell office:value-type="string" calcext:value-type="string">
            <text:p>-6.84883134255351e000</text:p>
          </table:table-cell>
          <table:table-cell office:value-type="string" calcext:value-type="string">
            <text:p>1.79631536356139e002</text:p>
          </table:table-cell>
          <table:table-cell table:formula="of:=NUMBERVALUE(LEFT([.A3];8);&quot;.&quot;)*10^(RIGHT([.A3];3))" office:value-type="float" office:value="1.023292" calcext:value-type="float">
            <text:p>1,023292</text:p>
          </table:table-cell>
          <table:table-cell table:formula="of:=NUMBERVALUE(LEFT([.B3];8);&quot;.&quot;)*10^(RIGHT([.B3];3))" office:value-type="float" office:value="-6.84883" calcext:value-type="float">
            <text:p>-6,84883</text:p>
          </table:table-cell>
          <table:table-cell table:formula="of:=NUMBERVALUE(LEFT([.C3];8);&quot;.&quot;)*10^(RIGHT([.C3];3))" office:value-type="float" office:value="179.6315" calcext:value-type="float">
            <text:p>179,6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4712854805090e000</text:p>
          </table:table-cell>
          <table:table-cell office:value-type="string" calcext:value-type="string">
            <text:p>-6.84883980714895e000</text:p>
          </table:table-cell>
          <table:table-cell office:value-type="string" calcext:value-type="string">
            <text:p>1.79622953245671e002</text:p>
          </table:table-cell>
          <table:table-cell table:formula="of:=NUMBERVALUE(LEFT([.A4];8);&quot;.&quot;)*10^(RIGHT([.A4];3))" office:value-type="float" office:value="1.047128" calcext:value-type="float">
            <text:p>1,047128</text:p>
          </table:table-cell>
          <table:table-cell table:formula="of:=NUMBERVALUE(LEFT([.B4];8);&quot;.&quot;)*10^(RIGHT([.B4];3))" office:value-type="float" office:value="-6.84883" calcext:value-type="float">
            <text:p>-6,84883</text:p>
          </table:table-cell>
          <table:table-cell table:formula="of:=NUMBERVALUE(LEFT([.C4];8);&quot;.&quot;)*10^(RIGHT([.C4];3))" office:value-type="float" office:value="179.6229" calcext:value-type="float">
            <text:p>179,62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7151930523761e000</text:p>
          </table:table-cell>
          <table:table-cell office:value-type="string" calcext:value-type="string">
            <text:p>-6.84884867072145e000</text:p>
          </table:table-cell>
          <table:table-cell office:value-type="string" calcext:value-type="string">
            <text:p>1.79614170173857e002</text:p>
          </table:table-cell>
          <table:table-cell table:formula="of:=NUMBERVALUE(LEFT([.A5];8);&quot;.&quot;)*10^(RIGHT([.A5];3))" office:value-type="float" office:value="1.071519" calcext:value-type="float">
            <text:p>1,071519</text:p>
          </table:table-cell>
          <table:table-cell table:formula="of:=NUMBERVALUE(LEFT([.B5];8);&quot;.&quot;)*10^(RIGHT([.B5];3))" office:value-type="float" office:value="-6.84884" calcext:value-type="float">
            <text:p>-6,84884</text:p>
          </table:table-cell>
          <table:table-cell table:formula="of:=NUMBERVALUE(LEFT([.C5];8);&quot;.&quot;)*10^(RIGHT([.C5];3))" office:value-type="float" office:value="179.6141" calcext:value-type="float">
            <text:p>179,6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9647819614318e000</text:p>
          </table:table-cell>
          <table:table-cell office:value-type="string" calcext:value-type="string">
            <text:p>-6.84885795207940e000</text:p>
          </table:table-cell>
          <table:table-cell office:value-type="string" calcext:value-type="string">
            <text:p>1.79605182480493e002</text:p>
          </table:table-cell>
          <table:table-cell table:formula="of:=NUMBERVALUE(LEFT([.A6];8);&quot;.&quot;)*10^(RIGHT([.A6];3))" office:value-type="float" office:value="1.096478" calcext:value-type="float">
            <text:p>1,096478</text:p>
          </table:table-cell>
          <table:table-cell table:formula="of:=NUMBERVALUE(LEFT([.B6];8);&quot;.&quot;)*10^(RIGHT([.B6];3))" office:value-type="float" office:value="-6.84885" calcext:value-type="float">
            <text:p>-6,84885</text:p>
          </table:table-cell>
          <table:table-cell table:formula="of:=NUMBERVALUE(LEFT([.C6];8);&quot;.&quot;)*10^(RIGHT([.C6];3))" office:value-type="float" office:value="179.6051" calcext:value-type="float">
            <text:p>179,6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2201845430196e000</text:p>
          </table:table-cell>
          <table:table-cell office:value-type="string" calcext:value-type="string">
            <text:p>-6.84886767091795e000</text:p>
          </table:table-cell>
          <table:table-cell office:value-type="string" calcext:value-type="string">
            <text:p>1.79595985396648e002</text:p>
          </table:table-cell>
          <table:table-cell table:formula="of:=NUMBERVALUE(LEFT([.A7];8);&quot;.&quot;)*10^(RIGHT([.A7];3))" office:value-type="float" office:value="1.122018" calcext:value-type="float">
            <text:p>1,122018</text:p>
          </table:table-cell>
          <table:table-cell table:formula="of:=NUMBERVALUE(LEFT([.B7];8);&quot;.&quot;)*10^(RIGHT([.B7];3))" office:value-type="float" office:value="-6.84886" calcext:value-type="float">
            <text:p>-6,84886</text:p>
          </table:table-cell>
          <table:table-cell table:formula="of:=NUMBERVALUE(LEFT([.C7];8);&quot;.&quot;)*10^(RIGHT([.C7];3))" office:value-type="float" office:value="179.5959" calcext:value-type="float">
            <text:p>179,5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4815362149688e000</text:p>
          </table:table-cell>
          <table:table-cell office:value-type="string" calcext:value-type="string">
            <text:p>-6.84887784786114e000</text:p>
          </table:table-cell>
          <table:table-cell office:value-type="string" calcext:value-type="string">
            <text:p>1.79586574042116e002</text:p>
          </table:table-cell>
          <table:table-cell table:formula="of:=NUMBERVALUE(LEFT([.A8];8);&quot;.&quot;)*10^(RIGHT([.A8];3))" office:value-type="float" office:value="1.148153" calcext:value-type="float">
            <text:p>1,148153</text:p>
          </table:table-cell>
          <table:table-cell table:formula="of:=NUMBERVALUE(LEFT([.B8];8);&quot;.&quot;)*10^(RIGHT([.B8];3))" office:value-type="float" office:value="-6.84887" calcext:value-type="float">
            <text:p>-6,84887</text:p>
          </table:table-cell>
          <table:table-cell table:formula="of:=NUMBERVALUE(LEFT([.C8];8);&quot;.&quot;)*10^(RIGHT([.C8];3))" office:value-type="float" office:value="179.5865" calcext:value-type="float">
            <text:p>179,5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7489755493953e000</text:p>
          </table:table-cell>
          <table:table-cell office:value-type="string" calcext:value-type="string">
            <text:p>-6.84888850450551e000</text:p>
          </table:table-cell>
          <table:table-cell office:value-type="string" calcext:value-type="string">
            <text:p>1.79576943422808e002</text:p>
          </table:table-cell>
          <table:table-cell table:formula="of:=NUMBERVALUE(LEFT([.A9];8);&quot;.&quot;)*10^(RIGHT([.A9];3))" office:value-type="float" office:value="1.174897" calcext:value-type="float">
            <text:p>1,174897</text:p>
          </table:table-cell>
          <table:table-cell table:formula="of:=NUMBERVALUE(LEFT([.B9];8);&quot;.&quot;)*10^(RIGHT([.B9];3))" office:value-type="float" office:value="-6.84888" calcext:value-type="float">
            <text:p>-6,84888</text:p>
          </table:table-cell>
          <table:table-cell table:formula="of:=NUMBERVALUE(LEFT([.C9];8);&quot;.&quot;)*10^(RIGHT([.C9];3))" office:value-type="float" office:value="179.5769" calcext:value-type="float">
            <text:p>179,5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0226443461741e000</text:p>
          </table:table-cell>
          <table:table-cell office:value-type="string" calcext:value-type="string">
            <text:p>-6.84889966346607e000</text:p>
          </table:table-cell>
          <table:table-cell office:value-type="string" calcext:value-type="string">
            <text:p>1.79567088428091e002</text:p>
          </table:table-cell>
          <table:table-cell table:formula="of:=NUMBERVALUE(LEFT([.A10];8);&quot;.&quot;)*10^(RIGHT([.A10];3))" office:value-type="float" office:value="1.202264" calcext:value-type="float">
            <text:p>1,202264</text:p>
          </table:table-cell>
          <table:table-cell table:formula="of:=NUMBERVALUE(LEFT([.B10];8);&quot;.&quot;)*10^(RIGHT([.B10];3))" office:value-type="float" office:value="-6.84889" calcext:value-type="float">
            <text:p>-6,84889</text:p>
          </table:table-cell>
          <table:table-cell table:formula="of:=NUMBERVALUE(LEFT([.C10];8);&quot;.&quot;)*10^(RIGHT([.C10];3))" office:value-type="float" office:value="179.567" calcext:value-type="float">
            <text:p>179,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3026877081238e000</text:p>
          </table:table-cell>
          <table:table-cell office:value-type="string" calcext:value-type="string">
            <text:p>-6.84891134842432e000</text:p>
          </table:table-cell>
          <table:table-cell office:value-type="string" calcext:value-type="string">
            <text:p>1.79557003828052e002</text:p>
          </table:table-cell>
          <table:table-cell table:formula="of:=NUMBERVALUE(LEFT([.A11];8);&quot;.&quot;)*10^(RIGHT([.A11];3))" office:value-type="float" office:value="1.230268" calcext:value-type="float">
            <text:p>1,230268</text:p>
          </table:table-cell>
          <table:table-cell table:formula="of:=NUMBERVALUE(LEFT([.B11];8);&quot;.&quot;)*10^(RIGHT([.B11];3))" office:value-type="float" office:value="-6.84891" calcext:value-type="float">
            <text:p>-6,84891</text:p>
          </table:table-cell>
          <table:table-cell table:formula="of:=NUMBERVALUE(LEFT([.C11];8);&quot;.&quot;)*10^(RIGHT([.C11];3))" office:value-type="float" office:value="179.557" calcext:value-type="float">
            <text:p>179,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5892541179417e000</text:p>
          </table:table-cell>
          <table:table-cell office:value-type="string" calcext:value-type="string">
            <text:p>-6.84892358417874e000</text:p>
          </table:table-cell>
          <table:table-cell office:value-type="string" calcext:value-type="string">
            <text:p>1.79546684270705e002</text:p>
          </table:table-cell>
          <table:table-cell table:formula="of:=NUMBERVALUE(LEFT([.A12];8);&quot;.&quot;)*10^(RIGHT([.A12];3))" office:value-type="float" office:value="1.258925" calcext:value-type="float">
            <text:p>1,258925</text:p>
          </table:table-cell>
          <table:table-cell table:formula="of:=NUMBERVALUE(LEFT([.B12];8);&quot;.&quot;)*10^(RIGHT([.B12];3))" office:value-type="float" office:value="-6.84892" calcext:value-type="float">
            <text:p>-6,84892</text:p>
          </table:table-cell>
          <table:table-cell table:formula="of:=NUMBERVALUE(LEFT([.C12];8);&quot;.&quot;)*10^(RIGHT([.C12];3))" office:value-type="float" office:value="179.5466" calcext:value-type="float">
            <text:p>179,5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8824955169313e000</text:p>
          </table:table-cell>
          <table:table-cell office:value-type="string" calcext:value-type="string">
            <text:p>-6.84893639669717e000</text:p>
          </table:table-cell>
          <table:table-cell office:value-type="string" calcext:value-type="string">
            <text:p>1.79536124279128e002</text:p>
          </table:table-cell>
          <table:table-cell table:formula="of:=NUMBERVALUE(LEFT([.A13];8);&quot;.&quot;)*10^(RIGHT([.A13];3))" office:value-type="float" office:value="1.288249" calcext:value-type="float">
            <text:p>1,288249</text:p>
          </table:table-cell>
          <table:table-cell table:formula="of:=NUMBERVALUE(LEFT([.B13];8);&quot;.&quot;)*10^(RIGHT([.B13];3))" office:value-type="float" office:value="-6.84893" calcext:value-type="float">
            <text:p>-6,84893</text:p>
          </table:table-cell>
          <table:table-cell table:formula="of:=NUMBERVALUE(LEFT([.C13];8);&quot;.&quot;)*10^(RIGHT([.C13];3))" office:value-type="float" office:value="179.5361" calcext:value-type="float">
            <text:p>179,53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1825673855641e000</text:p>
          </table:table-cell>
          <table:table-cell office:value-type="string" calcext:value-type="string">
            <text:p>-6.84894981317247e000</text:p>
          </table:table-cell>
          <table:table-cell office:value-type="string" calcext:value-type="string">
            <text:p>1.79525318248536e002</text:p>
          </table:table-cell>
          <table:table-cell table:formula="of:=NUMBERVALUE(LEFT([.A14];8);&quot;.&quot;)*10^(RIGHT([.A14];3))" office:value-type="float" office:value="1.318256" calcext:value-type="float">
            <text:p>1,318256</text:p>
          </table:table-cell>
          <table:table-cell table:formula="of:=NUMBERVALUE(LEFT([.B14];8);&quot;.&quot;)*10^(RIGHT([.B14];3))" office:value-type="float" office:value="-6.84894" calcext:value-type="float">
            <text:p>-6,84894</text:p>
          </table:table-cell>
          <table:table-cell table:formula="of:=NUMBERVALUE(LEFT([.C14];8);&quot;.&quot;)*10^(RIGHT([.C14];3))" office:value-type="float" office:value="179.5253" calcext:value-type="float">
            <text:p>179,5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4896288259165e000</text:p>
          </table:table-cell>
          <table:table-cell office:value-type="string" calcext:value-type="string">
            <text:p>-6.84896386207989e000</text:p>
          </table:table-cell>
          <table:table-cell office:value-type="string" calcext:value-type="string">
            <text:p>1.79514260443281e002</text:p>
          </table:table-cell>
          <table:table-cell table:formula="of:=NUMBERVALUE(LEFT([.A15];8);&quot;.&quot;)*10^(RIGHT([.A15];3))" office:value-type="float" office:value="1.348962" calcext:value-type="float">
            <text:p>1,348962</text:p>
          </table:table-cell>
          <table:table-cell table:formula="of:=NUMBERVALUE(LEFT([.B15];8);&quot;.&quot;)*10^(RIGHT([.B15];3))" office:value-type="float" office:value="-6.84896" calcext:value-type="float">
            <text:p>-6,84896</text:p>
          </table:table-cell>
          <table:table-cell table:formula="of:=NUMBERVALUE(LEFT([.C15];8);&quot;.&quot;)*10^(RIGHT([.C15];3))" office:value-type="float" office:value="179.5142" calcext:value-type="float">
            <text:p>179,5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8038426460288e000</text:p>
          </table:table-cell>
          <table:table-cell office:value-type="string" calcext:value-type="string">
            <text:p>-6.84897857323793e000</text:p>
          </table:table-cell>
          <table:table-cell office:value-type="string" calcext:value-type="string">
            <text:p>1.79502944993778e002</text:p>
          </table:table-cell>
          <table:table-cell table:formula="of:=NUMBERVALUE(LEFT([.A16];8);&quot;.&quot;)*10^(RIGHT([.A16];3))" office:value-type="float" office:value="1.380384" calcext:value-type="float">
            <text:p>1,380384</text:p>
          </table:table-cell>
          <table:table-cell table:formula="of:=NUMBERVALUE(LEFT([.B16];8);&quot;.&quot;)*10^(RIGHT([.B16];3))" office:value-type="float" office:value="-6.84897" calcext:value-type="float">
            <text:p>-6,84897</text:p>
          </table:table-cell>
          <table:table-cell table:formula="of:=NUMBERVALUE(LEFT([.C16];8);&quot;.&quot;)*10^(RIGHT([.C16];3))" office:value-type="float" office:value="179.5029" calcext:value-type="float">
            <text:p>179,5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1253754462275e000</text:p>
          </table:table-cell>
          <table:table-cell office:value-type="string" calcext:value-type="string">
            <text:p>-6.84899397787154e000</text:p>
          </table:table-cell>
          <table:table-cell office:value-type="string" calcext:value-type="string">
            <text:p>1.79491365893367e002</text:p>
          </table:table-cell>
          <table:table-cell table:formula="of:=NUMBERVALUE(LEFT([.A17];8);&quot;.&quot;)*10^(RIGHT([.A17];3))" office:value-type="float" office:value="1.412537" calcext:value-type="float">
            <text:p>1,412537</text:p>
          </table:table-cell>
          <table:table-cell table:formula="of:=NUMBERVALUE(LEFT([.B17];8);&quot;.&quot;)*10^(RIGHT([.B17];3))" office:value-type="float" office:value="-6.84899" calcext:value-type="float">
            <text:p>-6,84899</text:p>
          </table:table-cell>
          <table:table-cell table:formula="of:=NUMBERVALUE(LEFT([.C17];8);&quot;.&quot;)*10^(RIGHT([.C17];3))" office:value-type="float" office:value="179.4913" calcext:value-type="float">
            <text:p>179,49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4543977074593e000</text:p>
          </table:table-cell>
          <table:table-cell office:value-type="string" calcext:value-type="string">
            <text:p>-6.84901010867867e000</text:p>
          </table:table-cell>
          <table:table-cell office:value-type="string" calcext:value-type="string">
            <text:p>1.79479516995092e002</text:p>
          </table:table-cell>
          <table:table-cell table:formula="of:=NUMBERVALUE(LEFT([.A18];8);&quot;.&quot;)*10^(RIGHT([.A18];3))" office:value-type="float" office:value="1.445439" calcext:value-type="float">
            <text:p>1,445439</text:p>
          </table:table-cell>
          <table:table-cell table:formula="of:=NUMBERVALUE(LEFT([.B18];8);&quot;.&quot;)*10^(RIGHT([.B18];3))" office:value-type="float" office:value="-6.84901" calcext:value-type="float">
            <text:p>-6,84901</text:p>
          </table:table-cell>
          <table:table-cell table:formula="of:=NUMBERVALUE(LEFT([.C18];8);&quot;.&quot;)*10^(RIGHT([.C18];3))" office:value-type="float" office:value="179.4795" calcext:value-type="float">
            <text:p>179,4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7910838816821e000</text:p>
          </table:table-cell>
          <table:table-cell office:value-type="string" calcext:value-type="string">
            <text:p>-6.84902699989982e000</text:p>
          </table:table-cell>
          <table:table-cell office:value-type="string" calcext:value-type="string">
            <text:p>1.79467392008404e002</text:p>
          </table:table-cell>
          <table:table-cell table:formula="of:=NUMBERVALUE(LEFT([.A19];8);&quot;.&quot;)*10^(RIGHT([.A19];3))" office:value-type="float" office:value="1.479108" calcext:value-type="float">
            <text:p>1,479108</text:p>
          </table:table-cell>
          <table:table-cell table:formula="of:=NUMBERVALUE(LEFT([.B19];8);&quot;.&quot;)*10^(RIGHT([.B19];3))" office:value-type="float" office:value="-6.84902" calcext:value-type="float">
            <text:p>-6,84902</text:p>
          </table:table-cell>
          <table:table-cell table:formula="of:=NUMBERVALUE(LEFT([.C19];8);&quot;.&quot;)*10^(RIGHT([.C19];3))" office:value-type="float" office:value="179.4673" calcext:value-type="float">
            <text:p>179,46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1356124843621e000</text:p>
          </table:table-cell>
          <table:table-cell office:value-type="string" calcext:value-type="string">
            <text:p>-6.84904468739072e000</text:p>
          </table:table-cell>
          <table:table-cell office:value-type="string" calcext:value-type="string">
            <text:p>1.79454984495789e002</text:p>
          </table:table-cell>
          <table:table-cell table:formula="of:=NUMBERVALUE(LEFT([.A20];8);&quot;.&quot;)*10^(RIGHT([.A20];3))" office:value-type="float" office:value="1.513561" calcext:value-type="float">
            <text:p>1,513561</text:p>
          </table:table-cell>
          <table:table-cell table:formula="of:=NUMBERVALUE(LEFT([.B20];8);&quot;.&quot;)*10^(RIGHT([.B20];3))" office:value-type="float" office:value="-6.84904" calcext:value-type="float">
            <text:p>-6,84904</text:p>
          </table:table-cell>
          <table:table-cell table:formula="of:=NUMBERVALUE(LEFT([.C20];8);&quot;.&quot;)*10^(RIGHT([.C20];3))" office:value-type="float" office:value="179.4549" calcext:value-type="float">
            <text:p>179,45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4881661891248e000</text:p>
          </table:table-cell>
          <table:table-cell office:value-type="string" calcext:value-type="string">
            <text:p>-6.84906320869875e000</text:p>
          </table:table-cell>
          <table:table-cell office:value-type="string" calcext:value-type="string">
            <text:p>1.79442287869314e002</text:p>
          </table:table-cell>
          <table:table-cell table:formula="of:=NUMBERVALUE(LEFT([.A21];8);&quot;.&quot;)*10^(RIGHT([.A21];3))" office:value-type="float" office:value="1.548816" calcext:value-type="float">
            <text:p>1,548816</text:p>
          </table:table-cell>
          <table:table-cell table:formula="of:=NUMBERVALUE(LEFT([.B21];8);&quot;.&quot;)*10^(RIGHT([.B21];3))" office:value-type="float" office:value="-6.84906" calcext:value-type="float">
            <text:p>-6,84906</text:p>
          </table:table-cell>
          <table:table-cell table:formula="of:=NUMBERVALUE(LEFT([.C21];8);&quot;.&quot;)*10^(RIGHT([.C21];3))" office:value-type="float" office:value="179.4422" calcext:value-type="float">
            <text:p>179,4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8489319246111e000</text:p>
          </table:table-cell>
          <table:table-cell office:value-type="string" calcext:value-type="string">
            <text:p>-6.84908260314285e000</text:p>
          </table:table-cell>
          <table:table-cell office:value-type="string" calcext:value-type="string">
            <text:p>1.79429295387086e002</text:p>
          </table:table-cell>
          <table:table-cell table:formula="of:=NUMBERVALUE(LEFT([.A22];8);&quot;.&quot;)*10^(RIGHT([.A22];3))" office:value-type="float" office:value="1.584893" calcext:value-type="float">
            <text:p>1,584893</text:p>
          </table:table-cell>
          <table:table-cell table:formula="of:=NUMBERVALUE(LEFT([.B22];8);&quot;.&quot;)*10^(RIGHT([.B22];3))" office:value-type="float" office:value="-6.84908" calcext:value-type="float">
            <text:p>-6,84908</text:p>
          </table:table-cell>
          <table:table-cell table:formula="of:=NUMBERVALUE(LEFT([.C22];8);&quot;.&quot;)*10^(RIGHT([.C22];3))" office:value-type="float" office:value="179.4292" calcext:value-type="float">
            <text:p>179,42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2181009735893e000</text:p>
          </table:table-cell>
          <table:table-cell office:value-type="string" calcext:value-type="string">
            <text:p>-6.84910291189717e000</text:p>
          </table:table-cell>
          <table:table-cell office:value-type="string" calcext:value-type="string">
            <text:p>1.79416000149635e002</text:p>
          </table:table-cell>
          <table:table-cell table:formula="of:=NUMBERVALUE(LEFT([.A23];8);&quot;.&quot;)*10^(RIGHT([.A23];3))" office:value-type="float" office:value="1.62181" calcext:value-type="float">
            <text:p>1,62181</text:p>
          </table:table-cell>
          <table:table-cell table:formula="of:=NUMBERVALUE(LEFT([.B23];8);&quot;.&quot;)*10^(RIGHT([.B23];3))" office:value-type="float" office:value="-6.8491" calcext:value-type="float">
            <text:p>-6,8491</text:p>
          </table:table-cell>
          <table:table-cell table:formula="of:=NUMBERVALUE(LEFT([.C23];8);&quot;.&quot;)*10^(RIGHT([.C23];3))" office:value-type="float" office:value="179.416" calcext:value-type="float">
            <text:p>179,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5958690743756e000</text:p>
          </table:table-cell>
          <table:table-cell office:value-type="string" calcext:value-type="string">
            <text:p>-6.84912417807860e000</text:p>
          </table:table-cell>
          <table:table-cell office:value-type="string" calcext:value-type="string">
            <text:p>1.79402395096198e002</text:p>
          </table:table-cell>
          <table:table-cell table:formula="of:=NUMBERVALUE(LEFT([.A24];8);&quot;.&quot;)*10^(RIGHT([.A24];3))" office:value-type="float" office:value="1.659586" calcext:value-type="float">
            <text:p>1,659586</text:p>
          </table:table-cell>
          <table:table-cell table:formula="of:=NUMBERVALUE(LEFT([.B24];8);&quot;.&quot;)*10^(RIGHT([.B24];3))" office:value-type="float" office:value="-6.84912" calcext:value-type="float">
            <text:p>-6,84912</text:p>
          </table:table-cell>
          <table:table-cell table:formula="of:=NUMBERVALUE(LEFT([.C24];8);&quot;.&quot;)*10^(RIGHT([.C24];3))" office:value-type="float" office:value="179.4023" calcext:value-type="float">
            <text:p>179,4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9824365246174e000</text:p>
          </table:table-cell>
          <table:table-cell office:value-type="string" calcext:value-type="string">
            <text:p>-6.84914644683880e000</text:p>
          </table:table-cell>
          <table:table-cell office:value-type="string" calcext:value-type="string">
            <text:p>1.79388473000929e002</text:p>
          </table:table-cell>
          <table:table-cell table:formula="of:=NUMBERVALUE(LEFT([.A25];8);&quot;.&quot;)*10^(RIGHT([.A25];3))" office:value-type="float" office:value="1.698243" calcext:value-type="float">
            <text:p>1,698243</text:p>
          </table:table-cell>
          <table:table-cell table:formula="of:=NUMBERVALUE(LEFT([.B25];8);&quot;.&quot;)*10^(RIGHT([.B25];3))" office:value-type="float" office:value="-6.84914" calcext:value-type="float">
            <text:p>-6,84914</text:p>
          </table:table-cell>
          <table:table-cell table:formula="of:=NUMBERVALUE(LEFT([.C25];8);&quot;.&quot;)*10^(RIGHT([.C25];3))" office:value-type="float" office:value="179.3884" calcext:value-type="float">
            <text:p>179,38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3780082874937e000</text:p>
          </table:table-cell>
          <table:table-cell office:value-type="string" calcext:value-type="string">
            <text:p>-6.84916976546008e000</text:p>
          </table:table-cell>
          <table:table-cell office:value-type="string" calcext:value-type="string">
            <text:p>1.79374226469002e002</text:p>
          </table:table-cell>
          <table:table-cell table:formula="of:=NUMBERVALUE(LEFT([.A26];8);&quot;.&quot;)*10^(RIGHT([.A26];3))" office:value-type="float" office:value="1.7378" calcext:value-type="float">
            <text:p>1,7378</text:p>
          </table:table-cell>
          <table:table-cell table:formula="of:=NUMBERVALUE(LEFT([.B26];8);&quot;.&quot;)*10^(RIGHT([.B26];3))" office:value-type="float" office:value="-6.84916" calcext:value-type="float">
            <text:p>-6,84916</text:p>
          </table:table-cell>
          <table:table-cell table:formula="of:=NUMBERVALUE(LEFT([.C26];8);&quot;.&quot;)*10^(RIGHT([.C26];3))" office:value-type="float" office:value="179.3742" calcext:value-type="float">
            <text:p>179,3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7827941003892e000</text:p>
          </table:table-cell>
          <table:table-cell office:value-type="string" calcext:value-type="string">
            <text:p>-6.84919418345626e000</text:p>
          </table:table-cell>
          <table:table-cell office:value-type="string" calcext:value-type="string">
            <text:p>1.79359647932630e002</text:p>
          </table:table-cell>
          <table:table-cell table:formula="of:=NUMBERVALUE(LEFT([.A27];8);&quot;.&quot;)*10^(RIGHT([.A27];3))" office:value-type="float" office:value="1.778279" calcext:value-type="float">
            <text:p>1,778279</text:p>
          </table:table-cell>
          <table:table-cell table:formula="of:=NUMBERVALUE(LEFT([.B27];8);&quot;.&quot;)*10^(RIGHT([.B27];3))" office:value-type="float" office:value="-6.84919" calcext:value-type="float">
            <text:p>-6,84919</text:p>
          </table:table-cell>
          <table:table-cell table:formula="of:=NUMBERVALUE(LEFT([.C27];8);&quot;.&quot;)*10^(RIGHT([.C27];3))" office:value-type="float" office:value="179.3596" calcext:value-type="float">
            <text:p>179,3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1970085860998e000</text:p>
          </table:table-cell>
          <table:table-cell office:value-type="string" calcext:value-type="string">
            <text:p>-6.84921975267807e000</text:p>
          </table:table-cell>
          <table:table-cell office:value-type="string" calcext:value-type="string">
            <text:p>1.79344729646985e002</text:p>
          </table:table-cell>
          <table:table-cell table:formula="of:=NUMBERVALUE(LEFT([.A28];8);&quot;.&quot;)*10^(RIGHT([.A28];3))" office:value-type="float" office:value="1.8197" calcext:value-type="float">
            <text:p>1,8197</text:p>
          </table:table-cell>
          <table:table-cell table:formula="of:=NUMBERVALUE(LEFT([.B28];8);&quot;.&quot;)*10^(RIGHT([.B28];3))" office:value-type="float" office:value="-6.84921" calcext:value-type="float">
            <text:p>-6,84921</text:p>
          </table:table-cell>
          <table:table-cell table:formula="of:=NUMBERVALUE(LEFT([.C28];8);&quot;.&quot;)*10^(RIGHT([.C28];3))" office:value-type="float" office:value="179.3447" calcext:value-type="float">
            <text:p>179,34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6208713666287e000</text:p>
          </table:table-cell>
          <table:table-cell office:value-type="string" calcext:value-type="string">
            <text:p>-6.84924652742368e000</text:p>
          </table:table-cell>
          <table:table-cell office:value-type="string" calcext:value-type="string">
            <text:p>1.79329463686022e002</text:p>
          </table:table-cell>
          <table:table-cell table:formula="of:=NUMBERVALUE(LEFT([.A29];8);&quot;.&quot;)*10^(RIGHT([.A29];3))" office:value-type="float" office:value="1.862087" calcext:value-type="float">
            <text:p>1,862087</text:p>
          </table:table-cell>
          <table:table-cell table:formula="of:=NUMBERVALUE(LEFT([.B29];8);&quot;.&quot;)*10^(RIGHT([.B29];3))" office:value-type="float" office:value="-6.84924" calcext:value-type="float">
            <text:p>-6,84924</text:p>
          </table:table-cell>
          <table:table-cell table:formula="of:=NUMBERVALUE(LEFT([.C29];8);&quot;.&quot;)*10^(RIGHT([.C29];3))" office:value-type="float" office:value="179.3294" calcext:value-type="float">
            <text:p>179,3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0546071796325e000</text:p>
          </table:table-cell>
          <table:table-cell office:value-type="string" calcext:value-type="string">
            <text:p>-6.84927456455436e000</text:p>
          </table:table-cell>
          <table:table-cell office:value-type="string" calcext:value-type="string">
            <text:p>1.79313841938196e002</text:p>
          </table:table-cell>
          <table:table-cell table:formula="of:=NUMBERVALUE(LEFT([.A30];8);&quot;.&quot;)*10^(RIGHT([.A30];3))" office:value-type="float" office:value="1.90546" calcext:value-type="float">
            <text:p>1,90546</text:p>
          </table:table-cell>
          <table:table-cell table:formula="of:=NUMBERVALUE(LEFT([.B30];8);&quot;.&quot;)*10^(RIGHT([.B30];3))" office:value-type="float" office:value="-6.84927" calcext:value-type="float">
            <text:p>-6,84927</text:p>
          </table:table-cell>
          <table:table-cell table:formula="of:=NUMBERVALUE(LEFT([.C30];8);&quot;.&quot;)*10^(RIGHT([.C30];3))" office:value-type="float" office:value="179.3138" calcext:value-type="float">
            <text:p>179,31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4984459975804e000</text:p>
          </table:table-cell>
          <table:table-cell office:value-type="string" calcext:value-type="string">
            <text:p>-6.84930392361557e000</text:p>
          </table:table-cell>
          <table:table-cell office:value-type="string" calcext:value-type="string">
            <text:p>1.79297856102077e002</text:p>
          </table:table-cell>
          <table:table-cell table:formula="of:=NUMBERVALUE(LEFT([.A31];8);&quot;.&quot;)*10^(RIGHT([.A31];3))" office:value-type="float" office:value="1.949844" calcext:value-type="float">
            <text:p>1,949844</text:p>
          </table:table-cell>
          <table:table-cell table:formula="of:=NUMBERVALUE(LEFT([.B31];8);&quot;.&quot;)*10^(RIGHT([.B31];3))" office:value-type="float" office:value="-6.8493" calcext:value-type="float">
            <text:p>-6,8493</text:p>
          </table:table-cell>
          <table:table-cell table:formula="of:=NUMBERVALUE(LEFT([.C31];8);&quot;.&quot;)*10^(RIGHT([.C31];3))" office:value-type="float" office:value="179.2978" calcext:value-type="float">
            <text:p>179,2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9526231496888e000</text:p>
          </table:table-cell>
          <table:table-cell office:value-type="string" calcext:value-type="string">
            <text:p>-6.84933466696412e000</text:p>
          </table:table-cell>
          <table:table-cell office:value-type="string" calcext:value-type="string">
            <text:p>1.79281497681866e002</text:p>
          </table:table-cell>
          <table:table-cell table:formula="of:=NUMBERVALUE(LEFT([.A32];8);&quot;.&quot;)*10^(RIGHT([.A32];3))" office:value-type="float" office:value="1.995262" calcext:value-type="float">
            <text:p>1,995262</text:p>
          </table:table-cell>
          <table:table-cell table:formula="of:=NUMBERVALUE(LEFT([.B32];8);&quot;.&quot;)*10^(RIGHT([.B32];3))" office:value-type="float" office:value="-6.84933" calcext:value-type="float">
            <text:p>-6,84933</text:p>
          </table:table-cell>
          <table:table-cell table:formula="of:=NUMBERVALUE(LEFT([.C32];8);&quot;.&quot;)*10^(RIGHT([.C32];3))" office:value-type="float" office:value="179.2814" calcext:value-type="float">
            <text:p>179,2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4173794466953e000</text:p>
          </table:table-cell>
          <table:table-cell office:value-type="string" calcext:value-type="string">
            <text:p>-6.84936685990096e000</text:p>
          </table:table-cell>
          <table:table-cell office:value-type="string" calcext:value-type="string">
            <text:p>1.79264757982789e002</text:p>
          </table:table-cell>
          <table:table-cell table:formula="of:=NUMBERVALUE(LEFT([.A33];8);&quot;.&quot;)*10^(RIGHT([.A33];3))" office:value-type="float" office:value="2.041737" calcext:value-type="float">
            <text:p>2,041737</text:p>
          </table:table-cell>
          <table:table-cell table:formula="of:=NUMBERVALUE(LEFT([.B33];8);&quot;.&quot;)*10^(RIGHT([.B33];3))" office:value-type="float" office:value="-6.84936" calcext:value-type="float">
            <text:p>-6,84936</text:p>
          </table:table-cell>
          <table:table-cell table:formula="of:=NUMBERVALUE(LEFT([.C33];8);&quot;.&quot;)*10^(RIGHT([.C33];3))" office:value-type="float" office:value="179.2647" calcext:value-type="float">
            <text:p>179,2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8929613085404e000</text:p>
          </table:table-cell>
          <table:table-cell office:value-type="string" calcext:value-type="string">
            <text:p>-6.84940057081053e000</text:p>
          </table:table-cell>
          <table:table-cell office:value-type="string" calcext:value-type="string">
            <text:p>1.79247628106388e002</text:p>
          </table:table-cell>
          <table:table-cell table:formula="of:=NUMBERVALUE(LEFT([.A34];8);&quot;.&quot;)*10^(RIGHT([.A34];3))" office:value-type="float" office:value="2.089296" calcext:value-type="float">
            <text:p>2,089296</text:p>
          </table:table-cell>
          <table:table-cell table:formula="of:=NUMBERVALUE(LEFT([.B34];8);&quot;.&quot;)*10^(RIGHT([.B34];3))" office:value-type="float" office:value="-6.8494" calcext:value-type="float">
            <text:p>-6,8494</text:p>
          </table:table-cell>
          <table:table-cell table:formula="of:=NUMBERVALUE(LEFT([.C34];8);&quot;.&quot;)*10^(RIGHT([.C34];3))" office:value-type="float" office:value="179.2476" calcext:value-type="float">
            <text:p>179,2476</text:p>
          </table:table-cell>
          <table:table-cell table:number-columns-repeated="7"/>
          <table:table-cell table:style-name="ce1" office:value-type="string" calcext:value-type="string">
            <text:p>band stop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2.13796208950223e000</text:p>
          </table:table-cell>
          <table:table-cell office:value-type="string" calcext:value-type="string">
            <text:p>-6.84943587130665e000</text:p>
          </table:table-cell>
          <table:table-cell office:value-type="string" calcext:value-type="string">
            <text:p>1.79230098945696e002</text:p>
          </table:table-cell>
          <table:table-cell table:formula="of:=NUMBERVALUE(LEFT([.A35];8);&quot;.&quot;)*10^(RIGHT([.A35];3))" office:value-type="float" office:value="2.137962" calcext:value-type="float">
            <text:p>2,137962</text:p>
          </table:table-cell>
          <table:table-cell table:formula="of:=NUMBERVALUE(LEFT([.B35];8);&quot;.&quot;)*10^(RIGHT([.B35];3))" office:value-type="float" office:value="-6.84943" calcext:value-type="float">
            <text:p>-6,84943</text:p>
          </table:table-cell>
          <table:table-cell table:formula="of:=NUMBERVALUE(LEFT([.C35];8);&quot;.&quot;)*10^(RIGHT([.C35];3))" office:value-type="float" office:value="179.23" calcext:value-type="float">
            <text:p>179,23</text:p>
          </table:table-cell>
          <table:table-cell table:number-columns-repeated="7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t</text:p>
          </table:table-cell>
          <table:table-cell table:style-name="ce1" office:value-type="string" calcext:value-type="string">
            <text:p>input pp</text:p>
          </table:table-cell>
          <table:table-cell table:style-name="ce1" office:value-type="string" calcext:value-type="string">
            <text:p>output pp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magnitude [dB]</text:p>
          </table:table-cell>
          <table:table-cell table:style-name="ce1" office:value-type="string" calcext:value-type="string">
            <text:p>phase [deg]</text:p>
          </table:table-cell>
        </table:table-row>
        <table:table-row table:style-name="ro1">
          <table:table-cell office:value-type="string" calcext:value-type="string">
            <text:p>2.18776162394955e000</text:p>
          </table:table-cell>
          <table:table-cell office:value-type="string" calcext:value-type="string">
            <text:p>-6.84947283638527e000</text:p>
          </table:table-cell>
          <table:table-cell office:value-type="string" calcext:value-type="string">
            <text:p>1.79212161180285e002</text:p>
          </table:table-cell>
          <table:table-cell table:formula="of:=NUMBERVALUE(LEFT([.A36];8);&quot;.&quot;)*10^(RIGHT([.A36];3))" office:value-type="float" office:value="2.187761" calcext:value-type="float">
            <text:p>2,187761</text:p>
          </table:table-cell>
          <table:table-cell table:formula="of:=NUMBERVALUE(LEFT([.B36];8);&quot;.&quot;)*10^(RIGHT([.B36];3))" office:value-type="float" office:value="-6.84947" calcext:value-type="float">
            <text:p>-6,84947</text:p>
          </table:table-cell>
          <table:table-cell table:formula="of:=NUMBERVALUE(LEFT([.C36];8);&quot;.&quot;)*10^(RIGHT([.C36];3))" office:value-type="float" office:value="179.2121" calcext:value-type="float">
            <text:p>179,2121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026" calcext:value-type="float">
            <text:p>0,026</text:p>
          </table:table-cell>
          <table:table-cell table:style-name="ce1" office:value-type="float" office:value="3.88" calcext:value-type="float">
            <text:p>3,88</text:p>
          </table:table-cell>
          <table:table-cell table:style-name="ce1" office:value-type="float" office:value="1.78" calcext:value-type="float">
            <text:p>1,78</text:p>
          </table:table-cell>
          <table:table-cell table:style-name="ce1" table:formula="of:=[.Q36]/[.P36]" office:value-type="float" office:value="0.458762886597938" calcext:value-type="float">
            <text:p>0,4587628866</text:p>
          </table:table-cell>
          <table:table-cell table:style-name="ce1" table:formula="of:=20*LOG10([.R36])" office:value-type="float" office:value="-6.76823446570626" calcext:value-type="float">
            <text:p>-6,7682344657</text:p>
          </table:table-cell>
          <table:table-cell table:style-name="ce1" table:formula="of:=360*[.N36]*[.O36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2.23872113856834e000</text:p>
          </table:table-cell>
          <table:table-cell office:value-type="string" calcext:value-type="string">
            <text:p>-6.84951154458470e000</text:p>
          </table:table-cell>
          <table:table-cell office:value-type="string" calcext:value-type="string">
            <text:p>1.79193805271206e002</text:p>
          </table:table-cell>
          <table:table-cell table:formula="of:=NUMBERVALUE(LEFT([.A37];8);&quot;.&quot;)*10^(RIGHT([.A37];3))" office:value-type="float" office:value="2.238721" calcext:value-type="float">
            <text:p>2,238721</text:p>
          </table:table-cell>
          <table:table-cell table:formula="of:=NUMBERVALUE(LEFT([.B37];8);&quot;.&quot;)*10^(RIGHT([.B37];3))" office:value-type="float" office:value="-6.84951" calcext:value-type="float">
            <text:p>-6,84951</text:p>
          </table:table-cell>
          <table:table-cell table:formula="of:=NUMBERVALUE(LEFT([.C37];8);&quot;.&quot;)*10^(RIGHT([.C37];3))" office:value-type="float" office:value="179.1938" calcext:value-type="float">
            <text:p>179,1938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0072" calcext:value-type="float">
            <text:p>0,0072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1.7" calcext:value-type="float">
            <text:p>1,7</text:p>
          </table:table-cell>
          <table:table-cell table:style-name="ce1" table:formula="of:=[.Q37]/[.P37]" office:value-type="float" office:value="0.414634146341464" calcext:value-type="float">
            <text:p>0,4146341463</text:p>
          </table:table-cell>
          <table:table-cell table:style-name="ce1" table:formula="of:=20*LOG10([.R37])" office:value-type="float" office:value="-7.64669870682923" calcext:value-type="float">
            <text:p>-7,6466987068</text:p>
          </table:table-cell>
          <table:table-cell table:style-name="ce1" table:formula="of:=360*[.N37]*[.O37]" office:value-type="float" office:value="155.52" calcext:value-type="float">
            <text:p>155,52</text:p>
          </table:table-cell>
        </table:table-row>
        <table:table-row table:style-name="ro1">
          <table:table-cell office:value-type="string" calcext:value-type="string">
            <text:p>2.29086765276777e000</text:p>
          </table:table-cell>
          <table:table-cell office:value-type="string" calcext:value-type="string">
            <text:p>-6.84955207815320e000</text:p>
          </table:table-cell>
          <table:table-cell office:value-type="string" calcext:value-type="string">
            <text:p>1.79175021455793e002</text:p>
          </table:table-cell>
          <table:table-cell table:formula="of:=NUMBERVALUE(LEFT([.A38];8);&quot;.&quot;)*10^(RIGHT([.A38];3))" office:value-type="float" office:value="2.290867" calcext:value-type="float">
            <text:p>2,290867</text:p>
          </table:table-cell>
          <table:table-cell table:formula="of:=NUMBERVALUE(LEFT([.B38];8);&quot;.&quot;)*10^(RIGHT([.B38];3))" office:value-type="float" office:value="-6.84955" calcext:value-type="float">
            <text:p>-6,84955</text:p>
          </table:table-cell>
          <table:table-cell table:formula="of:=NUMBERVALUE(LEFT([.C38];8);&quot;.&quot;)*10^(RIGHT([.C38];3))" office:value-type="float" office:value="179.175" calcext:value-type="float">
            <text:p>179,175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0027" calcext:value-type="float">
            <text:p>0,0027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94" calcext:value-type="float">
            <text:p>0,94</text:p>
          </table:table-cell>
          <table:table-cell table:style-name="ce1" table:formula="of:=[.Q38]/[.P38]" office:value-type="float" office:value="0.223809523809524" calcext:value-type="float">
            <text:p>0,2238095238</text:p>
          </table:table-cell>
          <table:table-cell table:style-name="ce1" table:formula="of:=20*LOG10([.R38])" office:value-type="float" office:value="-13.002428735964" calcext:value-type="float">
            <text:p>-13,002428736</text:p>
          </table:table-cell>
          <table:table-cell table:style-name="ce1" table:formula="of:=360*[.N38]*[.O38]" office:value-type="float" office:value="116.64" calcext:value-type="float">
            <text:p>116,64</text:p>
          </table:table-cell>
        </table:table-row>
        <table:table-row table:style-name="ro1">
          <table:table-cell office:value-type="string" calcext:value-type="string">
            <text:p>2.34422881531992e000</text:p>
          </table:table-cell>
          <table:table-cell office:value-type="string" calcext:value-type="string">
            <text:p>-6.84959452322468e000</text:p>
          </table:table-cell>
          <table:table-cell office:value-type="string" calcext:value-type="string">
            <text:p>1.79155799742342e002</text:p>
          </table:table-cell>
          <table:table-cell table:formula="of:=NUMBERVALUE(LEFT([.A39];8);&quot;.&quot;)*10^(RIGHT([.A39];3))" office:value-type="float" office:value="2.344228" calcext:value-type="float">
            <text:p>2,344228</text:p>
          </table:table-cell>
          <table:table-cell table:formula="of:=NUMBERVALUE(LEFT([.B39];8);&quot;.&quot;)*10^(RIGHT([.B39];3))" office:value-type="float" office:value="-6.84959" calcext:value-type="float">
            <text:p>-6,84959</text:p>
          </table:table-cell>
          <table:table-cell table:formula="of:=NUMBERVALUE(LEFT([.C39];8);&quot;.&quot;)*10^(RIGHT([.C39];3))" office:value-type="float" office:value="179.1557" calcext:value-type="float">
            <text:p>179,1557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.0046" calcext:value-type="float">
            <text:p>0,0046</text:p>
          </table:table-cell>
          <table:table-cell table:style-name="ce1" office:value-type="float" office:value="4.12" calcext:value-type="float">
            <text:p>4,12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table:formula="of:=[.Q39]/[.P39]" office:value-type="float" office:value="0.0266990291262136" calcext:value-type="float">
            <text:p>0,0266990291</text:p>
          </table:table-cell>
          <table:table-cell table:style-name="ce1" table:formula="of:=20*LOG10([.R39])" office:value-type="float" office:value="-31.4700906174982" calcext:value-type="float">
            <text:p>-31,4700906175</text:p>
          </table:table-cell>
          <table:table-cell table:style-name="ce1" table:formula="of:=360*[.N39]*[.O39]" office:value-type="float" office:value="264.96" calcext:value-type="float">
            <text:p>264,96</text:p>
          </table:table-cell>
        </table:table-row>
        <table:table-row table:style-name="ro1">
          <table:table-cell office:value-type="string" calcext:value-type="string">
            <text:p>2.39883291901949e000</text:p>
          </table:table-cell>
          <table:table-cell office:value-type="string" calcext:value-type="string">
            <text:p>-6.84963897000268e000</text:p>
          </table:table-cell>
          <table:table-cell office:value-type="string" calcext:value-type="string">
            <text:p>1.79136129904664e002</text:p>
          </table:table-cell>
          <table:table-cell table:formula="of:=NUMBERVALUE(LEFT([.A40];8);&quot;.&quot;)*10^(RIGHT([.A40];3))" office:value-type="float" office:value="2.398832" calcext:value-type="float">
            <text:p>2,398832</text:p>
          </table:table-cell>
          <table:table-cell table:formula="of:=NUMBERVALUE(LEFT([.B40];8);&quot;.&quot;)*10^(RIGHT([.B40];3))" office:value-type="float" office:value="-6.84963" calcext:value-type="float">
            <text:p>-6,84963</text:p>
          </table:table-cell>
          <table:table-cell table:formula="of:=NUMBERVALUE(LEFT([.C40];8);&quot;.&quot;)*10^(RIGHT([.C40];3))" office:value-type="float" office:value="179.1361" calcext:value-type="float">
            <text:p>179,1361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.0022" calcext:value-type="float">
            <text:p>0,0022</text:p>
          </table:table-cell>
          <table:table-cell table:style-name="ce1" office:value-type="float" office:value="4.08" calcext:value-type="float">
            <text:p>4,08</text:p>
          </table:table-cell>
          <table:table-cell table:style-name="ce1" office:value-type="float" office:value="1.45" calcext:value-type="float">
            <text:p>1,45</text:p>
          </table:table-cell>
          <table:table-cell table:style-name="ce1" table:formula="of:=[.Q40]/[.P40]" office:value-type="float" office:value="0.355392156862745" calcext:value-type="float">
            <text:p>0,3553921569</text:p>
          </table:table-cell>
          <table:table-cell table:style-name="ce1" table:formula="of:=20*LOG10([.R40])" office:value-type="float" office:value="-8.9858432170981" calcext:value-type="float">
            <text:p>-8,9858432171</text:p>
          </table:table-cell>
          <table:table-cell table:style-name="ce1" table:formula="of:=360*[.N40]*[.O40]" office:value-type="float" office:value="221.76" calcext:value-type="float">
            <text:p>221,76</text:p>
          </table:table-cell>
        </table:table-row>
        <table:table-row table:style-name="ro1">
          <table:table-cell office:value-type="string" calcext:value-type="string">
            <text:p>2.45470891568503e000</text:p>
          </table:table-cell>
          <table:table-cell office:value-type="string" calcext:value-type="string">
            <text:p>-6.84968551295333e000</text:p>
          </table:table-cell>
          <table:table-cell office:value-type="string" calcext:value-type="string">
            <text:p>1.79116001476492e002</text:p>
          </table:table-cell>
          <table:table-cell table:formula="of:=NUMBERVALUE(LEFT([.A41];8);&quot;.&quot;)*10^(RIGHT([.A41];3))" office:value-type="float" office:value="2.454708" calcext:value-type="float">
            <text:p>2,454708</text:p>
          </table:table-cell>
          <table:table-cell table:formula="of:=NUMBERVALUE(LEFT([.B41];8);&quot;.&quot;)*10^(RIGHT([.B41];3))" office:value-type="float" office:value="-6.84968" calcext:value-type="float">
            <text:p>-6,84968</text:p>
          </table:table-cell>
          <table:table-cell table:formula="of:=NUMBERVALUE(LEFT([.C41];8);&quot;.&quot;)*10^(RIGHT([.C41];3))" office:value-type="float" office:value="179.116" calcext:value-type="float">
            <text:p>179,116</text:p>
          </table:table-cell>
          <table:table-cell table:number-columns-repeated="6"/>
          <table:table-cell office:value-type="string" calcext:value-type="string">
            <text:p>m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formula="of:=-0.00076" office:value-type="float" office:value="-0.00076" calcext:value-type="float">
            <text:p>-0,000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8" calcext:value-type="float">
            <text:p>1,8</text:p>
          </table:table-cell>
          <table:table-cell table:style-name="ce1" table:formula="of:=[.Q41]/[.P41]" office:value-type="float" office:value="0.45" calcext:value-type="float">
            <text:p>0,45</text:p>
          </table:table-cell>
          <table:table-cell table:style-name="ce1" table:formula="of:=20*LOG10([.R41])" office:value-type="float" office:value="-6.93574972449313" calcext:value-type="float">
            <text:p>-6,9357497245</text:p>
          </table:table-cell>
          <table:table-cell table:style-name="ce1" table:formula="of:=360*[.N41]*[.O41]+360" office:value-type="float" office:value="195.84" calcext:value-type="float">
            <text:p>195,84</text:p>
          </table:table-cell>
        </table:table-row>
        <table:table-row table:style-name="ro1">
          <table:table-cell office:value-type="string" calcext:value-type="string">
            <text:p>2.51188643150958e000</text:p>
          </table:table-cell>
          <table:table-cell office:value-type="string" calcext:value-type="string">
            <text:p>-6.84973425100710e000</text:p>
          </table:table-cell>
          <table:table-cell office:value-type="string" calcext:value-type="string">
            <text:p>1.79095403745760e002</text:p>
          </table:table-cell>
          <table:table-cell table:formula="of:=NUMBERVALUE(LEFT([.A42];8);&quot;.&quot;)*10^(RIGHT([.A42];3))" office:value-type="float" office:value="2.511886" calcext:value-type="float">
            <text:p>2,511886</text:p>
          </table:table-cell>
          <table:table-cell table:formula="of:=NUMBERVALUE(LEFT([.B42];8);&quot;.&quot;)*10^(RIGHT([.B42];3))" office:value-type="float" office:value="-6.84973" calcext:value-type="float">
            <text:p>-6,84973</text:p>
          </table:table-cell>
          <table:table-cell table:formula="of:=NUMBERVALUE(LEFT([.C42];8);&quot;.&quot;)*10^(RIGHT([.C42];3))" office:value-type="float" office:value="179.0954" calcext:value-type="float">
            <text:p>179,09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7039578276886e000</text:p>
          </table:table-cell>
          <table:table-cell office:value-type="string" calcext:value-type="string">
            <text:p>-6.84978528777062e000</text:p>
          </table:table-cell>
          <table:table-cell office:value-type="string" calcext:value-type="string">
            <text:p>1.79074325748728e002</text:p>
          </table:table-cell>
          <table:table-cell table:formula="of:=NUMBERVALUE(LEFT([.A43];8);&quot;.&quot;)*10^(RIGHT([.A43];3))" office:value-type="float" office:value="2.570395" calcext:value-type="float">
            <text:p>2,570395</text:p>
          </table:table-cell>
          <table:table-cell table:formula="of:=NUMBERVALUE(LEFT([.B43];8);&quot;.&quot;)*10^(RIGHT([.B43];3))" office:value-type="float" office:value="-6.84978" calcext:value-type="float">
            <text:p>-6,84978</text:p>
          </table:table-cell>
          <table:table-cell table:formula="of:=NUMBERVALUE(LEFT([.C43];8);&quot;.&quot;)*10^(RIGHT([.C43];3))" office:value-type="float" office:value="179.0743" calcext:value-type="float">
            <text:p>179,0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3026799189538e000</text:p>
          </table:table-cell>
          <table:table-cell office:value-type="string" calcext:value-type="string">
            <text:p>-6.84983873174816e000</text:p>
          </table:table-cell>
          <table:table-cell office:value-type="string" calcext:value-type="string">
            <text:p>1.79052756263970e002</text:p>
          </table:table-cell>
          <table:table-cell table:formula="of:=NUMBERVALUE(LEFT([.A44];8);&quot;.&quot;)*10^(RIGHT([.A44];3))" office:value-type="float" office:value="2.630267" calcext:value-type="float">
            <text:p>2,630267</text:p>
          </table:table-cell>
          <table:table-cell table:formula="of:=NUMBERVALUE(LEFT([.B44];8);&quot;.&quot;)*10^(RIGHT([.B44];3))" office:value-type="float" office:value="-6.84983" calcext:value-type="float">
            <text:p>-6,84983</text:p>
          </table:table-cell>
          <table:table-cell table:formula="of:=NUMBERVALUE(LEFT([.C44];8);&quot;.&quot;)*10^(RIGHT([.C44];3))" office:value-type="float" office:value="179.0527" calcext:value-type="float">
            <text:p>179,0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9153480392691e000</text:p>
          </table:table-cell>
          <table:table-cell office:value-type="string" calcext:value-type="string">
            <text:p>-6.84989469657410e000</text:p>
          </table:table-cell>
          <table:table-cell office:value-type="string" calcext:value-type="string">
            <text:p>1.79030683806205e002</text:p>
          </table:table-cell>
          <table:table-cell table:formula="of:=NUMBERVALUE(LEFT([.A45];8);&quot;.&quot;)*10^(RIGHT([.A45];3))" office:value-type="float" office:value="2.691534" calcext:value-type="float">
            <text:p>2,691534</text:p>
          </table:table-cell>
          <table:table-cell table:formula="of:=NUMBERVALUE(LEFT([.B45];8);&quot;.&quot;)*10^(RIGHT([.B45];3))" office:value-type="float" office:value="-6.84989" calcext:value-type="float">
            <text:p>-6,84989</text:p>
          </table:table-cell>
          <table:table-cell table:formula="of:=NUMBERVALUE(LEFT([.C45];8);&quot;.&quot;)*10^(RIGHT([.C45];3))" office:value-type="float" office:value="179.0306" calcext:value-type="float">
            <text:p>179,0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75422870333816e000</text:p>
          </table:table-cell>
          <table:table-cell office:value-type="string" calcext:value-type="string">
            <text:p>-6.84995330125618e000</text:p>
          </table:table-cell>
          <table:table-cell office:value-type="string" calcext:value-type="string">
            <text:p>1.79008096619974e002</text:p>
          </table:table-cell>
          <table:table-cell table:formula="of:=NUMBERVALUE(LEFT([.A46];8);&quot;.&quot;)*10^(RIGHT([.A46];3))" office:value-type="float" office:value="2.754228" calcext:value-type="float">
            <text:p>2,754228</text:p>
          </table:table-cell>
          <table:table-cell table:formula="of:=NUMBERVALUE(LEFT([.B46];8);&quot;.&quot;)*10^(RIGHT([.B46];3))" office:value-type="float" office:value="-6.84995" calcext:value-type="float">
            <text:p>-6,84995</text:p>
          </table:table-cell>
          <table:table-cell table:formula="of:=NUMBERVALUE(LEFT([.C46];8);&quot;.&quot;)*10^(RIGHT([.C46];3))" office:value-type="float" office:value="179.008" calcext:value-type="float">
            <text:p>179,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1838293126445e000</text:p>
          </table:table-cell>
          <table:table-cell office:value-type="string" calcext:value-type="string">
            <text:p>-6.85001467043039e000</text:p>
          </table:table-cell>
          <table:table-cell office:value-type="string" calcext:value-type="string">
            <text:p>1.78984982673158e002</text:p>
          </table:table-cell>
          <table:table-cell table:formula="of:=NUMBERVALUE(LEFT([.A47];8);&quot;.&quot;)*10^(RIGHT([.A47];3))" office:value-type="float" office:value="2.818382" calcext:value-type="float">
            <text:p>2,818382</text:p>
          </table:table-cell>
          <table:table-cell table:formula="of:=NUMBERVALUE(LEFT([.B47];8);&quot;.&quot;)*10^(RIGHT([.B47];3))" office:value-type="float" office:value="-6.85001" calcext:value-type="float">
            <text:p>-6,85001</text:p>
          </table:table-cell>
          <table:table-cell table:formula="of:=NUMBERVALUE(LEFT([.C47];8);&quot;.&quot;)*10^(RIGHT([.C47];3))" office:value-type="float" office:value="178.9849" calcext:value-type="float">
            <text:p>178,98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8403150312660e000</text:p>
          </table:table-cell>
          <table:table-cell office:value-type="string" calcext:value-type="string">
            <text:p>-6.85007893462821e000</text:p>
          </table:table-cell>
          <table:table-cell office:value-type="string" calcext:value-type="string">
            <text:p>1.78961329650327e002</text:p>
          </table:table-cell>
          <table:table-cell table:formula="of:=NUMBERVALUE(LEFT([.A48];8);&quot;.&quot;)*10^(RIGHT([.A48];3))" office:value-type="float" office:value="2.884031" calcext:value-type="float">
            <text:p>2,884031</text:p>
          </table:table-cell>
          <table:table-cell table:formula="of:=NUMBERVALUE(LEFT([.B48];8);&quot;.&quot;)*10^(RIGHT([.B48];3))" office:value-type="float" office:value="-6.85007" calcext:value-type="float">
            <text:p>-6,85007</text:p>
          </table:table-cell>
          <table:table-cell table:formula="of:=NUMBERVALUE(LEFT([.C48];8);&quot;.&quot;)*10^(RIGHT([.C48];3))" office:value-type="float" office:value="178.9613" calcext:value-type="float">
            <text:p>178,9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95120922666638e000</text:p>
          </table:table-cell>
          <table:table-cell office:value-type="string" calcext:value-type="string">
            <text:p>-6.85014623055664e000</text:p>
          </table:table-cell>
          <table:table-cell office:value-type="string" calcext:value-type="string">
            <text:p>1.78937124945928e002</text:p>
          </table:table-cell>
          <table:table-cell table:formula="of:=NUMBERVALUE(LEFT([.A49];8);&quot;.&quot;)*10^(RIGHT([.A49];3))" office:value-type="float" office:value="2.951209" calcext:value-type="float">
            <text:p>2,951209</text:p>
          </table:table-cell>
          <table:table-cell table:formula="of:=NUMBERVALUE(LEFT([.B49];8);&quot;.&quot;)*10^(RIGHT([.B49];3))" office:value-type="float" office:value="-6.85014" calcext:value-type="float">
            <text:p>-6,85014</text:p>
          </table:table-cell>
          <table:table-cell table:formula="of:=NUMBERVALUE(LEFT([.C49];8);&quot;.&quot;)*10^(RIGHT([.C49];3))" office:value-type="float" office:value="178.9371" calcext:value-type="float">
            <text:p>178,9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1995172040201e000</text:p>
          </table:table-cell>
          <table:table-cell office:value-type="string" calcext:value-type="string">
            <text:p>-6.85021670139136e000</text:p>
          </table:table-cell>
          <table:table-cell office:value-type="string" calcext:value-type="string">
            <text:p>1.78912355657290e002</text:p>
          </table:table-cell>
          <table:table-cell table:formula="of:=NUMBERVALUE(LEFT([.A50];8);&quot;.&quot;)*10^(RIGHT([.A50];3))" office:value-type="float" office:value="3.019951" calcext:value-type="float">
            <text:p>3,019951</text:p>
          </table:table-cell>
          <table:table-cell table:formula="of:=NUMBERVALUE(LEFT([.B50];8);&quot;.&quot;)*10^(RIGHT([.B50];3))" office:value-type="float" office:value="-6.85021" calcext:value-type="float">
            <text:p>-6,85021</text:p>
          </table:table-cell>
          <table:table-cell table:formula="of:=NUMBERVALUE(LEFT([.C50];8);&quot;.&quot;)*10^(RIGHT([.C50];3))" office:value-type="float" office:value="178.9123" calcext:value-type="float">
            <text:p>178,91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9029543251359e000</text:p>
          </table:table-cell>
          <table:table-cell office:value-type="string" calcext:value-type="string">
            <text:p>-6.85029049708410e000</text:p>
          </table:table-cell>
          <table:table-cell office:value-type="string" calcext:value-type="string">
            <text:p>1.78887008577453e002</text:p>
          </table:table-cell>
          <table:table-cell table:formula="of:=NUMBERVALUE(LEFT([.A51];8);&quot;.&quot;)*10^(RIGHT([.A51];3))" office:value-type="float" office:value="3.090295" calcext:value-type="float">
            <text:p>3,090295</text:p>
          </table:table-cell>
          <table:table-cell table:formula="of:=NUMBERVALUE(LEFT([.B51];8);&quot;.&quot;)*10^(RIGHT([.B51];3))" office:value-type="float" office:value="-6.85029" calcext:value-type="float">
            <text:p>-6,85029</text:p>
          </table:table-cell>
          <table:table-cell table:formula="of:=NUMBERVALUE(LEFT([.C51];8);&quot;.&quot;)*10^(RIGHT([.C51];3))" office:value-type="float" office:value="178.887" calcext:value-type="float">
            <text:p>178,8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16227766016837e000</text:p>
          </table:table-cell>
          <table:table-cell office:value-type="string" calcext:value-type="string">
            <text:p>-6.85036777468490e000</text:p>
          </table:table-cell>
          <table:table-cell office:value-type="string" calcext:value-type="string">
            <text:p>1.78861070187816e002</text:p>
          </table:table-cell>
          <table:table-cell table:formula="of:=NUMBERVALUE(LEFT([.A52];8);&quot;.&quot;)*10^(RIGHT([.A52];3))" office:value-type="float" office:value="3.162277" calcext:value-type="float">
            <text:p>3,162277</text:p>
          </table:table-cell>
          <table:table-cell table:formula="of:=NUMBERVALUE(LEFT([.B52];8);&quot;.&quot;)*10^(RIGHT([.B52];3))" office:value-type="float" office:value="-6.85036" calcext:value-type="float">
            <text:p>-6,85036</text:p>
          </table:table-cell>
          <table:table-cell table:formula="of:=NUMBERVALUE(LEFT([.C52];8);&quot;.&quot;)*10^(RIGHT([.C52];3))" office:value-type="float" office:value="178.861" calcext:value-type="float">
            <text:p>178,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23593656929628e000</text:p>
          </table:table-cell>
          <table:table-cell office:value-type="string" calcext:value-type="string">
            <text:p>-6.85044869867945e000</text:p>
          </table:table-cell>
          <table:table-cell office:value-type="string" calcext:value-type="string">
            <text:p>1.78834526650586e002</text:p>
          </table:table-cell>
          <table:table-cell table:formula="of:=NUMBERVALUE(LEFT([.A53];8);&quot;.&quot;)*10^(RIGHT([.A53];3))" office:value-type="float" office:value="3.235936" calcext:value-type="float">
            <text:p>3,235936</text:p>
          </table:table-cell>
          <table:table-cell table:formula="of:=NUMBERVALUE(LEFT([.B53];8);&quot;.&quot;)*10^(RIGHT([.B53];3))" office:value-type="float" office:value="-6.85044" calcext:value-type="float">
            <text:p>-6,85044</text:p>
          </table:table-cell>
          <table:table-cell table:formula="of:=NUMBERVALUE(LEFT([.C53];8);&quot;.&quot;)*10^(RIGHT([.C53];3))" office:value-type="float" office:value="178.8345" calcext:value-type="float">
            <text:p>178,8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1131121482591e000</text:p>
          </table:table-cell>
          <table:table-cell office:value-type="string" calcext:value-type="string">
            <text:p>-6.85053344134293e000</text:p>
          </table:table-cell>
          <table:table-cell office:value-type="string" calcext:value-type="string">
            <text:p>1.78807363801038e002</text:p>
          </table:table-cell>
          <table:table-cell table:formula="of:=NUMBERVALUE(LEFT([.A54];8);&quot;.&quot;)*10^(RIGHT([.A54];3))" office:value-type="float" office:value="3.311311" calcext:value-type="float">
            <text:p>3,311311</text:p>
          </table:table-cell>
          <table:table-cell table:formula="of:=NUMBERVALUE(LEFT([.B54];8);&quot;.&quot;)*10^(RIGHT([.B54];3))" office:value-type="float" office:value="-6.85053" calcext:value-type="float">
            <text:p>-6,85053</text:p>
          </table:table-cell>
          <table:table-cell table:formula="of:=NUMBERVALUE(LEFT([.C54];8);&quot;.&quot;)*10^(RIGHT([.C54];3))" office:value-type="float" office:value="178.8073" calcext:value-type="float">
            <text:p>178,8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8844156139202e000</text:p>
          </table:table-cell>
          <table:table-cell office:value-type="string" calcext:value-type="string">
            <text:p>-6.85062218311079e000</text:p>
          </table:table-cell>
          <table:table-cell office:value-type="string" calcext:value-type="string">
            <text:p>1.78779567139568e002</text:p>
          </table:table-cell>
          <table:table-cell table:formula="of:=NUMBERVALUE(LEFT([.A55];8);&quot;.&quot;)*10^(RIGHT([.A55];3))" office:value-type="float" office:value="3.388441" calcext:value-type="float">
            <text:p>3,388441</text:p>
          </table:table-cell>
          <table:table-cell table:formula="of:=NUMBERVALUE(LEFT([.B55];8);&quot;.&quot;)*10^(RIGHT([.B55];3))" office:value-type="float" office:value="-6.85062" calcext:value-type="float">
            <text:p>-6,85062</text:p>
          </table:table-cell>
          <table:table-cell table:formula="of:=NUMBERVALUE(LEFT([.C55];8);&quot;.&quot;)*10^(RIGHT([.C55];3))" office:value-type="float" office:value="178.7795" calcext:value-type="float">
            <text:p>178,7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46736850452531e000</text:p>
          </table:table-cell>
          <table:table-cell office:value-type="string" calcext:value-type="string">
            <text:p>-6.85071511296726e000</text:p>
          </table:table-cell>
          <table:table-cell office:value-type="string" calcext:value-type="string">
            <text:p>1.78751121823542e002</text:p>
          </table:table-cell>
          <table:table-cell table:formula="of:=NUMBERVALUE(LEFT([.A56];8);&quot;.&quot;)*10^(RIGHT([.A56];3))" office:value-type="float" office:value="3.467368" calcext:value-type="float">
            <text:p>3,467368</text:p>
          </table:table-cell>
          <table:table-cell table:formula="of:=NUMBERVALUE(LEFT([.B56];8);&quot;.&quot;)*10^(RIGHT([.B56];3))" office:value-type="float" office:value="-6.85071" calcext:value-type="float">
            <text:p>-6,85071</text:p>
          </table:table-cell>
          <table:table-cell table:formula="of:=NUMBERVALUE(LEFT([.C56];8);&quot;.&quot;)*10^(RIGHT([.C56];3))" office:value-type="float" office:value="178.7511" calcext:value-type="float">
            <text:p>178,7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54813389233575e000</text:p>
          </table:table-cell>
          <table:table-cell office:value-type="string" calcext:value-type="string">
            <text:p>-6.85081242885243e000</text:p>
          </table:table-cell>
          <table:table-cell office:value-type="string" calcext:value-type="string">
            <text:p>1.78722012658924e002</text:p>
          </table:table-cell>
          <table:table-cell table:formula="of:=NUMBERVALUE(LEFT([.A57];8);&quot;.&quot;)*10^(RIGHT([.A57];3))" office:value-type="float" office:value="3.548133" calcext:value-type="float">
            <text:p>3,548133</text:p>
          </table:table-cell>
          <table:table-cell table:formula="of:=NUMBERVALUE(LEFT([.B57];8);&quot;.&quot;)*10^(RIGHT([.B57];3))" office:value-type="float" office:value="-6.85081" calcext:value-type="float">
            <text:p>-6,85081</text:p>
          </table:table-cell>
          <table:table-cell table:formula="of:=NUMBERVALUE(LEFT([.C57];8);&quot;.&quot;)*10^(RIGHT([.C57];3))" office:value-type="float" office:value="178.722" calcext:value-type="float">
            <text:p>178,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63078054770101e000</text:p>
          </table:table-cell>
          <table:table-cell office:value-type="string" calcext:value-type="string">
            <text:p>-6.85091433808949e000</text:p>
          </table:table-cell>
          <table:table-cell office:value-type="string" calcext:value-type="string">
            <text:p>1.78692224091686e002</text:p>
          </table:table-cell>
          <table:table-cell table:formula="of:=NUMBERVALUE(LEFT([.A58];8);&quot;.&quot;)*10^(RIGHT([.A58];3))" office:value-type="float" office:value="3.63078" calcext:value-type="float">
            <text:p>3,63078</text:p>
          </table:table-cell>
          <table:table-cell table:formula="of:=NUMBERVALUE(LEFT([.B58];8);&quot;.&quot;)*10^(RIGHT([.B58];3))" office:value-type="float" office:value="-6.85091" calcext:value-type="float">
            <text:p>-6,85091</text:p>
          </table:table-cell>
          <table:table-cell table:formula="of:=NUMBERVALUE(LEFT([.C58];8);&quot;.&quot;)*10^(RIGHT([.C58];3))" office:value-type="float" office:value="178.6922" calcext:value-type="float">
            <text:p>178,69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71535229097172e000</text:p>
          </table:table-cell>
          <table:table-cell office:value-type="string" calcext:value-type="string">
            <text:p>-6.85102105783171e000</text:p>
          </table:table-cell>
          <table:table-cell office:value-type="string" calcext:value-type="string">
            <text:p>1.78661740198987e002</text:p>
          </table:table-cell>
          <table:table-cell table:formula="of:=NUMBERVALUE(LEFT([.A59];8);&quot;.&quot;)*10^(RIGHT([.A59];3))" office:value-type="float" office:value="3.715352" calcext:value-type="float">
            <text:p>3,715352</text:p>
          </table:table-cell>
          <table:table-cell table:formula="of:=NUMBERVALUE(LEFT([.B59];8);&quot;.&quot;)*10^(RIGHT([.B59];3))" office:value-type="float" office:value="-6.85102" calcext:value-type="float">
            <text:p>-6,85102</text:p>
          </table:table-cell>
          <table:table-cell table:formula="of:=NUMBERVALUE(LEFT([.C59];8);&quot;.&quot;)*10^(RIGHT([.C59];3))" office:value-type="float" office:value="178.6617" calcext:value-type="float">
            <text:p>178,66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0189396320560e000</text:p>
          </table:table-cell>
          <table:table-cell office:value-type="string" calcext:value-type="string">
            <text:p>-6.85113281553191e000</text:p>
          </table:table-cell>
          <table:table-cell office:value-type="string" calcext:value-type="string">
            <text:p>1.78630544680119e002</text:p>
          </table:table-cell>
          <table:table-cell table:formula="of:=NUMBERVALUE(LEFT([.A60];8);&quot;.&quot;)*10^(RIGHT([.A60];3))" office:value-type="float" office:value="3.801893" calcext:value-type="float">
            <text:p>3,801893</text:p>
          </table:table-cell>
          <table:table-cell table:formula="of:=NUMBERVALUE(LEFT([.B60];8);&quot;.&quot;)*10^(RIGHT([.B60];3))" office:value-type="float" office:value="-6.85113" calcext:value-type="float">
            <text:p>-6,85113</text:p>
          </table:table-cell>
          <table:table-cell table:formula="of:=NUMBERVALUE(LEFT([.C60];8);&quot;.&quot;)*10^(RIGHT([.C60];3))" office:value-type="float" office:value="178.6305" calcext:value-type="float">
            <text:p>178,63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9045144994280e000</text:p>
          </table:table-cell>
          <table:table-cell office:value-type="string" calcext:value-type="string">
            <text:p>-6.85124984943392e000</text:p>
          </table:table-cell>
          <table:table-cell office:value-type="string" calcext:value-type="string">
            <text:p>1.78598620847200e002</text:p>
          </table:table-cell>
          <table:table-cell table:formula="of:=NUMBERVALUE(LEFT([.A61];8);&quot;.&quot;)*10^(RIGHT([.A61];3))" office:value-type="float" office:value="3.890451" calcext:value-type="float">
            <text:p>3,890451</text:p>
          </table:table-cell>
          <table:table-cell table:formula="of:=NUMBERVALUE(LEFT([.B61];8);&quot;.&quot;)*10^(RIGHT([.B61];3))" office:value-type="float" office:value="-6.85124" calcext:value-type="float">
            <text:p>-6,85124</text:p>
          </table:table-cell>
          <table:table-cell table:formula="of:=NUMBERVALUE(LEFT([.C61];8);&quot;.&quot;)*10^(RIGHT([.C61];3))" office:value-type="float" office:value="178.5986" calcext:value-type="float">
            <text:p>178,59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98107170553496e000</text:p>
          </table:table-cell>
          <table:table-cell office:value-type="string" calcext:value-type="string">
            <text:p>-6.85137240908801e000</text:p>
          </table:table-cell>
          <table:table-cell office:value-type="string" calcext:value-type="string">
            <text:p>1.78565951615627e002</text:p>
          </table:table-cell>
          <table:table-cell table:formula="of:=NUMBERVALUE(LEFT([.A62];8);&quot;.&quot;)*10^(RIGHT([.A62];3))" office:value-type="float" office:value="3.981071" calcext:value-type="float">
            <text:p>3,981071</text:p>
          </table:table-cell>
          <table:table-cell table:formula="of:=NUMBERVALUE(LEFT([.B62];8);&quot;.&quot;)*10^(RIGHT([.B62];3))" office:value-type="float" office:value="-6.85137" calcext:value-type="float">
            <text:p>-6,85137</text:p>
          </table:table-cell>
          <table:table-cell table:formula="of:=NUMBERVALUE(LEFT([.C62];8);&quot;.&quot;)*10^(RIGHT([.C62];3))" office:value-type="float" office:value="178.5659" calcext:value-type="float">
            <text:p>178,5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07380277804112e000</text:p>
          </table:table-cell>
          <table:table-cell office:value-type="string" calcext:value-type="string">
            <text:p>-6.85150075589150e000</text:p>
          </table:table-cell>
          <table:table-cell office:value-type="string" calcext:value-type="string">
            <text:p>1.78532519494255e002</text:p>
          </table:table-cell>
          <table:table-cell table:formula="of:=NUMBERVALUE(LEFT([.A63];8);&quot;.&quot;)*10^(RIGHT([.A63];3))" office:value-type="float" office:value="4.073802" calcext:value-type="float">
            <text:p>4,073802</text:p>
          </table:table-cell>
          <table:table-cell table:formula="of:=NUMBERVALUE(LEFT([.B63];8);&quot;.&quot;)*10^(RIGHT([.B63];3))" office:value-type="float" office:value="-6.8515" calcext:value-type="float">
            <text:p>-6,8515</text:p>
          </table:table-cell>
          <table:table-cell table:formula="of:=NUMBERVALUE(LEFT([.C63];8);&quot;.&quot;)*10^(RIGHT([.C63];3))" office:value-type="float" office:value="178.5325" calcext:value-type="float">
            <text:p>178,53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16869383470335e000</text:p>
          </table:table-cell>
          <table:table-cell office:value-type="string" calcext:value-type="string">
            <text:p>-6.85163516365534e000</text:p>
          </table:table-cell>
          <table:table-cell office:value-type="string" calcext:value-type="string">
            <text:p>1.78498306575316e002</text:p>
          </table:table-cell>
          <table:table-cell table:formula="of:=NUMBERVALUE(LEFT([.A64];8);&quot;.&quot;)*10^(RIGHT([.A64];3))" office:value-type="float" office:value="4.168693" calcext:value-type="float">
            <text:p>4,168693</text:p>
          </table:table-cell>
          <table:table-cell table:formula="of:=NUMBERVALUE(LEFT([.B64];8);&quot;.&quot;)*10^(RIGHT([.B64];3))" office:value-type="float" office:value="-6.85163" calcext:value-type="float">
            <text:p>-6,85163</text:p>
          </table:table-cell>
          <table:table-cell table:formula="of:=NUMBERVALUE(LEFT([.C64];8);&quot;.&quot;)*10^(RIGHT([.C64];3))" office:value-type="float" office:value="178.4983" calcext:value-type="float">
            <text:p>178,4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26579518801592e000</text:p>
          </table:table-cell>
          <table:table-cell office:value-type="string" calcext:value-type="string">
            <text:p>-6.85177591919824e000</text:p>
          </table:table-cell>
          <table:table-cell office:value-type="string" calcext:value-type="string">
            <text:p>1.78463294524057e002</text:p>
          </table:table-cell>
          <table:table-cell table:formula="of:=NUMBERVALUE(LEFT([.A65];8);&quot;.&quot;)*10^(RIGHT([.A65];3))" office:value-type="float" office:value="4.265795" calcext:value-type="float">
            <text:p>4,265795</text:p>
          </table:table-cell>
          <table:table-cell table:formula="of:=NUMBERVALUE(LEFT([.B65];8);&quot;.&quot;)*10^(RIGHT([.B65];3))" office:value-type="float" office:value="-6.85177" calcext:value-type="float">
            <text:p>-6,85177</text:p>
          </table:table-cell>
          <table:table-cell table:formula="of:=NUMBERVALUE(LEFT([.C65];8);&quot;.&quot;)*10^(RIGHT([.C65];3))" office:value-type="float" office:value="178.4632" calcext:value-type="float">
            <text:p>178,4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36515832240165e000</text:p>
          </table:table-cell>
          <table:table-cell office:value-type="string" calcext:value-type="string">
            <text:p>-6.85192332296971e000</text:p>
          </table:table-cell>
          <table:table-cell office:value-type="string" calcext:value-type="string">
            <text:p>1.78427464568084e002</text:p>
          </table:table-cell>
          <table:table-cell table:formula="of:=NUMBERVALUE(LEFT([.A66];8);&quot;.&quot;)*10^(RIGHT([.A66];3))" office:value-type="float" office:value="4.365158" calcext:value-type="float">
            <text:p>4,365158</text:p>
          </table:table-cell>
          <table:table-cell table:formula="of:=NUMBERVALUE(LEFT([.B66];8);&quot;.&quot;)*10^(RIGHT([.B66];3))" office:value-type="float" office:value="-6.85192" calcext:value-type="float">
            <text:p>-6,85192</text:p>
          </table:table-cell>
          <table:table-cell table:formula="of:=NUMBERVALUE(LEFT([.C66];8);&quot;.&quot;)*10^(RIGHT([.C66];3))" office:value-type="float" office:value="178.4274" calcext:value-type="float">
            <text:p>178,4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46683592150962e000</text:p>
          </table:table-cell>
          <table:table-cell office:value-type="string" calcext:value-type="string">
            <text:p>-6.85207768970348e000</text:p>
          </table:table-cell>
          <table:table-cell office:value-type="string" calcext:value-type="string">
            <text:p>1.78390797486414e002</text:p>
          </table:table-cell>
          <table:table-cell table:formula="of:=NUMBERVALUE(LEFT([.A67];8);&quot;.&quot;)*10^(RIGHT([.A67];3))" office:value-type="float" office:value="4.466835" calcext:value-type="float">
            <text:p>4,466835</text:p>
          </table:table-cell>
          <table:table-cell table:formula="of:=NUMBERVALUE(LEFT([.B67];8);&quot;.&quot;)*10^(RIGHT([.B67];3))" office:value-type="float" office:value="-6.85207" calcext:value-type="float">
            <text:p>-6,85207</text:p>
          </table:table-cell>
          <table:table-cell table:formula="of:=NUMBERVALUE(LEFT([.C67];8);&quot;.&quot;)*10^(RIGHT([.C67];3))" office:value-type="float" office:value="178.3907" calcext:value-type="float">
            <text:p>178,3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57088189614874e000</text:p>
          </table:table-cell>
          <table:table-cell office:value-type="string" calcext:value-type="string">
            <text:p>-6.85223934910276e000</text:p>
          </table:table-cell>
          <table:table-cell office:value-type="string" calcext:value-type="string">
            <text:p>1.78353273598215e002</text:p>
          </table:table-cell>
          <table:table-cell table:formula="of:=NUMBERVALUE(LEFT([.A68];8);&quot;.&quot;)*10^(RIGHT([.A68];3))" office:value-type="float" office:value="4.570881" calcext:value-type="float">
            <text:p>4,570881</text:p>
          </table:table-cell>
          <table:table-cell table:formula="of:=NUMBERVALUE(LEFT([.B68];8);&quot;.&quot;)*10^(RIGHT([.B68];3))" office:value-type="float" office:value="-6.85223" calcext:value-type="float">
            <text:p>-6,85223</text:p>
          </table:table-cell>
          <table:table-cell table:formula="of:=NUMBERVALUE(LEFT([.C68];8);&quot;.&quot;)*10^(RIGHT([.C68];3))" office:value-type="float" office:value="178.3532" calcext:value-type="float">
            <text:p>178,3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67735141287197e000</text:p>
          </table:table-cell>
          <table:table-cell office:value-type="string" calcext:value-type="string">
            <text:p>-6.85240864655872e000</text:p>
          </table:table-cell>
          <table:table-cell office:value-type="string" calcext:value-type="string">
            <text:p>1.78314872751224e002</text:p>
          </table:table-cell>
          <table:table-cell table:formula="of:=NUMBERVALUE(LEFT([.A69];8);&quot;.&quot;)*10^(RIGHT([.A69];3))" office:value-type="float" office:value="4.677351" calcext:value-type="float">
            <text:p>4,677351</text:p>
          </table:table-cell>
          <table:table-cell table:formula="of:=NUMBERVALUE(LEFT([.B69];8);&quot;.&quot;)*10^(RIGHT([.B69];3))" office:value-type="float" office:value="-6.8524" calcext:value-type="float">
            <text:p>-6,8524</text:p>
          </table:table-cell>
          <table:table-cell table:formula="of:=NUMBERVALUE(LEFT([.C69];8);&quot;.&quot;)*10^(RIGHT([.C69];3))" office:value-type="float" office:value="178.3148" calcext:value-type="float">
            <text:p>178,3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78630092322637e000</text:p>
          </table:table-cell>
          <table:table-cell office:value-type="string" calcext:value-type="string">
            <text:p>-6.85258594390459e000</text:p>
          </table:table-cell>
          <table:table-cell office:value-type="string" calcext:value-type="string">
            <text:p>1.78275574309835e002</text:p>
          </table:table-cell>
          <table:table-cell table:formula="of:=NUMBERVALUE(LEFT([.A70];8);&quot;.&quot;)*10^(RIGHT([.A70];3))" office:value-type="float" office:value="4.7863" calcext:value-type="float">
            <text:p>4,7863</text:p>
          </table:table-cell>
          <table:table-cell table:formula="of:=NUMBERVALUE(LEFT([.B70];8);&quot;.&quot;)*10^(RIGHT([.B70];3))" office:value-type="float" office:value="-6.85258" calcext:value-type="float">
            <text:p>-6,85258</text:p>
          </table:table-cell>
          <table:table-cell table:formula="of:=NUMBERVALUE(LEFT([.C70];8);&quot;.&quot;)*10^(RIGHT([.C70];3))" office:value-type="float" office:value="178.2755" calcext:value-type="float">
            <text:p>178,2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89778819368445e000</text:p>
          </table:table-cell>
          <table:table-cell office:value-type="string" calcext:value-type="string">
            <text:p>-6.85277162020630e000</text:p>
          </table:table-cell>
          <table:table-cell office:value-type="string" calcext:value-type="string">
            <text:p>1.78235357142844e002</text:p>
          </table:table-cell>
          <table:table-cell table:formula="of:=NUMBERVALUE(LEFT([.A71];8);&quot;.&quot;)*10^(RIGHT([.A71];3))" office:value-type="float" office:value="4.897788" calcext:value-type="float">
            <text:p>4,897788</text:p>
          </table:table-cell>
          <table:table-cell table:formula="of:=NUMBERVALUE(LEFT([.B71];8);&quot;.&quot;)*10^(RIGHT([.B71];3))" office:value-type="float" office:value="-6.85277" calcext:value-type="float">
            <text:p>-6,85277</text:p>
          </table:table-cell>
          <table:table-cell table:formula="of:=NUMBERVALUE(LEFT([.C71];8);&quot;.&quot;)*10^(RIGHT([.C71];3))" office:value-type="float" office:value="178.2353" calcext:value-type="float">
            <text:p>178,23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01187233627271e000</text:p>
          </table:table-cell>
          <table:table-cell office:value-type="string" calcext:value-type="string">
            <text:p>-6.85296607259200e000</text:p>
          </table:table-cell>
          <table:table-cell office:value-type="string" calcext:value-type="string">
            <text:p>1.78194199610832e002</text:p>
          </table:table-cell>
          <table:table-cell table:formula="of:=NUMBERVALUE(LEFT([.A72];8);&quot;.&quot;)*10^(RIGHT([.A72];3))" office:value-type="float" office:value="5.011872" calcext:value-type="float">
            <text:p>5,011872</text:p>
          </table:table-cell>
          <table:table-cell table:formula="of:=NUMBERVALUE(LEFT([.B72];8);&quot;.&quot;)*10^(RIGHT([.B72];3))" office:value-type="float" office:value="-6.85296" calcext:value-type="float">
            <text:p>-6,85296</text:p>
          </table:table-cell>
          <table:table-cell table:formula="of:=NUMBERVALUE(LEFT([.C72];8);&quot;.&quot;)*10^(RIGHT([.C72];3))" office:value-type="float" office:value="178.1941" calcext:value-type="float">
            <text:p>178,1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12861383991364e000</text:p>
          </table:table-cell>
          <table:table-cell office:value-type="string" calcext:value-type="string">
            <text:p>-6.85316971712250e000</text:p>
          </table:table-cell>
          <table:table-cell office:value-type="string" calcext:value-type="string">
            <text:p>1.78152079553184e002</text:p>
          </table:table-cell>
          <table:table-cell table:formula="of:=NUMBERVALUE(LEFT([.A73];8);&quot;.&quot;)*10^(RIGHT([.A73];3))" office:value-type="float" office:value="5.128613" calcext:value-type="float">
            <text:p>5,128613</text:p>
          </table:table-cell>
          <table:table-cell table:formula="of:=NUMBERVALUE(LEFT([.B73];8);&quot;.&quot;)*10^(RIGHT([.B73];3))" office:value-type="float" office:value="-6.85316" calcext:value-type="float">
            <text:p>-6,85316</text:p>
          </table:table-cell>
          <table:table-cell table:formula="of:=NUMBERVALUE(LEFT([.C73];8);&quot;.&quot;)*10^(RIGHT([.C73];3))" office:value-type="float" office:value="178.152" calcext:value-type="float">
            <text:p>178,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24807460249771e000</text:p>
          </table:table-cell>
          <table:table-cell office:value-type="string" calcext:value-type="string">
            <text:p>-6.85338298970442e000</text:p>
          </table:table-cell>
          <table:table-cell office:value-type="string" calcext:value-type="string">
            <text:p>1.78108974274715e002</text:p>
          </table:table-cell>
          <table:table-cell table:formula="of:=NUMBERVALUE(LEFT([.A74];8);&quot;.&quot;)*10^(RIGHT([.A74];3))" office:value-type="float" office:value="5.248074" calcext:value-type="float">
            <text:p>5,248074</text:p>
          </table:table-cell>
          <table:table-cell table:formula="of:=NUMBERVALUE(LEFT([.B74];8);&quot;.&quot;)*10^(RIGHT([.B74];3))" office:value-type="float" office:value="-6.85338" calcext:value-type="float">
            <text:p>-6,85338</text:p>
          </table:table-cell>
          <table:table-cell table:formula="of:=NUMBERVALUE(LEFT([.C74];8);&quot;.&quot;)*10^(RIGHT([.C74];3))" office:value-type="float" office:value="178.1089" calcext:value-type="float">
            <text:p>178,1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37031796370252e000</text:p>
          </table:table-cell>
          <table:table-cell office:value-type="string" calcext:value-type="string">
            <text:p>-6.85360634704863e000</text:p>
          </table:table-cell>
          <table:table-cell office:value-type="string" calcext:value-type="string">
            <text:p>1.78064860531907e002</text:p>
          </table:table-cell>
          <table:table-cell table:formula="of:=NUMBERVALUE(LEFT([.A75];8);&quot;.&quot;)*10^(RIGHT([.A75];3))" office:value-type="float" office:value="5.370317" calcext:value-type="float">
            <text:p>5,370317</text:p>
          </table:table-cell>
          <table:table-cell table:formula="of:=NUMBERVALUE(LEFT([.B75];8);&quot;.&quot;)*10^(RIGHT([.B75];3))" office:value-type="float" office:value="-6.8536" calcext:value-type="float">
            <text:p>-6,8536</text:p>
          </table:table-cell>
          <table:table-cell table:formula="of:=NUMBERVALUE(LEFT([.C75];8);&quot;.&quot;)*10^(RIGHT([.C75];3))" office:value-type="float" office:value="178.0648" calcext:value-type="float">
            <text:p>178,06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49540873857623e000</text:p>
          </table:table-cell>
          <table:table-cell office:value-type="string" calcext:value-type="string">
            <text:p>-6.85384026767578e000</text:p>
          </table:table-cell>
          <table:table-cell office:value-type="string" calcext:value-type="string">
            <text:p>1.78019714518722e002</text:p>
          </table:table-cell>
          <table:table-cell table:formula="of:=NUMBERVALUE(LEFT([.A76];8);&quot;.&quot;)*10^(RIGHT([.A76];3))" office:value-type="float" office:value="5.495408" calcext:value-type="float">
            <text:p>5,495408</text:p>
          </table:table-cell>
          <table:table-cell table:formula="of:=NUMBERVALUE(LEFT([.B76];8);&quot;.&quot;)*10^(RIGHT([.B76];3))" office:value-type="float" office:value="-6.85384" calcext:value-type="float">
            <text:p>-6,85384</text:p>
          </table:table-cell>
          <table:table-cell table:formula="of:=NUMBERVALUE(LEFT([.C76];8);&quot;.&quot;)*10^(RIGHT([.C76];3))" office:value-type="float" office:value="178.0197" calcext:value-type="float">
            <text:p>178,01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62341325190348e000</text:p>
          </table:table-cell>
          <table:table-cell office:value-type="string" calcext:value-type="string">
            <text:p>-6.85408525297180e000</text:p>
          </table:table-cell>
          <table:table-cell office:value-type="string" calcext:value-type="string">
            <text:p>1.77973511851985e002</text:p>
          </table:table-cell>
          <table:table-cell table:formula="of:=NUMBERVALUE(LEFT([.A77];8);&quot;.&quot;)*10^(RIGHT([.A77];3))" office:value-type="float" office:value="5.623413" calcext:value-type="float">
            <text:p>5,623413</text:p>
          </table:table-cell>
          <table:table-cell table:formula="of:=NUMBERVALUE(LEFT([.B77];8);&quot;.&quot;)*10^(RIGHT([.B77];3))" office:value-type="float" office:value="-6.85408" calcext:value-type="float">
            <text:p>-6,85408</text:p>
          </table:table-cell>
          <table:table-cell table:formula="of:=NUMBERVALUE(LEFT([.C77];8);&quot;.&quot;)*10^(RIGHT([.C77];3))" office:value-type="float" office:value="177.9735" calcext:value-type="float">
            <text:p>177,9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75439937337156e000</text:p>
          </table:table-cell>
          <table:table-cell office:value-type="string" calcext:value-type="string">
            <text:p>-6.85434182829606e000</text:p>
          </table:table-cell>
          <table:table-cell office:value-type="string" calcext:value-type="string">
            <text:p>1.77926227556323e002</text:p>
          </table:table-cell>
          <table:table-cell table:formula="of:=NUMBERVALUE(LEFT([.A78];8);&quot;.&quot;)*10^(RIGHT([.A78];3))" office:value-type="float" office:value="5.754399" calcext:value-type="float">
            <text:p>5,754399</text:p>
          </table:table-cell>
          <table:table-cell table:formula="of:=NUMBERVALUE(LEFT([.B78];8);&quot;.&quot;)*10^(RIGHT([.B78];3))" office:value-type="float" office:value="-6.85434" calcext:value-type="float">
            <text:p>-6,85434</text:p>
          </table:table-cell>
          <table:table-cell table:formula="of:=NUMBERVALUE(LEFT([.C78];8);&quot;.&quot;)*10^(RIGHT([.C78];3))" office:value-type="float" office:value="177.9262" calcext:value-type="float">
            <text:p>177,9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88843655355588e000</text:p>
          </table:table-cell>
          <table:table-cell office:value-type="string" calcext:value-type="string">
            <text:p>-6.85461054414425e000</text:p>
          </table:table-cell>
          <table:table-cell office:value-type="string" calcext:value-type="string">
            <text:p>1.77877836048630e002</text:p>
          </table:table-cell>
          <table:table-cell table:formula="of:=NUMBERVALUE(LEFT([.A79];8);&quot;.&quot;)*10^(RIGHT([.A79];3))" office:value-type="float" office:value="5.888436" calcext:value-type="float">
            <text:p>5,888436</text:p>
          </table:table-cell>
          <table:table-cell table:formula="of:=NUMBERVALUE(LEFT([.B79];8);&quot;.&quot;)*10^(RIGHT([.B79];3))" office:value-type="float" office:value="-6.85461" calcext:value-type="float">
            <text:p>-6,85461</text:p>
          </table:table-cell>
          <table:table-cell table:formula="of:=NUMBERVALUE(LEFT([.C79];8);&quot;.&quot;)*10^(RIGHT([.C79];3))" office:value-type="float" office:value="177.8778" calcext:value-type="float">
            <text:p>177,8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02559586074356e000</text:p>
          </table:table-cell>
          <table:table-cell office:value-type="string" calcext:value-type="string">
            <text:p>-6.85489197736977e000</text:p>
          </table:table-cell>
          <table:table-cell office:value-type="string" calcext:value-type="string">
            <text:p>1.77828311122050e002</text:p>
          </table:table-cell>
          <table:table-cell table:formula="of:=NUMBERVALUE(LEFT([.A80];8);&quot;.&quot;)*10^(RIGHT([.A80];3))" office:value-type="float" office:value="6.025595" calcext:value-type="float">
            <text:p>6,025595</text:p>
          </table:table-cell>
          <table:table-cell table:formula="of:=NUMBERVALUE(LEFT([.B80];8);&quot;.&quot;)*10^(RIGHT([.B80];3))" office:value-type="float" office:value="-6.85489" calcext:value-type="float">
            <text:p>-6,85489</text:p>
          </table:table-cell>
          <table:table-cell table:formula="of:=NUMBERVALUE(LEFT([.C80];8);&quot;.&quot;)*10^(RIGHT([.C80];3))" office:value-type="float" office:value="177.8283" calcext:value-type="float">
            <text:p>177,82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16595001861481e000</text:p>
          </table:table-cell>
          <table:table-cell office:value-type="string" calcext:value-type="string">
            <text:p>-6.85518673246579e000</text:p>
          </table:table-cell>
          <table:table-cell office:value-type="string" calcext:value-type="string">
            <text:p>1.77777625929450e002</text:p>
          </table:table-cell>
          <table:table-cell table:formula="of:=NUMBERVALUE(LEFT([.A81];8);&quot;.&quot;)*10^(RIGHT([.A81];3))" office:value-type="float" office:value="6.16595" calcext:value-type="float">
            <text:p>6,16595</text:p>
          </table:table-cell>
          <table:table-cell table:formula="of:=NUMBERVALUE(LEFT([.B81];8);&quot;.&quot;)*10^(RIGHT([.B81];3))" office:value-type="float" office:value="-6.85518" calcext:value-type="float">
            <text:p>-6,85518</text:p>
          </table:table-cell>
          <table:table-cell table:formula="of:=NUMBERVALUE(LEFT([.C81];8);&quot;.&quot;)*10^(RIGHT([.C81];3))" office:value-type="float" office:value="177.7776" calcext:value-type="float">
            <text:p>177,7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30957344480192e000</text:p>
          </table:table-cell>
          <table:table-cell office:value-type="string" calcext:value-type="string">
            <text:p>-6.85549544291192e000</text:p>
          </table:table-cell>
          <table:table-cell office:value-type="string" calcext:value-type="string">
            <text:p>1.77725752966369e002</text:p>
          </table:table-cell>
          <table:table-cell table:formula="of:=NUMBERVALUE(LEFT([.A82];8);&quot;.&quot;)*10^(RIGHT([.A82];3))" office:value-type="float" office:value="6.309573" calcext:value-type="float">
            <text:p>6,309573</text:p>
          </table:table-cell>
          <table:table-cell table:formula="of:=NUMBERVALUE(LEFT([.B82];8);&quot;.&quot;)*10^(RIGHT([.B82];3))" office:value-type="float" office:value="-6.85549" calcext:value-type="float">
            <text:p>-6,85549</text:p>
          </table:table-cell>
          <table:table-cell table:formula="of:=NUMBERVALUE(LEFT([.C82];8);&quot;.&quot;)*10^(RIGHT([.C82];3))" office:value-type="float" office:value="177.7257" calcext:value-type="float">
            <text:p>177,72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45654229034654e000</text:p>
          </table:table-cell>
          <table:table-cell office:value-type="string" calcext:value-type="string">
            <text:p>-6.85581877258856e000</text:p>
          </table:table-cell>
          <table:table-cell office:value-type="string" calcext:value-type="string">
            <text:p>1.77672664053410e002</text:p>
          </table:table-cell>
          <table:table-cell table:formula="of:=NUMBERVALUE(LEFT([.A83];8);&quot;.&quot;)*10^(RIGHT([.A83];3))" office:value-type="float" office:value="6.456542" calcext:value-type="float">
            <text:p>6,456542</text:p>
          </table:table-cell>
          <table:table-cell table:formula="of:=NUMBERVALUE(LEFT([.B83];8);&quot;.&quot;)*10^(RIGHT([.B83];3))" office:value-type="float" office:value="-6.85581" calcext:value-type="float">
            <text:p>-6,85581</text:p>
          </table:table-cell>
          <table:table-cell table:formula="of:=NUMBERVALUE(LEFT([.C83];8);&quot;.&quot;)*10^(RIGHT([.C83];3))" office:value-type="float" office:value="177.6726" calcext:value-type="float">
            <text:p>177,6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60693448007594e000</text:p>
          </table:table-cell>
          <table:table-cell office:value-type="string" calcext:value-type="string">
            <text:p>-6.85615741726247e000</text:p>
          </table:table-cell>
          <table:table-cell office:value-type="string" calcext:value-type="string">
            <text:p>1.77618330318064e002</text:p>
          </table:table-cell>
          <table:table-cell table:formula="of:=NUMBERVALUE(LEFT([.A84];8);&quot;.&quot;)*10^(RIGHT([.A84];3))" office:value-type="float" office:value="6.606934" calcext:value-type="float">
            <text:p>6,606934</text:p>
          </table:table-cell>
          <table:table-cell table:formula="of:=NUMBERVALUE(LEFT([.B84];8);&quot;.&quot;)*10^(RIGHT([.B84];3))" office:value-type="float" office:value="-6.85615" calcext:value-type="float">
            <text:p>-6,85615</text:p>
          </table:table-cell>
          <table:table-cell table:formula="of:=NUMBERVALUE(LEFT([.C84];8);&quot;.&quot;)*10^(RIGHT([.C84];3))" office:value-type="float" office:value="177.6183" calcext:value-type="float">
            <text:p>177,61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76082975391980e000</text:p>
          </table:table-cell>
          <table:table-cell office:value-type="string" calcext:value-type="string">
            <text:p>-6.85651210614759e000</text:p>
          </table:table-cell>
          <table:table-cell office:value-type="string" calcext:value-type="string">
            <text:p>1.77562722175927e002</text:p>
          </table:table-cell>
          <table:table-cell table:formula="of:=NUMBERVALUE(LEFT([.A85];8);&quot;.&quot;)*10^(RIGHT([.A85];3))" office:value-type="float" office:value="6.760829" calcext:value-type="float">
            <text:p>6,760829</text:p>
          </table:table-cell>
          <table:table-cell table:formula="of:=NUMBERVALUE(LEFT([.B85];8);&quot;.&quot;)*10^(RIGHT([.B85];3))" office:value-type="float" office:value="-6.85651" calcext:value-type="float">
            <text:p>-6,85651</text:p>
          </table:table-cell>
          <table:table-cell table:formula="of:=NUMBERVALUE(LEFT([.C85];8);&quot;.&quot;)*10^(RIGHT([.C85];3))" office:value-type="float" office:value="177.5627" calcext:value-type="float">
            <text:p>177,5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91830970918935e000</text:p>
          </table:table-cell>
          <table:table-cell office:value-type="string" calcext:value-type="string">
            <text:p>-6.85688360354517e000</text:p>
          </table:table-cell>
          <table:table-cell office:value-type="string" calcext:value-type="string">
            <text:p>1.77505809311296e002</text:p>
          </table:table-cell>
          <table:table-cell table:formula="of:=NUMBERVALUE(LEFT([.A86];8);&quot;.&quot;)*10^(RIGHT([.A86];3))" office:value-type="float" office:value="6.918309" calcext:value-type="float">
            <text:p>6,918309</text:p>
          </table:table-cell>
          <table:table-cell table:formula="of:=NUMBERVALUE(LEFT([.B86];8);&quot;.&quot;)*10^(RIGHT([.B86];3))" office:value-type="float" office:value="-6.85688" calcext:value-type="float">
            <text:p>-6,85688</text:p>
          </table:table-cell>
          <table:table-cell table:formula="of:=NUMBERVALUE(LEFT([.C86];8);&quot;.&quot;)*10^(RIGHT([.C86];3))" office:value-type="float" office:value="177.5058" calcext:value-type="float">
            <text:p>177,5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07945784384136e000</text:p>
          </table:table-cell>
          <table:table-cell office:value-type="string" calcext:value-type="string">
            <text:p>-6.85727271056711e000</text:p>
          </table:table-cell>
          <table:table-cell office:value-type="string" calcext:value-type="string">
            <text:p>1.77447560657103e002</text:p>
          </table:table-cell>
          <table:table-cell table:formula="of:=NUMBERVALUE(LEFT([.A87];8);&quot;.&quot;)*10^(RIGHT([.A87];3))" office:value-type="float" office:value="7.079457" calcext:value-type="float">
            <text:p>7,079457</text:p>
          </table:table-cell>
          <table:table-cell table:formula="of:=NUMBERVALUE(LEFT([.B87];8);&quot;.&quot;)*10^(RIGHT([.B87];3))" office:value-type="float" office:value="-6.85727" calcext:value-type="float">
            <text:p>-6,85727</text:p>
          </table:table-cell>
          <table:table-cell table:formula="of:=NUMBERVALUE(LEFT([.C87];8);&quot;.&quot;)*10^(RIGHT([.C87];3))" office:value-type="float" office:value="177.4475" calcext:value-type="float">
            <text:p>177,44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24435960074988e000</text:p>
          </table:table-cell>
          <table:table-cell office:value-type="string" calcext:value-type="string">
            <text:p>-6.85768026694757e000</text:p>
          </table:table-cell>
          <table:table-cell office:value-type="string" calcext:value-type="string">
            <text:p>1.77387944374176e002</text:p>
          </table:table-cell>
          <table:table-cell table:formula="of:=NUMBERVALUE(LEFT([.A88];8);&quot;.&quot;)*10^(RIGHT([.A88];3))" office:value-type="float" office:value="7.244359" calcext:value-type="float">
            <text:p>7,244359</text:p>
          </table:table-cell>
          <table:table-cell table:formula="of:=NUMBERVALUE(LEFT([.B88];8);&quot;.&quot;)*10^(RIGHT([.B88];3))" office:value-type="float" office:value="-6.85768" calcext:value-type="float">
            <text:p>-6,85768</text:p>
          </table:table-cell>
          <table:table-cell table:formula="of:=NUMBERVALUE(LEFT([.C88];8);&quot;.&quot;)*10^(RIGHT([.C88];3))" office:value-type="float" office:value="177.3879" calcext:value-type="float">
            <text:p>177,3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41310241300916e000</text:p>
          </table:table-cell>
          <table:table-cell office:value-type="string" calcext:value-type="string">
            <text:p>-6.85810715294731e000</text:p>
          </table:table-cell>
          <table:table-cell office:value-type="string" calcext:value-type="string">
            <text:p>1.77326927829767e002</text:p>
          </table:table-cell>
          <table:table-cell table:formula="of:=NUMBERVALUE(LEFT([.A89];8);&quot;.&quot;)*10^(RIGHT([.A89];3))" office:value-type="float" office:value="7.413102" calcext:value-type="float">
            <text:p>7,413102</text:p>
          </table:table-cell>
          <table:table-cell table:formula="of:=NUMBERVALUE(LEFT([.B89];8);&quot;.&quot;)*10^(RIGHT([.B89];3))" office:value-type="float" office:value="-6.8581" calcext:value-type="float">
            <text:p>-6,8581</text:p>
          </table:table-cell>
          <table:table-cell table:formula="of:=NUMBERVALUE(LEFT([.C89];8);&quot;.&quot;)*10^(RIGHT([.C89];3))" office:value-type="float" office:value="177.3269" calcext:value-type="float">
            <text:p>177,3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58577575029182e000</text:p>
          </table:table-cell>
          <table:table-cell office:value-type="string" calcext:value-type="string">
            <text:p>-6.85855429135602e000</text:p>
          </table:table-cell>
          <table:table-cell office:value-type="string" calcext:value-type="string">
            <text:p>1.77264477575345e002</text:p>
          </table:table-cell>
          <table:table-cell table:formula="of:=NUMBERVALUE(LEFT([.A90];8);&quot;.&quot;)*10^(RIGHT([.A90];3))" office:value-type="float" office:value="7.585775" calcext:value-type="float">
            <text:p>7,585775</text:p>
          </table:table-cell>
          <table:table-cell table:formula="of:=NUMBERVALUE(LEFT([.B90];8);&quot;.&quot;)*10^(RIGHT([.B90];3))" office:value-type="float" office:value="-6.85855" calcext:value-type="float">
            <text:p>-6,85855</text:p>
          </table:table-cell>
          <table:table-cell table:formula="of:=NUMBERVALUE(LEFT([.C90];8);&quot;.&quot;)*10^(RIGHT([.C90];3))" office:value-type="float" office:value="177.2644" calcext:value-type="float">
            <text:p>177,26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76247116628690e000</text:p>
          </table:table-cell>
          <table:table-cell office:value-type="string" calcext:value-type="string">
            <text:p>-6.85902264959798e000</text:p>
          </table:table-cell>
          <table:table-cell office:value-type="string" calcext:value-type="string">
            <text:p>1.77200559323590e002</text:p>
          </table:table-cell>
          <table:table-cell table:formula="of:=NUMBERVALUE(LEFT([.A91];8);&quot;.&quot;)*10^(RIGHT([.A91];3))" office:value-type="float" office:value="7.762471" calcext:value-type="float">
            <text:p>7,762471</text:p>
          </table:table-cell>
          <table:table-cell table:formula="of:=NUMBERVALUE(LEFT([.B91];8);&quot;.&quot;)*10^(RIGHT([.B91];3))" office:value-type="float" office:value="-6.85902" calcext:value-type="float">
            <text:p>-6,85902</text:p>
          </table:table-cell>
          <table:table-cell table:formula="of:=NUMBERVALUE(LEFT([.C91];8);&quot;.&quot;)*10^(RIGHT([.C91];3))" office:value-type="float" office:value="177.2005" calcext:value-type="float">
            <text:p>177,2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94328234724279e000</text:p>
          </table:table-cell>
          <table:table-cell office:value-type="string" calcext:value-type="string">
            <text:p>-6.85951324194685e000</text:p>
          </table:table-cell>
          <table:table-cell office:value-type="string" calcext:value-type="string">
            <text:p>1.77135137924578e002</text:p>
          </table:table-cell>
          <table:table-cell table:formula="of:=NUMBERVALUE(LEFT([.A92];8);&quot;.&quot;)*10^(RIGHT([.A92];3))" office:value-type="float" office:value="7.943282" calcext:value-type="float">
            <text:p>7,943282</text:p>
          </table:table-cell>
          <table:table-cell table:formula="of:=NUMBERVALUE(LEFT([.B92];8);&quot;.&quot;)*10^(RIGHT([.B92];3))" office:value-type="float" office:value="-6.85951" calcext:value-type="float">
            <text:p>-6,85951</text:p>
          </table:table-cell>
          <table:table-cell table:formula="of:=NUMBERVALUE(LEFT([.C92];8);&quot;.&quot;)*10^(RIGHT([.C92];3))" office:value-type="float" office:value="177.1351" calcext:value-type="float">
            <text:p>177,13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12830516164097e000</text:p>
          </table:table-cell>
          <table:table-cell office:value-type="string" calcext:value-type="string">
            <text:p>-6.86002713185567e000</text:p>
          </table:table-cell>
          <table:table-cell office:value-type="string" calcext:value-type="string">
            <text:p>1.77068177341086e002</text:p>
          </table:table-cell>
          <table:table-cell table:formula="of:=NUMBERVALUE(LEFT([.A93];8);&quot;.&quot;)*10^(RIGHT([.A93];3))" office:value-type="float" office:value="8.128305" calcext:value-type="float">
            <text:p>8,128305</text:p>
          </table:table-cell>
          <table:table-cell table:formula="of:=NUMBERVALUE(LEFT([.B93];8);&quot;.&quot;)*10^(RIGHT([.B93];3))" office:value-type="float" office:value="-6.86002" calcext:value-type="float">
            <text:p>-6,86002</text:p>
          </table:table-cell>
          <table:table-cell table:formula="of:=NUMBERVALUE(LEFT([.C93];8);&quot;.&quot;)*10^(RIGHT([.C93];3))" office:value-type="float" office:value="177.0681" calcext:value-type="float">
            <text:p>177,06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31763771102669e000</text:p>
          </table:table-cell>
          <table:table-cell office:value-type="string" calcext:value-type="string">
            <text:p>-6.86056543440851e000</text:p>
          </table:table-cell>
          <table:table-cell office:value-type="string" calcext:value-type="string">
            <text:p>1.76999640623003e002</text:p>
          </table:table-cell>
          <table:table-cell table:formula="of:=NUMBERVALUE(LEFT([.A94];8);&quot;.&quot;)*10^(RIGHT([.A94];3))" office:value-type="float" office:value="8.317637" calcext:value-type="float">
            <text:p>8,317637</text:p>
          </table:table-cell>
          <table:table-cell table:formula="of:=NUMBERVALUE(LEFT([.B94];8);&quot;.&quot;)*10^(RIGHT([.B94];3))" office:value-type="float" office:value="-6.86056" calcext:value-type="float">
            <text:p>-6,86056</text:p>
          </table:table-cell>
          <table:table-cell table:formula="of:=NUMBERVALUE(LEFT([.C94];8);&quot;.&quot;)*10^(RIGHT([.C94];3))" office:value-type="float" office:value="176.9996" calcext:value-type="float">
            <text:p>176,9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51138038202374e000</text:p>
          </table:table-cell>
          <table:table-cell office:value-type="string" calcext:value-type="string">
            <text:p>-6.86112931890104e000</text:p>
          </table:table-cell>
          <table:table-cell office:value-type="string" calcext:value-type="string">
            <text:p>1.76929489880788e002</text:p>
          </table:table-cell>
          <table:table-cell table:formula="of:=NUMBERVALUE(LEFT([.A95];8);&quot;.&quot;)*10^(RIGHT([.A95];3))" office:value-type="float" office:value="8.51138" calcext:value-type="float">
            <text:p>8,51138</text:p>
          </table:table-cell>
          <table:table-cell table:formula="of:=NUMBERVALUE(LEFT([.B95];8);&quot;.&quot;)*10^(RIGHT([.B95];3))" office:value-type="float" office:value="-6.86112" calcext:value-type="float">
            <text:p>-6,86112</text:p>
          </table:table-cell>
          <table:table-cell table:formula="of:=NUMBERVALUE(LEFT([.C95];8);&quot;.&quot;)*10^(RIGHT([.C95];3))" office:value-type="float" office:value="176.9294" calcext:value-type="float">
            <text:p>176,9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70963589956078e000</text:p>
          </table:table-cell>
          <table:table-cell office:value-type="string" calcext:value-type="string">
            <text:p>-6.86172001155659e000</text:p>
          </table:table-cell>
          <table:table-cell office:value-type="string" calcext:value-type="string">
            <text:p>1.76857686257924e002</text:p>
          </table:table-cell>
          <table:table-cell table:formula="of:=NUMBERVALUE(LEFT([.A96];8);&quot;.&quot;)*10^(RIGHT([.A96];3))" office:value-type="float" office:value="8.709635" calcext:value-type="float">
            <text:p>8,709635</text:p>
          </table:table-cell>
          <table:table-cell table:formula="of:=NUMBERVALUE(LEFT([.B96];8);&quot;.&quot;)*10^(RIGHT([.B96];3))" office:value-type="float" office:value="-6.86172" calcext:value-type="float">
            <text:p>-6,86172</text:p>
          </table:table-cell>
          <table:table-cell table:formula="of:=NUMBERVALUE(LEFT([.C96];8);&quot;.&quot;)*10^(RIGHT([.C96];3))" office:value-type="float" office:value="176.8576" calcext:value-type="float">
            <text:p>176,8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91250938133743e000</text:p>
          </table:table-cell>
          <table:table-cell office:value-type="string" calcext:value-type="string">
            <text:p>-6.86233879838642e000</text:p>
          </table:table-cell>
          <table:table-cell office:value-type="string" calcext:value-type="string">
            <text:p>1.76784189902326e002</text:p>
          </table:table-cell>
          <table:table-cell table:formula="of:=NUMBERVALUE(LEFT([.A97];8);&quot;.&quot;)*10^(RIGHT([.A97];3))" office:value-type="float" office:value="8.912509" calcext:value-type="float">
            <text:p>8,912509</text:p>
          </table:table-cell>
          <table:table-cell table:formula="of:=NUMBERVALUE(LEFT([.B97];8);&quot;.&quot;)*10^(RIGHT([.B97];3))" office:value-type="float" office:value="-6.86233" calcext:value-type="float">
            <text:p>-6,86233</text:p>
          </table:table-cell>
          <table:table-cell table:formula="of:=NUMBERVALUE(LEFT([.C97];8);&quot;.&quot;)*10^(RIGHT([.C97];3))" office:value-type="float" office:value="176.7841" calcext:value-type="float">
            <text:p>176,7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12010839355907e000</text:p>
          </table:table-cell>
          <table:table-cell office:value-type="string" calcext:value-type="string">
            <text:p>-6.86298702820182e000</text:p>
          </table:table-cell>
          <table:table-cell office:value-type="string" calcext:value-type="string">
            <text:p>1.76708959936646e002</text:p>
          </table:table-cell>
          <table:table-cell table:formula="of:=NUMBERVALUE(LEFT([.A98];8);&quot;.&quot;)*10^(RIGHT([.A98];3))" office:value-type="float" office:value="9.120108" calcext:value-type="float">
            <text:p>9,120108</text:p>
          </table:table-cell>
          <table:table-cell table:formula="of:=NUMBERVALUE(LEFT([.B98];8);&quot;.&quot;)*10^(RIGHT([.B98];3))" office:value-type="float" office:value="-6.86298" calcext:value-type="float">
            <text:p>-6,86298</text:p>
          </table:table-cell>
          <table:table-cell table:formula="of:=NUMBERVALUE(LEFT([.C98];8);&quot;.&quot;)*10^(RIGHT([.C98];3))" office:value-type="float" office:value="176.7089" calcext:value-type="float">
            <text:p>176,7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33254300796988e000</text:p>
          </table:table-cell>
          <table:table-cell office:value-type="string" calcext:value-type="string">
            <text:p>-6.86366611578751e000</text:p>
          </table:table-cell>
          <table:table-cell office:value-type="string" calcext:value-type="string">
            <text:p>1.76631954427413e002</text:p>
          </table:table-cell>
          <table:table-cell table:formula="of:=NUMBERVALUE(LEFT([.A99];8);&quot;.&quot;)*10^(RIGHT([.A99];3))" office:value-type="float" office:value="9.332543" calcext:value-type="float">
            <text:p>9,332543</text:p>
          </table:table-cell>
          <table:table-cell table:formula="of:=NUMBERVALUE(LEFT([.B99];8);&quot;.&quot;)*10^(RIGHT([.B99];3))" office:value-type="float" office:value="-6.86366" calcext:value-type="float">
            <text:p>-6,86366</text:p>
          </table:table-cell>
          <table:table-cell table:formula="of:=NUMBERVALUE(LEFT([.C99];8);&quot;.&quot;)*10^(RIGHT([.C99];3))" office:value-type="float" office:value="176.6319" calcext:value-type="float">
            <text:p>176,6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54992586021433e000</text:p>
          </table:table-cell>
          <table:table-cell office:value-type="string" calcext:value-type="string">
            <text:p>-6.86437754524510e000</text:p>
          </table:table-cell>
          <table:table-cell office:value-type="string" calcext:value-type="string">
            <text:p>1.76553130352956e002</text:p>
          </table:table-cell>
          <table:table-cell table:formula="of:=NUMBERVALUE(LEFT([.A100];8);&quot;.&quot;)*10^(RIGHT([.A100];3))" office:value-type="float" office:value="9.549925" calcext:value-type="float">
            <text:p>9,549925</text:p>
          </table:table-cell>
          <table:table-cell table:formula="of:=NUMBERVALUE(LEFT([.B100];8);&quot;.&quot;)*10^(RIGHT([.B100];3))" office:value-type="float" office:value="-6.86437" calcext:value-type="float">
            <text:p>-6,86437</text:p>
          </table:table-cell>
          <table:table-cell table:formula="of:=NUMBERVALUE(LEFT([.C100];8);&quot;.&quot;)*10^(RIGHT([.C100];3))" office:value-type="float" office:value="176.5531" calcext:value-type="float">
            <text:p>176,5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77237220955808e000</text:p>
          </table:table-cell>
          <table:table-cell office:value-type="string" calcext:value-type="string">
            <text:p>-6.86512287351734e000</text:p>
          </table:table-cell>
          <table:table-cell office:value-type="string" calcext:value-type="string">
            <text:p>1.76472443570032e002</text:p>
          </table:table-cell>
          <table:table-cell table:formula="of:=NUMBERVALUE(LEFT([.A101];8);&quot;.&quot;)*10^(RIGHT([.A101];3))" office:value-type="float" office:value="9.772372" calcext:value-type="float">
            <text:p>9,772372</text:p>
          </table:table-cell>
          <table:table-cell table:formula="of:=NUMBERVALUE(LEFT([.B101];8);&quot;.&quot;)*10^(RIGHT([.B101];3))" office:value-type="float" office:value="-6.86512" calcext:value-type="float">
            <text:p>-6,86512</text:p>
          </table:table-cell>
          <table:table-cell table:formula="of:=NUMBERVALUE(LEFT([.C101];8);&quot;.&quot;)*10^(RIGHT([.C101];3))" office:value-type="float" office:value="176.4724" calcext:value-type="float">
            <text:p>176,47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99999999999997e000</text:p>
          </table:table-cell>
          <table:table-cell office:value-type="string" calcext:value-type="string">
            <text:p>-6.86590373410375e000</text:p>
          </table:table-cell>
          <table:table-cell office:value-type="string" calcext:value-type="string">
            <text:p>1.76389848779102e002</text:p>
          </table:table-cell>
          <table:table-cell table:formula="of:=NUMBERVALUE(LEFT([.A102];8);&quot;.&quot;)*10^(RIGHT([.A102];3))" office:value-type="float" office:value="9.999999" calcext:value-type="float">
            <text:p>9,999999</text:p>
          </table:table-cell>
          <table:table-cell table:formula="of:=NUMBERVALUE(LEFT([.B102];8);&quot;.&quot;)*10^(RIGHT([.B102];3))" office:value-type="float" office:value="-6.8659" calcext:value-type="float">
            <text:p>-6,8659</text:p>
          </table:table-cell>
          <table:table-cell table:formula="of:=NUMBERVALUE(LEFT([.C102];8);&quot;.&quot;)*10^(RIGHT([.C102];3))" office:value-type="float" office:value="176.3898" calcext:value-type="float">
            <text:p>176,38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2329299228075e001</text:p>
          </table:table-cell>
          <table:table-cell office:value-type="string" calcext:value-type="string">
            <text:p>-6.86672184097893e000</text:p>
          </table:table-cell>
          <table:table-cell office:value-type="string" calcext:value-type="string">
            <text:p>1.76305299488179e002</text:p>
          </table:table-cell>
          <table:table-cell table:formula="of:=NUMBERVALUE(LEFT([.A103];8);&quot;.&quot;)*10^(RIGHT([.A103];3))" office:value-type="float" office:value="10.23292" calcext:value-type="float">
            <text:p>10,23292</text:p>
          </table:table-cell>
          <table:table-cell table:formula="of:=NUMBERVALUE(LEFT([.B103];8);&quot;.&quot;)*10^(RIGHT([.B103];3))" office:value-type="float" office:value="-6.86672" calcext:value-type="float">
            <text:p>-6,86672</text:p>
          </table:table-cell>
          <table:table-cell table:formula="of:=NUMBERVALUE(LEFT([.C103];8);&quot;.&quot;)*10^(RIGHT([.C103];3))" office:value-type="float" office:value="176.3052" calcext:value-type="float">
            <text:p>176,3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4712854805090e001</text:p>
          </table:table-cell>
          <table:table-cell office:value-type="string" calcext:value-type="string">
            <text:p>-6.86757899272602e000</text:p>
          </table:table-cell>
          <table:table-cell office:value-type="string" calcext:value-type="string">
            <text:p>1.76218747975158e002</text:p>
          </table:table-cell>
          <table:table-cell table:formula="of:=NUMBERVALUE(LEFT([.A104];8);&quot;.&quot;)*10^(RIGHT([.A104];3))" office:value-type="float" office:value="10.47128" calcext:value-type="float">
            <text:p>10,47128</text:p>
          </table:table-cell>
          <table:table-cell table:formula="of:=NUMBERVALUE(LEFT([.B104];8);&quot;.&quot;)*10^(RIGHT([.B104];3))" office:value-type="float" office:value="-6.86757" calcext:value-type="float">
            <text:p>-6,86757</text:p>
          </table:table-cell>
          <table:table-cell table:formula="of:=NUMBERVALUE(LEFT([.C104];8);&quot;.&quot;)*10^(RIGHT([.C104];3))" office:value-type="float" office:value="176.2187" calcext:value-type="float">
            <text:p>176,21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7151930523760e001</text:p>
          </table:table-cell>
          <table:table-cell office:value-type="string" calcext:value-type="string">
            <text:p>-6.86847707689846e000</text:p>
          </table:table-cell>
          <table:table-cell office:value-type="string" calcext:value-type="string">
            <text:p>1.76130145248560e002</text:p>
          </table:table-cell>
          <table:table-cell table:formula="of:=NUMBERVALUE(LEFT([.A105];8);&quot;.&quot;)*10^(RIGHT([.A105];3))" office:value-type="float" office:value="10.71519" calcext:value-type="float">
            <text:p>10,71519</text:p>
          </table:table-cell>
          <table:table-cell table:formula="of:=NUMBERVALUE(LEFT([.B105];8);&quot;.&quot;)*10^(RIGHT([.B105];3))" office:value-type="float" office:value="-6.86847" calcext:value-type="float">
            <text:p>-6,86847</text:p>
          </table:table-cell>
          <table:table-cell table:formula="of:=NUMBERVALUE(LEFT([.C105];8);&quot;.&quot;)*10^(RIGHT([.C105];3))" office:value-type="float" office:value="176.1301" calcext:value-type="float">
            <text:p>176,13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9647819614318e001</text:p>
          </table:table-cell>
          <table:table-cell office:value-type="string" calcext:value-type="string">
            <text:p>-6.86941807462431e000</text:p>
          </table:table-cell>
          <table:table-cell office:value-type="string" calcext:value-type="string">
            <text:p>1.76039441006593e002</text:p>
          </table:table-cell>
          <table:table-cell table:formula="of:=NUMBERVALUE(LEFT([.A106];8);&quot;.&quot;)*10^(RIGHT([.A106];3))" office:value-type="float" office:value="10.96478" calcext:value-type="float">
            <text:p>10,96478</text:p>
          </table:table-cell>
          <table:table-cell table:formula="of:=NUMBERVALUE(LEFT([.B106];8);&quot;.&quot;)*10^(RIGHT([.B106];3))" office:value-type="float" office:value="-6.86941" calcext:value-type="float">
            <text:p>-6,86941</text:p>
          </table:table-cell>
          <table:table-cell table:formula="of:=NUMBERVALUE(LEFT([.C106];8);&quot;.&quot;)*10^(RIGHT([.C106];3))" office:value-type="float" office:value="176.0394" calcext:value-type="float">
            <text:p>176,0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2201845430196e001</text:p>
          </table:table-cell>
          <table:table-cell office:value-type="string" calcext:value-type="string">
            <text:p>-6.87040406546771e000</text:p>
          </table:table-cell>
          <table:table-cell office:value-type="string" calcext:value-type="string">
            <text:p>1.75946583594433e002</text:p>
          </table:table-cell>
          <table:table-cell table:formula="of:=NUMBERVALUE(LEFT([.A107];8);&quot;.&quot;)*10^(RIGHT([.A107];3))" office:value-type="float" office:value="11.22018" calcext:value-type="float">
            <text:p>11,22018</text:p>
          </table:table-cell>
          <table:table-cell table:formula="of:=NUMBERVALUE(LEFT([.B107];8);&quot;.&quot;)*10^(RIGHT([.B107];3))" office:value-type="float" office:value="-6.8704" calcext:value-type="float">
            <text:p>-6,8704</text:p>
          </table:table-cell>
          <table:table-cell table:formula="of:=NUMBERVALUE(LEFT([.C107];8);&quot;.&quot;)*10^(RIGHT([.C107];3))" office:value-type="float" office:value="175.9465" calcext:value-type="float">
            <text:p>175,94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4815362149688e001</text:p>
          </table:table-cell>
          <table:table-cell office:value-type="string" calcext:value-type="string">
            <text:p>-6.87143723256423e000</text:p>
          </table:table-cell>
          <table:table-cell office:value-type="string" calcext:value-type="string">
            <text:p>1.75851519959624e002</text:p>
          </table:table-cell>
          <table:table-cell table:formula="of:=NUMBERVALUE(LEFT([.A108];8);&quot;.&quot;)*10^(RIGHT([.A108];3))" office:value-type="float" office:value="11.48153" calcext:value-type="float">
            <text:p>11,48153</text:p>
          </table:table-cell>
          <table:table-cell table:formula="of:=NUMBERVALUE(LEFT([.B108];8);&quot;.&quot;)*10^(RIGHT([.B108];3))" office:value-type="float" office:value="-6.87143" calcext:value-type="float">
            <text:p>-6,87143</text:p>
          </table:table-cell>
          <table:table-cell table:formula="of:=NUMBERVALUE(LEFT([.C108];8);&quot;.&quot;)*10^(RIGHT([.C108];3))" office:value-type="float" office:value="175.8515" calcext:value-type="float">
            <text:p>175,8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7489755493953e001</text:p>
          </table:table-cell>
          <table:table-cell office:value-type="string" calcext:value-type="string">
            <text:p>-6.87251986804684e000</text:p>
          </table:table-cell>
          <table:table-cell office:value-type="string" calcext:value-type="string">
            <text:p>1.75754195605496e002</text:p>
          </table:table-cell>
          <table:table-cell table:formula="of:=NUMBERVALUE(LEFT([.A109];8);&quot;.&quot;)*10^(RIGHT([.A109];3))" office:value-type="float" office:value="11.74897" calcext:value-type="float">
            <text:p>11,74897</text:p>
          </table:table-cell>
          <table:table-cell table:formula="of:=NUMBERVALUE(LEFT([.B109];8);&quot;.&quot;)*10^(RIGHT([.B109];3))" office:value-type="float" office:value="-6.87251" calcext:value-type="float">
            <text:p>-6,87251</text:p>
          </table:table-cell>
          <table:table-cell table:formula="of:=NUMBERVALUE(LEFT([.C109];8);&quot;.&quot;)*10^(RIGHT([.C109];3))" office:value-type="float" office:value="175.7541" calcext:value-type="float">
            <text:p>175,75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0226443461741e001</text:p>
          </table:table-cell>
          <table:table-cell office:value-type="string" calcext:value-type="string">
            <text:p>-6.87365437878174e000</text:p>
          </table:table-cell>
          <table:table-cell office:value-type="string" calcext:value-type="string">
            <text:p>1.75654554542477e002</text:p>
          </table:table-cell>
          <table:table-cell table:formula="of:=NUMBERVALUE(LEFT([.A110];8);&quot;.&quot;)*10^(RIGHT([.A110];3))" office:value-type="float" office:value="12.02264" calcext:value-type="float">
            <text:p>12,02264</text:p>
          </table:table-cell>
          <table:table-cell table:formula="of:=NUMBERVALUE(LEFT([.B110];8);&quot;.&quot;)*10^(RIGHT([.B110];3))" office:value-type="float" office:value="-6.87365" calcext:value-type="float">
            <text:p>-6,87365</text:p>
          </table:table-cell>
          <table:table-cell table:formula="of:=NUMBERVALUE(LEFT([.C110];8);&quot;.&quot;)*10^(RIGHT([.C110];3))" office:value-type="float" office:value="175.6545" calcext:value-type="float">
            <text:p>175,6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3026877081238e001</text:p>
          </table:table-cell>
          <table:table-cell office:value-type="string" calcext:value-type="string">
            <text:p>-6.87484329243348e000</text:p>
          </table:table-cell>
          <table:table-cell office:value-type="string" calcext:value-type="string">
            <text:p>1.75552539237173e002</text:p>
          </table:table-cell>
          <table:table-cell table:formula="of:=NUMBERVALUE(LEFT([.A111];8);&quot;.&quot;)*10^(RIGHT([.A111];3))" office:value-type="float" office:value="12.30268" calcext:value-type="float">
            <text:p>12,30268</text:p>
          </table:table-cell>
          <table:table-cell table:formula="of:=NUMBERVALUE(LEFT([.B111];8);&quot;.&quot;)*10^(RIGHT([.B111];3))" office:value-type="float" office:value="-6.87484" calcext:value-type="float">
            <text:p>-6,87484</text:p>
          </table:table-cell>
          <table:table-cell table:formula="of:=NUMBERVALUE(LEFT([.C111];8);&quot;.&quot;)*10^(RIGHT([.C111];3))" office:value-type="float" office:value="175.5525" calcext:value-type="float">
            <text:p>175,5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5892541179416e001</text:p>
          </table:table-cell>
          <table:table-cell office:value-type="string" calcext:value-type="string">
            <text:p>-6.87608926388091e000</text:p>
          </table:table-cell>
          <table:table-cell office:value-type="string" calcext:value-type="string">
            <text:p>1.75448090559097e002</text:p>
          </table:table-cell>
          <table:table-cell table:formula="of:=NUMBERVALUE(LEFT([.A112];8);&quot;.&quot;)*10^(RIGHT([.A112];3))" office:value-type="float" office:value="12.58925" calcext:value-type="float">
            <text:p>12,58925</text:p>
          </table:table-cell>
          <table:table-cell table:formula="of:=NUMBERVALUE(LEFT([.B112];8);&quot;.&quot;)*10^(RIGHT([.B112];3))" office:value-type="float" office:value="-6.87608" calcext:value-type="float">
            <text:p>-6,87608</text:p>
          </table:table-cell>
          <table:table-cell table:formula="of:=NUMBERVALUE(LEFT([.C112];8);&quot;.&quot;)*10^(RIGHT([.C112];3))" office:value-type="float" office:value="175.448" calcext:value-type="float">
            <text:p>175,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8824955169313e001</text:p>
          </table:table-cell>
          <table:table-cell office:value-type="string" calcext:value-type="string">
            <text:p>-6.87739508200743e000</text:p>
          </table:table-cell>
          <table:table-cell office:value-type="string" calcext:value-type="string">
            <text:p>1.75341147724893e002</text:p>
          </table:table-cell>
          <table:table-cell table:formula="of:=NUMBERVALUE(LEFT([.A113];8);&quot;.&quot;)*10^(RIGHT([.A113];3))" office:value-type="float" office:value="12.88249" calcext:value-type="float">
            <text:p>12,88249</text:p>
          </table:table-cell>
          <table:table-cell table:formula="of:=NUMBERVALUE(LEFT([.B113];8);&quot;.&quot;)*10^(RIGHT([.B113];3))" office:value-type="float" office:value="-6.87739" calcext:value-type="float">
            <text:p>-6,87739</text:p>
          </table:table-cell>
          <table:table-cell table:formula="of:=NUMBERVALUE(LEFT([.C113];8);&quot;.&quot;)*10^(RIGHT([.C113];3))" office:value-type="float" office:value="175.3411" calcext:value-type="float">
            <text:p>175,34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1825673855640e001</text:p>
          </table:table-cell>
          <table:table-cell office:value-type="string" calcext:value-type="string">
            <text:p>-6.87876367688960e000</text:p>
          </table:table-cell>
          <table:table-cell office:value-type="string" calcext:value-type="string">
            <text:p>1.75231648239906e002</text:p>
          </table:table-cell>
          <table:table-cell table:formula="of:=NUMBERVALUE(LEFT([.A114];8);&quot;.&quot;)*10^(RIGHT([.A114];3))" office:value-type="float" office:value="13.18256" calcext:value-type="float">
            <text:p>13,18256</text:p>
          </table:table-cell>
          <table:table-cell table:formula="of:=NUMBERVALUE(LEFT([.B114];8);&quot;.&quot;)*10^(RIGHT([.B114];3))" office:value-type="float" office:value="-6.87876" calcext:value-type="float">
            <text:p>-6,87876</text:p>
          </table:table-cell>
          <table:table-cell table:formula="of:=NUMBERVALUE(LEFT([.C114];8);&quot;.&quot;)*10^(RIGHT([.C114];3))" office:value-type="float" office:value="175.2316" calcext:value-type="float">
            <text:p>175,23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4896288259165e001</text:p>
          </table:table-cell>
          <table:table-cell office:value-type="string" calcext:value-type="string">
            <text:p>-6.88019812741162e000</text:p>
          </table:table-cell>
          <table:table-cell office:value-type="string" calcext:value-type="string">
            <text:p>1.75119527836950e002</text:p>
          </table:table-cell>
          <table:table-cell table:formula="of:=NUMBERVALUE(LEFT([.A115];8);&quot;.&quot;)*10^(RIGHT([.A115];3))" office:value-type="float" office:value="13.48962" calcext:value-type="float">
            <text:p>13,48962</text:p>
          </table:table-cell>
          <table:table-cell table:formula="of:=NUMBERVALUE(LEFT([.B115];8);&quot;.&quot;)*10^(RIGHT([.B115];3))" office:value-type="float" office:value="-6.88019" calcext:value-type="float">
            <text:p>-6,88019</text:p>
          </table:table-cell>
          <table:table-cell table:formula="of:=NUMBERVALUE(LEFT([.C115];8);&quot;.&quot;)*10^(RIGHT([.C115];3))" office:value-type="float" office:value="175.1195" calcext:value-type="float">
            <text:p>175,11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8038426460288e001</text:p>
          </table:table-cell>
          <table:table-cell office:value-type="string" calcext:value-type="string">
            <text:p>-6.88170166933391e000</text:p>
          </table:table-cell>
          <table:table-cell office:value-type="string" calcext:value-type="string">
            <text:p>1.75004720412078e002</text:p>
          </table:table-cell>
          <table:table-cell table:formula="of:=NUMBERVALUE(LEFT([.A116];8);&quot;.&quot;)*10^(RIGHT([.A116];3))" office:value-type="float" office:value="13.80384" calcext:value-type="float">
            <text:p>13,80384</text:p>
          </table:table-cell>
          <table:table-cell table:formula="of:=NUMBERVALUE(LEFT([.B116];8);&quot;.&quot;)*10^(RIGHT([.B116];3))" office:value-type="float" office:value="-6.8817" calcext:value-type="float">
            <text:p>-6,8817</text:p>
          </table:table-cell>
          <table:table-cell table:formula="of:=NUMBERVALUE(LEFT([.C116];8);&quot;.&quot;)*10^(RIGHT([.C116];3))" office:value-type="float" office:value="175.0047" calcext:value-type="float">
            <text:p>175,0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1253754462275e001</text:p>
          </table:table-cell>
          <table:table-cell office:value-type="string" calcext:value-type="string">
            <text:p>-6.88327770384696e000</text:p>
          </table:table-cell>
          <table:table-cell office:value-type="string" calcext:value-type="string">
            <text:p>1.74887157957194e002</text:p>
          </table:table-cell>
          <table:table-cell table:formula="of:=NUMBERVALUE(LEFT([.A117];8);&quot;.&quot;)*10^(RIGHT([.A117];3))" office:value-type="float" office:value="14.12537" calcext:value-type="float">
            <text:p>14,12537</text:p>
          </table:table-cell>
          <table:table-cell table:formula="of:=NUMBERVALUE(LEFT([.B117];8);&quot;.&quot;)*10^(RIGHT([.B117];3))" office:value-type="float" office:value="-6.88327" calcext:value-type="float">
            <text:p>-6,88327</text:p>
          </table:table-cell>
          <table:table-cell table:formula="of:=NUMBERVALUE(LEFT([.C117];8);&quot;.&quot;)*10^(RIGHT([.C117];3))" office:value-type="float" office:value="174.8871" calcext:value-type="float">
            <text:p>174,8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4543977074592e001</text:p>
          </table:table-cell>
          <table:table-cell office:value-type="string" calcext:value-type="string">
            <text:p>-6.88492980664418e000</text:p>
          </table:table-cell>
          <table:table-cell office:value-type="string" calcext:value-type="string">
            <text:p>1.74766770489291e002</text:p>
          </table:table-cell>
          <table:table-cell table:formula="of:=NUMBERVALUE(LEFT([.A118];8);&quot;.&quot;)*10^(RIGHT([.A118];3))" office:value-type="float" office:value="14.45439" calcext:value-type="float">
            <text:p>14,45439</text:p>
          </table:table-cell>
          <table:table-cell table:formula="of:=NUMBERVALUE(LEFT([.B118];8);&quot;.&quot;)*10^(RIGHT([.B118];3))" office:value-type="float" office:value="-6.88492" calcext:value-type="float">
            <text:p>-6,88492</text:p>
          </table:table-cell>
          <table:table-cell table:formula="of:=NUMBERVALUE(LEFT([.C118];8);&quot;.&quot;)*10^(RIGHT([.C118];3))" office:value-type="float" office:value="174.7667" calcext:value-type="float">
            <text:p>174,7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7910838816820e001</text:p>
          </table:table-cell>
          <table:table-cell office:value-type="string" calcext:value-type="string">
            <text:p>-6.88666173754965e000</text:p>
          </table:table-cell>
          <table:table-cell office:value-type="string" calcext:value-type="string">
            <text:p>1.74643485976116e002</text:p>
          </table:table-cell>
          <table:table-cell table:formula="of:=NUMBERVALUE(LEFT([.A119];8);&quot;.&quot;)*10^(RIGHT([.A119];3))" office:value-type="float" office:value="14.79108" calcext:value-type="float">
            <text:p>14,79108</text:p>
          </table:table-cell>
          <table:table-cell table:formula="of:=NUMBERVALUE(LEFT([.B119];8);&quot;.&quot;)*10^(RIGHT([.B119];3))" office:value-type="float" office:value="-6.88666" calcext:value-type="float">
            <text:p>-6,88666</text:p>
          </table:table-cell>
          <table:table-cell table:formula="of:=NUMBERVALUE(LEFT([.C119];8);&quot;.&quot;)*10^(RIGHT([.C119];3))" office:value-type="float" office:value="174.6434" calcext:value-type="float">
            <text:p>174,64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1356124843620e001</text:p>
          </table:table-cell>
          <table:table-cell office:value-type="string" calcext:value-type="string">
            <text:p>-6.88847745073965e000</text:p>
          </table:table-cell>
          <table:table-cell office:value-type="string" calcext:value-type="string">
            <text:p>1.74517230258027e002</text:p>
          </table:table-cell>
          <table:table-cell table:formula="of:=NUMBERVALUE(LEFT([.A120];8);&quot;.&quot;)*10^(RIGHT([.A120];3))" office:value-type="float" office:value="15.13561" calcext:value-type="float">
            <text:p>15,13561</text:p>
          </table:table-cell>
          <table:table-cell table:formula="of:=NUMBERVALUE(LEFT([.B120];8);&quot;.&quot;)*10^(RIGHT([.B120];3))" office:value-type="float" office:value="-6.88847" calcext:value-type="float">
            <text:p>-6,88847</text:p>
          </table:table-cell>
          <table:table-cell table:formula="of:=NUMBERVALUE(LEFT([.C120];8);&quot;.&quot;)*10^(RIGHT([.C120];3))" office:value-type="float" office:value="174.5172" calcext:value-type="float">
            <text:p>174,51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4881661891248e001</text:p>
          </table:table-cell>
          <table:table-cell office:value-type="string" calcext:value-type="string">
            <text:p>-6.89038110560111e000</text:p>
          </table:table-cell>
          <table:table-cell office:value-type="string" calcext:value-type="string">
            <text:p>1.74387926965806e002</text:p>
          </table:table-cell>
          <table:table-cell table:formula="of:=NUMBERVALUE(LEFT([.A121];8);&quot;.&quot;)*10^(RIGHT([.A121];3))" office:value-type="float" office:value="15.48816" calcext:value-type="float">
            <text:p>15,48816</text:p>
          </table:table-cell>
          <table:table-cell table:formula="of:=NUMBERVALUE(LEFT([.B121];8);&quot;.&quot;)*10^(RIGHT([.B121];3))" office:value-type="float" office:value="-6.89038" calcext:value-type="float">
            <text:p>-6,89038</text:p>
          </table:table-cell>
          <table:table-cell table:formula="of:=NUMBERVALUE(LEFT([.C121];8);&quot;.&quot;)*10^(RIGHT([.C121];3))" office:value-type="float" office:value="174.3879" calcext:value-type="float">
            <text:p>174,3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8489319246111e001</text:p>
          </table:table-cell>
          <table:table-cell office:value-type="string" calcext:value-type="string">
            <text:p>-6.89237707827158e000</text:p>
          </table:table-cell>
          <table:table-cell office:value-type="string" calcext:value-type="string">
            <text:p>1.74255497434166e002</text:p>
          </table:table-cell>
          <table:table-cell table:formula="of:=NUMBERVALUE(LEFT([.A122];8);&quot;.&quot;)*10^(RIGHT([.A122];3))" office:value-type="float" office:value="15.84893" calcext:value-type="float">
            <text:p>15,84893</text:p>
          </table:table-cell>
          <table:table-cell table:formula="of:=NUMBERVALUE(LEFT([.B122];8);&quot;.&quot;)*10^(RIGHT([.B122];3))" office:value-type="float" office:value="-6.89237" calcext:value-type="float">
            <text:p>-6,89237</text:p>
          </table:table-cell>
          <table:table-cell table:formula="of:=NUMBERVALUE(LEFT([.C122];8);&quot;.&quot;)*10^(RIGHT([.C122];3))" office:value-type="float" office:value="174.2554" calcext:value-type="float">
            <text:p>174,2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2181009735892e001</text:p>
          </table:table-cell>
          <table:table-cell office:value-type="string" calcext:value-type="string">
            <text:p>-6.89446997391128e000</text:p>
          </table:table-cell>
          <table:table-cell office:value-type="string" calcext:value-type="string">
            <text:p>1.74119860610672e002</text:p>
          </table:table-cell>
          <table:table-cell table:formula="of:=NUMBERVALUE(LEFT([.A123];8);&quot;.&quot;)*10^(RIGHT([.A123];3))" office:value-type="float" office:value="16.2181" calcext:value-type="float">
            <text:p>16,2181</text:p>
          </table:table-cell>
          <table:table-cell table:formula="of:=NUMBERVALUE(LEFT([.B123];8);&quot;.&quot;)*10^(RIGHT([.B123];3))" office:value-type="float" office:value="-6.89446" calcext:value-type="float">
            <text:p>-6,89446</text:p>
          </table:table-cell>
          <table:table-cell table:formula="of:=NUMBERVALUE(LEFT([.C123];8);&quot;.&quot;)*10^(RIGHT([.C123];3))" office:value-type="float" office:value="174.1198" calcext:value-type="float">
            <text:p>174,1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5958690743755e001</text:p>
          </table:table-cell>
          <table:table-cell office:value-type="string" calcext:value-type="string">
            <text:p>-6.89666463976016e000</text:p>
          </table:table-cell>
          <table:table-cell office:value-type="string" calcext:value-type="string">
            <text:p>1.73980932959784e002</text:p>
          </table:table-cell>
          <table:table-cell table:formula="of:=NUMBERVALUE(LEFT([.A124];8);&quot;.&quot;)*10^(RIGHT([.A124];3))" office:value-type="float" office:value="16.59586" calcext:value-type="float">
            <text:p>16,59586</text:p>
          </table:table-cell>
          <table:table-cell table:formula="of:=NUMBERVALUE(LEFT([.B124];8);&quot;.&quot;)*10^(RIGHT([.B124];3))" office:value-type="float" office:value="-6.89666" calcext:value-type="float">
            <text:p>-6,89666</text:p>
          </table:table-cell>
          <table:table-cell table:formula="of:=NUMBERVALUE(LEFT([.C124];8);&quot;.&quot;)*10^(RIGHT([.C124];3))" office:value-type="float" office:value="173.9809" calcext:value-type="float">
            <text:p>173,98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9824365246174e001</text:p>
          </table:table-cell>
          <table:table-cell office:value-type="string" calcext:value-type="string">
            <text:p>-6.89896617903892e000</text:p>
          </table:table-cell>
          <table:table-cell office:value-type="string" calcext:value-type="string">
            <text:p>1.73838628361694e002</text:p>
          </table:table-cell>
          <table:table-cell table:formula="of:=NUMBERVALUE(LEFT([.A125];8);&quot;.&quot;)*10^(RIGHT([.A125];3))" office:value-type="float" office:value="16.98243" calcext:value-type="float">
            <text:p>16,98243</text:p>
          </table:table-cell>
          <table:table-cell table:formula="of:=NUMBERVALUE(LEFT([.B125];8);&quot;.&quot;)*10^(RIGHT([.B125];3))" office:value-type="float" office:value="-6.89896" calcext:value-type="float">
            <text:p>-6,89896</text:p>
          </table:table-cell>
          <table:table-cell table:formula="of:=NUMBERVALUE(LEFT([.C125];8);&quot;.&quot;)*10^(RIGHT([.C125];3))" office:value-type="float" office:value="173.8386" calcext:value-type="float">
            <text:p>173,83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3780082874937e001</text:p>
          </table:table-cell>
          <table:table-cell office:value-type="string" calcext:value-type="string">
            <text:p>-6.90137996575679e000</text:p>
          </table:table-cell>
          <table:table-cell office:value-type="string" calcext:value-type="string">
            <text:p>1.73692858005623e002</text:p>
          </table:table-cell>
          <table:table-cell table:formula="of:=NUMBERVALUE(LEFT([.A126];8);&quot;.&quot;)*10^(RIGHT([.A126];3))" office:value-type="float" office:value="17.378" calcext:value-type="float">
            <text:p>17,378</text:p>
          </table:table-cell>
          <table:table-cell table:formula="of:=NUMBERVALUE(LEFT([.B126];8);&quot;.&quot;)*10^(RIGHT([.B126];3))" office:value-type="float" office:value="-6.90137" calcext:value-type="float">
            <text:p>-6,90137</text:p>
          </table:table-cell>
          <table:table-cell table:formula="of:=NUMBERVALUE(LEFT([.C126];8);&quot;.&quot;)*10^(RIGHT([.C126];3))" office:value-type="float" office:value="173.6928" calcext:value-type="float">
            <text:p>173,6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7827941003892e001</text:p>
          </table:table-cell>
          <table:table-cell office:value-type="string" calcext:value-type="string">
            <text:p>-6.90391166049505e000</text:p>
          </table:table-cell>
          <table:table-cell office:value-type="string" calcext:value-type="string">
            <text:p>1.73543530277200e002</text:p>
          </table:table-cell>
          <table:table-cell table:formula="of:=NUMBERVALUE(LEFT([.A127];8);&quot;.&quot;)*10^(RIGHT([.A127];3))" office:value-type="float" office:value="17.78279" calcext:value-type="float">
            <text:p>17,78279</text:p>
          </table:table-cell>
          <table:table-cell table:formula="of:=NUMBERVALUE(LEFT([.B127];8);&quot;.&quot;)*10^(RIGHT([.B127];3))" office:value-type="float" office:value="-6.90391" calcext:value-type="float">
            <text:p>-6,90391</text:p>
          </table:table-cell>
          <table:table-cell table:formula="of:=NUMBERVALUE(LEFT([.C127];8);&quot;.&quot;)*10^(RIGHT([.C127];3))" office:value-type="float" office:value="173.5435" calcext:value-type="float">
            <text:p>173,54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1970085860998e001</text:p>
          </table:table-cell>
          <table:table-cell office:value-type="string" calcext:value-type="string">
            <text:p>-6.90656722724102e000</text:p>
          </table:table-cell>
          <table:table-cell office:value-type="string" calcext:value-type="string">
            <text:p>1.73390550639545e002</text:p>
          </table:table-cell>
          <table:table-cell table:formula="of:=NUMBERVALUE(LEFT([.A128];8);&quot;.&quot;)*10^(RIGHT([.A128];3))" office:value-type="float" office:value="18.197" calcext:value-type="float">
            <text:p>18,197</text:p>
          </table:table-cell>
          <table:table-cell table:formula="of:=NUMBERVALUE(LEFT([.B128];8);&quot;.&quot;)*10^(RIGHT([.B128];3))" office:value-type="float" office:value="-6.90656" calcext:value-type="float">
            <text:p>-6,90656</text:p>
          </table:table-cell>
          <table:table-cell table:formula="of:=NUMBERVALUE(LEFT([.C128];8);&quot;.&quot;)*10^(RIGHT([.C128];3))" office:value-type="float" office:value="173.3905" calcext:value-type="float">
            <text:p>173,3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6208713666286e001</text:p>
          </table:table-cell>
          <table:table-cell office:value-type="string" calcext:value-type="string">
            <text:p>-6.90935295135381e000</text:p>
          </table:table-cell>
          <table:table-cell office:value-type="string" calcext:value-type="string">
            <text:p>1.73233821507612e002</text:p>
          </table:table-cell>
          <table:table-cell table:formula="of:=NUMBERVALUE(LEFT([.A129];8);&quot;.&quot;)*10^(RIGHT([.A129];3))" office:value-type="float" office:value="18.62087" calcext:value-type="float">
            <text:p>18,62087</text:p>
          </table:table-cell>
          <table:table-cell table:formula="of:=NUMBERVALUE(LEFT([.B129];8);&quot;.&quot;)*10^(RIGHT([.B129];3))" office:value-type="float" office:value="-6.90935" calcext:value-type="float">
            <text:p>-6,90935</text:p>
          </table:table-cell>
          <table:table-cell table:formula="of:=NUMBERVALUE(LEFT([.C129];8);&quot;.&quot;)*10^(RIGHT([.C129];3))" office:value-type="float" office:value="173.2338" calcext:value-type="float">
            <text:p>173,2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0546071796324e001</text:p>
          </table:table-cell>
          <table:table-cell office:value-type="string" calcext:value-type="string">
            <text:p>-6.91227545875057e000</text:p>
          </table:table-cell>
          <table:table-cell office:value-type="string" calcext:value-type="string">
            <text:p>1.73073242115354e002</text:p>
          </table:table-cell>
          <table:table-cell table:formula="of:=NUMBERVALUE(LEFT([.A130];8);&quot;.&quot;)*10^(RIGHT([.A130];3))" office:value-type="float" office:value="19.0546" calcext:value-type="float">
            <text:p>19,0546</text:p>
          </table:table-cell>
          <table:table-cell table:formula="of:=NUMBERVALUE(LEFT([.B130];8);&quot;.&quot;)*10^(RIGHT([.B130];3))" office:value-type="float" office:value="-6.91227" calcext:value-type="float">
            <text:p>-6,91227</text:p>
          </table:table-cell>
          <table:table-cell table:formula="of:=NUMBERVALUE(LEFT([.C130];8);&quot;.&quot;)*10^(RIGHT([.C130];3))" office:value-type="float" office:value="173.0732" calcext:value-type="float">
            <text:p>173,0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4984459975804e001</text:p>
          </table:table-cell>
          <table:table-cell office:value-type="string" calcext:value-type="string">
            <text:p>-6.91534173640990e000</text:p>
          </table:table-cell>
          <table:table-cell office:value-type="string" calcext:value-type="string">
            <text:p>1.72908708375221e002</text:p>
          </table:table-cell>
          <table:table-cell table:formula="of:=NUMBERVALUE(LEFT([.A131];8);&quot;.&quot;)*10^(RIGHT([.A131];3))" office:value-type="float" office:value="19.49844" calcext:value-type="float">
            <text:p>19,49844</text:p>
          </table:table-cell>
          <table:table-cell table:formula="of:=NUMBERVALUE(LEFT([.B131];8);&quot;.&quot;)*10^(RIGHT([.B131];3))" office:value-type="float" office:value="-6.91534" calcext:value-type="float">
            <text:p>-6,91534</text:p>
          </table:table-cell>
          <table:table-cell table:formula="of:=NUMBERVALUE(LEFT([.C131];8);&quot;.&quot;)*10^(RIGHT([.C131];3))" office:value-type="float" office:value="172.9087" calcext:value-type="float">
            <text:p>172,90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9526231496887e001</text:p>
          </table:table-cell>
          <table:table-cell office:value-type="string" calcext:value-type="string">
            <text:p>-6.91855915429751e000</text:p>
          </table:table-cell>
          <table:table-cell office:value-type="string" calcext:value-type="string">
            <text:p>1.72740112729455e002</text:p>
          </table:table-cell>
          <table:table-cell table:formula="of:=NUMBERVALUE(LEFT([.A132];8);&quot;.&quot;)*10^(RIGHT([.A132];3))" office:value-type="float" office:value="19.95262" calcext:value-type="float">
            <text:p>19,95262</text:p>
          </table:table-cell>
          <table:table-cell table:formula="of:=NUMBERVALUE(LEFT([.B132];8);&quot;.&quot;)*10^(RIGHT([.B132];3))" office:value-type="float" office:value="-6.91855" calcext:value-type="float">
            <text:p>-6,91855</text:p>
          </table:table-cell>
          <table:table-cell table:formula="of:=NUMBERVALUE(LEFT([.C132];8);&quot;.&quot;)*10^(RIGHT([.C132];3))" office:value-type="float" office:value="172.7401" calcext:value-type="float">
            <text:p>172,74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4173794466952e001</text:p>
          </table:table-cell>
          <table:table-cell office:value-type="string" calcext:value-type="string">
            <text:p>-6.92193548882946e000</text:p>
          </table:table-cell>
          <table:table-cell office:value-type="string" calcext:value-type="string">
            <text:p>1.72567343992633e002</text:p>
          </table:table-cell>
          <table:table-cell table:formula="of:=NUMBERVALUE(LEFT([.A133];8);&quot;.&quot;)*10^(RIGHT([.A133];3))" office:value-type="float" office:value="20.41737" calcext:value-type="float">
            <text:p>20,41737</text:p>
          </table:table-cell>
          <table:table-cell table:formula="of:=NUMBERVALUE(LEFT([.B133];8);&quot;.&quot;)*10^(RIGHT([.B133];3))" office:value-type="float" office:value="-6.92193" calcext:value-type="float">
            <text:p>-6,92193</text:p>
          </table:table-cell>
          <table:table-cell table:formula="of:=NUMBERVALUE(LEFT([.C133];8);&quot;.&quot;)*10^(RIGHT([.C133];3))" office:value-type="float" office:value="172.5673" calcext:value-type="float">
            <text:p>172,56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8929613085403e001</text:p>
          </table:table-cell>
          <table:table-cell office:value-type="string" calcext:value-type="string">
            <text:p>-6.92547894799876e000</text:p>
          </table:table-cell>
          <table:table-cell office:value-type="string" calcext:value-type="string">
            <text:p>1.72390287184848e002</text:p>
          </table:table-cell>
          <table:table-cell table:formula="of:=NUMBERVALUE(LEFT([.A134];8);&quot;.&quot;)*10^(RIGHT([.A134];3))" office:value-type="float" office:value="20.89296" calcext:value-type="float">
            <text:p>20,89296</text:p>
          </table:table-cell>
          <table:table-cell table:formula="of:=NUMBERVALUE(LEFT([.B134];8);&quot;.&quot;)*10^(RIGHT([.B134];3))" office:value-type="float" office:value="-6.92547" calcext:value-type="float">
            <text:p>-6,92547</text:p>
          </table:table-cell>
          <table:table-cell table:formula="of:=NUMBERVALUE(LEFT([.C134];8);&quot;.&quot;)*10^(RIGHT([.C134];3))" office:value-type="float" office:value="172.3902" calcext:value-type="float">
            <text:p>172,39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3796208950222e001</text:p>
          </table:table-cell>
          <table:table-cell office:value-type="string" calcext:value-type="string">
            <text:p>-6.92919819830310e000</text:p>
          </table:table-cell>
          <table:table-cell office:value-type="string" calcext:value-type="string">
            <text:p>1.72208823354882e002</text:p>
          </table:table-cell>
          <table:table-cell table:formula="of:=NUMBERVALUE(LEFT([.A135];8);&quot;.&quot;)*10^(RIGHT([.A135];3))" office:value-type="float" office:value="21.37962" calcext:value-type="float">
            <text:p>21,37962</text:p>
          </table:table-cell>
          <table:table-cell table:formula="of:=NUMBERVALUE(LEFT([.B135];8);&quot;.&quot;)*10^(RIGHT([.B135];3))" office:value-type="float" office:value="-6.92919" calcext:value-type="float">
            <text:p>-6,92919</text:p>
          </table:table-cell>
          <table:table-cell table:formula="of:=NUMBERVALUE(LEFT([.C135];8);&quot;.&quot;)*10^(RIGHT([.C135];3))" office:value-type="float" office:value="172.2088" calcext:value-type="float">
            <text:p>172,2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8776162394954e001</text:p>
          </table:table-cell>
          <table:table-cell office:value-type="string" calcext:value-type="string">
            <text:p>-6.93310239362300e000</text:p>
          </table:table-cell>
          <table:table-cell office:value-type="string" calcext:value-type="string">
            <text:p>1.72022829392665e002</text:p>
          </table:table-cell>
          <table:table-cell table:formula="of:=NUMBERVALUE(LEFT([.A136];8);&quot;.&quot;)*10^(RIGHT([.A136];3))" office:value-type="float" office:value="21.87761" calcext:value-type="float">
            <text:p>21,87761</text:p>
          </table:table-cell>
          <table:table-cell table:formula="of:=NUMBERVALUE(LEFT([.B136];8);&quot;.&quot;)*10^(RIGHT([.B136];3))" office:value-type="float" office:value="-6.9331" calcext:value-type="float">
            <text:p>-6,9331</text:p>
          </table:table-cell>
          <table:table-cell table:formula="of:=NUMBERVALUE(LEFT([.C136];8);&quot;.&quot;)*10^(RIGHT([.C136];3))" office:value-type="float" office:value="172.0228" calcext:value-type="float">
            <text:p>172,0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3872113856833e001</text:p>
          </table:table-cell>
          <table:table-cell office:value-type="string" calcext:value-type="string">
            <text:p>-6.93720120621737e000</text:p>
          </table:table-cell>
          <table:table-cell office:value-type="string" calcext:value-type="string">
            <text:p>1.71832177830279e002</text:p>
          </table:table-cell>
          <table:table-cell table:formula="of:=NUMBERVALUE(LEFT([.A137];8);&quot;.&quot;)*10^(RIGHT([.A137];3))" office:value-type="float" office:value="22.38721" calcext:value-type="float">
            <text:p>22,38721</text:p>
          </table:table-cell>
          <table:table-cell table:formula="of:=NUMBERVALUE(LEFT([.B137];8);&quot;.&quot;)*10^(RIGHT([.B137];3))" office:value-type="float" office:value="-6.9372" calcext:value-type="float">
            <text:p>-6,9372</text:p>
          </table:table-cell>
          <table:table-cell table:formula="of:=NUMBERVALUE(LEFT([.C137];8);&quot;.&quot;)*10^(RIGHT([.C137];3))" office:value-type="float" office:value="171.8321" calcext:value-type="float">
            <text:p>171,8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9086765276776e001</text:p>
          </table:table-cell>
          <table:table-cell office:value-type="string" calcext:value-type="string">
            <text:p>-6.94150486001562e000</text:p>
          </table:table-cell>
          <table:table-cell office:value-type="string" calcext:value-type="string">
            <text:p>1.71636736630703e002</text:p>
          </table:table-cell>
          <table:table-cell table:formula="of:=NUMBERVALUE(LEFT([.A138];8);&quot;.&quot;)*10^(RIGHT([.A138];3))" office:value-type="float" office:value="22.90867" calcext:value-type="float">
            <text:p>22,90867</text:p>
          </table:table-cell>
          <table:table-cell table:formula="of:=NUMBERVALUE(LEFT([.B138];8);&quot;.&quot;)*10^(RIGHT([.B138];3))" office:value-type="float" office:value="-6.9415" calcext:value-type="float">
            <text:p>-6,9415</text:p>
          </table:table-cell>
          <table:table-cell table:formula="of:=NUMBERVALUE(LEFT([.C138];8);&quot;.&quot;)*10^(RIGHT([.C138];3))" office:value-type="float" office:value="171.6367" calcext:value-type="float">
            <text:p>171,6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4422881531991e001</text:p>
          </table:table-cell>
          <table:table-cell office:value-type="string" calcext:value-type="string">
            <text:p>-6.94602416640545e000</text:p>
          </table:table-cell>
          <table:table-cell office:value-type="string" calcext:value-type="string">
            <text:p>1.71436368963416e002</text:p>
          </table:table-cell>
          <table:table-cell table:formula="of:=NUMBERVALUE(LEFT([.A139];8);&quot;.&quot;)*10^(RIGHT([.A139];3))" office:value-type="float" office:value="23.44228" calcext:value-type="float">
            <text:p>23,44228</text:p>
          </table:table-cell>
          <table:table-cell table:formula="of:=NUMBERVALUE(LEFT([.B139];8);&quot;.&quot;)*10^(RIGHT([.B139];3))" office:value-type="float" office:value="-6.94602" calcext:value-type="float">
            <text:p>-6,94602</text:p>
          </table:table-cell>
          <table:table-cell table:formula="of:=NUMBERVALUE(LEFT([.C139];8);&quot;.&quot;)*10^(RIGHT([.C139];3))" office:value-type="float" office:value="171.4363" calcext:value-type="float">
            <text:p>171,4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9883291901948e001</text:p>
          </table:table-cell>
          <table:table-cell office:value-type="string" calcext:value-type="string">
            <text:p>-6.95077056273423e000</text:p>
          </table:table-cell>
          <table:table-cell office:value-type="string" calcext:value-type="string">
            <text:p>1.71230932965947e002</text:p>
          </table:table-cell>
          <table:table-cell table:formula="of:=NUMBERVALUE(LEFT([.A140];8);&quot;.&quot;)*10^(RIGHT([.A140];3))" office:value-type="float" office:value="23.98832" calcext:value-type="float">
            <text:p>23,98832</text:p>
          </table:table-cell>
          <table:table-cell table:formula="of:=NUMBERVALUE(LEFT([.B140];8);&quot;.&quot;)*10^(RIGHT([.B140];3))" office:value-type="float" office:value="-6.95077" calcext:value-type="float">
            <text:p>-6,95077</text:p>
          </table:table-cell>
          <table:table-cell table:formula="of:=NUMBERVALUE(LEFT([.C140];8);&quot;.&quot;)*10^(RIGHT([.C140];3))" office:value-type="float" office:value="171.2309" calcext:value-type="float">
            <text:p>171,23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45470891568502e001</text:p>
          </table:table-cell>
          <table:table-cell office:value-type="string" calcext:value-type="string">
            <text:p>-6.95575615376410e000</text:p>
          </table:table-cell>
          <table:table-cell office:value-type="string" calcext:value-type="string">
            <text:p>1.71020281490350e002</text:p>
          </table:table-cell>
          <table:table-cell table:formula="of:=NUMBERVALUE(LEFT([.A141];8);&quot;.&quot;)*10^(RIGHT([.A141];3))" office:value-type="float" office:value="24.54708" calcext:value-type="float">
            <text:p>24,54708</text:p>
          </table:table-cell>
          <table:table-cell table:formula="of:=NUMBERVALUE(LEFT([.B141];8);&quot;.&quot;)*10^(RIGHT([.B141];3))" office:value-type="float" office:value="-6.95575" calcext:value-type="float">
            <text:p>-6,95575</text:p>
          </table:table-cell>
          <table:table-cell table:formula="of:=NUMBERVALUE(LEFT([.C141];8);&quot;.&quot;)*10^(RIGHT([.C141];3))" office:value-type="float" office:value="171.0202" calcext:value-type="float">
            <text:p>171,02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1188643150957e001</text:p>
          </table:table-cell>
          <table:table-cell office:value-type="string" calcext:value-type="string">
            <text:p>-6.96099375634326e000</text:p>
          </table:table-cell>
          <table:table-cell office:value-type="string" calcext:value-type="string">
            <text:p>1.70804261833543e002</text:p>
          </table:table-cell>
          <table:table-cell table:formula="of:=NUMBERVALUE(LEFT([.A142];8);&quot;.&quot;)*10^(RIGHT([.A142];3))" office:value-type="float" office:value="25.11886" calcext:value-type="float">
            <text:p>25,11886</text:p>
          </table:table-cell>
          <table:table-cell table:formula="of:=NUMBERVALUE(LEFT([.B142];8);&quot;.&quot;)*10^(RIGHT([.B142];3))" office:value-type="float" office:value="-6.96099" calcext:value-type="float">
            <text:p>-6,96099</text:p>
          </table:table-cell>
          <table:table-cell table:formula="of:=NUMBERVALUE(LEFT([.C142];8);&quot;.&quot;)*10^(RIGHT([.C142];3))" office:value-type="float" office:value="170.8042" calcext:value-type="float">
            <text:p>170,8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7039578276885e001</text:p>
          </table:table-cell>
          <table:table-cell office:value-type="string" calcext:value-type="string">
            <text:p>-6.96649694758546e000</text:p>
          </table:table-cell>
          <table:table-cell office:value-type="string" calcext:value-type="string">
            <text:p>1.70582715450333e002</text:p>
          </table:table-cell>
          <table:table-cell table:formula="of:=NUMBERVALUE(LEFT([.A143];8);&quot;.&quot;)*10^(RIGHT([.A143];3))" office:value-type="float" office:value="25.70395" calcext:value-type="float">
            <text:p>25,70395</text:p>
          </table:table-cell>
          <table:table-cell table:formula="of:=NUMBERVALUE(LEFT([.B143];8);&quot;.&quot;)*10^(RIGHT([.B143];3))" office:value-type="float" office:value="-6.96649" calcext:value-type="float">
            <text:p>-6,96649</text:p>
          </table:table-cell>
          <table:table-cell table:formula="of:=NUMBERVALUE(LEFT([.C143];8);&quot;.&quot;)*10^(RIGHT([.C143];3))" office:value-type="float" office:value="170.5827" calcext:value-type="float">
            <text:p>170,5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3026799189537e001</text:p>
          </table:table-cell>
          <table:table-cell office:value-type="string" calcext:value-type="string">
            <text:p>-6.97228011687656e000</text:p>
          </table:table-cell>
          <table:table-cell office:value-type="string" calcext:value-type="string">
            <text:p>1.70355477647899e002</text:p>
          </table:table-cell>
          <table:table-cell table:formula="of:=NUMBERVALUE(LEFT([.A144];8);&quot;.&quot;)*10^(RIGHT([.A144];3))" office:value-type="float" office:value="26.30267" calcext:value-type="float">
            <text:p>26,30267</text:p>
          </table:table-cell>
          <table:table-cell table:formula="of:=NUMBERVALUE(LEFT([.B144];8);&quot;.&quot;)*10^(RIGHT([.B144];3))" office:value-type="float" office:value="-6.97228" calcext:value-type="float">
            <text:p>-6,97228</text:p>
          </table:table-cell>
          <table:table-cell table:formula="of:=NUMBERVALUE(LEFT([.C144];8);&quot;.&quot;)*10^(RIGHT([.C144];3))" office:value-type="float" office:value="170.3554" calcext:value-type="float">
            <text:p>170,3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9153480392690e001</text:p>
          </table:table-cell>
          <table:table-cell office:value-type="string" calcext:value-type="string">
            <text:p>-6.97835852206243e000</text:p>
          </table:table-cell>
          <table:table-cell office:value-type="string" calcext:value-type="string">
            <text:p>1.70122377260371e002</text:p>
          </table:table-cell>
          <table:table-cell table:formula="of:=NUMBERVALUE(LEFT([.A145];8);&quot;.&quot;)*10^(RIGHT([.A145];3))" office:value-type="float" office:value="26.91534" calcext:value-type="float">
            <text:p>26,91534</text:p>
          </table:table-cell>
          <table:table-cell table:formula="of:=NUMBERVALUE(LEFT([.B145];8);&quot;.&quot;)*10^(RIGHT([.B145];3))" office:value-type="float" office:value="-6.97835" calcext:value-type="float">
            <text:p>-6,97835</text:p>
          </table:table-cell>
          <table:table-cell table:formula="of:=NUMBERVALUE(LEFT([.C145];8);&quot;.&quot;)*10^(RIGHT([.C145];3))" office:value-type="float" office:value="170.1223" calcext:value-type="float">
            <text:p>170,1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75422870333815e001</text:p>
          </table:table-cell>
          <table:table-cell office:value-type="string" calcext:value-type="string">
            <text:p>-6.98474835020727e000</text:p>
          </table:table-cell>
          <table:table-cell office:value-type="string" calcext:value-type="string">
            <text:p>1.69883236302078e002</text:p>
          </table:table-cell>
          <table:table-cell table:formula="of:=NUMBERVALUE(LEFT([.A146];8);&quot;.&quot;)*10^(RIGHT([.A146];3))" office:value-type="float" office:value="27.54228" calcext:value-type="float">
            <text:p>27,54228</text:p>
          </table:table-cell>
          <table:table-cell table:formula="of:=NUMBERVALUE(LEFT([.B146];8);&quot;.&quot;)*10^(RIGHT([.B146];3))" office:value-type="float" office:value="-6.98474" calcext:value-type="float">
            <text:p>-6,98474</text:p>
          </table:table-cell>
          <table:table-cell table:formula="of:=NUMBERVALUE(LEFT([.C146];8);&quot;.&quot;)*10^(RIGHT([.C146];3))" office:value-type="float" office:value="169.8832" calcext:value-type="float">
            <text:p>169,8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1838293126444e001</text:p>
          </table:table-cell>
          <table:table-cell office:value-type="string" calcext:value-type="string">
            <text:p>-6.99146678335466e000</text:p>
          </table:table-cell>
          <table:table-cell office:value-type="string" calcext:value-type="string">
            <text:p>1.69637869597898e002</text:p>
          </table:table-cell>
          <table:table-cell table:formula="of:=NUMBERVALUE(LEFT([.A147];8);&quot;.&quot;)*10^(RIGHT([.A147];3))" office:value-type="float" office:value="28.18382" calcext:value-type="float">
            <text:p>28,18382</text:p>
          </table:table-cell>
          <table:table-cell table:formula="of:=NUMBERVALUE(LEFT([.B147];8);&quot;.&quot;)*10^(RIGHT([.B147];3))" office:value-type="float" office:value="-6.99146" calcext:value-type="float">
            <text:p>-6,99146</text:p>
          </table:table-cell>
          <table:table-cell table:formula="of:=NUMBERVALUE(LEFT([.C147];8);&quot;.&quot;)*10^(RIGHT([.C147];3))" office:value-type="float" office:value="169.6378" calcext:value-type="float">
            <text:p>169,6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8403150312659e001</text:p>
          </table:table-cell>
          <table:table-cell office:value-type="string" calcext:value-type="string">
            <text:p>-6.99853206976809e000</text:p>
          </table:table-cell>
          <table:table-cell office:value-type="string" calcext:value-type="string">
            <text:p>1.69386084389051e002</text:p>
          </table:table-cell>
          <table:table-cell table:formula="of:=NUMBERVALUE(LEFT([.A148];8);&quot;.&quot;)*10^(RIGHT([.A148];3))" office:value-type="float" office:value="28.84031" calcext:value-type="float">
            <text:p>28,84031</text:p>
          </table:table-cell>
          <table:table-cell table:formula="of:=NUMBERVALUE(LEFT([.B148];8);&quot;.&quot;)*10^(RIGHT([.B148];3))" office:value-type="float" office:value="-6.99853" calcext:value-type="float">
            <text:p>-6,99853</text:p>
          </table:table-cell>
          <table:table-cell table:formula="of:=NUMBERVALUE(LEFT([.C148];8);&quot;.&quot;)*10^(RIGHT([.C148];3))" office:value-type="float" office:value="169.386" calcext:value-type="float">
            <text:p>169,3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95120922666637e001</text:p>
          </table:table-cell>
          <table:table-cell office:value-type="string" calcext:value-type="string">
            <text:p>-7.00596360117895e000</text:p>
          </table:table-cell>
          <table:table-cell office:value-type="string" calcext:value-type="string">
            <text:p>1.69127679912528e002</text:p>
          </table:table-cell>
          <table:table-cell table:formula="of:=NUMBERVALUE(LEFT([.A149];8);&quot;.&quot;)*10^(RIGHT([.A149];3))" office:value-type="float" office:value="29.51209" calcext:value-type="float">
            <text:p>29,51209</text:p>
          </table:table-cell>
          <table:table-cell table:formula="of:=NUMBERVALUE(LEFT([.B149];8);&quot;.&quot;)*10^(RIGHT([.B149];3))" office:value-type="float" office:value="-7.00596" calcext:value-type="float">
            <text:p>-7,00596</text:p>
          </table:table-cell>
          <table:table-cell table:formula="of:=NUMBERVALUE(LEFT([.C149];8);&quot;.&quot;)*10^(RIGHT([.C149];3))" office:value-type="float" office:value="169.1276" calcext:value-type="float">
            <text:p>169,12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1995172040200e001</text:p>
          </table:table-cell>
          <table:table-cell office:value-type="string" calcext:value-type="string">
            <text:p>-7.01378199662930e000</text:p>
          </table:table-cell>
          <table:table-cell office:value-type="string" calcext:value-type="string">
            <text:p>1.68862446952239e002</text:p>
          </table:table-cell>
          <table:table-cell table:formula="of:=NUMBERVALUE(LEFT([.A150];8);&quot;.&quot;)*10^(RIGHT([.A150];3))" office:value-type="float" office:value="30.19951" calcext:value-type="float">
            <text:p>30,19951</text:p>
          </table:table-cell>
          <table:table-cell table:formula="of:=NUMBERVALUE(LEFT([.B150];8);&quot;.&quot;)*10^(RIGHT([.B150];3))" office:value-type="float" office:value="-7.01378" calcext:value-type="float">
            <text:p>-7,01378</text:p>
          </table:table-cell>
          <table:table-cell table:formula="of:=NUMBERVALUE(LEFT([.C150];8);&quot;.&quot;)*10^(RIGHT([.C150];3))" office:value-type="float" office:value="168.8624" calcext:value-type="float">
            <text:p>168,8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9029543251358e001</text:p>
          </table:table-cell>
          <table:table-cell office:value-type="string" calcext:value-type="string">
            <text:p>-7.02200919355818e000</text:p>
          </table:table-cell>
          <table:table-cell office:value-type="string" calcext:value-type="string">
            <text:p>1.68590167359786e002</text:p>
          </table:table-cell>
          <table:table-cell table:formula="of:=NUMBERVALUE(LEFT([.A151];8);&quot;.&quot;)*10^(RIGHT([.A151];3))" office:value-type="float" office:value="30.90295" calcext:value-type="float">
            <text:p>30,90295</text:p>
          </table:table-cell>
          <table:table-cell table:formula="of:=NUMBERVALUE(LEFT([.B151];8);&quot;.&quot;)*10^(RIGHT([.B151];3))" office:value-type="float" office:value="-7.022" calcext:value-type="float">
            <text:p>-7,022</text:p>
          </table:table-cell>
          <table:table-cell table:formula="of:=NUMBERVALUE(LEFT([.C151];8);&quot;.&quot;)*10^(RIGHT([.C151];3))" office:value-type="float" office:value="168.5901" calcext:value-type="float">
            <text:p>168,5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16227766016837e001</text:p>
          </table:table-cell>
          <table:table-cell office:value-type="string" calcext:value-type="string">
            <text:p>-7.03066854685498e000</text:p>
          </table:table-cell>
          <table:table-cell office:value-type="string" calcext:value-type="string">
            <text:p>1.68310613542647e002</text:p>
          </table:table-cell>
          <table:table-cell table:formula="of:=NUMBERVALUE(LEFT([.A152];8);&quot;.&quot;)*10^(RIGHT([.A152];3))" office:value-type="float" office:value="31.62277" calcext:value-type="float">
            <text:p>31,62277</text:p>
          </table:table-cell>
          <table:table-cell table:formula="of:=NUMBERVALUE(LEFT([.B152];8);&quot;.&quot;)*10^(RIGHT([.B152];3))" office:value-type="float" office:value="-7.03066" calcext:value-type="float">
            <text:p>-7,03066</text:p>
          </table:table-cell>
          <table:table-cell table:formula="of:=NUMBERVALUE(LEFT([.C152];8);&quot;.&quot;)*10^(RIGHT([.C152];3))" office:value-type="float" office:value="168.3106" calcext:value-type="float">
            <text:p>168,3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23593656929627e001</text:p>
          </table:table-cell>
          <table:table-cell office:value-type="string" calcext:value-type="string">
            <text:p>-7.03978493668219e000</text:p>
          </table:table-cell>
          <table:table-cell office:value-type="string" calcext:value-type="string">
            <text:p>1.68023547917362e002</text:p>
          </table:table-cell>
          <table:table-cell table:formula="of:=NUMBERVALUE(LEFT([.A153];8);&quot;.&quot;)*10^(RIGHT([.A153];3))" office:value-type="float" office:value="32.35936" calcext:value-type="float">
            <text:p>32,35936</text:p>
          </table:table-cell>
          <table:table-cell table:formula="of:=NUMBERVALUE(LEFT([.B153];8);&quot;.&quot;)*10^(RIGHT([.B153];3))" office:value-type="float" office:value="-7.03978" calcext:value-type="float">
            <text:p>-7,03978</text:p>
          </table:table-cell>
          <table:table-cell table:formula="of:=NUMBERVALUE(LEFT([.C153];8);&quot;.&quot;)*10^(RIGHT([.C153];3))" office:value-type="float" office:value="168.0235" calcext:value-type="float">
            <text:p>168,02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1131121482590e001</text:p>
          </table:table-cell>
          <table:table-cell office:value-type="string" calcext:value-type="string">
            <text:p>-7.04938488596258e000</text:p>
          </table:table-cell>
          <table:table-cell office:value-type="string" calcext:value-type="string">
            <text:p>1.67728722325168e002</text:p>
          </table:table-cell>
          <table:table-cell table:formula="of:=NUMBERVALUE(LEFT([.A154];8);&quot;.&quot;)*10^(RIGHT([.A154];3))" office:value-type="float" office:value="33.11311" calcext:value-type="float">
            <text:p>33,11311</text:p>
          </table:table-cell>
          <table:table-cell table:formula="of:=NUMBERVALUE(LEFT([.B154];8);&quot;.&quot;)*10^(RIGHT([.B154];3))" office:value-type="float" office:value="-7.04938" calcext:value-type="float">
            <text:p>-7,04938</text:p>
          </table:table-cell>
          <table:table-cell table:formula="of:=NUMBERVALUE(LEFT([.C154];8);&quot;.&quot;)*10^(RIGHT([.C154];3))" office:value-type="float" office:value="167.7287" calcext:value-type="float">
            <text:p>167,7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8844156139201e001</text:p>
          </table:table-cell>
          <table:table-cell office:value-type="string" calcext:value-type="string">
            <text:p>-7.05949668852644e000</text:p>
          </table:table-cell>
          <table:table-cell office:value-type="string" calcext:value-type="string">
            <text:p>1.67425877407301e002</text:p>
          </table:table-cell>
          <table:table-cell table:formula="of:=NUMBERVALUE(LEFT([.A155];8);&quot;.&quot;)*10^(RIGHT([.A155];3))" office:value-type="float" office:value="33.88441" calcext:value-type="float">
            <text:p>33,88441</text:p>
          </table:table-cell>
          <table:table-cell table:formula="of:=NUMBERVALUE(LEFT([.B155];8);&quot;.&quot;)*10^(RIGHT([.B155];3))" office:value-type="float" office:value="-7.05949" calcext:value-type="float">
            <text:p>-7,05949</text:p>
          </table:table-cell>
          <table:table-cell table:formula="of:=NUMBERVALUE(LEFT([.C155];8);&quot;.&quot;)*10^(RIGHT([.C155];3))" office:value-type="float" office:value="167.4258" calcext:value-type="float">
            <text:p>167,42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46736850452530e001</text:p>
          </table:table-cell>
          <table:table-cell office:value-type="string" calcext:value-type="string">
            <text:p>-7.07015054903056e000</text:p>
          </table:table-cell>
          <table:table-cell office:value-type="string" calcext:value-type="string">
            <text:p>1.67114741937029e002</text:p>
          </table:table-cell>
          <table:table-cell table:formula="of:=NUMBERVALUE(LEFT([.A156];8);&quot;.&quot;)*10^(RIGHT([.A156];3))" office:value-type="float" office:value="34.67368" calcext:value-type="float">
            <text:p>34,67368</text:p>
          </table:table-cell>
          <table:table-cell table:formula="of:=NUMBERVALUE(LEFT([.B156];8);&quot;.&quot;)*10^(RIGHT([.B156];3))" office:value-type="float" office:value="-7.07015" calcext:value-type="float">
            <text:p>-7,07015</text:p>
          </table:table-cell>
          <table:table-cell table:formula="of:=NUMBERVALUE(LEFT([.C156];8);&quot;.&quot;)*10^(RIGHT([.C156];3))" office:value-type="float" office:value="167.1147" calcext:value-type="float">
            <text:p>167,1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54813389233574e001</text:p>
          </table:table-cell>
          <table:table-cell office:value-type="string" calcext:value-type="string">
            <text:p>-7.08137873589012e000</text:p>
          </table:table-cell>
          <table:table-cell office:value-type="string" calcext:value-type="string">
            <text:p>1.66795032105241e002</text:p>
          </table:table-cell>
          <table:table-cell table:formula="of:=NUMBERVALUE(LEFT([.A157];8);&quot;.&quot;)*10^(RIGHT([.A157];3))" office:value-type="float" office:value="35.48133" calcext:value-type="float">
            <text:p>35,48133</text:p>
          </table:table-cell>
          <table:table-cell table:formula="of:=NUMBERVALUE(LEFT([.B157];8);&quot;.&quot;)*10^(RIGHT([.B157];3))" office:value-type="float" office:value="-7.08137" calcext:value-type="float">
            <text:p>-7,08137</text:p>
          </table:table-cell>
          <table:table-cell table:formula="of:=NUMBERVALUE(LEFT([.C157];8);&quot;.&quot;)*10^(RIGHT([.C157];3))" office:value-type="float" office:value="166.795" calcext:value-type="float">
            <text:p>166,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63078054770100e001</text:p>
          </table:table-cell>
          <table:table-cell office:value-type="string" calcext:value-type="string">
            <text:p>-7.09321574861072e000</text:p>
          </table:table-cell>
          <table:table-cell office:value-type="string" calcext:value-type="string">
            <text:p>1.66466450756201e002</text:p>
          </table:table-cell>
          <table:table-cell table:formula="of:=NUMBERVALUE(LEFT([.A158];8);&quot;.&quot;)*10^(RIGHT([.A158];3))" office:value-type="float" office:value="36.3078" calcext:value-type="float">
            <text:p>36,3078</text:p>
          </table:table-cell>
          <table:table-cell table:formula="of:=NUMBERVALUE(LEFT([.B158];8);&quot;.&quot;)*10^(RIGHT([.B158];3))" office:value-type="float" office:value="-7.09321" calcext:value-type="float">
            <text:p>-7,09321</text:p>
          </table:table-cell>
          <table:table-cell table:formula="of:=NUMBERVALUE(LEFT([.C158];8);&quot;.&quot;)*10^(RIGHT([.C158];3))" office:value-type="float" office:value="166.4664" calcext:value-type="float">
            <text:p>166,46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71535229097171e001</text:p>
          </table:table-cell>
          <table:table-cell office:value-type="string" calcext:value-type="string">
            <text:p>-7.10569850107363e000</text:p>
          </table:table-cell>
          <table:table-cell office:value-type="string" calcext:value-type="string">
            <text:p>1.66128686569862e002</text:p>
          </table:table-cell>
          <table:table-cell table:formula="of:=NUMBERVALUE(LEFT([.A159];8);&quot;.&quot;)*10^(RIGHT([.A159];3))" office:value-type="float" office:value="37.15352" calcext:value-type="float">
            <text:p>37,15352</text:p>
          </table:table-cell>
          <table:table-cell table:formula="of:=NUMBERVALUE(LEFT([.B159];8);&quot;.&quot;)*10^(RIGHT([.B159];3))" office:value-type="float" office:value="-7.10569" calcext:value-type="float">
            <text:p>-7,10569</text:p>
          </table:table-cell>
          <table:table-cell table:formula="of:=NUMBERVALUE(LEFT([.C159];8);&quot;.&quot;)*10^(RIGHT([.C159];3))" office:value-type="float" office:value="166.1286" calcext:value-type="float">
            <text:p>166,1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0189396320559e001</text:p>
          </table:table-cell>
          <table:table-cell office:value-type="string" calcext:value-type="string">
            <text:p>-7.11886652251371e000</text:p>
          </table:table-cell>
          <table:table-cell office:value-type="string" calcext:value-type="string">
            <text:p>1.65781413186870e002</text:p>
          </table:table-cell>
          <table:table-cell table:formula="of:=NUMBERVALUE(LEFT([.A160];8);&quot;.&quot;)*10^(RIGHT([.A160];3))" office:value-type="float" office:value="38.01893" calcext:value-type="float">
            <text:p>38,01893</text:p>
          </table:table-cell>
          <table:table-cell table:formula="of:=NUMBERVALUE(LEFT([.B160];8);&quot;.&quot;)*10^(RIGHT([.B160];3))" office:value-type="float" office:value="-7.11886" calcext:value-type="float">
            <text:p>-7,11886</text:p>
          </table:table-cell>
          <table:table-cell table:formula="of:=NUMBERVALUE(LEFT([.C160];8);&quot;.&quot;)*10^(RIGHT([.C160];3))" office:value-type="float" office:value="165.7814" calcext:value-type="float">
            <text:p>165,7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9045144994279e001</text:p>
          </table:table-cell>
          <table:table-cell office:value-type="string" calcext:value-type="string">
            <text:p>-7.13276217814171e000</text:p>
          </table:table-cell>
          <table:table-cell office:value-type="string" calcext:value-type="string">
            <text:p>1.65424288272147e002</text:p>
          </table:table-cell>
          <table:table-cell table:formula="of:=NUMBERVALUE(LEFT([.A161];8);&quot;.&quot;)*10^(RIGHT([.A161];3))" office:value-type="float" office:value="38.90451" calcext:value-type="float">
            <text:p>38,90451</text:p>
          </table:table-cell>
          <table:table-cell table:formula="of:=NUMBERVALUE(LEFT([.B161];8);&quot;.&quot;)*10^(RIGHT([.B161];3))" office:value-type="float" office:value="-7.13276" calcext:value-type="float">
            <text:p>-7,13276</text:p>
          </table:table-cell>
          <table:table-cell table:formula="of:=NUMBERVALUE(LEFT([.C161];8);&quot;.&quot;)*10^(RIGHT([.C161];3))" office:value-type="float" office:value="165.4242" calcext:value-type="float">
            <text:p>165,4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98107170553495e001</text:p>
          </table:table-cell>
          <table:table-cell office:value-type="string" calcext:value-type="string">
            <text:p>-7.14743091160231e000</text:p>
          </table:table-cell>
          <table:table-cell office:value-type="string" calcext:value-type="string">
            <text:p>1.65056952512699e002</text:p>
          </table:table-cell>
          <table:table-cell table:formula="of:=NUMBERVALUE(LEFT([.A162];8);&quot;.&quot;)*10^(RIGHT([.A162];3))" office:value-type="float" office:value="39.81071" calcext:value-type="float">
            <text:p>39,81071</text:p>
          </table:table-cell>
          <table:table-cell table:formula="of:=NUMBERVALUE(LEFT([.B162];8);&quot;.&quot;)*10^(RIGHT([.B162];3))" office:value-type="float" office:value="-7.14743" calcext:value-type="float">
            <text:p>-7,14743</text:p>
          </table:table-cell>
          <table:table-cell table:formula="of:=NUMBERVALUE(LEFT([.C162];8);&quot;.&quot;)*10^(RIGHT([.C162];3))" office:value-type="float" office:value="165.0569" calcext:value-type="float">
            <text:p>165,05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07380277804111e001</text:p>
          </table:table-cell>
          <table:table-cell office:value-type="string" calcext:value-type="string">
            <text:p>-7.16292151173182e000</text:p>
          </table:table-cell>
          <table:table-cell office:value-type="string" calcext:value-type="string">
            <text:p>1.64679028545015e002</text:p>
          </table:table-cell>
          <table:table-cell table:formula="of:=NUMBERVALUE(LEFT([.A163];8);&quot;.&quot;)*10^(RIGHT([.A163];3))" office:value-type="float" office:value="40.73802" calcext:value-type="float">
            <text:p>40,73802</text:p>
          </table:table-cell>
          <table:table-cell table:formula="of:=NUMBERVALUE(LEFT([.B163];8);&quot;.&quot;)*10^(RIGHT([.B163];3))" office:value-type="float" office:value="-7.16292" calcext:value-type="float">
            <text:p>-7,16292</text:p>
          </table:table-cell>
          <table:table-cell table:formula="of:=NUMBERVALUE(LEFT([.C163];8);&quot;.&quot;)*10^(RIGHT([.C163];3))" office:value-type="float" office:value="164.679" calcext:value-type="float">
            <text:p>164,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16869383470333e001</text:p>
          </table:table-cell>
          <table:table-cell office:value-type="string" calcext:value-type="string">
            <text:p>-7.17928640638932e000</text:p>
          </table:table-cell>
          <table:table-cell office:value-type="string" calcext:value-type="string">
            <text:p>1.64290119807168e002</text:p>
          </table:table-cell>
          <table:table-cell table:formula="of:=NUMBERVALUE(LEFT([.A164];8);&quot;.&quot;)*10^(RIGHT([.A164];3))" office:value-type="float" office:value="41.68693" calcext:value-type="float">
            <text:p>41,68693</text:p>
          </table:table-cell>
          <table:table-cell table:formula="of:=NUMBERVALUE(LEFT([.B164];8);&quot;.&quot;)*10^(RIGHT([.B164];3))" office:value-type="float" office:value="-7.17928" calcext:value-type="float">
            <text:p>-7,17928</text:p>
          </table:table-cell>
          <table:table-cell table:formula="of:=NUMBERVALUE(LEFT([.C164];8);&quot;.&quot;)*10^(RIGHT([.C164];3))" office:value-type="float" office:value="164.2901" calcext:value-type="float">
            <text:p>164,2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26579518801591e001</text:p>
          </table:table-cell>
          <table:table-cell office:value-type="string" calcext:value-type="string">
            <text:p>-7.19658198648704e000</text:p>
          </table:table-cell>
          <table:table-cell office:value-type="string" calcext:value-type="string">
            <text:p>1.63889809310478e002</text:p>
          </table:table-cell>
          <table:table-cell table:formula="of:=NUMBERVALUE(LEFT([.A165];8);&quot;.&quot;)*10^(RIGHT([.A165];3))" office:value-type="float" office:value="42.65795" calcext:value-type="float">
            <text:p>42,65795</text:p>
          </table:table-cell>
          <table:table-cell table:formula="of:=NUMBERVALUE(LEFT([.B165];8);&quot;.&quot;)*10^(RIGHT([.B165];3))" office:value-type="float" office:value="-7.19658" calcext:value-type="float">
            <text:p>-7,19658</text:p>
          </table:table-cell>
          <table:table-cell table:formula="of:=NUMBERVALUE(LEFT([.C165];8);&quot;.&quot;)*10^(RIGHT([.C165];3))" office:value-type="float" office:value="163.8898" calcext:value-type="float">
            <text:p>163,88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36515832240164e001</text:p>
          </table:table-cell>
          <table:table-cell office:value-type="string" calcext:value-type="string">
            <text:p>-7.21486896374754e000</text:p>
          </table:table-cell>
          <table:table-cell office:value-type="string" calcext:value-type="string">
            <text:p>1.63477658325346e002</text:p>
          </table:table-cell>
          <table:table-cell table:formula="of:=NUMBERVALUE(LEFT([.A166];8);&quot;.&quot;)*10^(RIGHT([.A166];3))" office:value-type="float" office:value="43.65158" calcext:value-type="float">
            <text:p>43,65158</text:p>
          </table:table-cell>
          <table:table-cell table:formula="of:=NUMBERVALUE(LEFT([.B166];8);&quot;.&quot;)*10^(RIGHT([.B166];3))" office:value-type="float" office:value="-7.21486" calcext:value-type="float">
            <text:p>-7,21486</text:p>
          </table:table-cell>
          <table:table-cell table:formula="of:=NUMBERVALUE(LEFT([.C166];8);&quot;.&quot;)*10^(RIGHT([.C166];3))" office:value-type="float" office:value="163.4776" calcext:value-type="float">
            <text:p>163,4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46683592150961e001</text:p>
          </table:table-cell>
          <table:table-cell office:value-type="string" calcext:value-type="string">
            <text:p>-7.23421276617298e000</text:p>
          </table:table-cell>
          <table:table-cell office:value-type="string" calcext:value-type="string">
            <text:p>1.63053204975637e002</text:p>
          </table:table-cell>
          <table:table-cell table:formula="of:=NUMBERVALUE(LEFT([.A167];8);&quot;.&quot;)*10^(RIGHT([.A167];3))" office:value-type="float" office:value="44.66835" calcext:value-type="float">
            <text:p>44,66835</text:p>
          </table:table-cell>
          <table:table-cell table:formula="of:=NUMBERVALUE(LEFT([.B167];8);&quot;.&quot;)*10^(RIGHT([.B167];3))" office:value-type="float" office:value="-7.23421" calcext:value-type="float">
            <text:p>-7,23421</text:p>
          </table:table-cell>
          <table:table-cell table:formula="of:=NUMBERVALUE(LEFT([.C167];8);&quot;.&quot;)*10^(RIGHT([.C167];3))" office:value-type="float" office:value="163.0532" calcext:value-type="float">
            <text:p>163,0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57088189614873e001</text:p>
          </table:table-cell>
          <table:table-cell office:value-type="string" calcext:value-type="string">
            <text:p>-7.25468397573548e000</text:p>
          </table:table-cell>
          <table:table-cell office:value-type="string" calcext:value-type="string">
            <text:p>1.62615962735788e002</text:p>
          </table:table-cell>
          <table:table-cell table:formula="of:=NUMBERVALUE(LEFT([.A168];8);&quot;.&quot;)*10^(RIGHT([.A168];3))" office:value-type="float" office:value="45.70881" calcext:value-type="float">
            <text:p>45,70881</text:p>
          </table:table-cell>
          <table:table-cell table:formula="of:=NUMBERVALUE(LEFT([.B168];8);&quot;.&quot;)*10^(RIGHT([.B168];3))" office:value-type="float" office:value="-7.25468" calcext:value-type="float">
            <text:p>-7,25468</text:p>
          </table:table-cell>
          <table:table-cell table:formula="of:=NUMBERVALUE(LEFT([.C168];8);&quot;.&quot;)*10^(RIGHT([.C168];3))" office:value-type="float" office:value="162.6159" calcext:value-type="float">
            <text:p>162,61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67735141287196e001</text:p>
          </table:table-cell>
          <table:table-cell office:value-type="string" calcext:value-type="string">
            <text:p>-7.27635881339583e000</text:p>
          </table:table-cell>
          <table:table-cell office:value-type="string" calcext:value-type="string">
            <text:p>1.62165418824672e002</text:p>
          </table:table-cell>
          <table:table-cell table:formula="of:=NUMBERVALUE(LEFT([.A169];8);&quot;.&quot;)*10^(RIGHT([.A169];3))" office:value-type="float" office:value="46.77351" calcext:value-type="float">
            <text:p>46,77351</text:p>
          </table:table-cell>
          <table:table-cell table:formula="of:=NUMBERVALUE(LEFT([.B169];8);&quot;.&quot;)*10^(RIGHT([.B169];3))" office:value-type="float" office:value="-7.27635" calcext:value-type="float">
            <text:p>-7,27635</text:p>
          </table:table-cell>
          <table:table-cell table:formula="of:=NUMBERVALUE(LEFT([.C169];8);&quot;.&quot;)*10^(RIGHT([.C169];3))" office:value-type="float" office:value="162.1654" calcext:value-type="float">
            <text:p>162,16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78630092322636e001</text:p>
          </table:table-cell>
          <table:table-cell office:value-type="string" calcext:value-type="string">
            <text:p>-7.29931967724351e000</text:p>
          </table:table-cell>
          <table:table-cell office:value-type="string" calcext:value-type="string">
            <text:p>1.61701032490126e002</text:p>
          </table:table-cell>
          <table:table-cell table:formula="of:=NUMBERVALUE(LEFT([.A170];8);&quot;.&quot;)*10^(RIGHT([.A170];3))" office:value-type="float" office:value="47.863" calcext:value-type="float">
            <text:p>47,863</text:p>
          </table:table-cell>
          <table:table-cell table:formula="of:=NUMBERVALUE(LEFT([.B170];8);&quot;.&quot;)*10^(RIGHT([.B170];3))" office:value-type="float" office:value="-7.29931" calcext:value-type="float">
            <text:p>-7,29931</text:p>
          </table:table-cell>
          <table:table-cell table:formula="of:=NUMBERVALUE(LEFT([.C170];8);&quot;.&quot;)*10^(RIGHT([.C170];3))" office:value-type="float" office:value="161.701" calcext:value-type="float">
            <text:p>161,7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89778819368444e001</text:p>
          </table:table-cell>
          <table:table-cell office:value-type="string" calcext:value-type="string">
            <text:p>-7.32365574033843e000</text:p>
          </table:table-cell>
          <table:table-cell office:value-type="string" calcext:value-type="string">
            <text:p>1.61222233178035e002</text:p>
          </table:table-cell>
          <table:table-cell table:formula="of:=NUMBERVALUE(LEFT([.A171];8);&quot;.&quot;)*10^(RIGHT([.A171];3))" office:value-type="float" office:value="48.97788" calcext:value-type="float">
            <text:p>48,97788</text:p>
          </table:table-cell>
          <table:table-cell table:formula="of:=NUMBERVALUE(LEFT([.B171];8);&quot;.&quot;)*10^(RIGHT([.B171];3))" office:value-type="float" office:value="-7.32365" calcext:value-type="float">
            <text:p>-7,32365</text:p>
          </table:table-cell>
          <table:table-cell table:formula="of:=NUMBERVALUE(LEFT([.C171];8);&quot;.&quot;)*10^(RIGHT([.C171];3))" office:value-type="float" office:value="161.2222" calcext:value-type="float">
            <text:p>161,2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01187233627270e001</text:p>
          </table:table-cell>
          <table:table-cell office:value-type="string" calcext:value-type="string">
            <text:p>-7.34946361573733e000</text:p>
          </table:table-cell>
          <table:table-cell office:value-type="string" calcext:value-type="string">
            <text:p>1.60728418579956e002</text:p>
          </table:table-cell>
          <table:table-cell table:formula="of:=NUMBERVALUE(LEFT([.A172];8);&quot;.&quot;)*10^(RIGHT([.A172];3))" office:value-type="float" office:value="50.11872" calcext:value-type="float">
            <text:p>50,11872</text:p>
          </table:table-cell>
          <table:table-cell table:formula="of:=NUMBERVALUE(LEFT([.B172];8);&quot;.&quot;)*10^(RIGHT([.B172];3))" office:value-type="float" office:value="-7.34946" calcext:value-type="float">
            <text:p>-7,34946</text:p>
          </table:table-cell>
          <table:table-cell table:formula="of:=NUMBERVALUE(LEFT([.C172];8);&quot;.&quot;)*10^(RIGHT([.C172];3))" office:value-type="float" office:value="160.7284" calcext:value-type="float">
            <text:p>160,7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12861383991362e001</text:p>
          </table:table-cell>
          <table:table-cell office:value-type="string" calcext:value-type="string">
            <text:p>-7.37684809722949e000</text:p>
          </table:table-cell>
          <table:table-cell office:value-type="string" calcext:value-type="string">
            <text:p>1.60218952553460e002</text:p>
          </table:table-cell>
          <table:table-cell table:formula="of:=NUMBERVALUE(LEFT([.A173];8);&quot;.&quot;)*10^(RIGHT([.A173];3))" office:value-type="float" office:value="51.28613" calcext:value-type="float">
            <text:p>51,28613</text:p>
          </table:table-cell>
          <table:table-cell table:formula="of:=NUMBERVALUE(LEFT([.B173];8);&quot;.&quot;)*10^(RIGHT([.B173];3))" office:value-type="float" office:value="-7.37684" calcext:value-type="float">
            <text:p>-7,37684</text:p>
          </table:table-cell>
          <table:table-cell table:formula="of:=NUMBERVALUE(LEFT([.C173];8);&quot;.&quot;)*10^(RIGHT([.C173];3))" office:value-type="float" office:value="160.2189" calcext:value-type="float">
            <text:p>160,2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24807460249770e001</text:p>
          </table:table-cell>
          <table:table-cell office:value-type="string" calcext:value-type="string">
            <text:p>-7.40592298550341e000</text:p>
          </table:table-cell>
          <table:table-cell office:value-type="string" calcext:value-type="string">
            <text:p>1.59693162909770e002</text:p>
          </table:table-cell>
          <table:table-cell table:formula="of:=NUMBERVALUE(LEFT([.A174];8);&quot;.&quot;)*10^(RIGHT([.A174];3))" office:value-type="float" office:value="52.48074" calcext:value-type="float">
            <text:p>52,48074</text:p>
          </table:table-cell>
          <table:table-cell table:formula="of:=NUMBERVALUE(LEFT([.B174];8);&quot;.&quot;)*10^(RIGHT([.B174];3))" office:value-type="float" office:value="-7.40592" calcext:value-type="float">
            <text:p>-7,40592</text:p>
          </table:table-cell>
          <table:table-cell table:formula="of:=NUMBERVALUE(LEFT([.C174];8);&quot;.&quot;)*10^(RIGHT([.C174];3))" office:value-type="float" office:value="159.6931" calcext:value-type="float">
            <text:p>159,69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37031796370250e001</text:p>
          </table:table-cell>
          <table:table-cell office:value-type="string" calcext:value-type="string">
            <text:p>-7.43681201085032e000</text:p>
          </table:table-cell>
          <table:table-cell office:value-type="string" calcext:value-type="string">
            <text:p>1.59150339063879e002</text:p>
          </table:table-cell>
          <table:table-cell table:formula="of:=NUMBERVALUE(LEFT([.A175];8);&quot;.&quot;)*10^(RIGHT([.A175];3))" office:value-type="float" office:value="53.70317" calcext:value-type="float">
            <text:p>53,70317</text:p>
          </table:table-cell>
          <table:table-cell table:formula="of:=NUMBERVALUE(LEFT([.B175];8);&quot;.&quot;)*10^(RIGHT([.B175];3))" office:value-type="float" office:value="-7.43681" calcext:value-type="float">
            <text:p>-7,43681</text:p>
          </table:table-cell>
          <table:table-cell table:formula="of:=NUMBERVALUE(LEFT([.C175];8);&quot;.&quot;)*10^(RIGHT([.C175];3))" office:value-type="float" office:value="159.1503" calcext:value-type="float">
            <text:p>159,1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49540873857622e001</text:p>
          </table:table-cell>
          <table:table-cell office:value-type="string" calcext:value-type="string">
            <text:p>-7.46964986511069e000</text:p>
          </table:table-cell>
          <table:table-cell office:value-type="string" calcext:value-type="string">
            <text:p>1.58589729543237e002</text:p>
          </table:table-cell>
          <table:table-cell table:formula="of:=NUMBERVALUE(LEFT([.A176];8);&quot;.&quot;)*10^(RIGHT([.A176];3))" office:value-type="float" office:value="54.95408" calcext:value-type="float">
            <text:p>54,95408</text:p>
          </table:table-cell>
          <table:table-cell table:formula="of:=NUMBERVALUE(LEFT([.B176];8);&quot;.&quot;)*10^(RIGHT([.B176];3))" office:value-type="float" office:value="-7.46964" calcext:value-type="float">
            <text:p>-7,46964</text:p>
          </table:table-cell>
          <table:table-cell table:formula="of:=NUMBERVALUE(LEFT([.C176];8);&quot;.&quot;)*10^(RIGHT([.C176];3))" office:value-type="float" office:value="158.5897" calcext:value-type="float">
            <text:p>158,5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62341325190346e001</text:p>
          </table:table-cell>
          <table:table-cell office:value-type="string" calcext:value-type="string">
            <text:p>-7.50458335742104e000</text:p>
          </table:table-cell>
          <table:table-cell office:value-type="string" calcext:value-type="string">
            <text:p>1.58010539352327e002</text:p>
          </table:table-cell>
          <table:table-cell table:formula="of:=NUMBERVALUE(LEFT([.A177];8);&quot;.&quot;)*10^(RIGHT([.A177];3))" office:value-type="float" office:value="56.23413" calcext:value-type="float">
            <text:p>56,23413</text:p>
          </table:table-cell>
          <table:table-cell table:formula="of:=NUMBERVALUE(LEFT([.B177];8);&quot;.&quot;)*10^(RIGHT([.B177];3))" office:value-type="float" office:value="-7.50458" calcext:value-type="float">
            <text:p>-7,50458</text:p>
          </table:table-cell>
          <table:table-cell table:formula="of:=NUMBERVALUE(LEFT([.C177];8);&quot;.&quot;)*10^(RIGHT([.C177];3))" office:value-type="float" office:value="158.0105" calcext:value-type="float">
            <text:p>158,0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75439937337154e001</text:p>
          </table:table-cell>
          <table:table-cell office:value-type="string" calcext:value-type="string">
            <text:p>-7.54177271047054e000</text:p>
          </table:table-cell>
          <table:table-cell office:value-type="string" calcext:value-type="string">
            <text:p>1.57411927192165e002</text:p>
          </table:table-cell>
          <table:table-cell table:formula="of:=NUMBERVALUE(LEFT([.A178];8);&quot;.&quot;)*10^(RIGHT([.A178];3))" office:value-type="float" office:value="57.54399" calcext:value-type="float">
            <text:p>57,54399</text:p>
          </table:table-cell>
          <table:table-cell table:formula="of:=NUMBERVALUE(LEFT([.B178];8);&quot;.&quot;)*10^(RIGHT([.B178];3))" office:value-type="float" office:value="-7.54177" calcext:value-type="float">
            <text:p>-7,54177</text:p>
          </table:table-cell>
          <table:table-cell table:formula="of:=NUMBERVALUE(LEFT([.C178];8);&quot;.&quot;)*10^(RIGHT([.C178];3))" office:value-type="float" office:value="157.4119" calcext:value-type="float">
            <text:p>157,4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88843655355586e001</text:p>
          </table:table-cell>
          <table:table-cell office:value-type="string" calcext:value-type="string">
            <text:p>-7.58139301647599e000</text:p>
          </table:table-cell>
          <table:table-cell office:value-type="string" calcext:value-type="string">
            <text:p>1.56793002535998e002</text:p>
          </table:table-cell>
          <table:table-cell table:formula="of:=NUMBERVALUE(LEFT([.A179];8);&quot;.&quot;)*10^(RIGHT([.A179];3))" office:value-type="float" office:value="58.88436" calcext:value-type="float">
            <text:p>58,88436</text:p>
          </table:table-cell>
          <table:table-cell table:formula="of:=NUMBERVALUE(LEFT([.B179];8);&quot;.&quot;)*10^(RIGHT([.B179];3))" office:value-type="float" office:value="-7.58139" calcext:value-type="float">
            <text:p>-7,58139</text:p>
          </table:table-cell>
          <table:table-cell table:formula="of:=NUMBERVALUE(LEFT([.C179];8);&quot;.&quot;)*10^(RIGHT([.C179];3))" office:value-type="float" office:value="156.793" calcext:value-type="float">
            <text:p>156,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02559586074355e001</text:p>
          </table:table-cell>
          <table:table-cell office:value-type="string" calcext:value-type="string">
            <text:p>-7.62363587499726e000</text:p>
          </table:table-cell>
          <table:table-cell office:value-type="string" calcext:value-type="string">
            <text:p>1.56152822565402e002</text:p>
          </table:table-cell>
          <table:table-cell table:formula="of:=NUMBERVALUE(LEFT([.A180];8);&quot;.&quot;)*10^(RIGHT([.A180];3))" office:value-type="float" office:value="60.25595" calcext:value-type="float">
            <text:p>60,25595</text:p>
          </table:table-cell>
          <table:table-cell table:formula="of:=NUMBERVALUE(LEFT([.B180];8);&quot;.&quot;)*10^(RIGHT([.B180];3))" office:value-type="float" office:value="-7.62363" calcext:value-type="float">
            <text:p>-7,62363</text:p>
          </table:table-cell>
          <table:table-cell table:formula="of:=NUMBERVALUE(LEFT([.C180];8);&quot;.&quot;)*10^(RIGHT([.C180];3))" office:value-type="float" office:value="156.1528" calcext:value-type="float">
            <text:p>156,15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16595001861479e001</text:p>
          </table:table-cell>
          <table:table-cell office:value-type="string" calcext:value-type="string">
            <text:p>-7.66871123811805e000</text:p>
          </table:table-cell>
          <table:table-cell office:value-type="string" calcext:value-type="string">
            <text:p>1.55490388974784e002</text:p>
          </table:table-cell>
          <table:table-cell table:formula="of:=NUMBERVALUE(LEFT([.A181];8);&quot;.&quot;)*10^(RIGHT([.A181];3))" office:value-type="float" office:value="61.6595" calcext:value-type="float">
            <text:p>61,6595</text:p>
          </table:table-cell>
          <table:table-cell table:formula="of:=NUMBERVALUE(LEFT([.B181];8);&quot;.&quot;)*10^(RIGHT([.B181];3))" office:value-type="float" office:value="-7.66871" calcext:value-type="float">
            <text:p>-7,66871</text:p>
          </table:table-cell>
          <table:table-cell table:formula="of:=NUMBERVALUE(LEFT([.C181];8);&quot;.&quot;)*10^(RIGHT([.C181];3))" office:value-type="float" office:value="155.4903" calcext:value-type="float">
            <text:p>155,4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30957344480190e001</text:p>
          </table:table-cell>
          <table:table-cell office:value-type="string" calcext:value-type="string">
            <text:p>-7.71684949250075e000</text:p>
          </table:table-cell>
          <table:table-cell office:value-type="string" calcext:value-type="string">
            <text:p>1.54804644657074e002</text:p>
          </table:table-cell>
          <table:table-cell table:formula="of:=NUMBERVALUE(LEFT([.A182];8);&quot;.&quot;)*10^(RIGHT([.A182];3))" office:value-type="float" office:value="63.09573" calcext:value-type="float">
            <text:p>63,09573</text:p>
          </table:table-cell>
          <table:table-cell table:formula="of:=NUMBERVALUE(LEFT([.B182];8);&quot;.&quot;)*10^(RIGHT([.B182];3))" office:value-type="float" office:value="-7.71684" calcext:value-type="float">
            <text:p>-7,71684</text:p>
          </table:table-cell>
          <table:table-cell table:formula="of:=NUMBERVALUE(LEFT([.C182];8);&quot;.&quot;)*10^(RIGHT([.C182];3))" office:value-type="float" office:value="154.8046" calcext:value-type="float">
            <text:p>154,80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45654229034652e001</text:p>
          </table:table-cell>
          <table:table-cell office:value-type="string" calcext:value-type="string">
            <text:p>-7.76830381250087e000</text:p>
          </table:table-cell>
          <table:table-cell office:value-type="string" calcext:value-type="string">
            <text:p>1.54094470289502e002</text:p>
          </table:table-cell>
          <table:table-cell table:formula="of:=NUMBERVALUE(LEFT([.A183];8);&quot;.&quot;)*10^(RIGHT([.A183];3))" office:value-type="float" office:value="64.56542" calcext:value-type="float">
            <text:p>64,56542</text:p>
          </table:table-cell>
          <table:table-cell table:formula="of:=NUMBERVALUE(LEFT([.B183];8);&quot;.&quot;)*10^(RIGHT([.B183];3))" office:value-type="float" office:value="-7.7683" calcext:value-type="float">
            <text:p>-7,7683</text:p>
          </table:table-cell>
          <table:table-cell table:formula="of:=NUMBERVALUE(LEFT([.C183];8);&quot;.&quot;)*10^(RIGHT([.C183];3))" office:value-type="float" office:value="154.0944" calcext:value-type="float">
            <text:p>154,0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60693448007593e001</text:p>
          </table:table-cell>
          <table:table-cell office:value-type="string" calcext:value-type="string">
            <text:p>-7.82335282403406e000</text:p>
          </table:table-cell>
          <table:table-cell office:value-type="string" calcext:value-type="string">
            <text:p>1.53358680845942e002</text:p>
          </table:table-cell>
          <table:table-cell table:formula="of:=NUMBERVALUE(LEFT([.A184];8);&quot;.&quot;)*10^(RIGHT([.A184];3))" office:value-type="float" office:value="66.06934" calcext:value-type="float">
            <text:p>66,06934</text:p>
          </table:table-cell>
          <table:table-cell table:formula="of:=NUMBERVALUE(LEFT([.B184];8);&quot;.&quot;)*10^(RIGHT([.B184];3))" office:value-type="float" office:value="-7.82335" calcext:value-type="float">
            <text:p>-7,82335</text:p>
          </table:table-cell>
          <table:table-cell table:formula="of:=NUMBERVALUE(LEFT([.C184];8);&quot;.&quot;)*10^(RIGHT([.C184];3))" office:value-type="float" office:value="153.3586" calcext:value-type="float">
            <text:p>153,35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76082975391978e001</text:p>
          </table:table-cell>
          <table:table-cell office:value-type="string" calcext:value-type="string">
            <text:p>-7.88230362539654e000</text:p>
          </table:table-cell>
          <table:table-cell office:value-type="string" calcext:value-type="string">
            <text:p>1.52596022071762e002</text:p>
          </table:table-cell>
          <table:table-cell table:formula="of:=NUMBERVALUE(LEFT([.A185];8);&quot;.&quot;)*10^(RIGHT([.A185];3))" office:value-type="float" office:value="67.60829" calcext:value-type="float">
            <text:p>67,60829</text:p>
          </table:table-cell>
          <table:table-cell table:formula="of:=NUMBERVALUE(LEFT([.B185];8);&quot;.&quot;)*10^(RIGHT([.B185];3))" office:value-type="float" office:value="-7.8823" calcext:value-type="float">
            <text:p>-7,8823</text:p>
          </table:table-cell>
          <table:table-cell table:formula="of:=NUMBERVALUE(LEFT([.C185];8);&quot;.&quot;)*10^(RIGHT([.C185];3))" office:value-type="float" office:value="152.596" calcext:value-type="float">
            <text:p>152,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91830970918933e001</text:p>
          </table:table-cell>
          <table:table-cell office:value-type="string" calcext:value-type="string">
            <text:p>-7.94549521895646e000</text:p>
          </table:table-cell>
          <table:table-cell office:value-type="string" calcext:value-type="string">
            <text:p>1.51805166968816e002</text:p>
          </table:table-cell>
          <table:table-cell table:formula="of:=NUMBERVALUE(LEFT([.A186];8);&quot;.&quot;)*10^(RIGHT([.A186];3))" office:value-type="float" office:value="69.18309" calcext:value-type="float">
            <text:p>69,18309</text:p>
          </table:table-cell>
          <table:table-cell table:formula="of:=NUMBERVALUE(LEFT([.B186];8);&quot;.&quot;)*10^(RIGHT([.B186];3))" office:value-type="float" office:value="-7.94549" calcext:value-type="float">
            <text:p>-7,94549</text:p>
          </table:table-cell>
          <table:table-cell table:formula="of:=NUMBERVALUE(LEFT([.C186];8);&quot;.&quot;)*10^(RIGHT([.C186];3))" office:value-type="float" office:value="151.8051" calcext:value-type="float">
            <text:p>151,8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07945784384134e001</text:p>
          </table:table-cell>
          <table:table-cell office:value-type="string" calcext:value-type="string">
            <text:p>-8.01330241682639e000</text:p>
          </table:table-cell>
          <table:table-cell office:value-type="string" calcext:value-type="string">
            <text:p>1.50984712352506e002</text:p>
          </table:table-cell>
          <table:table-cell table:formula="of:=NUMBERVALUE(LEFT([.A187];8);&quot;.&quot;)*10^(RIGHT([.A187];3))" office:value-type="float" office:value="70.79457" calcext:value-type="float">
            <text:p>70,79457</text:p>
          </table:table-cell>
          <table:table-cell table:formula="of:=NUMBERVALUE(LEFT([.B187];8);&quot;.&quot;)*10^(RIGHT([.B187];3))" office:value-type="float" office:value="-8.0133" calcext:value-type="float">
            <text:p>-8,0133</text:p>
          </table:table-cell>
          <table:table-cell table:formula="of:=NUMBERVALUE(LEFT([.C187];8);&quot;.&quot;)*10^(RIGHT([.C187];3))" office:value-type="float" office:value="150.9847" calcext:value-type="float">
            <text:p>150,9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24435960074986e001</text:p>
          </table:table-cell>
          <table:table-cell office:value-type="string" calcext:value-type="string">
            <text:p>-8.08614029462616e000</text:p>
          </table:table-cell>
          <table:table-cell office:value-type="string" calcext:value-type="string">
            <text:p>1.50133175560310e002</text:p>
          </table:table-cell>
          <table:table-cell table:formula="of:=NUMBERVALUE(LEFT([.A188];8);&quot;.&quot;)*10^(RIGHT([.A188];3))" office:value-type="float" office:value="72.44359" calcext:value-type="float">
            <text:p>72,44359</text:p>
          </table:table-cell>
          <table:table-cell table:formula="of:=NUMBERVALUE(LEFT([.B188];8);&quot;.&quot;)*10^(RIGHT([.B188];3))" office:value-type="float" office:value="-8.08614" calcext:value-type="float">
            <text:p>-8,08614</text:p>
          </table:table-cell>
          <table:table-cell table:formula="of:=NUMBERVALUE(LEFT([.C188];8);&quot;.&quot;)*10^(RIGHT([.C188];3))" office:value-type="float" office:value="150.1331" calcext:value-type="float">
            <text:p>150,1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41310241300914e001</text:p>
          </table:table-cell>
          <table:table-cell office:value-type="string" calcext:value-type="string">
            <text:p>-8.16446928068339e000</text:p>
          </table:table-cell>
          <table:table-cell office:value-type="string" calcext:value-type="string">
            <text:p>1.49248991412279e002</text:p>
          </table:table-cell>
          <table:table-cell table:formula="of:=NUMBERVALUE(LEFT([.A189];8);&quot;.&quot;)*10^(RIGHT([.A189];3))" office:value-type="float" office:value="74.13102" calcext:value-type="float">
            <text:p>74,13102</text:p>
          </table:table-cell>
          <table:table-cell table:formula="of:=NUMBERVALUE(LEFT([.B189];8);&quot;.&quot;)*10^(RIGHT([.B189];3))" office:value-type="float" office:value="-8.16446" calcext:value-type="float">
            <text:p>-8,16446</text:p>
          </table:table-cell>
          <table:table-cell table:formula="of:=NUMBERVALUE(LEFT([.C189];8);&quot;.&quot;)*10^(RIGHT([.C189];3))" office:value-type="float" office:value="149.2489" calcext:value-type="float">
            <text:p>149,2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58577575029180e001</text:p>
          </table:table-cell>
          <table:table-cell office:value-type="string" calcext:value-type="string">
            <text:p>-8.24880098404482e000</text:p>
          </table:table-cell>
          <table:table-cell office:value-type="string" calcext:value-type="string">
            <text:p>1.48330509549367e002</text:p>
          </table:table-cell>
          <table:table-cell table:formula="of:=NUMBERVALUE(LEFT([.A190];8);&quot;.&quot;)*10^(RIGHT([.A190];3))" office:value-type="float" office:value="75.85775" calcext:value-type="float">
            <text:p>75,85775</text:p>
          </table:table-cell>
          <table:table-cell table:formula="of:=NUMBERVALUE(LEFT([.B190];8);&quot;.&quot;)*10^(RIGHT([.B190];3))" office:value-type="float" office:value="-8.2488" calcext:value-type="float">
            <text:p>-8,2488</text:p>
          </table:table-cell>
          <table:table-cell table:formula="of:=NUMBERVALUE(LEFT([.C190];8);&quot;.&quot;)*10^(RIGHT([.C190];3))" office:value-type="float" office:value="148.3305" calcext:value-type="float">
            <text:p>148,33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76247116628688e001</text:p>
          </table:table-cell>
          <table:table-cell office:value-type="string" calcext:value-type="string">
            <text:p>-8.33970488421463e000</text:p>
          </table:table-cell>
          <table:table-cell office:value-type="string" calcext:value-type="string">
            <text:p>1.47375992305696e002</text:p>
          </table:table-cell>
          <table:table-cell table:formula="of:=NUMBERVALUE(LEFT([.A191];8);&quot;.&quot;)*10^(RIGHT([.A191];3))" office:value-type="float" office:value="77.62471" calcext:value-type="float">
            <text:p>77,62471</text:p>
          </table:table-cell>
          <table:table-cell table:formula="of:=NUMBERVALUE(LEFT([.B191];8);&quot;.&quot;)*10^(RIGHT([.B191];3))" office:value-type="float" office:value="-8.3397" calcext:value-type="float">
            <text:p>-8,3397</text:p>
          </table:table-cell>
          <table:table-cell table:formula="of:=NUMBERVALUE(LEFT([.C191];8);&quot;.&quot;)*10^(RIGHT([.C191];3))" office:value-type="float" office:value="147.3759" calcext:value-type="float">
            <text:p>147,37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94328234724277e001</text:p>
          </table:table-cell>
          <table:table-cell office:value-type="string" calcext:value-type="string">
            <text:p>-8.43781602955292e000</text:p>
          </table:table-cell>
          <table:table-cell office:value-type="string" calcext:value-type="string">
            <text:p>1.46383613306591e002</text:p>
          </table:table-cell>
          <table:table-cell table:formula="of:=NUMBERVALUE(LEFT([.A192];8);&quot;.&quot;)*10^(RIGHT([.A192];3))" office:value-type="float" office:value="79.43282" calcext:value-type="float">
            <text:p>79,43282</text:p>
          </table:table-cell>
          <table:table-cell table:formula="of:=NUMBERVALUE(LEFT([.B192];8);&quot;.&quot;)*10^(RIGHT([.B192];3))" office:value-type="float" office:value="-8.43781" calcext:value-type="float">
            <text:p>-8,43781</text:p>
          </table:table-cell>
          <table:table-cell table:formula="of:=NUMBERVALUE(LEFT([.C192];8);&quot;.&quot;)*10^(RIGHT([.C192];3))" office:value-type="float" office:value="146.3836" calcext:value-type="float">
            <text:p>146,3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12830516164095e001</text:p>
          </table:table-cell>
          <table:table-cell office:value-type="string" calcext:value-type="string">
            <text:p>-8.54384392105518e000</text:p>
          </table:table-cell>
          <table:table-cell office:value-type="string" calcext:value-type="string">
            <text:p>1.45351457025962e002</text:p>
          </table:table-cell>
          <table:table-cell table:formula="of:=NUMBERVALUE(LEFT([.A193];8);&quot;.&quot;)*10^(RIGHT([.A193];3))" office:value-type="float" office:value="81.28305" calcext:value-type="float">
            <text:p>81,28305</text:p>
          </table:table-cell>
          <table:table-cell table:formula="of:=NUMBERVALUE(LEFT([.B193];8);&quot;.&quot;)*10^(RIGHT([.B193];3))" office:value-type="float" office:value="-8.54384" calcext:value-type="float">
            <text:p>-8,54384</text:p>
          </table:table-cell>
          <table:table-cell table:formula="of:=NUMBERVALUE(LEFT([.C193];8);&quot;.&quot;)*10^(RIGHT([.C193];3))" office:value-type="float" office:value="145.3514" calcext:value-type="float">
            <text:p>145,3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31763771102667e001</text:p>
          </table:table-cell>
          <table:table-cell office:value-type="string" calcext:value-type="string">
            <text:p>-8.65858279554015e000</text:p>
          </table:table-cell>
          <table:table-cell office:value-type="string" calcext:value-type="string">
            <text:p>1.44277519584898e002</text:p>
          </table:table-cell>
          <table:table-cell table:formula="of:=NUMBERVALUE(LEFT([.A194];8);&quot;.&quot;)*10^(RIGHT([.A194];3))" office:value-type="float" office:value="83.17637" calcext:value-type="float">
            <text:p>83,17637</text:p>
          </table:table-cell>
          <table:table-cell table:formula="of:=NUMBERVALUE(LEFT([.B194];8);&quot;.&quot;)*10^(RIGHT([.B194];3))" office:value-type="float" office:value="-8.65858" calcext:value-type="float">
            <text:p>-8,65858</text:p>
          </table:table-cell>
          <table:table-cell table:formula="of:=NUMBERVALUE(LEFT([.C194];8);&quot;.&quot;)*10^(RIGHT([.C194];3))" office:value-type="float" office:value="144.2775" calcext:value-type="float">
            <text:p>144,27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51138038202372e001</text:p>
          </table:table-cell>
          <table:table-cell office:value-type="string" calcext:value-type="string">
            <text:p>-8.78292356952167e000</text:p>
          </table:table-cell>
          <table:table-cell office:value-type="string" calcext:value-type="string">
            <text:p>1.43159711128310e002</text:p>
          </table:table-cell>
          <table:table-cell table:formula="of:=NUMBERVALUE(LEFT([.A195];8);&quot;.&quot;)*10^(RIGHT([.A195];3))" office:value-type="float" office:value="85.1138" calcext:value-type="float">
            <text:p>85,1138</text:p>
          </table:table-cell>
          <table:table-cell table:formula="of:=NUMBERVALUE(LEFT([.B195];8);&quot;.&quot;)*10^(RIGHT([.B195];3))" office:value-type="float" office:value="-8.78292" calcext:value-type="float">
            <text:p>-8,78292</text:p>
          </table:table-cell>
          <table:table-cell table:formula="of:=NUMBERVALUE(LEFT([.C195];8);&quot;.&quot;)*10^(RIGHT([.C195];3))" office:value-type="float" office:value="143.1597" calcext:value-type="float">
            <text:p>143,1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70963589956076e001</text:p>
          </table:table-cell>
          <table:table-cell office:value-type="string" calcext:value-type="string">
            <text:p>-8.91786776560317e000</text:p>
          </table:table-cell>
          <table:table-cell office:value-type="string" calcext:value-type="string">
            <text:p>1.41995860177905e002</text:p>
          </table:table-cell>
          <table:table-cell table:formula="of:=NUMBERVALUE(LEFT([.A196];8);&quot;.&quot;)*10^(RIGHT([.A196];3))" office:value-type="float" office:value="87.09635" calcext:value-type="float">
            <text:p>87,09635</text:p>
          </table:table-cell>
          <table:table-cell table:formula="of:=NUMBERVALUE(LEFT([.B196];8);&quot;.&quot;)*10^(RIGHT([.B196];3))" office:value-type="float" office:value="-8.91786" calcext:value-type="float">
            <text:p>-8,91786</text:p>
          </table:table-cell>
          <table:table-cell table:formula="of:=NUMBERVALUE(LEFT([.C196];8);&quot;.&quot;)*10^(RIGHT([.C196];3))" office:value-type="float" office:value="141.9958" calcext:value-type="float">
            <text:p>141,99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91250938133741e001</text:p>
          </table:table-cell>
          <table:table-cell office:value-type="string" calcext:value-type="string">
            <text:p>-9.06454382187609e000</text:p>
          </table:table-cell>
          <table:table-cell office:value-type="string" calcext:value-type="string">
            <text:p>1.40783720427040e002</text:p>
          </table:table-cell>
          <table:table-cell table:formula="of:=NUMBERVALUE(LEFT([.A197];8);&quot;.&quot;)*10^(RIGHT([.A197];3))" office:value-type="float" office:value="89.12509" calcext:value-type="float">
            <text:p>89,12509</text:p>
          </table:table-cell>
          <table:table-cell table:formula="of:=NUMBERVALUE(LEFT([.B197];8);&quot;.&quot;)*10^(RIGHT([.B197];3))" office:value-type="float" office:value="-9.06454" calcext:value-type="float">
            <text:p>-9,06454</text:p>
          </table:table-cell>
          <table:table-cell table:formula="of:=NUMBERVALUE(LEFT([.C197];8);&quot;.&quot;)*10^(RIGHT([.C197];3))" office:value-type="float" office:value="140.7837" calcext:value-type="float">
            <text:p>140,78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12010839355905e001</text:p>
          </table:table-cell>
          <table:table-cell office:value-type="string" calcext:value-type="string">
            <text:p>-9.22422628835153e000</text:p>
          </table:table-cell>
          <table:table-cell office:value-type="string" calcext:value-type="string">
            <text:p>1.39520980514232e002</text:p>
          </table:table-cell>
          <table:table-cell table:formula="of:=NUMBERVALUE(LEFT([.A198];8);&quot;.&quot;)*10^(RIGHT([.A198];3))" office:value-type="float" office:value="91.20108" calcext:value-type="float">
            <text:p>91,20108</text:p>
          </table:table-cell>
          <table:table-cell table:formula="of:=NUMBERVALUE(LEFT([.B198];8);&quot;.&quot;)*10^(RIGHT([.B198];3))" office:value-type="float" office:value="-9.22422" calcext:value-type="float">
            <text:p>-9,22422</text:p>
          </table:table-cell>
          <table:table-cell table:formula="of:=NUMBERVALUE(LEFT([.C198];8);&quot;.&quot;)*10^(RIGHT([.C198];3))" office:value-type="float" office:value="139.5209" calcext:value-type="float">
            <text:p>139,52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33254300796986e001</text:p>
          </table:table-cell>
          <table:table-cell office:value-type="string" calcext:value-type="string">
            <text:p>-9.39835855278305e000</text:p>
          </table:table-cell>
          <table:table-cell office:value-type="string" calcext:value-type="string">
            <text:p>1.38205277384528e002</text:p>
          </table:table-cell>
          <table:table-cell table:formula="of:=NUMBERVALUE(LEFT([.A199];8);&quot;.&quot;)*10^(RIGHT([.A199];3))" office:value-type="float" office:value="93.32543" calcext:value-type="float">
            <text:p>93,32543</text:p>
          </table:table-cell>
          <table:table-cell table:formula="of:=NUMBERVALUE(LEFT([.B199];8);&quot;.&quot;)*10^(RIGHT([.B199];3))" office:value-type="float" office:value="-9.39835" calcext:value-type="float">
            <text:p>-9,39835</text:p>
          </table:table-cell>
          <table:table-cell table:formula="of:=NUMBERVALUE(LEFT([.C199];8);&quot;.&quot;)*10^(RIGHT([.C199];3))" office:value-type="float" office:value="138.2052" calcext:value-type="float">
            <text:p>138,2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54992586021431e001</text:p>
          </table:table-cell>
          <table:table-cell office:value-type="string" calcext:value-type="string">
            <text:p>-9.58857992584983e000</text:p>
          </table:table-cell>
          <table:table-cell office:value-type="string" calcext:value-type="string">
            <text:p>1.36834213916795e002</text:p>
          </table:table-cell>
          <table:table-cell table:formula="of:=NUMBERVALUE(LEFT([.A200];8);&quot;.&quot;)*10^(RIGHT([.A200];3))" office:value-type="float" office:value="95.49925" calcext:value-type="float">
            <text:p>95,49925</text:p>
          </table:table-cell>
          <table:table-cell table:formula="of:=NUMBERVALUE(LEFT([.B200];8);&quot;.&quot;)*10^(RIGHT([.B200];3))" office:value-type="float" office:value="-9.58857" calcext:value-type="float">
            <text:p>-9,58857</text:p>
          </table:table-cell>
          <table:table-cell table:formula="of:=NUMBERVALUE(LEFT([.C200];8);&quot;.&quot;)*10^(RIGHT([.C200];3))" office:value-type="float" office:value="136.8342" calcext:value-type="float">
            <text:p>136,8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77237220955805e001</text:p>
          </table:table-cell>
          <table:table-cell office:value-type="string" calcext:value-type="string">
            <text:p>-9.79675817408067e000</text:p>
          </table:table-cell>
          <table:table-cell office:value-type="string" calcext:value-type="string">
            <text:p>1.35405381553472e002</text:p>
          </table:table-cell>
          <table:table-cell table:formula="of:=NUMBERVALUE(LEFT([.A201];8);&quot;.&quot;)*10^(RIGHT([.A201];3))" office:value-type="float" office:value="97.72372" calcext:value-type="float">
            <text:p>97,72372</text:p>
          </table:table-cell>
          <table:table-cell table:formula="of:=NUMBERVALUE(LEFT([.B201];8);&quot;.&quot;)*10^(RIGHT([.B201];3))" office:value-type="float" office:value="-9.79675" calcext:value-type="float">
            <text:p>-9,79675</text:p>
          </table:table-cell>
          <table:table-cell table:formula="of:=NUMBERVALUE(LEFT([.C201];8);&quot;.&quot;)*10^(RIGHT([.C201];3))" office:value-type="float" office:value="135.4053" calcext:value-type="float">
            <text:p>135,4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99999999999995e001</text:p>
          </table:table-cell>
          <table:table-cell office:value-type="string" calcext:value-type="string">
            <text:p>-1.00250289505266e001</text:p>
          </table:table-cell>
          <table:table-cell office:value-type="string" calcext:value-type="string">
            <text:p>1.33916388707642e002</text:p>
          </table:table-cell>
          <table:table-cell table:formula="of:=NUMBERVALUE(LEFT([.A202];8);&quot;.&quot;)*10^(RIGHT([.A202];3))" office:value-type="float" office:value="99.99999" calcext:value-type="float">
            <text:p>99,99999</text:p>
          </table:table-cell>
          <table:table-cell table:formula="of:=NUMBERVALUE(LEFT([.B202];8);&quot;.&quot;)*10^(RIGHT([.B202];3))" office:value-type="float" office:value="-10.025" calcext:value-type="float">
            <text:p>-10,025</text:p>
          </table:table-cell>
          <table:table-cell table:formula="of:=NUMBERVALUE(LEFT([.C202];8);&quot;.&quot;)*10^(RIGHT([.C202];3))" office:value-type="float" office:value="133.9163" calcext:value-type="float">
            <text:p>133,9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2329299228075e002</text:p>
          </table:table-cell>
          <table:table-cell office:value-type="string" calcext:value-type="string">
            <text:p>-1.02758440874760e001</text:p>
          </table:table-cell>
          <table:table-cell office:value-type="string" calcext:value-type="string">
            <text:p>1.32364895727108e002</text:p>
          </table:table-cell>
          <table:table-cell table:formula="of:=NUMBERVALUE(LEFT([.A203];8);&quot;.&quot;)*10^(RIGHT([.A203];3))" office:value-type="float" office:value="102.3292" calcext:value-type="float">
            <text:p>102,3292</text:p>
          </table:table-cell>
          <table:table-cell table:formula="of:=NUMBERVALUE(LEFT([.B203];8);&quot;.&quot;)*10^(RIGHT([.B203];3))" office:value-type="float" office:value="-10.2758" calcext:value-type="float">
            <text:p>-10,2758</text:p>
          </table:table-cell>
          <table:table-cell table:formula="of:=NUMBERVALUE(LEFT([.C203];8);&quot;.&quot;)*10^(RIGHT([.C203];3))" office:value-type="float" office:value="132.3648" calcext:value-type="float">
            <text:p>132,36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4712854805089e002</text:p>
          </table:table-cell>
          <table:table-cell office:value-type="string" calcext:value-type="string">
            <text:p>-1.05520314591129e001</text:p>
          </table:table-cell>
          <table:table-cell office:value-type="string" calcext:value-type="string">
            <text:p>1.30748657149331e002</text:p>
          </table:table-cell>
          <table:table-cell table:formula="of:=NUMBERVALUE(LEFT([.A204];8);&quot;.&quot;)*10^(RIGHT([.A204];3))" office:value-type="float" office:value="104.7128" calcext:value-type="float">
            <text:p>104,7128</text:p>
          </table:table-cell>
          <table:table-cell table:formula="of:=NUMBERVALUE(LEFT([.B204];8);&quot;.&quot;)*10^(RIGHT([.B204];3))" office:value-type="float" office:value="-10.552" calcext:value-type="float">
            <text:p>-10,552</text:p>
          </table:table-cell>
          <table:table-cell table:formula="of:=NUMBERVALUE(LEFT([.C204];8);&quot;.&quot;)*10^(RIGHT([.C204];3))" office:value-type="float" office:value="130.7486" calcext:value-type="float">
            <text:p>130,74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7151930523760e002</text:p>
          </table:table-cell>
          <table:table-cell office:value-type="string" calcext:value-type="string">
            <text:p>-1.08568702157487e001</text:p>
          </table:table-cell>
          <table:table-cell office:value-type="string" calcext:value-type="string">
            <text:p>1.29065571862393e002</text:p>
          </table:table-cell>
          <table:table-cell table:formula="of:=NUMBERVALUE(LEFT([.A205];8);&quot;.&quot;)*10^(RIGHT([.A205];3))" office:value-type="float" office:value="107.1519" calcext:value-type="float">
            <text:p>107,1519</text:p>
          </table:table-cell>
          <table:table-cell table:formula="of:=NUMBERVALUE(LEFT([.B205];8);&quot;.&quot;)*10^(RIGHT([.B205];3))" office:value-type="float" office:value="-10.8568" calcext:value-type="float">
            <text:p>-10,8568</text:p>
          </table:table-cell>
          <table:table-cell table:formula="of:=NUMBERVALUE(LEFT([.C205];8);&quot;.&quot;)*10^(RIGHT([.C205];3))" office:value-type="float" office:value="129.0655" calcext:value-type="float">
            <text:p>129,0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9647819614318e002</text:p>
          </table:table-cell>
          <table:table-cell office:value-type="string" calcext:value-type="string">
            <text:p>-1.11941868291998e001</text:p>
          </table:table-cell>
          <table:table-cell office:value-type="string" calcext:value-type="string">
            <text:p>1.27313741569317e002</text:p>
          </table:table-cell>
          <table:table-cell table:formula="of:=NUMBERVALUE(LEFT([.A206];8);&quot;.&quot;)*10^(RIGHT([.A206];3))" office:value-type="float" office:value="109.6478" calcext:value-type="float">
            <text:p>109,6478</text:p>
          </table:table-cell>
          <table:table-cell table:formula="of:=NUMBERVALUE(LEFT([.B206];8);&quot;.&quot;)*10^(RIGHT([.B206];3))" office:value-type="float" office:value="-11.1941" calcext:value-type="float">
            <text:p>-11,1941</text:p>
          </table:table-cell>
          <table:table-cell table:formula="of:=NUMBERVALUE(LEFT([.C206];8);&quot;.&quot;)*10^(RIGHT([.C206];3))" office:value-type="float" office:value="127.3137" calcext:value-type="float">
            <text:p>127,3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2201845430196e002</text:p>
          </table:table-cell>
          <table:table-cell office:value-type="string" calcext:value-type="string">
            <text:p>-1.15684798896653e001</text:p>
          </table:table-cell>
          <table:table-cell office:value-type="string" calcext:value-type="string">
            <text:p>1.25491537604411e002</text:p>
          </table:table-cell>
          <table:table-cell table:formula="of:=NUMBERVALUE(LEFT([.A207];8);&quot;.&quot;)*10^(RIGHT([.A207];3))" office:value-type="float" office:value="112.2018" calcext:value-type="float">
            <text:p>112,2018</text:p>
          </table:table-cell>
          <table:table-cell table:formula="of:=NUMBERVALUE(LEFT([.B207];8);&quot;.&quot;)*10^(RIGHT([.B207];3))" office:value-type="float" office:value="-11.5684" calcext:value-type="float">
            <text:p>-11,5684</text:p>
          </table:table-cell>
          <table:table-cell table:formula="of:=NUMBERVALUE(LEFT([.C207];8);&quot;.&quot;)*10^(RIGHT([.C207];3))" office:value-type="float" office:value="125.4915" calcext:value-type="float">
            <text:p>125,49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4815362149688e002</text:p>
          </table:table-cell>
          <table:table-cell office:value-type="string" calcext:value-type="string">
            <text:p>-1.19850854942714e001</text:p>
          </table:table-cell>
          <table:table-cell office:value-type="string" calcext:value-type="string">
            <text:p>1.23597675635303e002</text:p>
          </table:table-cell>
          <table:table-cell table:formula="of:=NUMBERVALUE(LEFT([.A208];8);&quot;.&quot;)*10^(RIGHT([.A208];3))" office:value-type="float" office:value="114.8153" calcext:value-type="float">
            <text:p>114,8153</text:p>
          </table:table-cell>
          <table:table-cell table:formula="of:=NUMBERVALUE(LEFT([.B208];8);&quot;.&quot;)*10^(RIGHT([.B208];3))" office:value-type="float" office:value="-11.985" calcext:value-type="float">
            <text:p>-11,985</text:p>
          </table:table-cell>
          <table:table-cell table:formula="of:=NUMBERVALUE(LEFT([.C208];8);&quot;.&quot;)*10^(RIGHT([.C208];3))" office:value-type="float" office:value="123.5976" calcext:value-type="float">
            <text:p>123,5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7489755493952e002</text:p>
          </table:table-cell>
          <table:table-cell office:value-type="string" calcext:value-type="string">
            <text:p>-1.24504012946706e001</text:p>
          </table:table-cell>
          <table:table-cell office:value-type="string" calcext:value-type="string">
            <text:p>1.21631297061849e002</text:p>
          </table:table-cell>
          <table:table-cell table:formula="of:=NUMBERVALUE(LEFT([.A209];8);&quot;.&quot;)*10^(RIGHT([.A209];3))" office:value-type="float" office:value="117.4897" calcext:value-type="float">
            <text:p>117,4897</text:p>
          </table:table-cell>
          <table:table-cell table:formula="of:=NUMBERVALUE(LEFT([.B209];8);&quot;.&quot;)*10^(RIGHT([.B209];3))" office:value-type="float" office:value="-12.4504" calcext:value-type="float">
            <text:p>-12,4504</text:p>
          </table:table-cell>
          <table:table-cell table:formula="of:=NUMBERVALUE(LEFT([.C209];8);&quot;.&quot;)*10^(RIGHT([.C209];3))" office:value-type="float" office:value="121.6312" calcext:value-type="float">
            <text:p>121,6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0226443461741e002</text:p>
          </table:table-cell>
          <table:table-cell office:value-type="string" calcext:value-type="string">
            <text:p>-1.29721974863926e001</text:p>
          </table:table-cell>
          <table:table-cell office:value-type="string" calcext:value-type="string">
            <text:p>1.19592054943095e002</text:p>
          </table:table-cell>
          <table:table-cell table:formula="of:=NUMBERVALUE(LEFT([.A210];8);&quot;.&quot;)*10^(RIGHT([.A210];3))" office:value-type="float" office:value="120.2264" calcext:value-type="float">
            <text:p>120,2264</text:p>
          </table:table-cell>
          <table:table-cell table:formula="of:=NUMBERVALUE(LEFT([.B210];8);&quot;.&quot;)*10^(RIGHT([.B210];3))" office:value-type="float" office:value="-12.9721" calcext:value-type="float">
            <text:p>-12,9721</text:p>
          </table:table-cell>
          <table:table-cell table:formula="of:=NUMBERVALUE(LEFT([.C210];8);&quot;.&quot;)*10^(RIGHT([.C210];3))" office:value-type="float" office:value="119.592" calcext:value-type="float">
            <text:p>119,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3026877081237e002</text:p>
          </table:table-cell>
          <table:table-cell office:value-type="string" calcext:value-type="string">
            <text:p>-1.35600603100520e001</text:p>
          </table:table-cell>
          <table:table-cell office:value-type="string" calcext:value-type="string">
            <text:p>1.17480200972832e002</text:p>
          </table:table-cell>
          <table:table-cell table:formula="of:=NUMBERVALUE(LEFT([.A211];8);&quot;.&quot;)*10^(RIGHT([.A211];3))" office:value-type="float" office:value="123.0268" calcext:value-type="float">
            <text:p>123,0268</text:p>
          </table:table-cell>
          <table:table-cell table:formula="of:=NUMBERVALUE(LEFT([.B211];8);&quot;.&quot;)*10^(RIGHT([.B211];3))" office:value-type="float" office:value="-13.56" calcext:value-type="float">
            <text:p>-13,56</text:p>
          </table:table-cell>
          <table:table-cell table:formula="of:=NUMBERVALUE(LEFT([.C211];8);&quot;.&quot;)*10^(RIGHT([.C211];3))" office:value-type="float" office:value="117.4802" calcext:value-type="float">
            <text:p>117,4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5892541179416e002</text:p>
          </table:table-cell>
          <table:table-cell office:value-type="string" calcext:value-type="string">
            <text:p>-1.42260439736523e001</text:p>
          </table:table-cell>
          <table:table-cell office:value-type="string" calcext:value-type="string">
            <text:p>1.15296668246350e002</text:p>
          </table:table-cell>
          <table:table-cell table:formula="of:=NUMBERVALUE(LEFT([.A212];8);&quot;.&quot;)*10^(RIGHT([.A212];3))" office:value-type="float" office:value="125.8925" calcext:value-type="float">
            <text:p>125,8925</text:p>
          </table:table-cell>
          <table:table-cell table:formula="of:=NUMBERVALUE(LEFT([.B212];8);&quot;.&quot;)*10^(RIGHT([.B212];3))" office:value-type="float" office:value="-14.226" calcext:value-type="float">
            <text:p>-14,226</text:p>
          </table:table-cell>
          <table:table-cell table:formula="of:=NUMBERVALUE(LEFT([.C212];8);&quot;.&quot;)*10^(RIGHT([.C212];3))" office:value-type="float" office:value="115.2966" calcext:value-type="float">
            <text:p>115,29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8824955169313e002</text:p>
          </table:table-cell>
          <table:table-cell office:value-type="string" calcext:value-type="string">
            <text:p>-1.49856624827322e001</text:p>
          </table:table-cell>
          <table:table-cell office:value-type="string" calcext:value-type="string">
            <text:p>1.13043142005167e002</text:p>
          </table:table-cell>
          <table:table-cell table:formula="of:=NUMBERVALUE(LEFT([.A213];8);&quot;.&quot;)*10^(RIGHT([.A213];3))" office:value-type="float" office:value="128.8249" calcext:value-type="float">
            <text:p>128,8249</text:p>
          </table:table-cell>
          <table:table-cell table:formula="of:=NUMBERVALUE(LEFT([.B213];8);&quot;.&quot;)*10^(RIGHT([.B213];3))" office:value-type="float" office:value="-14.9856" calcext:value-type="float">
            <text:p>-14,9856</text:p>
          </table:table-cell>
          <table:table-cell table:formula="of:=NUMBERVALUE(LEFT([.C213];8);&quot;.&quot;)*10^(RIGHT([.C213];3))" office:value-type="float" office:value="113.0431" calcext:value-type="float">
            <text:p>113,04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1825673855640e002</text:p>
          </table:table-cell>
          <table:table-cell office:value-type="string" calcext:value-type="string">
            <text:p>-1.58594600077456e001</text:p>
          </table:table-cell>
          <table:table-cell office:value-type="string" calcext:value-type="string">
            <text:p>1.10722106426425e002</text:p>
          </table:table-cell>
          <table:table-cell table:formula="of:=NUMBERVALUE(LEFT([.A214];8);&quot;.&quot;)*10^(RIGHT([.A214];3))" office:value-type="float" office:value="131.8256" calcext:value-type="float">
            <text:p>131,8256</text:p>
          </table:table-cell>
          <table:table-cell table:formula="of:=NUMBERVALUE(LEFT([.B214];8);&quot;.&quot;)*10^(RIGHT([.B214];3))" office:value-type="float" office:value="-15.8594" calcext:value-type="float">
            <text:p>-15,8594</text:p>
          </table:table-cell>
          <table:table-cell table:formula="of:=NUMBERVALUE(LEFT([.C214];8);&quot;.&quot;)*10^(RIGHT([.C214];3))" office:value-type="float" office:value="110.7221" calcext:value-type="float">
            <text:p>110,7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4896288259165e002</text:p>
          </table:table-cell>
          <table:table-cell office:value-type="string" calcext:value-type="string">
            <text:p>-1.68756180637659e001</text:p>
          </table:table-cell>
          <table:table-cell office:value-type="string" calcext:value-type="string">
            <text:p>1.08336847713575e002</text:p>
          </table:table-cell>
          <table:table-cell table:formula="of:=NUMBERVALUE(LEFT([.A215];8);&quot;.&quot;)*10^(RIGHT([.A215];3))" office:value-type="float" office:value="134.8962" calcext:value-type="float">
            <text:p>134,8962</text:p>
          </table:table-cell>
          <table:table-cell table:formula="of:=NUMBERVALUE(LEFT([.B215];8);&quot;.&quot;)*10^(RIGHT([.B215];3))" office:value-type="float" office:value="-16.8756" calcext:value-type="float">
            <text:p>-16,8756</text:p>
          </table:table-cell>
          <table:table-cell table:formula="of:=NUMBERVALUE(LEFT([.C215];8);&quot;.&quot;)*10^(RIGHT([.C215];3))" office:value-type="float" office:value="108.3368" calcext:value-type="float">
            <text:p>108,3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8038426460288e002</text:p>
          </table:table-cell>
          <table:table-cell office:value-type="string" calcext:value-type="string">
            <text:p>-1.80745432488885e001</text:p>
          </table:table-cell>
          <table:table-cell office:value-type="string" calcext:value-type="string">
            <text:p>1.05891376092481e002</text:p>
          </table:table-cell>
          <table:table-cell table:formula="of:=NUMBERVALUE(LEFT([.A216];8);&quot;.&quot;)*10^(RIGHT([.A216];3))" office:value-type="float" office:value="138.0384" calcext:value-type="float">
            <text:p>138,0384</text:p>
          </table:table-cell>
          <table:table-cell table:formula="of:=NUMBERVALUE(LEFT([.B216];8);&quot;.&quot;)*10^(RIGHT([.B216];3))" office:value-type="float" office:value="-18.0745" calcext:value-type="float">
            <text:p>-18,0745</text:p>
          </table:table-cell>
          <table:table-cell table:formula="of:=NUMBERVALUE(LEFT([.C216];8);&quot;.&quot;)*10^(RIGHT([.C216];3))" office:value-type="float" office:value="105.8913" calcext:value-type="float">
            <text:p>105,89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1253754462275e002</text:p>
          </table:table-cell>
          <table:table-cell office:value-type="string" calcext:value-type="string">
            <text:p>-1.95175583893913e001</text:p>
          </table:table-cell>
          <table:table-cell office:value-type="string" calcext:value-type="string">
            <text:p>1.03390182226656e002</text:p>
          </table:table-cell>
          <table:table-cell table:formula="of:=NUMBERVALUE(LEFT([.A217];8);&quot;.&quot;)*10^(RIGHT([.A217];3))" office:value-type="float" office:value="141.2537" calcext:value-type="float">
            <text:p>141,2537</text:p>
          </table:table-cell>
          <table:table-cell table:formula="of:=NUMBERVALUE(LEFT([.B217];8);&quot;.&quot;)*10^(RIGHT([.B217];3))" office:value-type="float" office:value="-19.5175" calcext:value-type="float">
            <text:p>-19,5175</text:p>
          </table:table-cell>
          <table:table-cell table:formula="of:=NUMBERVALUE(LEFT([.C217];8);&quot;.&quot;)*10^(RIGHT([.C217];3))" office:value-type="float" office:value="103.3901" calcext:value-type="float">
            <text:p>103,3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4543977074592e002</text:p>
          </table:table-cell>
          <table:table-cell office:value-type="string" calcext:value-type="string">
            <text:p>-2.13050557984832e001</text:p>
          </table:table-cell>
          <table:table-cell office:value-type="string" calcext:value-type="string">
            <text:p>1.00837595349726e002</text:p>
          </table:table-cell>
          <table:table-cell table:formula="of:=NUMBERVALUE(LEFT([.A218];8);&quot;.&quot;)*10^(RIGHT([.A218];3))" office:value-type="float" office:value="144.5439" calcext:value-type="float">
            <text:p>144,5439</text:p>
          </table:table-cell>
          <table:table-cell table:formula="of:=NUMBERVALUE(LEFT([.B218];8);&quot;.&quot;)*10^(RIGHT([.B218];3))" office:value-type="float" office:value="-21.305" calcext:value-type="float">
            <text:p>-21,305</text:p>
          </table:table-cell>
          <table:table-cell table:formula="of:=NUMBERVALUE(LEFT([.C218];8);&quot;.&quot;)*10^(RIGHT([.C218];3))" office:value-type="float" office:value="100.8375" calcext:value-type="float">
            <text:p>100,83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7910838816820e002</text:p>
          </table:table-cell>
          <table:table-cell office:value-type="string" calcext:value-type="string">
            <text:p>-2.36199581764249e001</text:p>
          </table:table-cell>
          <table:table-cell office:value-type="string" calcext:value-type="string">
            <text:p>9.82359407443763e001</text:p>
          </table:table-cell>
          <table:table-cell table:formula="of:=NUMBERVALUE(LEFT([.A219];8);&quot;.&quot;)*10^(RIGHT([.A219];3))" office:value-type="float" office:value="147.9108" calcext:value-type="float">
            <text:p>147,9108</text:p>
          </table:table-cell>
          <table:table-cell table:formula="of:=NUMBERVALUE(LEFT([.B219];8);&quot;.&quot;)*10^(RIGHT([.B219];3))" office:value-type="float" office:value="-23.6199" calcext:value-type="float">
            <text:p>-23,6199</text:p>
          </table:table-cell>
          <table:table-cell table:formula="of:=NUMBERVALUE(LEFT([.C219];8);&quot;.&quot;)*10^(RIGHT([.C219];3))" office:value-type="float" office:value="98.23594" calcext:value-type="float">
            <text:p>98,23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1356124843620e002</text:p>
          </table:table-cell>
          <table:table-cell office:value-type="string" calcext:value-type="string">
            <text:p>-2.68557525880333e001</text:p>
          </table:table-cell>
          <table:table-cell office:value-type="string" calcext:value-type="string">
            <text:p>9.55787652418810e001</text:p>
          </table:table-cell>
          <table:table-cell table:formula="of:=NUMBERVALUE(LEFT([.A220];8);&quot;.&quot;)*10^(RIGHT([.A220];3))" office:value-type="float" office:value="151.3561" calcext:value-type="float">
            <text:p>151,3561</text:p>
          </table:table-cell>
          <table:table-cell table:formula="of:=NUMBERVALUE(LEFT([.B220];8);&quot;.&quot;)*10^(RIGHT([.B220];3))" office:value-type="float" office:value="-26.8557" calcext:value-type="float">
            <text:p>-26,8557</text:p>
          </table:table-cell>
          <table:table-cell table:formula="of:=NUMBERVALUE(LEFT([.C220];8);&quot;.&quot;)*10^(RIGHT([.C220];3))" office:value-type="float" office:value="95.57876" calcext:value-type="float">
            <text:p>95,57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4881661891247e002</text:p>
          </table:table-cell>
          <table:table-cell office:value-type="string" calcext:value-type="string">
            <text:p>-3.21619458135476e001</text:p>
          </table:table-cell>
          <table:table-cell office:value-type="string" calcext:value-type="string">
            <text:p>9.28100953891992e001</text:p>
          </table:table-cell>
          <table:table-cell table:formula="of:=NUMBERVALUE(LEFT([.A221];8);&quot;.&quot;)*10^(RIGHT([.A221];3))" office:value-type="float" office:value="154.8816" calcext:value-type="float">
            <text:p>154,8816</text:p>
          </table:table-cell>
          <table:table-cell table:formula="of:=NUMBERVALUE(LEFT([.B221];8);&quot;.&quot;)*10^(RIGHT([.B221];3))" office:value-type="float" office:value="-32.1619" calcext:value-type="float">
            <text:p>-32,1619</text:p>
          </table:table-cell>
          <table:table-cell table:formula="of:=NUMBERVALUE(LEFT([.C221];8);&quot;.&quot;)*10^(RIGHT([.C221];3))" office:value-type="float" office:value="92.81009" calcext:value-type="float">
            <text:p>92,81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8489319246110e002</text:p>
          </table:table-cell>
          <table:table-cell office:value-type="string" calcext:value-type="string">
            <text:p>-4.85151932923806e001</text:p>
          </table:table-cell>
          <table:table-cell office:value-type="string" calcext:value-type="string">
            <text:p>8.84242607691749e001</text:p>
          </table:table-cell>
          <table:table-cell table:formula="of:=NUMBERVALUE(LEFT([.A222];8);&quot;.&quot;)*10^(RIGHT([.A222];3))" office:value-type="float" office:value="158.4893" calcext:value-type="float">
            <text:p>158,4893</text:p>
          </table:table-cell>
          <table:table-cell table:formula="of:=NUMBERVALUE(LEFT([.B222];8);&quot;.&quot;)*10^(RIGHT([.B222];3))" office:value-type="float" office:value="-48.5151" calcext:value-type="float">
            <text:p>-48,5151</text:p>
          </table:table-cell>
          <table:table-cell table:formula="of:=NUMBERVALUE(LEFT([.C222];8);&quot;.&quot;)*10^(RIGHT([.C222];3))" office:value-type="float" office:value="88.42426" calcext:value-type="float">
            <text:p>88,424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2181009735892e002</text:p>
          </table:table-cell>
          <table:table-cell office:value-type="string" calcext:value-type="string">
            <text:p>-3.53001140221454e001</text:p>
          </table:table-cell>
          <table:table-cell office:value-type="string" calcext:value-type="string">
            <text:p>-9.17009341471124e001</text:p>
          </table:table-cell>
          <table:table-cell table:formula="of:=NUMBERVALUE(LEFT([.A223];8);&quot;.&quot;)*10^(RIGHT([.A223];3))" office:value-type="float" office:value="162.181" calcext:value-type="float">
            <text:p>162,181</text:p>
          </table:table-cell>
          <table:table-cell table:formula="of:=NUMBERVALUE(LEFT([.B223];8);&quot;.&quot;)*10^(RIGHT([.B223];3))" office:value-type="float" office:value="-35.3001" calcext:value-type="float">
            <text:p>-35,3001</text:p>
          </table:table-cell>
          <table:table-cell table:formula="of:=NUMBERVALUE(LEFT([.C223];8);&quot;.&quot;)*10^(RIGHT([.C223];3))+360" office:value-type="float" office:value="268.2991" calcext:value-type="float">
            <text:p>268,2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5958690743755e002</text:p>
          </table:table-cell>
          <table:table-cell office:value-type="string" calcext:value-type="string">
            <text:p>-2.84026576877721e001</text:p>
          </table:table-cell>
          <table:table-cell office:value-type="string" calcext:value-type="string">
            <text:p>-9.45784539974403e001</text:p>
          </table:table-cell>
          <table:table-cell table:formula="of:=NUMBERVALUE(LEFT([.A224];8);&quot;.&quot;)*10^(RIGHT([.A224];3))" office:value-type="float" office:value="165.9586" calcext:value-type="float">
            <text:p>165,9586</text:p>
          </table:table-cell>
          <table:table-cell table:formula="of:=NUMBERVALUE(LEFT([.B224];8);&quot;.&quot;)*10^(RIGHT([.B224];3))" office:value-type="float" office:value="-28.4026" calcext:value-type="float">
            <text:p>-28,4026</text:p>
          </table:table-cell>
          <table:table-cell table:formula="of:=NUMBERVALUE(LEFT([.C224];8);&quot;.&quot;)*10^(RIGHT([.C224];3))+360" office:value-type="float" office:value="265.4216" calcext:value-type="float">
            <text:p>265,4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9824365246173e002</text:p>
          </table:table-cell>
          <table:table-cell office:value-type="string" calcext:value-type="string">
            <text:p>-2.46393362628790e001</text:p>
          </table:table-cell>
          <table:table-cell office:value-type="string" calcext:value-type="string">
            <text:p>-9.72632118900266e001</text:p>
          </table:table-cell>
          <table:table-cell table:formula="of:=NUMBERVALUE(LEFT([.A225];8);&quot;.&quot;)*10^(RIGHT([.A225];3))" office:value-type="float" office:value="169.8243" calcext:value-type="float">
            <text:p>169,8243</text:p>
          </table:table-cell>
          <table:table-cell table:formula="of:=NUMBERVALUE(LEFT([.B225];8);&quot;.&quot;)*10^(RIGHT([.B225];3))" office:value-type="float" office:value="-24.6393" calcext:value-type="float">
            <text:p>-24,6393</text:p>
          </table:table-cell>
          <table:table-cell table:formula="of:=NUMBERVALUE(LEFT([.C225];8);&quot;.&quot;)*10^(RIGHT([.C225];3))+360" office:value-type="float" office:value="262.7368" calcext:value-type="float">
            <text:p>262,7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3780082874936e002</text:p>
          </table:table-cell>
          <table:table-cell office:value-type="string" calcext:value-type="string">
            <text:p>-2.20585625329769e001</text:p>
          </table:table-cell>
          <table:table-cell office:value-type="string" calcext:value-type="string">
            <text:p>-9.98836347874039e001</text:p>
          </table:table-cell>
          <table:table-cell table:formula="of:=NUMBERVALUE(LEFT([.A226];8);&quot;.&quot;)*10^(RIGHT([.A226];3))" office:value-type="float" office:value="173.78" calcext:value-type="float">
            <text:p>173,78</text:p>
          </table:table-cell>
          <table:table-cell table:formula="of:=NUMBERVALUE(LEFT([.B226];8);&quot;.&quot;)*10^(RIGHT([.B226];3))" office:value-type="float" office:value="-22.0585" calcext:value-type="float">
            <text:p>-22,0585</text:p>
          </table:table-cell>
          <table:table-cell table:formula="of:=NUMBERVALUE(LEFT([.C226];8);&quot;.&quot;)*10^(RIGHT([.C226];3))+360" office:value-type="float" office:value="260.1164" calcext:value-type="float">
            <text:p>260,11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7827941003891e002</text:p>
          </table:table-cell>
          <table:table-cell office:value-type="string" calcext:value-type="string">
            <text:p>-2.01096075289679e001</text:p>
          </table:table-cell>
          <table:table-cell office:value-type="string" calcext:value-type="string">
            <text:p>-1.02454558450640e002</text:p>
          </table:table-cell>
          <table:table-cell table:formula="of:=NUMBERVALUE(LEFT([.A227];8);&quot;.&quot;)*10^(RIGHT([.A227];3))" office:value-type="float" office:value="177.8279" calcext:value-type="float">
            <text:p>177,8279</text:p>
          </table:table-cell>
          <table:table-cell table:formula="of:=NUMBERVALUE(LEFT([.B227];8);&quot;.&quot;)*10^(RIGHT([.B227];3))" office:value-type="float" office:value="-20.1096" calcext:value-type="float">
            <text:p>-20,1096</text:p>
          </table:table-cell>
          <table:table-cell table:formula="of:=NUMBERVALUE(LEFT([.C227];8);&quot;.&quot;)*10^(RIGHT([.C227];3))+360" office:value-type="float" office:value="257.546" calcext:value-type="float">
            <text:p>257,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1970085860997e002</text:p>
          </table:table-cell>
          <table:table-cell office:value-type="string" calcext:value-type="string">
            <text:p>-1.85574336712331e001</text:p>
          </table:table-cell>
          <table:table-cell office:value-type="string" calcext:value-type="string">
            <text:p>-1.04975460044763e002</text:p>
          </table:table-cell>
          <table:table-cell table:formula="of:=NUMBERVALUE(LEFT([.A228];8);&quot;.&quot;)*10^(RIGHT([.A228];3))" office:value-type="float" office:value="181.97" calcext:value-type="float">
            <text:p>181,97</text:p>
          </table:table-cell>
          <table:table-cell table:formula="of:=NUMBERVALUE(LEFT([.B228];8);&quot;.&quot;)*10^(RIGHT([.B228];3))" office:value-type="float" office:value="-18.5574" calcext:value-type="float">
            <text:p>-18,5574</text:p>
          </table:table-cell>
          <table:table-cell table:formula="of:=NUMBERVALUE(LEFT([.C228];8);&quot;.&quot;)*10^(RIGHT([.C228];3))+360" office:value-type="float" office:value="255.025" calcext:value-type="float">
            <text:p>255,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6208713666286e002</text:p>
          </table:table-cell>
          <table:table-cell office:value-type="string" calcext:value-type="string">
            <text:p>-1.72793807170732e001</text:p>
          </table:table-cell>
          <table:table-cell office:value-type="string" calcext:value-type="string">
            <text:p>-1.07442384273281e002</text:p>
          </table:table-cell>
          <table:table-cell table:formula="of:=NUMBERVALUE(LEFT([.A229];8);&quot;.&quot;)*10^(RIGHT([.A229];3))" office:value-type="float" office:value="186.2087" calcext:value-type="float">
            <text:p>186,2087</text:p>
          </table:table-cell>
          <table:table-cell table:formula="of:=NUMBERVALUE(LEFT([.B229];8);&quot;.&quot;)*10^(RIGHT([.B229];3))" office:value-type="float" office:value="-17.2793" calcext:value-type="float">
            <text:p>-17,2793</text:p>
          </table:table-cell>
          <table:table-cell table:formula="of:=NUMBERVALUE(LEFT([.C229];8);&quot;.&quot;)*10^(RIGHT([.C229];3))+360" office:value-type="float" office:value="252.558" calcext:value-type="float">
            <text:p>252,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0546071796323e002</text:p>
          </table:table-cell>
          <table:table-cell office:value-type="string" calcext:value-type="string">
            <text:p>-1.62030136637031e001</text:p>
          </table:table-cell>
          <table:table-cell office:value-type="string" calcext:value-type="string">
            <text:p>-1.09850773211484e002</text:p>
          </table:table-cell>
          <table:table-cell table:formula="of:=NUMBERVALUE(LEFT([.A230];8);&quot;.&quot;)*10^(RIGHT([.A230];3))" office:value-type="float" office:value="190.546" calcext:value-type="float">
            <text:p>190,546</text:p>
          </table:table-cell>
          <table:table-cell table:formula="of:=NUMBERVALUE(LEFT([.B230];8);&quot;.&quot;)*10^(RIGHT([.B230];3))" office:value-type="float" office:value="-16.203" calcext:value-type="float">
            <text:p>-16,203</text:p>
          </table:table-cell>
          <table:table-cell table:formula="of:=NUMBERVALUE(LEFT([.C230];8);&quot;.&quot;)*10^(RIGHT([.C230];3))+360" office:value-type="float" office:value="250.15" calcext:value-type="float">
            <text:p>250,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4984459975803e002</text:p>
          </table:table-cell>
          <table:table-cell office:value-type="string" calcext:value-type="string">
            <text:p>-1.52817589898941e001</text:p>
          </table:table-cell>
          <table:table-cell office:value-type="string" calcext:value-type="string">
            <text:p>-1.12196386365355e002</text:p>
          </table:table-cell>
          <table:table-cell table:formula="of:=NUMBERVALUE(LEFT([.A231];8);&quot;.&quot;)*10^(RIGHT([.A231];3))" office:value-type="float" office:value="194.9844" calcext:value-type="float">
            <text:p>194,9844</text:p>
          </table:table-cell>
          <table:table-cell table:formula="of:=NUMBERVALUE(LEFT([.B231];8);&quot;.&quot;)*10^(RIGHT([.B231];3))" office:value-type="float" office:value="-15.2817" calcext:value-type="float">
            <text:p>-15,2817</text:p>
          </table:table-cell>
          <table:table-cell table:formula="of:=NUMBERVALUE(LEFT([.C231];8);&quot;.&quot;)*10^(RIGHT([.C231];3))+360" office:value-type="float" office:value="247.804" calcext:value-type="float">
            <text:p>247,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9526231496887e002</text:p>
          </table:table-cell>
          <table:table-cell office:value-type="string" calcext:value-type="string">
            <text:p>-1.44837342433384e001</text:p>
          </table:table-cell>
          <table:table-cell office:value-type="string" calcext:value-type="string">
            <text:p>-1.14475646417918e002</text:p>
          </table:table-cell>
          <table:table-cell table:formula="of:=NUMBERVALUE(LEFT([.A232];8);&quot;.&quot;)*10^(RIGHT([.A232];3))" office:value-type="float" office:value="199.5262" calcext:value-type="float">
            <text:p>199,5262</text:p>
          </table:table-cell>
          <table:table-cell table:formula="of:=NUMBERVALUE(LEFT([.B232];8);&quot;.&quot;)*10^(RIGHT([.B232];3))" office:value-type="float" office:value="-14.4837" calcext:value-type="float">
            <text:p>-14,4837</text:p>
          </table:table-cell>
          <table:table-cell table:formula="of:=NUMBERVALUE(LEFT([.C232];8);&quot;.&quot;)*10^(RIGHT([.C232];3))+360" office:value-type="float" office:value="245.525" calcext:value-type="float">
            <text:p>245,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4173794466952e002</text:p>
          </table:table-cell>
          <table:table-cell office:value-type="string" calcext:value-type="string">
            <text:p>-1.37860352981962e001</text:p>
          </table:table-cell>
          <table:table-cell office:value-type="string" calcext:value-type="string">
            <text:p>-1.16685763089271e002</text:p>
          </table:table-cell>
          <table:table-cell table:formula="of:=NUMBERVALUE(LEFT([.A233];8);&quot;.&quot;)*10^(RIGHT([.A233];3))" office:value-type="float" office:value="204.1737" calcext:value-type="float">
            <text:p>204,1737</text:p>
          </table:table-cell>
          <table:table-cell table:formula="of:=NUMBERVALUE(LEFT([.B233];8);&quot;.&quot;)*10^(RIGHT([.B233];3))" office:value-type="float" office:value="-13.786" calcext:value-type="float">
            <text:p>-13,786</text:p>
          </table:table-cell>
          <table:table-cell table:formula="of:=NUMBERVALUE(LEFT([.C233];8);&quot;.&quot;)*10^(RIGHT([.C233];3))+360" office:value-type="float" office:value="243.315" calcext:value-type="float">
            <text:p>243,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8929613085403e002</text:p>
          </table:table-cell>
          <table:table-cell office:value-type="string" calcext:value-type="string">
            <text:p>-1.31715678085334e001</text:p>
          </table:table-cell>
          <table:table-cell office:value-type="string" calcext:value-type="string">
            <text:p>-1.18824753697215e002</text:p>
          </table:table-cell>
          <table:table-cell table:formula="of:=NUMBERVALUE(LEFT([.A234];8);&quot;.&quot;)*10^(RIGHT([.A234];3))" office:value-type="float" office:value="208.9296" calcext:value-type="float">
            <text:p>208,9296</text:p>
          </table:table-cell>
          <table:table-cell table:formula="of:=NUMBERVALUE(LEFT([.B234];8);&quot;.&quot;)*10^(RIGHT([.B234];3))" office:value-type="float" office:value="-13.1715" calcext:value-type="float">
            <text:p>-13,1715</text:p>
          </table:table-cell>
          <table:table-cell table:formula="of:=NUMBERVALUE(LEFT([.C234];8);&quot;.&quot;)*10^(RIGHT([.C234];3))+360" office:value-type="float" office:value="241.176" calcext:value-type="float">
            <text:p>241,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3796208950222e002</text:p>
          </table:table-cell>
          <table:table-cell office:value-type="string" calcext:value-type="string">
            <text:p>-1.26271753916181e001</text:p>
          </table:table-cell>
          <table:table-cell office:value-type="string" calcext:value-type="string">
            <text:p>-1.20891409413780e002</text:p>
          </table:table-cell>
          <table:table-cell table:formula="of:=NUMBERVALUE(LEFT([.A235];8);&quot;.&quot;)*10^(RIGHT([.A235];3))" office:value-type="float" office:value="213.7962" calcext:value-type="float">
            <text:p>213,7962</text:p>
          </table:table-cell>
          <table:table-cell table:formula="of:=NUMBERVALUE(LEFT([.B235];8);&quot;.&quot;)*10^(RIGHT([.B235];3))" office:value-type="float" office:value="-12.6271" calcext:value-type="float">
            <text:p>-12,6271</text:p>
          </table:table-cell>
          <table:table-cell table:formula="of:=NUMBERVALUE(LEFT([.C235];8);&quot;.&quot;)*10^(RIGHT([.C235];3))+360" office:value-type="float" office:value="239.109" calcext:value-type="float">
            <text:p>239,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8776162394954e002</text:p>
          </table:table-cell>
          <table:table-cell office:value-type="string" calcext:value-type="string">
            <text:p>-1.21424761792180e001</text:p>
          </table:table-cell>
          <table:table-cell office:value-type="string" calcext:value-type="string">
            <text:p>-1.22885231596979e002</text:p>
          </table:table-cell>
          <table:table-cell table:formula="of:=NUMBERVALUE(LEFT([.A236];8);&quot;.&quot;)*10^(RIGHT([.A236];3))" office:value-type="float" office:value="218.7761" calcext:value-type="float">
            <text:p>218,7761</text:p>
          </table:table-cell>
          <table:table-cell table:formula="of:=NUMBERVALUE(LEFT([.B236];8);&quot;.&quot;)*10^(RIGHT([.B236];3))" office:value-type="float" office:value="-12.1424" calcext:value-type="float">
            <text:p>-12,1424</text:p>
          </table:table-cell>
          <table:table-cell table:formula="of:=NUMBERVALUE(LEFT([.C236];8);&quot;.&quot;)*10^(RIGHT([.C236];3))+360" office:value-type="float" office:value="237.115" calcext:value-type="float">
            <text:p>237,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3872113856832e002</text:p>
          </table:table-cell>
          <table:table-cell office:value-type="string" calcext:value-type="string">
            <text:p>-1.17091084134795e001</text:p>
          </table:table-cell>
          <table:table-cell office:value-type="string" calcext:value-type="string">
            <text:p>-1.24806352330456e002</text:p>
          </table:table-cell>
          <table:table-cell table:formula="of:=NUMBERVALUE(LEFT([.A237];8);&quot;.&quot;)*10^(RIGHT([.A237];3))" office:value-type="float" office:value="223.8721" calcext:value-type="float">
            <text:p>223,8721</text:p>
          </table:table-cell>
          <table:table-cell table:formula="of:=NUMBERVALUE(LEFT([.B237];8);&quot;.&quot;)*10^(RIGHT([.B237];3))" office:value-type="float" office:value="-11.7091" calcext:value-type="float">
            <text:p>-11,7091</text:p>
          </table:table-cell>
          <table:table-cell table:formula="of:=NUMBERVALUE(LEFT([.C237];8);&quot;.&quot;)*10^(RIGHT([.C237];3))+360" office:value-type="float" office:value="235.194" calcext:value-type="float">
            <text:p>235,1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9086765276776e002</text:p>
          </table:table-cell>
          <table:table-cell office:value-type="string" calcext:value-type="string">
            <text:p>-1.13202232557799e001</text:p>
          </table:table-cell>
          <table:table-cell office:value-type="string" calcext:value-type="string">
            <text:p>-1.26655448229935e002</text:p>
          </table:table-cell>
          <table:table-cell table:formula="of:=NUMBERVALUE(LEFT([.A238];8);&quot;.&quot;)*10^(RIGHT([.A238];3))" office:value-type="float" office:value="229.0867" calcext:value-type="float">
            <text:p>229,0867</text:p>
          </table:table-cell>
          <table:table-cell table:formula="of:=NUMBERVALUE(LEFT([.B238];8);&quot;.&quot;)*10^(RIGHT([.B238];3))" office:value-type="float" office:value="-11.3202" calcext:value-type="float">
            <text:p>-11,3202</text:p>
          </table:table-cell>
          <table:table-cell table:formula="of:=NUMBERVALUE(LEFT([.C238];8);&quot;.&quot;)*10^(RIGHT([.C238];3))+360" office:value-type="float" office:value="233.345" calcext:value-type="float">
            <text:p>233,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4422881531991e002</text:p>
          </table:table-cell>
          <table:table-cell office:value-type="string" calcext:value-type="string">
            <text:p>-1.09701328385824e001</text:p>
          </table:table-cell>
          <table:table-cell office:value-type="string" calcext:value-type="string">
            <text:p>-1.28433653592354e002</text:p>
          </table:table-cell>
          <table:table-cell table:formula="of:=NUMBERVALUE(LEFT([.A239];8);&quot;.&quot;)*10^(RIGHT([.A239];3))" office:value-type="float" office:value="234.4228" calcext:value-type="float">
            <text:p>234,4228</text:p>
          </table:table-cell>
          <table:table-cell table:formula="of:=NUMBERVALUE(LEFT([.B239];8);&quot;.&quot;)*10^(RIGHT([.B239];3))" office:value-type="float" office:value="-10.9701" calcext:value-type="float">
            <text:p>-10,9701</text:p>
          </table:table-cell>
          <table:table-cell table:formula="of:=NUMBERVALUE(LEFT([.C239];8);&quot;.&quot;)*10^(RIGHT([.C239];3))+360" office:value-type="float" office:value="231.567" calcext:value-type="float">
            <text:p>231,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9883291901947e002</text:p>
          </table:table-cell>
          <table:table-cell office:value-type="string" calcext:value-type="string">
            <text:p>-1.06540590754529e001</text:p>
          </table:table-cell>
          <table:table-cell office:value-type="string" calcext:value-type="string">
            <text:p>-1.30142476956976e002</text:p>
          </table:table-cell>
          <table:table-cell table:formula="of:=NUMBERVALUE(LEFT([.A240];8);&quot;.&quot;)*10^(RIGHT([.A240];3))" office:value-type="float" office:value="239.8832" calcext:value-type="float">
            <text:p>239,8832</text:p>
          </table:table-cell>
          <table:table-cell table:formula="of:=NUMBERVALUE(LEFT([.B240];8);&quot;.&quot;)*10^(RIGHT([.B240];3))" office:value-type="float" office:value="-10.654" calcext:value-type="float">
            <text:p>-10,654</text:p>
          </table:table-cell>
          <table:table-cell table:formula="of:=NUMBERVALUE(LEFT([.C240];8);&quot;.&quot;)*10^(RIGHT([.C240];3))+360" office:value-type="float" office:value="229.858" calcext:value-type="float">
            <text:p>229,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45470891568501e002</text:p>
          </table:table-cell>
          <table:table-cell office:value-type="string" calcext:value-type="string">
            <text:p>-1.03679497956425e001</text:p>
          </table:table-cell>
          <table:table-cell office:value-type="string" calcext:value-type="string">
            <text:p>-1.31783723688911e002</text:p>
          </table:table-cell>
          <table:table-cell table:formula="of:=NUMBERVALUE(LEFT([.A241];8);&quot;.&quot;)*10^(RIGHT([.A241];3))" office:value-type="float" office:value="245.4708" calcext:value-type="float">
            <text:p>245,4708</text:p>
          </table:table-cell>
          <table:table-cell table:formula="of:=NUMBERVALUE(LEFT([.B241];8);&quot;.&quot;)*10^(RIGHT([.B241];3))" office:value-type="float" office:value="-10.3679" calcext:value-type="float">
            <text:p>-10,3679</text:p>
          </table:table-cell>
          <table:table-cell table:formula="of:=NUMBERVALUE(LEFT([.C241];8);&quot;.&quot;)*10^(RIGHT([.C241];3))+360" office:value-type="float" office:value="228.217" calcext:value-type="float">
            <text:p>228,2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1188643150956e002</text:p>
          </table:table-cell>
          <table:table-cell office:value-type="string" calcext:value-type="string">
            <text:p>-1.01083410562843e001</text:p>
          </table:table-cell>
          <table:table-cell office:value-type="string" calcext:value-type="string">
            <text:p>-1.33359426104837e002</text:p>
          </table:table-cell>
          <table:table-cell table:formula="of:=NUMBERVALUE(LEFT([.A242];8);&quot;.&quot;)*10^(RIGHT([.A242];3))" office:value-type="float" office:value="251.1886" calcext:value-type="float">
            <text:p>251,1886</text:p>
          </table:table-cell>
          <table:table-cell table:formula="of:=NUMBERVALUE(LEFT([.B242];8);&quot;.&quot;)*10^(RIGHT([.B242];3))" office:value-type="float" office:value="-10.1083" calcext:value-type="float">
            <text:p>-10,1083</text:p>
          </table:table-cell>
          <table:table-cell table:formula="of:=NUMBERVALUE(LEFT([.C242];8);&quot;.&quot;)*10^(RIGHT([.C242];3))+360" office:value-type="float" office:value="226.641" calcext:value-type="float">
            <text:p>226,6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7039578276885e002</text:p>
          </table:table-cell>
          <table:table-cell office:value-type="string" calcext:value-type="string">
            <text:p>-9.87225189603157e000</text:p>
          </table:table-cell>
          <table:table-cell office:value-type="string" calcext:value-type="string">
            <text:p>-1.34871781849631e002</text:p>
          </table:table-cell>
          <table:table-cell table:formula="of:=NUMBERVALUE(LEFT([.A243];8);&quot;.&quot;)*10^(RIGHT([.A243];3))" office:value-type="float" office:value="257.0395" calcext:value-type="float">
            <text:p>257,0395</text:p>
          </table:table-cell>
          <table:table-cell table:formula="of:=NUMBERVALUE(LEFT([.B243];8);&quot;.&quot;)*10^(RIGHT([.B243];3))" office:value-type="float" office:value="-9.87225" calcext:value-type="float">
            <text:p>-9,87225</text:p>
          </table:table-cell>
          <table:table-cell table:formula="of:=NUMBERVALUE(LEFT([.C243];8);&quot;.&quot;)*10^(RIGHT([.C243];3))+360" office:value-type="float" office:value="225.129" calcext:value-type="float">
            <text:p>225,1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3026799189536e002</text:p>
          </table:table-cell>
          <table:table-cell office:value-type="string" calcext:value-type="string">
            <text:p>-9.65710239230799e000</text:p>
          </table:table-cell>
          <table:table-cell office:value-type="string" calcext:value-type="string">
            <text:p>-1.36323100645754e002</text:p>
          </table:table-cell>
          <table:table-cell table:formula="of:=NUMBERVALUE(LEFT([.A244];8);&quot;.&quot;)*10^(RIGHT([.A244];3))" office:value-type="float" office:value="263.0267" calcext:value-type="float">
            <text:p>263,0267</text:p>
          </table:table-cell>
          <table:table-cell table:formula="of:=NUMBERVALUE(LEFT([.B244];8);&quot;.&quot;)*10^(RIGHT([.B244];3))" office:value-type="float" office:value="-9.6571" calcext:value-type="float">
            <text:p>-9,6571</text:p>
          </table:table-cell>
          <table:table-cell table:formula="of:=NUMBERVALUE(LEFT([.C244];8);&quot;.&quot;)*10^(RIGHT([.C244];3))+360" office:value-type="float" office:value="223.677" calcext:value-type="float">
            <text:p>223,6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9153480392690e002</text:p>
          </table:table-cell>
          <table:table-cell office:value-type="string" calcext:value-type="string">
            <text:p>-9.46064880904855e000</text:p>
          </table:table-cell>
          <table:table-cell office:value-type="string" calcext:value-type="string">
            <text:p>-1.37715759131010e002</text:p>
          </table:table-cell>
          <table:table-cell table:formula="of:=NUMBERVALUE(LEFT([.A245];8);&quot;.&quot;)*10^(RIGHT([.A245];3))" office:value-type="float" office:value="269.1534" calcext:value-type="float">
            <text:p>269,1534</text:p>
          </table:table-cell>
          <table:table-cell table:formula="of:=NUMBERVALUE(LEFT([.B245];8);&quot;.&quot;)*10^(RIGHT([.B245];3))" office:value-type="float" office:value="-9.46064" calcext:value-type="float">
            <text:p>-9,46064</text:p>
          </table:table-cell>
          <table:table-cell table:formula="of:=NUMBERVALUE(LEFT([.C245];8);&quot;.&quot;)*10^(RIGHT([.C245];3))+360" office:value-type="float" office:value="222.285" calcext:value-type="float">
            <text:p>222,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75422870333815e002</text:p>
          </table:table-cell>
          <table:table-cell office:value-type="string" calcext:value-type="string">
            <text:p>-9.28093152335896e000</text:p>
          </table:table-cell>
          <table:table-cell office:value-type="string" calcext:value-type="string">
            <text:p>-1.39052163237585e002</text:p>
          </table:table-cell>
          <table:table-cell table:formula="of:=NUMBERVALUE(LEFT([.A246];8);&quot;.&quot;)*10^(RIGHT([.A246];3))" office:value-type="float" office:value="275.4228" calcext:value-type="float">
            <text:p>275,4228</text:p>
          </table:table-cell>
          <table:table-cell table:formula="of:=NUMBERVALUE(LEFT([.B246];8);&quot;.&quot;)*10^(RIGHT([.B246];3))" office:value-type="float" office:value="-9.28093" calcext:value-type="float">
            <text:p>-9,28093</text:p>
          </table:table-cell>
          <table:table-cell table:formula="of:=NUMBERVALUE(LEFT([.C246];8);&quot;.&quot;)*10^(RIGHT([.C246];3))+360" office:value-type="float" office:value="220.948" calcext:value-type="float">
            <text:p>220,9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1838293126443e002</text:p>
          </table:table-cell>
          <table:table-cell office:value-type="string" calcext:value-type="string">
            <text:p>-9.11623268068089e000</text:p>
          </table:table-cell>
          <table:table-cell office:value-type="string" calcext:value-type="string">
            <text:p>-1.40334717412896e002</text:p>
          </table:table-cell>
          <table:table-cell table:formula="of:=NUMBERVALUE(LEFT([.A247];8);&quot;.&quot;)*10^(RIGHT([.A247];3))" office:value-type="float" office:value="281.8382" calcext:value-type="float">
            <text:p>281,8382</text:p>
          </table:table-cell>
          <table:table-cell table:formula="of:=NUMBERVALUE(LEFT([.B247];8);&quot;.&quot;)*10^(RIGHT([.B247];3))" office:value-type="float" office:value="-9.11623" calcext:value-type="float">
            <text:p>-9,11623</text:p>
          </table:table-cell>
          <table:table-cell table:formula="of:=NUMBERVALUE(LEFT([.C247];8);&quot;.&quot;)*10^(RIGHT([.C247];3))+360" office:value-type="float" office:value="219.666" calcext:value-type="float">
            <text:p>219,6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8403150312659e002</text:p>
          </table:table-cell>
          <table:table-cell office:value-type="string" calcext:value-type="string">
            <text:p>-8.96504138003451e000</text:p>
          </table:table-cell>
          <table:table-cell office:value-type="string" calcext:value-type="string">
            <text:p>-1.41565799912547e002</text:p>
          </table:table-cell>
          <table:table-cell table:formula="of:=NUMBERVALUE(LEFT([.A248];8);&quot;.&quot;)*10^(RIGHT([.A248];3))" office:value-type="float" office:value="288.4031" calcext:value-type="float">
            <text:p>288,4031</text:p>
          </table:table-cell>
          <table:table-cell table:formula="of:=NUMBERVALUE(LEFT([.B248];8);&quot;.&quot;)*10^(RIGHT([.B248];3))" office:value-type="float" office:value="-8.96504" calcext:value-type="float">
            <text:p>-8,96504</text:p>
          </table:table-cell>
          <table:table-cell table:formula="of:=NUMBERVALUE(LEFT([.C248];8);&quot;.&quot;)*10^(RIGHT([.C248];3))+360" office:value-type="float" office:value="218.435" calcext:value-type="float">
            <text:p>218,4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95120922666637e002</text:p>
          </table:table-cell>
          <table:table-cell office:value-type="string" calcext:value-type="string">
            <text:p>-8.82602477655727e000</text:p>
          </table:table-cell>
          <table:table-cell office:value-type="string" calcext:value-type="string">
            <text:p>-1.42747743383825e002</text:p>
          </table:table-cell>
          <table:table-cell table:formula="of:=NUMBERVALUE(LEFT([.A249];8);&quot;.&quot;)*10^(RIGHT([.A249];3))" office:value-type="float" office:value="295.1209" calcext:value-type="float">
            <text:p>295,1209</text:p>
          </table:table-cell>
          <table:table-cell table:formula="of:=NUMBERVALUE(LEFT([.B249];8);&quot;.&quot;)*10^(RIGHT([.B249];3))" office:value-type="float" office:value="-8.82602" calcext:value-type="float">
            <text:p>-8,82602</text:p>
          </table:table-cell>
          <table:table-cell table:formula="of:=NUMBERVALUE(LEFT([.C249];8);&quot;.&quot;)*10^(RIGHT([.C249];3))+360" office:value-type="float" office:value="217.253" calcext:value-type="float">
            <text:p>217,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1995172040200e002</text:p>
          </table:table-cell>
          <table:table-cell office:value-type="string" calcext:value-type="string">
            <text:p>-8.69800389791937e000</text:p>
          </table:table-cell>
          <table:table-cell office:value-type="string" calcext:value-type="string">
            <text:p>-1.43882819985745e002</text:p>
          </table:table-cell>
          <table:table-cell table:formula="of:=NUMBERVALUE(LEFT([.A250];8);&quot;.&quot;)*10^(RIGHT([.A250];3))" office:value-type="float" office:value="301.9951" calcext:value-type="float">
            <text:p>301,9951</text:p>
          </table:table-cell>
          <table:table-cell table:formula="of:=NUMBERVALUE(LEFT([.B250];8);&quot;.&quot;)*10^(RIGHT([.B250];3))" office:value-type="float" office:value="-8.698" calcext:value-type="float">
            <text:p>-8,698</text:p>
          </table:table-cell>
          <table:table-cell table:formula="of:=NUMBERVALUE(LEFT([.C250];8);&quot;.&quot;)*10^(RIGHT([.C250];3))+360" office:value-type="float" office:value="216.118" calcext:value-type="float">
            <text:p>216,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9029543251357e002</text:p>
          </table:table-cell>
          <table:table-cell office:value-type="string" calcext:value-type="string">
            <text:p>-8.57993326202533e000</text:p>
          </table:table-cell>
          <table:table-cell office:value-type="string" calcext:value-type="string">
            <text:p>-1.44973230343882e002</text:p>
          </table:table-cell>
          <table:table-cell table:formula="of:=NUMBERVALUE(LEFT([.A251];8);&quot;.&quot;)*10^(RIGHT([.A251];3))" office:value-type="float" office:value="309.0295" calcext:value-type="float">
            <text:p>309,0295</text:p>
          </table:table-cell>
          <table:table-cell table:formula="of:=NUMBERVALUE(LEFT([.B251];8);&quot;.&quot;)*10^(RIGHT([.B251];3))" office:value-type="float" office:value="-8.57993" calcext:value-type="float">
            <text:p>-8,57993</text:p>
          </table:table-cell>
          <table:table-cell table:formula="of:=NUMBERVALUE(LEFT([.C251];8);&quot;.&quot;)*10^(RIGHT([.C251];3))+360" office:value-type="float" office:value="215.027" calcext:value-type="float">
            <text:p>215,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16227766016836e002</text:p>
          </table:table-cell>
          <table:table-cell office:value-type="string" calcext:value-type="string">
            <text:p>-8.47088359335196e000</text:p>
          </table:table-cell>
          <table:table-cell office:value-type="string" calcext:value-type="string">
            <text:p>-1.46021095704198e002</text:p>
          </table:table-cell>
          <table:table-cell table:formula="of:=NUMBERVALUE(LEFT([.A252];8);&quot;.&quot;)*10^(RIGHT([.A252];3))" office:value-type="float" office:value="316.2277" calcext:value-type="float">
            <text:p>316,2277</text:p>
          </table:table-cell>
          <table:table-cell table:formula="of:=NUMBERVALUE(LEFT([.B252];8);&quot;.&quot;)*10^(RIGHT([.B252];3))" office:value-type="float" office:value="-8.47088" calcext:value-type="float">
            <text:p>-8,47088</text:p>
          </table:table-cell>
          <table:table-cell table:formula="of:=NUMBERVALUE(LEFT([.C252];8);&quot;.&quot;)*10^(RIGHT([.C252];3))+360" office:value-type="float" office:value="213.979" calcext:value-type="float">
            <text:p>213,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23593656929626e002</text:p>
          </table:table-cell>
          <table:table-cell office:value-type="string" calcext:value-type="string">
            <text:p>-8.37002708921025e000</text:p>
          </table:table-cell>
          <table:table-cell office:value-type="string" calcext:value-type="string">
            <text:p>-1.47028452721770e002</text:p>
          </table:table-cell>
          <table:table-cell table:formula="of:=NUMBERVALUE(LEFT([.A253];8);&quot;.&quot;)*10^(RIGHT([.A253];3))" office:value-type="float" office:value="323.5936" calcext:value-type="float">
            <text:p>323,5936</text:p>
          </table:table-cell>
          <table:table-cell table:formula="of:=NUMBERVALUE(LEFT([.B253];8);&quot;.&quot;)*10^(RIGHT([.B253];3))" office:value-type="float" office:value="-8.37002" calcext:value-type="float">
            <text:p>-8,37002</text:p>
          </table:table-cell>
          <table:table-cell table:formula="of:=NUMBERVALUE(LEFT([.C253];8);&quot;.&quot;)*10^(RIGHT([.C253];3))+360" office:value-type="float" office:value="212.972" calcext:value-type="float">
            <text:p>212,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1131121482589e002</text:p>
          </table:table-cell>
          <table:table-cell office:value-type="string" calcext:value-type="string">
            <text:p>-8.27662480182594e000</text:p>
          </table:table-cell>
          <table:table-cell office:value-type="string" calcext:value-type="string">
            <text:p>-1.47997250392503e002</text:p>
          </table:table-cell>
          <table:table-cell table:formula="of:=NUMBERVALUE(LEFT([.A254];8);&quot;.&quot;)*10^(RIGHT([.A254];3))" office:value-type="float" office:value="331.1311" calcext:value-type="float">
            <text:p>331,1311</text:p>
          </table:table-cell>
          <table:table-cell table:formula="of:=NUMBERVALUE(LEFT([.B254];8);&quot;.&quot;)*10^(RIGHT([.B254];3))" office:value-type="float" office:value="-8.27662" calcext:value-type="float">
            <text:p>-8,27662</text:p>
          </table:table-cell>
          <table:table-cell table:formula="of:=NUMBERVALUE(LEFT([.C254];8);&quot;.&quot;)*10^(RIGHT([.C254];3))+360" office:value-type="float" office:value="212.003" calcext:value-type="float">
            <text:p>212,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8844156139200e002</text:p>
          </table:table-cell>
          <table:table-cell office:value-type="string" calcext:value-type="string">
            <text:p>-8.19001578873191e000</text:p>
          </table:table-cell>
          <table:table-cell office:value-type="string" calcext:value-type="string">
            <text:p>-1.48929348704862e002</text:p>
          </table:table-cell>
          <table:table-cell table:formula="of:=NUMBERVALUE(LEFT([.A255];8);&quot;.&quot;)*10^(RIGHT([.A255];3))" office:value-type="float" office:value="338.8441" calcext:value-type="float">
            <text:p>338,8441</text:p>
          </table:table-cell>
          <table:table-cell table:formula="of:=NUMBERVALUE(LEFT([.B255];8);&quot;.&quot;)*10^(RIGHT([.B255];3))" office:value-type="float" office:value="-8.19001" calcext:value-type="float">
            <text:p>-8,19001</text:p>
          </table:table-cell>
          <table:table-cell table:formula="of:=NUMBERVALUE(LEFT([.C255];8);&quot;.&quot;)*10^(RIGHT([.C255];3))+360" office:value-type="float" office:value="211.071" calcext:value-type="float">
            <text:p>211,0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46736850452529e002</text:p>
          </table:table-cell>
          <table:table-cell office:value-type="string" calcext:value-type="string">
            <text:p>-8.10960775032575e000</text:p>
          </table:table-cell>
          <table:table-cell office:value-type="string" calcext:value-type="string">
            <text:p>-1.49826518652464e002</text:p>
          </table:table-cell>
          <table:table-cell table:formula="of:=NUMBERVALUE(LEFT([.A256];8);&quot;.&quot;)*10^(RIGHT([.A256];3))" office:value-type="float" office:value="346.7368" calcext:value-type="float">
            <text:p>346,7368</text:p>
          </table:table-cell>
          <table:table-cell table:formula="of:=NUMBERVALUE(LEFT([.B256];8);&quot;.&quot;)*10^(RIGHT([.B256];3))" office:value-type="float" office:value="-8.1096" calcext:value-type="float">
            <text:p>-8,1096</text:p>
          </table:table-cell>
          <table:table-cell table:formula="of:=NUMBERVALUE(LEFT([.C256];8);&quot;.&quot;)*10^(RIGHT([.C256];3))+360" office:value-type="float" office:value="210.174" calcext:value-type="float">
            <text:p>210,1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54813389233573e002</text:p>
          </table:table-cell>
          <table:table-cell office:value-type="string" calcext:value-type="string">
            <text:p>-8.03486892498601e000</text:p>
          </table:table-cell>
          <table:table-cell office:value-type="string" calcext:value-type="string">
            <text:p>-1.50690443305817e002</text:p>
          </table:table-cell>
          <table:table-cell table:formula="of:=NUMBERVALUE(LEFT([.A257];8);&quot;.&quot;)*10^(RIGHT([.A257];3))" office:value-type="float" office:value="354.8133" calcext:value-type="float">
            <text:p>354,8133</text:p>
          </table:table-cell>
          <table:table-cell table:formula="of:=NUMBERVALUE(LEFT([.B257];8);&quot;.&quot;)*10^(RIGHT([.B257];3))" office:value-type="float" office:value="-8.03486" calcext:value-type="float">
            <text:p>-8,03486</text:p>
          </table:table-cell>
          <table:table-cell table:formula="of:=NUMBERVALUE(LEFT([.C257];8);&quot;.&quot;)*10^(RIGHT([.C257];3))+360" office:value-type="float" office:value="209.31" calcext:value-type="float">
            <text:p>209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63078054770099e002</text:p>
          </table:table-cell>
          <table:table-cell office:value-type="string" calcext:value-type="string">
            <text:p>-7.96532105266474e000</text:p>
          </table:table-cell>
          <table:table-cell office:value-type="string" calcext:value-type="string">
            <text:p>-1.51522719692267e002</text:p>
          </table:table-cell>
          <table:table-cell table:formula="of:=NUMBERVALUE(LEFT([.A258];8);&quot;.&quot;)*10^(RIGHT([.A258];3))" office:value-type="float" office:value="363.078" calcext:value-type="float">
            <text:p>363,078</text:p>
          </table:table-cell>
          <table:table-cell table:formula="of:=NUMBERVALUE(LEFT([.B258];8);&quot;.&quot;)*10^(RIGHT([.B258];3))" office:value-type="float" office:value="-7.96532" calcext:value-type="float">
            <text:p>-7,96532</text:p>
          </table:table-cell>
          <table:table-cell table:formula="of:=NUMBERVALUE(LEFT([.C258];8);&quot;.&quot;)*10^(RIGHT([.C258];3))+360" office:value-type="float" office:value="208.478" calcext:value-type="float">
            <text:p>208,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71535229097170e002</text:p>
          </table:table-cell>
          <table:table-cell office:value-type="string" calcext:value-type="string">
            <text:p>-7.90053325010735e000</text:p>
          </table:table-cell>
          <table:table-cell office:value-type="string" calcext:value-type="string">
            <text:p>-1.52324861277400e002</text:p>
          </table:table-cell>
          <table:table-cell table:formula="of:=NUMBERVALUE(LEFT([.A259];8);&quot;.&quot;)*10^(RIGHT([.A259];3))" office:value-type="float" office:value="371.5352" calcext:value-type="float">
            <text:p>371,5352</text:p>
          </table:table-cell>
          <table:table-cell table:formula="of:=NUMBERVALUE(LEFT([.B259];8);&quot;.&quot;)*10^(RIGHT([.B259];3))" office:value-type="float" office:value="-7.90053" calcext:value-type="float">
            <text:p>-7,90053</text:p>
          </table:table-cell>
          <table:table-cell table:formula="of:=NUMBERVALUE(LEFT([.C259];8);&quot;.&quot;)*10^(RIGHT([.C259];3))+360" office:value-type="float" office:value="207.676" calcext:value-type="float">
            <text:p>207,6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0189396320558e002</text:p>
          </table:table-cell>
          <table:table-cell office:value-type="string" calcext:value-type="string">
            <text:p>-7.84011666675371e000</text:p>
          </table:table-cell>
          <table:table-cell office:value-type="string" calcext:value-type="string">
            <text:p>-1.53098300879044e002</text:p>
          </table:table-cell>
          <table:table-cell table:formula="of:=NUMBERVALUE(LEFT([.A260];8);&quot;.&quot;)*10^(RIGHT([.A260];3))" office:value-type="float" office:value="380.1893" calcext:value-type="float">
            <text:p>380,1893</text:p>
          </table:table-cell>
          <table:table-cell table:formula="of:=NUMBERVALUE(LEFT([.B260];8);&quot;.&quot;)*10^(RIGHT([.B260];3))" office:value-type="float" office:value="-7.84011" calcext:value-type="float">
            <text:p>-7,84011</text:p>
          </table:table-cell>
          <table:table-cell table:formula="of:=NUMBERVALUE(LEFT([.C260];8);&quot;.&quot;)*10^(RIGHT([.C260];3))+360" office:value-type="float" office:value="206.902" calcext:value-type="float">
            <text:p>206,9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9045144994278e002</text:p>
          </table:table-cell>
          <table:table-cell office:value-type="string" calcext:value-type="string">
            <text:p>-7.78371981138644e000</text:p>
          </table:table-cell>
          <table:table-cell office:value-type="string" calcext:value-type="string">
            <text:p>-1.53844393877271e002</text:p>
          </table:table-cell>
          <table:table-cell table:formula="of:=NUMBERVALUE(LEFT([.A261];8);&quot;.&quot;)*10^(RIGHT([.A261];3))" office:value-type="float" office:value="389.0451" calcext:value-type="float">
            <text:p>389,0451</text:p>
          </table:table-cell>
          <table:table-cell table:formula="of:=NUMBERVALUE(LEFT([.B261];8);&quot;.&quot;)*10^(RIGHT([.B261];3))" office:value-type="float" office:value="-7.78371" calcext:value-type="float">
            <text:p>-7,78371</text:p>
          </table:table-cell>
          <table:table-cell table:formula="of:=NUMBERVALUE(LEFT([.C261];8);&quot;.&quot;)*10^(RIGHT([.C261];3))+360" office:value-type="float" office:value="206.156" calcext:value-type="float">
            <text:p>206,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98107170553494e002</text:p>
          </table:table-cell>
          <table:table-cell office:value-type="string" calcext:value-type="string">
            <text:p>-7.73102445677970e000</text:p>
          </table:table-cell>
          <table:table-cell office:value-type="string" calcext:value-type="string">
            <text:p>-1.54564421610907e002</text:p>
          </table:table-cell>
          <table:table-cell table:formula="of:=NUMBERVALUE(LEFT([.A262];8);&quot;.&quot;)*10^(RIGHT([.A262];3))" office:value-type="float" office:value="398.1071" calcext:value-type="float">
            <text:p>398,1071</text:p>
          </table:table-cell>
          <table:table-cell table:formula="of:=NUMBERVALUE(LEFT([.B262];8);&quot;.&quot;)*10^(RIGHT([.B262];3))" office:value-type="float" office:value="-7.73102" calcext:value-type="float">
            <text:p>-7,73102</text:p>
          </table:table-cell>
          <table:table-cell table:formula="of:=NUMBERVALUE(LEFT([.C262];8);&quot;.&quot;)*10^(RIGHT([.C262];3))+360" office:value-type="float" office:value="205.436" calcext:value-type="float">
            <text:p>205,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07380277804110e002</text:p>
          </table:table-cell>
          <table:table-cell office:value-type="string" calcext:value-type="string">
            <text:p>-7.68174204376146e000</text:p>
          </table:table-cell>
          <table:table-cell office:value-type="string" calcext:value-type="string">
            <text:p>-1.55259594873683e002</text:p>
          </table:table-cell>
          <table:table-cell table:formula="of:=NUMBERVALUE(LEFT([.A263];8);&quot;.&quot;)*10^(RIGHT([.A263];3))" office:value-type="float" office:value="407.3802" calcext:value-type="float">
            <text:p>407,3802</text:p>
          </table:table-cell>
          <table:table-cell table:formula="of:=NUMBERVALUE(LEFT([.B263];8);&quot;.&quot;)*10^(RIGHT([.B263];3))" office:value-type="float" office:value="-7.68174" calcext:value-type="float">
            <text:p>-7,68174</text:p>
          </table:table-cell>
          <table:table-cell table:formula="of:=NUMBERVALUE(LEFT([.C263];8);&quot;.&quot;)*10^(RIGHT([.C263];3))+360" office:value-type="float" office:value="204.741" calcext:value-type="float">
            <text:p>204,7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16869383470332e002</text:p>
          </table:table-cell>
          <table:table-cell office:value-type="string" calcext:value-type="string">
            <text:p>-7.63561051784974e000</text:p>
          </table:table-cell>
          <table:table-cell office:value-type="string" calcext:value-type="string">
            <text:p>-1.55931057441941e002</text:p>
          </table:table-cell>
          <table:table-cell table:formula="of:=NUMBERVALUE(LEFT([.A264];8);&quot;.&quot;)*10^(RIGHT([.A264];3))" office:value-type="float" office:value="416.8693" calcext:value-type="float">
            <text:p>416,8693</text:p>
          </table:table-cell>
          <table:table-cell table:formula="of:=NUMBERVALUE(LEFT([.B264];8);&quot;.&quot;)*10^(RIGHT([.B264];3))" office:value-type="float" office:value="-7.63561" calcext:value-type="float">
            <text:p>-7,63561</text:p>
          </table:table-cell>
          <table:table-cell table:formula="of:=NUMBERVALUE(LEFT([.C264];8);&quot;.&quot;)*10^(RIGHT([.C264];3))+360" office:value-type="float" office:value="204.069" calcext:value-type="float">
            <text:p>204,0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26579518801589e002</text:p>
          </table:table-cell>
          <table:table-cell office:value-type="string" calcext:value-type="string">
            <text:p>-7.59239154141565e000</text:p>
          </table:table-cell>
          <table:table-cell office:value-type="string" calcext:value-type="string">
            <text:p>-1.56579889581239e002</text:p>
          </table:table-cell>
          <table:table-cell table:formula="of:=NUMBERVALUE(LEFT([.A265];8);&quot;.&quot;)*10^(RIGHT([.A265];3))" office:value-type="float" office:value="426.5795" calcext:value-type="float">
            <text:p>426,5795</text:p>
          </table:table-cell>
          <table:table-cell table:formula="of:=NUMBERVALUE(LEFT([.B265];8);&quot;.&quot;)*10^(RIGHT([.B265];3))" office:value-type="float" office:value="-7.59239" calcext:value-type="float">
            <text:p>-7,59239</text:p>
          </table:table-cell>
          <table:table-cell table:formula="of:=NUMBERVALUE(LEFT([.C265];8);&quot;.&quot;)*10^(RIGHT([.C265];3))+360" office:value-type="float" office:value="203.421" calcext:value-type="float">
            <text:p>203,4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36515832240163e002</text:p>
          </table:table-cell>
          <table:table-cell office:value-type="string" calcext:value-type="string">
            <text:p>-7.55186803254264e000</text:p>
          </table:table-cell>
          <table:table-cell office:value-type="string" calcext:value-type="string">
            <text:p>-1.57207111491792e002</text:p>
          </table:table-cell>
          <table:table-cell table:formula="of:=NUMBERVALUE(LEFT([.A266];8);&quot;.&quot;)*10^(RIGHT([.A266];3))" office:value-type="float" office:value="436.5158" calcext:value-type="float">
            <text:p>436,5158</text:p>
          </table:table-cell>
          <table:table-cell table:formula="of:=NUMBERVALUE(LEFT([.B266];8);&quot;.&quot;)*10^(RIGHT([.B266];3))" office:value-type="float" office:value="-7.55186" calcext:value-type="float">
            <text:p>-7,55186</text:p>
          </table:table-cell>
          <table:table-cell table:formula="of:=NUMBERVALUE(LEFT([.C266];8);&quot;.&quot;)*10^(RIGHT([.C266];3))+360" office:value-type="float" office:value="202.793" calcext:value-type="float">
            <text:p>202,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46683592150960e002</text:p>
          </table:table-cell>
          <table:table-cell office:value-type="string" calcext:value-type="string">
            <text:p>-7.51384198866167e000</text:p>
          </table:table-cell>
          <table:table-cell office:value-type="string" calcext:value-type="string">
            <text:p>-1.57813686662958e002</text:p>
          </table:table-cell>
          <table:table-cell table:formula="of:=NUMBERVALUE(LEFT([.A267];8);&quot;.&quot;)*10^(RIGHT([.A267];3))" office:value-type="float" office:value="446.6835" calcext:value-type="float">
            <text:p>446,6835</text:p>
          </table:table-cell>
          <table:table-cell table:formula="of:=NUMBERVALUE(LEFT([.B267];8);&quot;.&quot;)*10^(RIGHT([.B267];3))" office:value-type="float" office:value="-7.51384" calcext:value-type="float">
            <text:p>-7,51384</text:p>
          </table:table-cell>
          <table:table-cell table:formula="of:=NUMBERVALUE(LEFT([.C267];8);&quot;.&quot;)*10^(RIGHT([.C267];3))+360" office:value-type="float" office:value="202.187" calcext:value-type="float">
            <text:p>202,1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57088189614872e002</text:p>
          </table:table-cell>
          <table:table-cell office:value-type="string" calcext:value-type="string">
            <text:p>-7.47813255889081e000</text:p>
          </table:table-cell>
          <table:table-cell office:value-type="string" calcext:value-type="string">
            <text:p>-1.58400525115230e002</text:p>
          </table:table-cell>
          <table:table-cell table:formula="of:=NUMBERVALUE(LEFT([.A268];8);&quot;.&quot;)*10^(RIGHT([.A268];3))" office:value-type="float" office:value="457.0881" calcext:value-type="float">
            <text:p>457,0881</text:p>
          </table:table-cell>
          <table:table-cell table:formula="of:=NUMBERVALUE(LEFT([.B268];8);&quot;.&quot;)*10^(RIGHT([.B268];3))" office:value-type="float" office:value="-7.47813" calcext:value-type="float">
            <text:p>-7,47813</text:p>
          </table:table-cell>
          <table:table-cell table:formula="of:=NUMBERVALUE(LEFT([.C268];8);&quot;.&quot;)*10^(RIGHT([.C268];3))+360" office:value-type="float" office:value="201.6" calcext:value-type="float">
            <text:p>201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67735141287195e002</text:p>
          </table:table-cell>
          <table:table-cell office:value-type="string" calcext:value-type="string">
            <text:p>-7.44457433396387e000</text:p>
          </table:table-cell>
          <table:table-cell office:value-type="string" calcext:value-type="string">
            <text:p>-1.58968486514802e002</text:p>
          </table:table-cell>
          <table:table-cell table:formula="of:=NUMBERVALUE(LEFT([.A269];8);&quot;.&quot;)*10^(RIGHT([.A269];3))" office:value-type="float" office:value="467.7351" calcext:value-type="float">
            <text:p>467,7351</text:p>
          </table:table-cell>
          <table:table-cell table:formula="of:=NUMBERVALUE(LEFT([.B269];8);&quot;.&quot;)*10^(RIGHT([.B269];3))" office:value-type="float" office:value="-7.44457" calcext:value-type="float">
            <text:p>-7,44457</text:p>
          </table:table-cell>
          <table:table-cell table:formula="of:=NUMBERVALUE(LEFT([.C269];8);&quot;.&quot;)*10^(RIGHT([.C269];3))+360" office:value-type="float" office:value="201.032" calcext:value-type="float">
            <text:p>201,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78630092322635e002</text:p>
          </table:table-cell>
          <table:table-cell office:value-type="string" calcext:value-type="string">
            <text:p>-7.41301582685387e000</text:p>
          </table:table-cell>
          <table:table-cell office:value-type="string" calcext:value-type="string">
            <text:p>-1.59518383151053e002</text:p>
          </table:table-cell>
          <table:table-cell table:formula="of:=NUMBERVALUE(LEFT([.A270];8);&quot;.&quot;)*10^(RIGHT([.A270];3))" office:value-type="float" office:value="478.63" calcext:value-type="float">
            <text:p>478,63</text:p>
          </table:table-cell>
          <table:table-cell table:formula="of:=NUMBERVALUE(LEFT([.B270];8);&quot;.&quot;)*10^(RIGHT([.B270];3))" office:value-type="float" office:value="-7.41301" calcext:value-type="float">
            <text:p>-7,41301</text:p>
          </table:table-cell>
          <table:table-cell table:formula="of:=NUMBERVALUE(LEFT([.C270];8);&quot;.&quot;)*10^(RIGHT([.C270];3))+360" office:value-type="float" office:value="200.482" calcext:value-type="float">
            <text:p>200,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89778819368443e002</text:p>
          </table:table-cell>
          <table:table-cell office:value-type="string" calcext:value-type="string">
            <text:p>-7.38331812079549e000</text:p>
          </table:table-cell>
          <table:table-cell office:value-type="string" calcext:value-type="string">
            <text:p>-1.60050982771432e002</text:p>
          </table:table-cell>
          <table:table-cell table:formula="of:=NUMBERVALUE(LEFT([.A271];8);&quot;.&quot;)*10^(RIGHT([.A271];3))" office:value-type="float" office:value="489.7788" calcext:value-type="float">
            <text:p>489,7788</text:p>
          </table:table-cell>
          <table:table-cell table:formula="of:=NUMBERVALUE(LEFT([.B271];8);&quot;.&quot;)*10^(RIGHT([.B271];3))" office:value-type="float" office:value="-7.38331" calcext:value-type="float">
            <text:p>-7,38331</text:p>
          </table:table-cell>
          <table:table-cell table:formula="of:=NUMBERVALUE(LEFT([.C271];8);&quot;.&quot;)*10^(RIGHT([.C271];3))+360" office:value-type="float" office:value="199.95" calcext:value-type="float">
            <text:p>199,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01187233627268e002</text:p>
          </table:table-cell>
          <table:table-cell office:value-type="string" calcext:value-type="string">
            <text:p>-7.35535366449349e000</text:p>
          </table:table-cell>
          <table:table-cell office:value-type="string" calcext:value-type="string">
            <text:p>-1.60567011271440e002</text:p>
          </table:table-cell>
          <table:table-cell table:formula="of:=NUMBERVALUE(LEFT([.A272];8);&quot;.&quot;)*10^(RIGHT([.A272];3))" office:value-type="float" office:value="501.1872" calcext:value-type="float">
            <text:p>501,1872</text:p>
          </table:table-cell>
          <table:table-cell table:formula="of:=NUMBERVALUE(LEFT([.B272];8);&quot;.&quot;)*10^(RIGHT([.B272];3))" office:value-type="float" office:value="-7.35535" calcext:value-type="float">
            <text:p>-7,35535</text:p>
          </table:table-cell>
          <table:table-cell table:formula="of:=NUMBERVALUE(LEFT([.C272];8);&quot;.&quot;)*10^(RIGHT([.C272];3))+360" office:value-type="float" office:value="199.433" calcext:value-type="float">
            <text:p>199,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12861383991361e002</text:p>
          </table:table-cell>
          <table:table-cell office:value-type="string" calcext:value-type="string">
            <text:p>-7.32900519694401e000</text:p>
          </table:table-cell>
          <table:table-cell office:value-type="string" calcext:value-type="string">
            <text:p>-1.61067155239934e002</text:p>
          </table:table-cell>
          <table:table-cell table:formula="of:=NUMBERVALUE(LEFT([.A273];8);&quot;.&quot;)*10^(RIGHT([.A273];3))" office:value-type="float" office:value="512.8613" calcext:value-type="float">
            <text:p>512,8613</text:p>
          </table:table-cell>
          <table:table-cell table:formula="of:=NUMBERVALUE(LEFT([.B273];8);&quot;.&quot;)*10^(RIGHT([.B273];3))" office:value-type="float" office:value="-7.329" calcext:value-type="float">
            <text:p>-7,329</text:p>
          </table:table-cell>
          <table:table-cell table:formula="of:=NUMBERVALUE(LEFT([.C273];8);&quot;.&quot;)*10^(RIGHT([.C273];3))+360" office:value-type="float" office:value="198.933" calcext:value-type="float">
            <text:p>198,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24807460249769e002</text:p>
          </table:table-cell>
          <table:table-cell office:value-type="string" calcext:value-type="string">
            <text:p>-7.30416478656622e000</text:p>
          </table:table-cell>
          <table:table-cell office:value-type="string" calcext:value-type="string">
            <text:p>-1.61552064361816e002</text:p>
          </table:table-cell>
          <table:table-cell table:formula="of:=NUMBERVALUE(LEFT([.A274];8);&quot;.&quot;)*10^(RIGHT([.A274];3))" office:value-type="float" office:value="524.8074" calcext:value-type="float">
            <text:p>524,8074</text:p>
          </table:table-cell>
          <table:table-cell table:formula="of:=NUMBERVALUE(LEFT([.B274];8);&quot;.&quot;)*10^(RIGHT([.B274];3))" office:value-type="float" office:value="-7.30416" calcext:value-type="float">
            <text:p>-7,30416</text:p>
          </table:table-cell>
          <table:table-cell table:formula="of:=NUMBERVALUE(LEFT([.C274];8);&quot;.&quot;)*10^(RIGHT([.C274];3))+360" office:value-type="float" office:value="198.448" calcext:value-type="float">
            <text:p>198,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37031796370249e002</text:p>
          </table:table-cell>
          <table:table-cell office:value-type="string" calcext:value-type="string">
            <text:p>-7.28073297129762e000</text:p>
          </table:table-cell>
          <table:table-cell office:value-type="string" calcext:value-type="string">
            <text:p>-1.62022353681627e002</text:p>
          </table:table-cell>
          <table:table-cell table:formula="of:=NUMBERVALUE(LEFT([.A275];8);&quot;.&quot;)*10^(RIGHT([.A275];3))" office:value-type="float" office:value="537.0317" calcext:value-type="float">
            <text:p>537,0317</text:p>
          </table:table-cell>
          <table:table-cell table:formula="of:=NUMBERVALUE(LEFT([.B275];8);&quot;.&quot;)*10^(RIGHT([.B275];3))" office:value-type="float" office:value="-7.28073" calcext:value-type="float">
            <text:p>-7,28073</text:p>
          </table:table-cell>
          <table:table-cell table:formula="of:=NUMBERVALUE(LEFT([.C275];8);&quot;.&quot;)*10^(RIGHT([.C275];3))+360" office:value-type="float" office:value="197.978" calcext:value-type="float">
            <text:p>197,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49540873857620e002</text:p>
          </table:table-cell>
          <table:table-cell office:value-type="string" calcext:value-type="string">
            <text:p>-7.25861798799182e000</text:p>
          </table:table-cell>
          <table:table-cell office:value-type="string" calcext:value-type="string">
            <text:p>-1.62478605732546e002</text:p>
          </table:table-cell>
          <table:table-cell table:formula="of:=NUMBERVALUE(LEFT([.A276];8);&quot;.&quot;)*10^(RIGHT([.A276];3))" office:value-type="float" office:value="549.5408" calcext:value-type="float">
            <text:p>549,5408</text:p>
          </table:table-cell>
          <table:table-cell table:formula="of:=NUMBERVALUE(LEFT([.B276];8);&quot;.&quot;)*10^(RIGHT([.B276];3))" office:value-type="float" office:value="-7.25861" calcext:value-type="float">
            <text:p>-7,25861</text:p>
          </table:table-cell>
          <table:table-cell table:formula="of:=NUMBERVALUE(LEFT([.C276];8);&quot;.&quot;)*10^(RIGHT([.C276];3))+360" office:value-type="float" office:value="197.522" calcext:value-type="float">
            <text:p>197,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62341325190345e002</text:p>
          </table:table-cell>
          <table:table-cell office:value-type="string" calcext:value-type="string">
            <text:p>-7.23773508091660e000</text:p>
          </table:table-cell>
          <table:table-cell office:value-type="string" calcext:value-type="string">
            <text:p>-1.62921372536021e002</text:p>
          </table:table-cell>
          <table:table-cell table:formula="of:=NUMBERVALUE(LEFT([.A277];8);&quot;.&quot;)*10^(RIGHT([.A277];3))" office:value-type="float" office:value="562.3413" calcext:value-type="float">
            <text:p>562,3413</text:p>
          </table:table-cell>
          <table:table-cell table:formula="of:=NUMBERVALUE(LEFT([.B277];8);&quot;.&quot;)*10^(RIGHT([.B277];3))" office:value-type="float" office:value="-7.23773" calcext:value-type="float">
            <text:p>-7,23773</text:p>
          </table:table-cell>
          <table:table-cell table:formula="of:=NUMBERVALUE(LEFT([.C277];8);&quot;.&quot;)*10^(RIGHT([.C277];3))+360" office:value-type="float" office:value="197.079" calcext:value-type="float">
            <text:p>197,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75439937337152e002</text:p>
          </table:table-cell>
          <table:table-cell office:value-type="string" calcext:value-type="string">
            <text:p>-7.21800588041204e000</text:p>
          </table:table-cell>
          <table:table-cell office:value-type="string" calcext:value-type="string">
            <text:p>-1.63351177477727e002</text:p>
          </table:table-cell>
          <table:table-cell table:formula="of:=NUMBERVALUE(LEFT([.A278];8);&quot;.&quot;)*10^(RIGHT([.A278];3))" office:value-type="float" office:value="575.4399" calcext:value-type="float">
            <text:p>575,4399</text:p>
          </table:table-cell>
          <table:table-cell table:formula="of:=NUMBERVALUE(LEFT([.B278];8);&quot;.&quot;)*10^(RIGHT([.B278];3))" office:value-type="float" office:value="-7.218" calcext:value-type="float">
            <text:p>-7,218</text:p>
          </table:table-cell>
          <table:table-cell table:formula="of:=NUMBERVALUE(LEFT([.C278];8);&quot;.&quot;)*10^(RIGHT([.C278];3))+360" office:value-type="float" office:value="196.649" calcext:value-type="float">
            <text:p>196,6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88843655355584e002</text:p>
          </table:table-cell>
          <table:table-cell office:value-type="string" calcext:value-type="string">
            <text:p>-7.19935784386356e000</text:p>
          </table:table-cell>
          <table:table-cell office:value-type="string" calcext:value-type="string">
            <text:p>-1.63768517065808e002</text:p>
          </table:table-cell>
          <table:table-cell table:formula="of:=NUMBERVALUE(LEFT([.A279];8);&quot;.&quot;)*10^(RIGHT([.A279];3))" office:value-type="float" office:value="588.8436" calcext:value-type="float">
            <text:p>588,8436</text:p>
          </table:table-cell>
          <table:table-cell table:formula="of:=NUMBERVALUE(LEFT([.B279];8);&quot;.&quot;)*10^(RIGHT([.B279];3))" office:value-type="float" office:value="-7.19935" calcext:value-type="float">
            <text:p>-7,19935</text:p>
          </table:table-cell>
          <table:table-cell table:formula="of:=NUMBERVALUE(LEFT([.C279];8);&quot;.&quot;)*10^(RIGHT([.C279];3))+360" office:value-type="float" office:value="196.232" calcext:value-type="float">
            <text:p>196,2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02559586074353e002</text:p>
          </table:table-cell>
          <table:table-cell office:value-type="string" calcext:value-type="string">
            <text:p>-7.18172375209465e000</text:p>
          </table:table-cell>
          <table:table-cell office:value-type="string" calcext:value-type="string">
            <text:p>-1.64173862577500e002</text:p>
          </table:table-cell>
          <table:table-cell table:formula="of:=NUMBERVALUE(LEFT([.A280];8);&quot;.&quot;)*10^(RIGHT([.A280];3))" office:value-type="float" office:value="602.5595" calcext:value-type="float">
            <text:p>602,5595</text:p>
          </table:table-cell>
          <table:table-cell table:formula="of:=NUMBERVALUE(LEFT([.B280];8);&quot;.&quot;)*10^(RIGHT([.B280];3))" office:value-type="float" office:value="-7.18172" calcext:value-type="float">
            <text:p>-7,18172</text:p>
          </table:table-cell>
          <table:table-cell table:formula="of:=NUMBERVALUE(LEFT([.C280];8);&quot;.&quot;)*10^(RIGHT([.C280];3))+360" office:value-type="float" office:value="195.827" calcext:value-type="float">
            <text:p>195,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16595001861477e002</text:p>
          </table:table-cell>
          <table:table-cell office:value-type="string" calcext:value-type="string">
            <text:p>-7.16504125511353e000</text:p>
          </table:table-cell>
          <table:table-cell office:value-type="string" calcext:value-type="string">
            <text:p>-1.64567661600235e002</text:p>
          </table:table-cell>
          <table:table-cell table:formula="of:=NUMBERVALUE(LEFT([.A281];8);&quot;.&quot;)*10^(RIGHT([.A281];3))" office:value-type="float" office:value="616.595" calcext:value-type="float">
            <text:p>616,595</text:p>
          </table:table-cell>
          <table:table-cell table:formula="of:=NUMBERVALUE(LEFT([.B281];8);&quot;.&quot;)*10^(RIGHT([.B281];3))" office:value-type="float" office:value="-7.16504" calcext:value-type="float">
            <text:p>-7,16504</text:p>
          </table:table-cell>
          <table:table-cell table:formula="of:=NUMBERVALUE(LEFT([.C281];8);&quot;.&quot;)*10^(RIGHT([.C281];3))+360" office:value-type="float" office:value="195.433" calcext:value-type="float">
            <text:p>195,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30957344480188e002</text:p>
          </table:table-cell>
          <table:table-cell office:value-type="string" calcext:value-type="string">
            <text:p>-7.14925246186567e000</text:p>
          </table:table-cell>
          <table:table-cell office:value-type="string" calcext:value-type="string">
            <text:p>-1.64950339473246e002</text:p>
          </table:table-cell>
          <table:table-cell table:formula="of:=NUMBERVALUE(LEFT([.A282];8);&quot;.&quot;)*10^(RIGHT([.A282];3))" office:value-type="float" office:value="630.9573" calcext:value-type="float">
            <text:p>630,9573</text:p>
          </table:table-cell>
          <table:table-cell table:formula="of:=NUMBERVALUE(LEFT([.B282];8);&quot;.&quot;)*10^(RIGHT([.B282];3))" office:value-type="float" office:value="-7.14925" calcext:value-type="float">
            <text:p>-7,14925</text:p>
          </table:table-cell>
          <table:table-cell table:formula="of:=NUMBERVALUE(LEFT([.C282];8);&quot;.&quot;)*10^(RIGHT([.C282];3))+360" office:value-type="float" office:value="195.05" calcext:value-type="float">
            <text:p>195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45654229034650e002</text:p>
          </table:table-cell>
          <table:table-cell office:value-type="string" calcext:value-type="string">
            <text:p>-7.13430356927668e000</text:p>
          </table:table-cell>
          <table:table-cell office:value-type="string" calcext:value-type="string">
            <text:p>-1.65322300635567e002</text:p>
          </table:table-cell>
          <table:table-cell table:formula="of:=NUMBERVALUE(LEFT([.A283];8);&quot;.&quot;)*10^(RIGHT([.A283];3))" office:value-type="float" office:value="645.6542" calcext:value-type="float">
            <text:p>645,6542</text:p>
          </table:table-cell>
          <table:table-cell table:formula="of:=NUMBERVALUE(LEFT([.B283];8);&quot;.&quot;)*10^(RIGHT([.B283];3))" office:value-type="float" office:value="-7.1343" calcext:value-type="float">
            <text:p>-7,1343</text:p>
          </table:table-cell>
          <table:table-cell table:formula="of:=NUMBERVALUE(LEFT([.C283];8);&quot;.&quot;)*10^(RIGHT([.C283];3))+360" office:value-type="float" office:value="194.678" calcext:value-type="float">
            <text:p>194,6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60693448007591e002</text:p>
          </table:table-cell>
          <table:table-cell office:value-type="string" calcext:value-type="string">
            <text:p>-7.12014452641519e000</text:p>
          </table:table-cell>
          <table:table-cell office:value-type="string" calcext:value-type="string">
            <text:p>-1.65683929886128e002</text:p>
          </table:table-cell>
          <table:table-cell table:formula="of:=NUMBERVALUE(LEFT([.A284];8);&quot;.&quot;)*10^(RIGHT([.A284];3))" office:value-type="float" office:value="660.6934" calcext:value-type="float">
            <text:p>660,6934</text:p>
          </table:table-cell>
          <table:table-cell table:formula="of:=NUMBERVALUE(LEFT([.B284];8);&quot;.&quot;)*10^(RIGHT([.B284];3))" office:value-type="float" office:value="-7.12014" calcext:value-type="float">
            <text:p>-7,12014</text:p>
          </table:table-cell>
          <table:table-cell table:formula="of:=NUMBERVALUE(LEFT([.C284];8);&quot;.&quot;)*10^(RIGHT([.C284];3))+360" office:value-type="float" office:value="194.317" calcext:value-type="float">
            <text:p>194,3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76082975391976e002</text:p>
          </table:table-cell>
          <table:table-cell office:value-type="string" calcext:value-type="string">
            <text:p>-7.10672873009066e000</text:p>
          </table:table-cell>
          <table:table-cell office:value-type="string" calcext:value-type="string">
            <text:p>-1.66035593561412e002</text:p>
          </table:table-cell>
          <table:table-cell table:formula="of:=NUMBERVALUE(LEFT([.A285];8);&quot;.&quot;)*10^(RIGHT([.A285];3))" office:value-type="float" office:value="676.0829" calcext:value-type="float">
            <text:p>676,0829</text:p>
          </table:table-cell>
          <table:table-cell table:formula="of:=NUMBERVALUE(LEFT([.B285];8);&quot;.&quot;)*10^(RIGHT([.B285];3))" office:value-type="float" office:value="-7.10672" calcext:value-type="float">
            <text:p>-7,10672</text:p>
          </table:table-cell>
          <table:table-cell table:formula="of:=NUMBERVALUE(LEFT([.C285];8);&quot;.&quot;)*10^(RIGHT([.C285];3))+360" office:value-type="float" office:value="193.965" calcext:value-type="float">
            <text:p>193,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91830970918931e002</text:p>
          </table:table-cell>
          <table:table-cell office:value-type="string" calcext:value-type="string">
            <text:p>-7.09401274861846e000</text:p>
          </table:table-cell>
          <table:table-cell office:value-type="string" calcext:value-type="string">
            <text:p>-1.66377640635932e002</text:p>
          </table:table-cell>
          <table:table-cell table:formula="of:=NUMBERVALUE(LEFT([.A286];8);&quot;.&quot;)*10^(RIGHT([.A286];3))" office:value-type="float" office:value="691.8309" calcext:value-type="float">
            <text:p>691,8309</text:p>
          </table:table-cell>
          <table:table-cell table:formula="of:=NUMBERVALUE(LEFT([.B286];8);&quot;.&quot;)*10^(RIGHT([.B286];3))" office:value-type="float" office:value="-7.09401" calcext:value-type="float">
            <text:p>-7,09401</text:p>
          </table:table-cell>
          <table:table-cell table:formula="of:=NUMBERVALUE(LEFT([.C286];8);&quot;.&quot;)*10^(RIGHT([.C286];3))+360" office:value-type="float" office:value="193.623" calcext:value-type="float">
            <text:p>193,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07945784384132e002</text:p>
          </table:table-cell>
          <table:table-cell office:value-type="string" calcext:value-type="string">
            <text:p>-7.08195607085584e000</text:p>
          </table:table-cell>
          <table:table-cell office:value-type="string" calcext:value-type="string">
            <text:p>-1.66710403750490e002</text:p>
          </table:table-cell>
          <table:table-cell table:formula="of:=NUMBERVALUE(LEFT([.A287];8);&quot;.&quot;)*10^(RIGHT([.A287];3))" office:value-type="float" office:value="707.9457" calcext:value-type="float">
            <text:p>707,9457</text:p>
          </table:table-cell>
          <table:table-cell table:formula="of:=NUMBERVALUE(LEFT([.B287];8);&quot;.&quot;)*10^(RIGHT([.B287];3))" office:value-type="float" office:value="-7.08195" calcext:value-type="float">
            <text:p>-7,08195</text:p>
          </table:table-cell>
          <table:table-cell table:formula="of:=NUMBERVALUE(LEFT([.C287];8);&quot;.&quot;)*10^(RIGHT([.C287];3))+360" office:value-type="float" office:value="193.29" calcext:value-type="float">
            <text:p>193,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24435960074984e002</text:p>
          </table:table-cell>
          <table:table-cell office:value-type="string" calcext:value-type="string">
            <text:p>-7.07052087793668e000</text:p>
          </table:table-cell>
          <table:table-cell office:value-type="string" calcext:value-type="string">
            <text:p>-1.67034200172968e002</text:p>
          </table:table-cell>
          <table:table-cell table:formula="of:=NUMBERVALUE(LEFT([.A288];8);&quot;.&quot;)*10^(RIGHT([.A288];3))" office:value-type="float" office:value="724.4359" calcext:value-type="float">
            <text:p>724,4359</text:p>
          </table:table-cell>
          <table:table-cell table:formula="of:=NUMBERVALUE(LEFT([.B288];8);&quot;.&quot;)*10^(RIGHT([.B288];3))" office:value-type="float" office:value="-7.07052" calcext:value-type="float">
            <text:p>-7,07052</text:p>
          </table:table-cell>
          <table:table-cell table:formula="of:=NUMBERVALUE(LEFT([.C288];8);&quot;.&quot;)*10^(RIGHT([.C288];3))+360" office:value-type="float" office:value="192.966" calcext:value-type="float">
            <text:p>192,9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41310241300911e002</text:p>
          </table:table-cell>
          <table:table-cell office:value-type="string" calcext:value-type="string">
            <text:p>-7.05967183541841e000</text:p>
          </table:table-cell>
          <table:table-cell office:value-type="string" calcext:value-type="string">
            <text:p>-1.67349332696088e002</text:p>
          </table:table-cell>
          <table:table-cell table:formula="of:=NUMBERVALUE(LEFT([.A289];8);&quot;.&quot;)*10^(RIGHT([.A289];3))" office:value-type="float" office:value="741.3102" calcext:value-type="float">
            <text:p>741,3102</text:p>
          </table:table-cell>
          <table:table-cell table:formula="of:=NUMBERVALUE(LEFT([.B289];8);&quot;.&quot;)*10^(RIGHT([.B289];3))" office:value-type="float" office:value="-7.05967" calcext:value-type="float">
            <text:p>-7,05967</text:p>
          </table:table-cell>
          <table:table-cell table:formula="of:=NUMBERVALUE(LEFT([.C289];8);&quot;.&quot;)*10^(RIGHT([.C289];3))+360" office:value-type="float" office:value="192.651" calcext:value-type="float">
            <text:p>192,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58577575029177e002</text:p>
          </table:table-cell>
          <table:table-cell office:value-type="string" calcext:value-type="string">
            <text:p>-7.04937590380542e000</text:p>
          </table:table-cell>
          <table:table-cell office:value-type="string" calcext:value-type="string">
            <text:p>-1.67656090476367e002</text:p>
          </table:table-cell>
          <table:table-cell table:formula="of:=NUMBERVALUE(LEFT([.A290];8);&quot;.&quot;)*10^(RIGHT([.A290];3))" office:value-type="float" office:value="758.5775" calcext:value-type="float">
            <text:p>758,5775</text:p>
          </table:table-cell>
          <table:table-cell table:formula="of:=NUMBERVALUE(LEFT([.B290];8);&quot;.&quot;)*10^(RIGHT([.B290];3))" office:value-type="float" office:value="-7.04937" calcext:value-type="float">
            <text:p>-7,04937</text:p>
          </table:table-cell>
          <table:table-cell table:formula="of:=NUMBERVALUE(LEFT([.C290];8);&quot;.&quot;)*10^(RIGHT([.C290];3))+360" office:value-type="float" office:value="192.344" calcext:value-type="float">
            <text:p>192,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76247116628685e002</text:p>
          </table:table-cell>
          <table:table-cell office:value-type="string" calcext:value-type="string">
            <text:p>-7.03960216563485e000</text:p>
          </table:table-cell>
          <table:table-cell office:value-type="string" calcext:value-type="string">
            <text:p>-1.67954749818210e002</text:p>
          </table:table-cell>
          <table:table-cell table:formula="of:=NUMBERVALUE(LEFT([.A291];8);&quot;.&quot;)*10^(RIGHT([.A291];3))" office:value-type="float" office:value="776.2471" calcext:value-type="float">
            <text:p>776,2471</text:p>
          </table:table-cell>
          <table:table-cell table:formula="of:=NUMBERVALUE(LEFT([.B291];8);&quot;.&quot;)*10^(RIGHT([.B291];3))" office:value-type="float" office:value="-7.0396" calcext:value-type="float">
            <text:p>-7,0396</text:p>
          </table:table-cell>
          <table:table-cell table:formula="of:=NUMBERVALUE(LEFT([.C291];8);&quot;.&quot;)*10^(RIGHT([.C291];3))+360" office:value-type="float" office:value="192.046" calcext:value-type="float">
            <text:p>192,0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94328234724275e002</text:p>
          </table:table-cell>
          <table:table-cell office:value-type="string" calcext:value-type="string">
            <text:p>-7.03032166750711e000</text:p>
          </table:table-cell>
          <table:table-cell office:value-type="string" calcext:value-type="string">
            <text:p>-1.68245574906838e002</text:p>
          </table:table-cell>
          <table:table-cell table:formula="of:=NUMBERVALUE(LEFT([.A292];8);&quot;.&quot;)*10^(RIGHT([.A292];3))" office:value-type="float" office:value="794.3282" calcext:value-type="float">
            <text:p>794,3282</text:p>
          </table:table-cell>
          <table:table-cell table:formula="of:=NUMBERVALUE(LEFT([.B292];8);&quot;.&quot;)*10^(RIGHT([.B292];3))" office:value-type="float" office:value="-7.03032" calcext:value-type="float">
            <text:p>-7,03032</text:p>
          </table:table-cell>
          <table:table-cell table:formula="of:=NUMBERVALUE(LEFT([.C292];8);&quot;.&quot;)*10^(RIGHT([.C292];3))+360" office:value-type="float" office:value="191.755" calcext:value-type="float">
            <text:p>191,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12830516164092e002</text:p>
          </table:table-cell>
          <table:table-cell office:value-type="string" calcext:value-type="string">
            <text:p>-7.02150727561536e000</text:p>
          </table:table-cell>
          <table:table-cell office:value-type="string" calcext:value-type="string">
            <text:p>-1.68528818493554e002</text:p>
          </table:table-cell>
          <table:table-cell table:formula="of:=NUMBERVALUE(LEFT([.A293];8);&quot;.&quot;)*10^(RIGHT([.A293];3))" office:value-type="float" office:value="812.8305" calcext:value-type="float">
            <text:p>812,8305</text:p>
          </table:table-cell>
          <table:table-cell table:formula="of:=NUMBERVALUE(LEFT([.B293];8);&quot;.&quot;)*10^(RIGHT([.B293];3))" office:value-type="float" office:value="-7.0215" calcext:value-type="float">
            <text:p>-7,0215</text:p>
          </table:table-cell>
          <table:table-cell table:formula="of:=NUMBERVALUE(LEFT([.C293];8);&quot;.&quot;)*10^(RIGHT([.C293];3))+360" office:value-type="float" office:value="191.472" calcext:value-type="float">
            <text:p>191,4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31763771102664e002</text:p>
          </table:table-cell>
          <table:table-cell office:value-type="string" calcext:value-type="string">
            <text:p>-7.01313354348168e000</text:p>
          </table:table-cell>
          <table:table-cell office:value-type="string" calcext:value-type="string">
            <text:p>-1.68804722536557e002</text:p>
          </table:table-cell>
          <table:table-cell table:formula="of:=NUMBERVALUE(LEFT([.A294];8);&quot;.&quot;)*10^(RIGHT([.A294];3))" office:value-type="float" office:value="831.7637" calcext:value-type="float">
            <text:p>831,7637</text:p>
          </table:table-cell>
          <table:table-cell table:formula="of:=NUMBERVALUE(LEFT([.B294];8);&quot;.&quot;)*10^(RIGHT([.B294];3))" office:value-type="float" office:value="-7.01313" calcext:value-type="float">
            <text:p>-7,01313</text:p>
          </table:table-cell>
          <table:table-cell table:formula="of:=NUMBERVALUE(LEFT([.C294];8);&quot;.&quot;)*10^(RIGHT([.C294];3))+360" office:value-type="float" office:value="191.196" calcext:value-type="float">
            <text:p>191,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51138038202369e002</text:p>
          </table:table-cell>
          <table:table-cell office:value-type="string" calcext:value-type="string">
            <text:p>-7.00517659074335e000</text:p>
          </table:table-cell>
          <table:table-cell office:value-type="string" calcext:value-type="string">
            <text:p>-1.69073518800366e002</text:p>
          </table:table-cell>
          <table:table-cell table:formula="of:=NUMBERVALUE(LEFT([.A295];8);&quot;.&quot;)*10^(RIGHT([.A295];3))" office:value-type="float" office:value="851.138" calcext:value-type="float">
            <text:p>851,138</text:p>
          </table:table-cell>
          <table:table-cell table:formula="of:=NUMBERVALUE(LEFT([.B295];8);&quot;.&quot;)*10^(RIGHT([.B295];3))" office:value-type="float" office:value="-7.00517" calcext:value-type="float">
            <text:p>-7,00517</text:p>
          </table:table-cell>
          <table:table-cell table:formula="of:=NUMBERVALUE(LEFT([.C295];8);&quot;.&quot;)*10^(RIGHT([.C295];3))+360" office:value-type="float" office:value="190.927" calcext:value-type="float">
            <text:p>190,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70963589956073e002</text:p>
          </table:table-cell>
          <table:table-cell office:value-type="string" calcext:value-type="string">
            <text:p>-6.99761399195182e000</text:p>
          </table:table-cell>
          <table:table-cell office:value-type="string" calcext:value-type="string">
            <text:p>-1.69335429416673e002</text:p>
          </table:table-cell>
          <table:table-cell table:formula="of:=NUMBERVALUE(LEFT([.A296];8);&quot;.&quot;)*10^(RIGHT([.A296];3))" office:value-type="float" office:value="870.9635" calcext:value-type="float">
            <text:p>870,9635</text:p>
          </table:table-cell>
          <table:table-cell table:formula="of:=NUMBERVALUE(LEFT([.B296];8);&quot;.&quot;)*10^(RIGHT([.B296];3))" office:value-type="float" office:value="-6.99761" calcext:value-type="float">
            <text:p>-6,99761</text:p>
          </table:table-cell>
          <table:table-cell table:formula="of:=NUMBERVALUE(LEFT([.C296];8);&quot;.&quot;)*10^(RIGHT([.C296];3))+360" office:value-type="float" office:value="190.665" calcext:value-type="float">
            <text:p>190,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91250938133738e002</text:p>
          </table:table-cell>
          <table:table-cell office:value-type="string" calcext:value-type="string">
            <text:p>-6.99042467445545e000</text:p>
          </table:table-cell>
          <table:table-cell office:value-type="string" calcext:value-type="string">
            <text:p>-1.69590667409271e002</text:p>
          </table:table-cell>
          <table:table-cell table:formula="of:=NUMBERVALUE(LEFT([.A297];8);&quot;.&quot;)*10^(RIGHT([.A297];3))" office:value-type="float" office:value="891.2509" calcext:value-type="float">
            <text:p>891,2509</text:p>
          </table:table-cell>
          <table:table-cell table:formula="of:=NUMBERVALUE(LEFT([.B297];8);&quot;.&quot;)*10^(RIGHT([.B297];3))" office:value-type="float" office:value="-6.99042" calcext:value-type="float">
            <text:p>-6,99042</text:p>
          </table:table-cell>
          <table:table-cell table:formula="of:=NUMBERVALUE(LEFT([.C297];8);&quot;.&quot;)*10^(RIGHT([.C297];3))+360" office:value-type="float" office:value="190.41" calcext:value-type="float">
            <text:p>190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12010839355902e002</text:p>
          </table:table-cell>
          <table:table-cell office:value-type="string" calcext:value-type="string">
            <text:p>-6.98358882452993e000</text:p>
          </table:table-cell>
          <table:table-cell office:value-type="string" calcext:value-type="string">
            <text:p>-1.69839437185505e002</text:p>
          </table:table-cell>
          <table:table-cell table:formula="of:=NUMBERVALUE(LEFT([.A298];8);&quot;.&quot;)*10^(RIGHT([.A298];3))" office:value-type="float" office:value="912.0108" calcext:value-type="float">
            <text:p>912,0108</text:p>
          </table:table-cell>
          <table:table-cell table:formula="of:=NUMBERVALUE(LEFT([.B298];8);&quot;.&quot;)*10^(RIGHT([.B298];3))" office:value-type="float" office:value="-6.98358" calcext:value-type="float">
            <text:p>-6,98358</text:p>
          </table:table-cell>
          <table:table-cell table:formula="of:=NUMBERVALUE(LEFT([.C298];8);&quot;.&quot;)*10^(RIGHT([.C298];3))+360" office:value-type="float" office:value="190.161" calcext:value-type="float">
            <text:p>190,1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33254300796983e002</text:p>
          </table:table-cell>
          <table:table-cell office:value-type="string" calcext:value-type="string">
            <text:p>-6.97708780100637e000</text:p>
          </table:table-cell>
          <table:table-cell office:value-type="string" calcext:value-type="string">
            <text:p>-1.70081934996557e002</text:p>
          </table:table-cell>
          <table:table-cell table:formula="of:=NUMBERVALUE(LEFT([.A299];8);&quot;.&quot;)*10^(RIGHT([.A299];3))" office:value-type="float" office:value="933.2543" calcext:value-type="float">
            <text:p>933,2543</text:p>
          </table:table-cell>
          <table:table-cell table:formula="of:=NUMBERVALUE(LEFT([.B299];8);&quot;.&quot;)*10^(RIGHT([.B299];3))" office:value-type="float" office:value="-6.97708" calcext:value-type="float">
            <text:p>-6,97708</text:p>
          </table:table-cell>
          <table:table-cell table:formula="of:=NUMBERVALUE(LEFT([.C299];8);&quot;.&quot;)*10^(RIGHT([.C299];3))+360" office:value-type="float" office:value="189.919" calcext:value-type="float">
            <text:p>189,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54992586021428e002</text:p>
          </table:table-cell>
          <table:table-cell office:value-type="string" calcext:value-type="string">
            <text:p>-6.97090405572140e000</text:p>
          </table:table-cell>
          <table:table-cell office:value-type="string" calcext:value-type="string">
            <text:p>-1.70318349368681e002</text:p>
          </table:table-cell>
          <table:table-cell table:formula="of:=NUMBERVALUE(LEFT([.A300];8);&quot;.&quot;)*10^(RIGHT([.A300];3))" office:value-type="float" office:value="954.9925" calcext:value-type="float">
            <text:p>954,9925</text:p>
          </table:table-cell>
          <table:table-cell table:formula="of:=NUMBERVALUE(LEFT([.B300];8);&quot;.&quot;)*10^(RIGHT([.B300];3))" office:value-type="float" office:value="-6.9709" calcext:value-type="float">
            <text:p>-6,9709</text:p>
          </table:table-cell>
          <table:table-cell table:formula="of:=NUMBERVALUE(LEFT([.C300];8);&quot;.&quot;)*10^(RIGHT([.C300];3))+360" office:value-type="float" office:value="189.682" calcext:value-type="float">
            <text:p>189,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77237220955802e002</text:p>
          </table:table-cell>
          <table:table-cell office:value-type="string" calcext:value-type="string">
            <text:p>-6.96502106017974e000</text:p>
          </table:table-cell>
          <table:table-cell office:value-type="string" calcext:value-type="string">
            <text:p>-1.70548861507377e002</text:p>
          </table:table-cell>
          <table:table-cell table:formula="of:=NUMBERVALUE(LEFT([.A301];8);&quot;.&quot;)*10^(RIGHT([.A301];3))" office:value-type="float" office:value="977.2372" calcext:value-type="float">
            <text:p>977,2372</text:p>
          </table:table-cell>
          <table:table-cell table:formula="of:=NUMBERVALUE(LEFT([.B301];8);&quot;.&quot;)*10^(RIGHT([.B301];3))" office:value-type="float" office:value="-6.96502" calcext:value-type="float">
            <text:p>-6,96502</text:p>
          </table:table-cell>
          <table:table-cell table:formula="of:=NUMBERVALUE(LEFT([.C301];8);&quot;.&quot;)*10^(RIGHT([.C301];3))+360" office:value-type="float" office:value="189.452" calcext:value-type="float">
            <text:p>189,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99999999999991e002</text:p>
          </table:table-cell>
          <table:table-cell office:value-type="string" calcext:value-type="string">
            <text:p>-6.95942323788266e000</text:p>
          </table:table-cell>
          <table:table-cell office:value-type="string" calcext:value-type="string">
            <text:p>-1.70773645676355e002</text:p>
          </table:table-cell>
          <table:table-cell table:formula="of:=NUMBERVALUE(LEFT([.A302];8);&quot;.&quot;)*10^(RIGHT([.A302];3))" office:value-type="float" office:value="999.9999" calcext:value-type="float">
            <text:p>999,9999</text:p>
          </table:table-cell>
          <table:table-cell table:formula="of:=NUMBERVALUE(LEFT([.B302];8);&quot;.&quot;)*10^(RIGHT([.B302];3))" office:value-type="float" office:value="-6.95942" calcext:value-type="float">
            <text:p>-6,95942</text:p>
          </table:table-cell>
          <table:table-cell table:formula="of:=NUMBERVALUE(LEFT([.C302];8);&quot;.&quot;)*10^(RIGHT([.C302];3))+360" office:value-type="float" office:value="189.227" calcext:value-type="float">
            <text:p>189,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2329299228075e003</text:p>
          </table:table-cell>
          <table:table-cell office:value-type="string" calcext:value-type="string">
            <text:p>-6.95409590182506e000</text:p>
          </table:table-cell>
          <table:table-cell office:value-type="string" calcext:value-type="string">
            <text:p>-1.70992869552999e002</text:p>
          </table:table-cell>
          <table:table-cell table:formula="of:=NUMBERVALUE(LEFT([.A303];8);&quot;.&quot;)*10^(RIGHT([.A303];3))" office:value-type="float" office:value="1023.292" calcext:value-type="float">
            <text:p>1023,292</text:p>
          </table:table-cell>
          <table:table-cell table:formula="of:=NUMBERVALUE(LEFT([.B303];8);&quot;.&quot;)*10^(RIGHT([.B303];3))" office:value-type="float" office:value="-6.95409" calcext:value-type="float">
            <text:p>-6,95409</text:p>
          </table:table-cell>
          <table:table-cell table:formula="of:=NUMBERVALUE(LEFT([.C303];8);&quot;.&quot;)*10^(RIGHT([.C303];3))+360" office:value-type="float" office:value="189.008" calcext:value-type="float">
            <text:p>189,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4712854805089e003</text:p>
          </table:table-cell>
          <table:table-cell office:value-type="string" calcext:value-type="string">
            <text:p>-6.94902519671479e000</text:p>
          </table:table-cell>
          <table:table-cell office:value-type="string" calcext:value-type="string">
            <text:p>-1.71206694561936e002</text:p>
          </table:table-cell>
          <table:table-cell table:formula="of:=NUMBERVALUE(LEFT([.A304];8);&quot;.&quot;)*10^(RIGHT([.A304];3))" office:value-type="float" office:value="1047.128" calcext:value-type="float">
            <text:p>1047,128</text:p>
          </table:table-cell>
          <table:table-cell table:formula="of:=NUMBERVALUE(LEFT([.B304];8);&quot;.&quot;)*10^(RIGHT([.B304];3))" office:value-type="float" office:value="-6.94902" calcext:value-type="float">
            <text:p>-6,94902</text:p>
          </table:table-cell>
          <table:table-cell table:formula="of:=NUMBERVALUE(LEFT([.C304];8);&quot;.&quot;)*10^(RIGHT([.C304];3))+360" office:value-type="float" office:value="188.794" calcext:value-type="float">
            <text:p>188,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7151930523760e003</text:p>
          </table:table-cell>
          <table:table-cell office:value-type="string" calcext:value-type="string">
            <text:p>-6.94419804550934e000</text:p>
          </table:table-cell>
          <table:table-cell office:value-type="string" calcext:value-type="string">
            <text:p>-1.71415276188178e002</text:p>
          </table:table-cell>
          <table:table-cell table:formula="of:=NUMBERVALUE(LEFT([.A305];8);&quot;.&quot;)*10^(RIGHT([.A305];3))" office:value-type="float" office:value="1071.519" calcext:value-type="float">
            <text:p>1071,519</text:p>
          </table:table-cell>
          <table:table-cell table:formula="of:=NUMBERVALUE(LEFT([.B305];8);&quot;.&quot;)*10^(RIGHT([.B305];3))" office:value-type="float" office:value="-6.94419" calcext:value-type="float">
            <text:p>-6,94419</text:p>
          </table:table-cell>
          <table:table-cell table:formula="of:=NUMBERVALUE(LEFT([.C305];8);&quot;.&quot;)*10^(RIGHT([.C305];3))+360" office:value-type="float" office:value="188.585" calcext:value-type="float">
            <text:p>188,5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9647819614318e003</text:p>
          </table:table-cell>
          <table:table-cell office:value-type="string" calcext:value-type="string">
            <text:p>-6.93960209990443e000</text:p>
          </table:table-cell>
          <table:table-cell office:value-type="string" calcext:value-type="string">
            <text:p>-1.71618764271238e002</text:p>
          </table:table-cell>
          <table:table-cell table:formula="of:=NUMBERVALUE(LEFT([.A306];8);&quot;.&quot;)*10^(RIGHT([.A306];3))" office:value-type="float" office:value="1096.478" calcext:value-type="float">
            <text:p>1096,478</text:p>
          </table:table-cell>
          <table:table-cell table:formula="of:=NUMBERVALUE(LEFT([.B306];8);&quot;.&quot;)*10^(RIGHT([.B306];3))" office:value-type="float" office:value="-6.9396" calcext:value-type="float">
            <text:p>-6,9396</text:p>
          </table:table-cell>
          <table:table-cell table:formula="of:=NUMBERVALUE(LEFT([.C306];8);&quot;.&quot;)*10^(RIGHT([.C306];3))+360" office:value-type="float" office:value="188.382" calcext:value-type="float">
            <text:p>188,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2201845430195e003</text:p>
          </table:table-cell>
          <table:table-cell office:value-type="string" calcext:value-type="string">
            <text:p>-6.93522569444133e000</text:p>
          </table:table-cell>
          <table:table-cell office:value-type="string" calcext:value-type="string">
            <text:p>-1.71817303281487e002</text:p>
          </table:table-cell>
          <table:table-cell table:formula="of:=NUMBERVALUE(LEFT([.A307];8);&quot;.&quot;)*10^(RIGHT([.A307];3))" office:value-type="float" office:value="1122.018" calcext:value-type="float">
            <text:p>1122,018</text:p>
          </table:table-cell>
          <table:table-cell table:formula="of:=NUMBERVALUE(LEFT([.B307];8);&quot;.&quot;)*10^(RIGHT([.B307];3))" office:value-type="float" office:value="-6.93522" calcext:value-type="float">
            <text:p>-6,93522</text:p>
          </table:table-cell>
          <table:table-cell table:formula="of:=NUMBERVALUE(LEFT([.C307];8);&quot;.&quot;)*10^(RIGHT([.C307];3))+360" office:value-type="float" office:value="188.183" calcext:value-type="float">
            <text:p>188,1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4815362149687e003</text:p>
          </table:table-cell>
          <table:table-cell office:value-type="string" calcext:value-type="string">
            <text:p>-6.93105780393324e000</text:p>
          </table:table-cell>
          <table:table-cell office:value-type="string" calcext:value-type="string">
            <text:p>-1.72011032579950e002</text:p>
          </table:table-cell>
          <table:table-cell table:formula="of:=NUMBERVALUE(LEFT([.A308];8);&quot;.&quot;)*10^(RIGHT([.A308];3))" office:value-type="float" office:value="1148.153" calcext:value-type="float">
            <text:p>1148,153</text:p>
          </table:table-cell>
          <table:table-cell table:formula="of:=NUMBERVALUE(LEFT([.B308];8);&quot;.&quot;)*10^(RIGHT([.B308];3))" office:value-type="float" office:value="-6.93105" calcext:value-type="float">
            <text:p>-6,93105</text:p>
          </table:table-cell>
          <table:table-cell table:formula="of:=NUMBERVALUE(LEFT([.C308];8);&quot;.&quot;)*10^(RIGHT([.C308];3))+360" office:value-type="float" office:value="187.989" calcext:value-type="float">
            <text:p>187,9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7489755493952e003</text:p>
          </table:table-cell>
          <table:table-cell office:value-type="string" calcext:value-type="string">
            <text:p>-6.92708800393719e000</text:p>
          </table:table-cell>
          <table:table-cell office:value-type="string" calcext:value-type="string">
            <text:p>-1.72200086662647e002</text:p>
          </table:table-cell>
          <table:table-cell table:formula="of:=NUMBERVALUE(LEFT([.A309];8);&quot;.&quot;)*10^(RIGHT([.A309];3))" office:value-type="float" office:value="1174.897" calcext:value-type="float">
            <text:p>1174,897</text:p>
          </table:table-cell>
          <table:table-cell table:formula="of:=NUMBERVALUE(LEFT([.B309];8);&quot;.&quot;)*10^(RIGHT([.B309];3))" office:value-type="float" office:value="-6.92708" calcext:value-type="float">
            <text:p>-6,92708</text:p>
          </table:table-cell>
          <table:table-cell table:formula="of:=NUMBERVALUE(LEFT([.C309];8);&quot;.&quot;)*10^(RIGHT([.C309];3))+360" office:value-type="float" office:value="187.8" calcext:value-type="float">
            <text:p>187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0226443461740e003</text:p>
          </table:table-cell>
          <table:table-cell office:value-type="string" calcext:value-type="string">
            <text:p>-6.92330643402353e000</text:p>
          </table:table-cell>
          <table:table-cell office:value-type="string" calcext:value-type="string">
            <text:p>-1.72384595390515e002</text:p>
          </table:table-cell>
          <table:table-cell table:formula="of:=NUMBERVALUE(LEFT([.A310];8);&quot;.&quot;)*10^(RIGHT([.A310];3))" office:value-type="float" office:value="1202.264" calcext:value-type="float">
            <text:p>1202,264</text:p>
          </table:table-cell>
          <table:table-cell table:formula="of:=NUMBERVALUE(LEFT([.B310];8);&quot;.&quot;)*10^(RIGHT([.B310];3))" office:value-type="float" office:value="-6.9233" calcext:value-type="float">
            <text:p>-6,9233</text:p>
          </table:table-cell>
          <table:table-cell table:formula="of:=NUMBERVALUE(LEFT([.C310];8);&quot;.&quot;)*10^(RIGHT([.C310];3))+360" office:value-type="float" office:value="187.616" calcext:value-type="float">
            <text:p>187,6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3026877081237e003</text:p>
          </table:table-cell>
          <table:table-cell office:value-type="string" calcext:value-type="string">
            <text:p>-6.91970376361683e000</text:p>
          </table:table-cell>
          <table:table-cell office:value-type="string" calcext:value-type="string">
            <text:p>-1.72564684205862e002</text:p>
          </table:table-cell>
          <table:table-cell table:formula="of:=NUMBERVALUE(LEFT([.A311];8);&quot;.&quot;)*10^(RIGHT([.A311];3))" office:value-type="float" office:value="1230.268" calcext:value-type="float">
            <text:p>1230,268</text:p>
          </table:table-cell>
          <table:table-cell table:formula="of:=NUMBERVALUE(LEFT([.B311];8);&quot;.&quot;)*10^(RIGHT([.B311];3))" office:value-type="float" office:value="-6.9197" calcext:value-type="float">
            <text:p>-6,9197</text:p>
          </table:table-cell>
          <table:table-cell table:formula="of:=NUMBERVALUE(LEFT([.C311];8);&quot;.&quot;)*10^(RIGHT([.C311];3))+360" office:value-type="float" office:value="187.436" calcext:value-type="float">
            <text:p>187,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5892541179416e003</text:p>
          </table:table-cell>
          <table:table-cell office:value-type="string" calcext:value-type="string">
            <text:p>-6.91627116020403e000</text:p>
          </table:table-cell>
          <table:table-cell office:value-type="string" calcext:value-type="string">
            <text:p>-1.72740474336253e002</text:p>
          </table:table-cell>
          <table:table-cell table:formula="of:=NUMBERVALUE(LEFT([.A312];8);&quot;.&quot;)*10^(RIGHT([.A312];3))" office:value-type="float" office:value="1258.925" calcext:value-type="float">
            <text:p>1258,925</text:p>
          </table:table-cell>
          <table:table-cell table:formula="of:=NUMBERVALUE(LEFT([.B312];8);&quot;.&quot;)*10^(RIGHT([.B312];3))" office:value-type="float" office:value="-6.91627" calcext:value-type="float">
            <text:p>-6,91627</text:p>
          </table:table-cell>
          <table:table-cell table:formula="of:=NUMBERVALUE(LEFT([.C312];8);&quot;.&quot;)*10^(RIGHT([.C312];3))+360" office:value-type="float" office:value="187.26" calcext:value-type="float">
            <text:p>187,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8824955169312e003</text:p>
          </table:table-cell>
          <table:table-cell office:value-type="string" calcext:value-type="string">
            <text:p>-6.91300025972127e000</text:p>
          </table:table-cell>
          <table:table-cell office:value-type="string" calcext:value-type="string">
            <text:p>-1.72912082986644e002</text:p>
          </table:table-cell>
          <table:table-cell table:formula="of:=NUMBERVALUE(LEFT([.A313];8);&quot;.&quot;)*10^(RIGHT([.A313];3))" office:value-type="float" office:value="1288.249" calcext:value-type="float">
            <text:p>1288,249</text:p>
          </table:table-cell>
          <table:table-cell table:formula="of:=NUMBERVALUE(LEFT([.B313];8);&quot;.&quot;)*10^(RIGHT([.B313];3))" office:value-type="float" office:value="-6.913" calcext:value-type="float">
            <text:p>-6,913</text:p>
          </table:table-cell>
          <table:table-cell table:formula="of:=NUMBERVALUE(LEFT([.C313];8);&quot;.&quot;)*10^(RIGHT([.C313];3))+360" office:value-type="float" office:value="187.088" calcext:value-type="float">
            <text:p>187,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1825673855640e003</text:p>
          </table:table-cell>
          <table:table-cell office:value-type="string" calcext:value-type="string">
            <text:p>-6.90988313895052e000</text:p>
          </table:table-cell>
          <table:table-cell office:value-type="string" calcext:value-type="string">
            <text:p>-1.73079623520549e002</text:p>
          </table:table-cell>
          <table:table-cell table:formula="of:=NUMBERVALUE(LEFT([.A314];8);&quot;.&quot;)*10^(RIGHT([.A314];3))" office:value-type="float" office:value="1318.256" calcext:value-type="float">
            <text:p>1318,256</text:p>
          </table:table-cell>
          <table:table-cell table:formula="of:=NUMBERVALUE(LEFT([.B314];8);&quot;.&quot;)*10^(RIGHT([.B314];3))" office:value-type="float" office:value="-6.90988" calcext:value-type="float">
            <text:p>-6,90988</text:p>
          </table:table-cell>
          <table:table-cell table:formula="of:=NUMBERVALUE(LEFT([.C314];8);&quot;.&quot;)*10^(RIGHT([.C314];3))+360" office:value-type="float" office:value="186.921" calcext:value-type="float">
            <text:p>186,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4896288259164e003</text:p>
          </table:table-cell>
          <table:table-cell office:value-type="string" calcext:value-type="string">
            <text:p>-6.90691228976931e000</text:p>
          </table:table-cell>
          <table:table-cell office:value-type="string" calcext:value-type="string">
            <text:p>-1.73243205630945e002</text:p>
          </table:table-cell>
          <table:table-cell table:formula="of:=NUMBERVALUE(LEFT([.A315];8);&quot;.&quot;)*10^(RIGHT([.A315];3))" office:value-type="float" office:value="1348.962" calcext:value-type="float">
            <text:p>1348,962</text:p>
          </table:table-cell>
          <table:table-cell table:formula="of:=NUMBERVALUE(LEFT([.B315];8);&quot;.&quot;)*10^(RIGHT([.B315];3))" office:value-type="float" office:value="-6.90691" calcext:value-type="float">
            <text:p>-6,90691</text:p>
          </table:table-cell>
          <table:table-cell table:formula="of:=NUMBERVALUE(LEFT([.C315];8);&quot;.&quot;)*10^(RIGHT([.C315];3))+360" office:value-type="float" office:value="186.757" calcext:value-type="float">
            <text:p>186,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8038426460287e003</text:p>
          </table:table-cell>
          <table:table-cell office:value-type="string" calcext:value-type="string">
            <text:p>-6.90408059511145e000</text:p>
          </table:table-cell>
          <table:table-cell office:value-type="string" calcext:value-type="string">
            <text:p>-1.73402935501592e002</text:p>
          </table:table-cell>
          <table:table-cell table:formula="of:=NUMBERVALUE(LEFT([.A316];8);&quot;.&quot;)*10^(RIGHT([.A316];3))" office:value-type="float" office:value="1380.384" calcext:value-type="float">
            <text:p>1380,384</text:p>
          </table:table-cell>
          <table:table-cell table:formula="of:=NUMBERVALUE(LEFT([.B316];8);&quot;.&quot;)*10^(RIGHT([.B316];3))" office:value-type="float" office:value="-6.90408" calcext:value-type="float">
            <text:p>-6,90408</text:p>
          </table:table-cell>
          <table:table-cell table:formula="of:=NUMBERVALUE(LEFT([.C316];8);&quot;.&quot;)*10^(RIGHT([.C316];3))+360" office:value-type="float" office:value="186.598" calcext:value-type="float">
            <text:p>186,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1253754462274e003</text:p>
          </table:table-cell>
          <table:table-cell office:value-type="string" calcext:value-type="string">
            <text:p>-6.90138130650992e000</text:p>
          </table:table-cell>
          <table:table-cell office:value-type="string" calcext:value-type="string">
            <text:p>-1.73558915959382e002</text:p>
          </table:table-cell>
          <table:table-cell table:formula="of:=NUMBERVALUE(LEFT([.A317];8);&quot;.&quot;)*10^(RIGHT([.A317];3))" office:value-type="float" office:value="1412.537" calcext:value-type="float">
            <text:p>1412,537</text:p>
          </table:table-cell>
          <table:table-cell table:formula="of:=NUMBERVALUE(LEFT([.B317];8);&quot;.&quot;)*10^(RIGHT([.B317];3))" office:value-type="float" office:value="-6.90138" calcext:value-type="float">
            <text:p>-6,90138</text:p>
          </table:table-cell>
          <table:table-cell table:formula="of:=NUMBERVALUE(LEFT([.C317];8);&quot;.&quot;)*10^(RIGHT([.C317];3))+360" office:value-type="float" office:value="186.442" calcext:value-type="float">
            <text:p>186,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4543977074591e003</text:p>
          </table:table-cell>
          <table:table-cell office:value-type="string" calcext:value-type="string">
            <text:p>-6.89880802310141e000</text:p>
          </table:table-cell>
          <table:table-cell office:value-type="string" calcext:value-type="string">
            <text:p>-1.73711246618297e002</text:p>
          </table:table-cell>
          <table:table-cell table:formula="of:=NUMBERVALUE(LEFT([.A318];8);&quot;.&quot;)*10^(RIGHT([.A318];3))" office:value-type="float" office:value="1445.439" calcext:value-type="float">
            <text:p>1445,439</text:p>
          </table:table-cell>
          <table:table-cell table:formula="of:=NUMBERVALUE(LEFT([.B318];8);&quot;.&quot;)*10^(RIGHT([.B318];3))" office:value-type="float" office:value="-6.8988" calcext:value-type="float">
            <text:p>-6,8988</text:p>
          </table:table-cell>
          <table:table-cell table:formula="of:=NUMBERVALUE(LEFT([.C318];8);&quot;.&quot;)*10^(RIGHT([.C318];3))+360" office:value-type="float" office:value="186.289" calcext:value-type="float">
            <text:p>186,2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7910838816819e003</text:p>
          </table:table-cell>
          <table:table-cell office:value-type="string" calcext:value-type="string">
            <text:p>-6.89635467198594e000</text:p>
          </table:table-cell>
          <table:table-cell office:value-type="string" calcext:value-type="string">
            <text:p>-1.73860024015516e002</text:p>
          </table:table-cell>
          <table:table-cell table:formula="of:=NUMBERVALUE(LEFT([.A319];8);&quot;.&quot;)*10^(RIGHT([.A319];3))" office:value-type="float" office:value="1479.108" calcext:value-type="float">
            <text:p>1479,108</text:p>
          </table:table-cell>
          <table:table-cell table:formula="of:=NUMBERVALUE(LEFT([.B319];8);&quot;.&quot;)*10^(RIGHT([.B319];3))" office:value-type="float" office:value="-6.89635" calcext:value-type="float">
            <text:p>-6,89635</text:p>
          </table:table-cell>
          <table:table-cell table:formula="of:=NUMBERVALUE(LEFT([.C319];8);&quot;.&quot;)*10^(RIGHT([.C319];3))+360" office:value-type="float" office:value="186.14" calcext:value-type="float">
            <text:p>186,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1356124843619e003</text:p>
          </table:table-cell>
          <table:table-cell office:value-type="string" calcext:value-type="string">
            <text:p>-6.89401548983935e000</text:p>
          </table:table-cell>
          <table:table-cell office:value-type="string" calcext:value-type="string">
            <text:p>-1.74005341740171e002</text:p>
          </table:table-cell>
          <table:table-cell table:formula="of:=NUMBERVALUE(LEFT([.A320];8);&quot;.&quot;)*10^(RIGHT([.A320];3))" office:value-type="float" office:value="1513.561" calcext:value-type="float">
            <text:p>1513,561</text:p>
          </table:table-cell>
          <table:table-cell table:formula="of:=NUMBERVALUE(LEFT([.B320];8);&quot;.&quot;)*10^(RIGHT([.B320];3))" office:value-type="float" office:value="-6.89401" calcext:value-type="float">
            <text:p>-6,89401</text:p>
          </table:table-cell>
          <table:table-cell table:formula="of:=NUMBERVALUE(LEFT([.C320];8);&quot;.&quot;)*10^(RIGHT([.C320];3))+360" office:value-type="float" office:value="185.995" calcext:value-type="float">
            <text:p>185,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4881661891247e003</text:p>
          </table:table-cell>
          <table:table-cell office:value-type="string" calcext:value-type="string">
            <text:p>-6.89178500568935e000</text:p>
          </table:table-cell>
          <table:table-cell office:value-type="string" calcext:value-type="string">
            <text:p>-1.74147290555213e002</text:p>
          </table:table-cell>
          <table:table-cell table:formula="of:=NUMBERVALUE(LEFT([.A321];8);&quot;.&quot;)*10^(RIGHT([.A321];3))" office:value-type="float" office:value="1548.816" calcext:value-type="float">
            <text:p>1548,816</text:p>
          </table:table-cell>
          <table:table-cell table:formula="of:=NUMBERVALUE(LEFT([.B321];8);&quot;.&quot;)*10^(RIGHT([.B321];3))" office:value-type="float" office:value="-6.89178" calcext:value-type="float">
            <text:p>-6,89178</text:p>
          </table:table-cell>
          <table:table-cell table:formula="of:=NUMBERVALUE(LEFT([.C321];8);&quot;.&quot;)*10^(RIGHT([.C321];3))+360" office:value-type="float" office:value="185.853" calcext:value-type="float">
            <text:p>185,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8489319246110e003</text:p>
          </table:table-cell>
          <table:table-cell office:value-type="string" calcext:value-type="string">
            <text:p>-6.88965802477016e000</text:p>
          </table:table-cell>
          <table:table-cell office:value-type="string" calcext:value-type="string">
            <text:p>-1.74285958512836e002</text:p>
          </table:table-cell>
          <table:table-cell table:formula="of:=NUMBERVALUE(LEFT([.A322];8);&quot;.&quot;)*10^(RIGHT([.A322];3))" office:value-type="float" office:value="1584.893" calcext:value-type="float">
            <text:p>1584,893</text:p>
          </table:table-cell>
          <table:table-cell table:formula="of:=NUMBERVALUE(LEFT([.B322];8);&quot;.&quot;)*10^(RIGHT([.B322];3))" office:value-type="float" office:value="-6.88965" calcext:value-type="float">
            <text:p>-6,88965</text:p>
          </table:table-cell>
          <table:table-cell table:formula="of:=NUMBERVALUE(LEFT([.C322];8);&quot;.&quot;)*10^(RIGHT([.C322];3))+360" office:value-type="float" office:value="185.715" calcext:value-type="float">
            <text:p>185,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2181009735891e003</text:p>
          </table:table-cell>
          <table:table-cell office:value-type="string" calcext:value-type="string">
            <text:p>-6.88762961337881e000</text:p>
          </table:table-cell>
          <table:table-cell office:value-type="string" calcext:value-type="string">
            <text:p>-1.74421431063851e002</text:p>
          </table:table-cell>
          <table:table-cell table:formula="of:=NUMBERVALUE(LEFT([.A323];8);&quot;.&quot;)*10^(RIGHT([.A323];3))" office:value-type="float" office:value="1621.81" calcext:value-type="float">
            <text:p>1621,81</text:p>
          </table:table-cell>
          <table:table-cell table:formula="of:=NUMBERVALUE(LEFT([.B323];8);&quot;.&quot;)*10^(RIGHT([.B323];3))" office:value-type="float" office:value="-6.88762" calcext:value-type="float">
            <text:p>-6,88762</text:p>
          </table:table-cell>
          <table:table-cell table:formula="of:=NUMBERVALUE(LEFT([.C323];8);&quot;.&quot;)*10^(RIGHT([.C323];3))+360" office:value-type="float" office:value="185.579" calcext:value-type="float">
            <text:p>185,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5958690743754e003</text:p>
          </table:table-cell>
          <table:table-cell office:value-type="string" calcext:value-type="string">
            <text:p>-6.88569508466245e000</text:p>
          </table:table-cell>
          <table:table-cell office:value-type="string" calcext:value-type="string">
            <text:p>-1.74553791161392e002</text:p>
          </table:table-cell>
          <table:table-cell table:formula="of:=NUMBERVALUE(LEFT([.A324];8);&quot;.&quot;)*10^(RIGHT([.A324];3))" office:value-type="float" office:value="1659.586" calcext:value-type="float">
            <text:p>1659,586</text:p>
          </table:table-cell>
          <table:table-cell table:formula="of:=NUMBERVALUE(LEFT([.B324];8);&quot;.&quot;)*10^(RIGHT([.B324];3))" office:value-type="float" office:value="-6.88569" calcext:value-type="float">
            <text:p>-6,88569</text:p>
          </table:table-cell>
          <table:table-cell table:formula="of:=NUMBERVALUE(LEFT([.C324];8);&quot;.&quot;)*10^(RIGHT([.C324];3))+360" office:value-type="float" office:value="185.447" calcext:value-type="float">
            <text:p>185,4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9824365246173e003</text:p>
          </table:table-cell>
          <table:table-cell office:value-type="string" calcext:value-type="string">
            <text:p>-6.88384998527120e000</text:p>
          </table:table-cell>
          <table:table-cell office:value-type="string" calcext:value-type="string">
            <text:p>-1.74683119359313e002</text:p>
          </table:table-cell>
          <table:table-cell table:formula="of:=NUMBERVALUE(LEFT([.A325];8);&quot;.&quot;)*10^(RIGHT([.A325];3))" office:value-type="float" office:value="1698.243" calcext:value-type="float">
            <text:p>1698,243</text:p>
          </table:table-cell>
          <table:table-cell table:formula="of:=NUMBERVALUE(LEFT([.B325];8);&quot;.&quot;)*10^(RIGHT([.B325];3))" office:value-type="float" office:value="-6.88384" calcext:value-type="float">
            <text:p>-6,88384</text:p>
          </table:table-cell>
          <table:table-cell table:formula="of:=NUMBERVALUE(LEFT([.C325];8);&quot;.&quot;)*10^(RIGHT([.C325];3))+360" office:value-type="float" office:value="185.317" calcext:value-type="float">
            <text:p>185,3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3780082874936e003</text:p>
          </table:table-cell>
          <table:table-cell office:value-type="string" calcext:value-type="string">
            <text:p>-6.88209008281694e000</text:p>
          </table:table-cell>
          <table:table-cell office:value-type="string" calcext:value-type="string">
            <text:p>-1.74809493905587e002</text:p>
          </table:table-cell>
          <table:table-cell table:formula="of:=NUMBERVALUE(LEFT([.A326];8);&quot;.&quot;)*10^(RIGHT([.A326];3))" office:value-type="float" office:value="1737.8" calcext:value-type="float">
            <text:p>1737,8</text:p>
          </table:table-cell>
          <table:table-cell table:formula="of:=NUMBERVALUE(LEFT([.B326];8);&quot;.&quot;)*10^(RIGHT([.B326];3))" office:value-type="float" office:value="-6.88209" calcext:value-type="float">
            <text:p>-6,88209</text:p>
          </table:table-cell>
          <table:table-cell table:formula="of:=NUMBERVALUE(LEFT([.C326];8);&quot;.&quot;)*10^(RIGHT([.C326];3))+360" office:value-type="float" office:value="185.191" calcext:value-type="float">
            <text:p>185,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7827941003891e003</text:p>
          </table:table-cell>
          <table:table-cell office:value-type="string" calcext:value-type="string">
            <text:p>-6.88041135408208e000</text:p>
          </table:table-cell>
          <table:table-cell office:value-type="string" calcext:value-type="string">
            <text:p>-1.74932990831036e002</text:p>
          </table:table-cell>
          <table:table-cell table:formula="of:=NUMBERVALUE(LEFT([.A327];8);&quot;.&quot;)*10^(RIGHT([.A327];3))" office:value-type="float" office:value="1778.279" calcext:value-type="float">
            <text:p>1778,279</text:p>
          </table:table-cell>
          <table:table-cell table:formula="of:=NUMBERVALUE(LEFT([.B327];8);&quot;.&quot;)*10^(RIGHT([.B327];3))" office:value-type="float" office:value="-6.88041" calcext:value-type="float">
            <text:p>-6,88041</text:p>
          </table:table-cell>
          <table:table-cell table:formula="of:=NUMBERVALUE(LEFT([.C327];8);&quot;.&quot;)*10^(RIGHT([.C327];3))+360" office:value-type="float" office:value="185.068" calcext:value-type="float">
            <text:p>185,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1970085860997e003</text:p>
          </table:table-cell>
          <table:table-cell office:value-type="string" calcext:value-type="string">
            <text:p>-6.87880997392810e000</text:p>
          </table:table-cell>
          <table:table-cell office:value-type="string" calcext:value-type="string">
            <text:p>-1.75053684033660e002</text:p>
          </table:table-cell>
          <table:table-cell table:formula="of:=NUMBERVALUE(LEFT([.A328];8);&quot;.&quot;)*10^(RIGHT([.A328];3))" office:value-type="float" office:value="1819.7" calcext:value-type="float">
            <text:p>1819,7</text:p>
          </table:table-cell>
          <table:table-cell table:formula="of:=NUMBERVALUE(LEFT([.B328];8);&quot;.&quot;)*10^(RIGHT([.B328];3))" office:value-type="float" office:value="-6.8788" calcext:value-type="float">
            <text:p>-6,8788</text:p>
          </table:table-cell>
          <table:table-cell table:formula="of:=NUMBERVALUE(LEFT([.C328];8);&quot;.&quot;)*10^(RIGHT([.C328];3))+360" office:value-type="float" office:value="184.947" calcext:value-type="float">
            <text:p>184,9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6208713666285e003</text:p>
          </table:table-cell>
          <table:table-cell office:value-type="string" calcext:value-type="string">
            <text:p>-6.87728230485588e000</text:p>
          </table:table-cell>
          <table:table-cell office:value-type="string" calcext:value-type="string">
            <text:p>-1.75171645358836e002</text:p>
          </table:table-cell>
          <table:table-cell table:formula="of:=NUMBERVALUE(LEFT([.A329];8);&quot;.&quot;)*10^(RIGHT([.A329];3))" office:value-type="float" office:value="1862.087" calcext:value-type="float">
            <text:p>1862,087</text:p>
          </table:table-cell>
          <table:table-cell table:formula="of:=NUMBERVALUE(LEFT([.B329];8);&quot;.&quot;)*10^(RIGHT([.B329];3))" office:value-type="float" office:value="-6.87728" calcext:value-type="float">
            <text:p>-6,87728</text:p>
          </table:table-cell>
          <table:table-cell table:formula="of:=NUMBERVALUE(LEFT([.C329];8);&quot;.&quot;)*10^(RIGHT([.C329];3))+360" office:value-type="float" office:value="184.829" calcext:value-type="float">
            <text:p>184,8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0546071796323e003</text:p>
          </table:table-cell>
          <table:table-cell office:value-type="string" calcext:value-type="string">
            <text:p>-6.87582488717525e000</text:p>
          </table:table-cell>
          <table:table-cell office:value-type="string" calcext:value-type="string">
            <text:p>-1.75286944675643e002</text:p>
          </table:table-cell>
          <table:table-cell table:formula="of:=NUMBERVALUE(LEFT([.A330];8);&quot;.&quot;)*10^(RIGHT([.A330];3))" office:value-type="float" office:value="1905.46" calcext:value-type="float">
            <text:p>1905,46</text:p>
          </table:table-cell>
          <table:table-cell table:formula="of:=NUMBERVALUE(LEFT([.B330];8);&quot;.&quot;)*10^(RIGHT([.B330];3))" office:value-type="float" office:value="-6.87582" calcext:value-type="float">
            <text:p>-6,87582</text:p>
          </table:table-cell>
          <table:table-cell table:formula="of:=NUMBERVALUE(LEFT([.C330];8);&quot;.&quot;)*10^(RIGHT([.C330];3))+360" office:value-type="float" office:value="184.714" calcext:value-type="float">
            <text:p>184,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4984459975803e003</text:p>
          </table:table-cell>
          <table:table-cell office:value-type="string" calcext:value-type="string">
            <text:p>-6.87443442974282e000</text:p>
          </table:table-cell>
          <table:table-cell office:value-type="string" calcext:value-type="string">
            <text:p>-1.75399649949533e002</text:p>
          </table:table-cell>
          <table:table-cell table:formula="of:=NUMBERVALUE(LEFT([.A331];8);&quot;.&quot;)*10^(RIGHT([.A331];3))" office:value-type="float" office:value="1949.844" calcext:value-type="float">
            <text:p>1949,844</text:p>
          </table:table-cell>
          <table:table-cell table:formula="of:=NUMBERVALUE(LEFT([.B331];8);&quot;.&quot;)*10^(RIGHT([.B331];3))" office:value-type="float" office:value="-6.87443" calcext:value-type="float">
            <text:p>-6,87443</text:p>
          </table:table-cell>
          <table:table-cell table:formula="of:=NUMBERVALUE(LEFT([.C331];8);&quot;.&quot;)*10^(RIGHT([.C331];3))+360" office:value-type="float" office:value="184.601" calcext:value-type="float">
            <text:p>184,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9526231496886e003</text:p>
          </table:table-cell>
          <table:table-cell office:value-type="string" calcext:value-type="string">
            <text:p>-6.87310780123131e000</text:p>
          </table:table-cell>
          <table:table-cell office:value-type="string" calcext:value-type="string">
            <text:p>-1.75509827311578e002</text:p>
          </table:table-cell>
          <table:table-cell table:formula="of:=NUMBERVALUE(LEFT([.A332];8);&quot;.&quot;)*10^(RIGHT([.A332];3))" office:value-type="float" office:value="1995.262" calcext:value-type="float">
            <text:p>1995,262</text:p>
          </table:table-cell>
          <table:table-cell table:formula="of:=NUMBERVALUE(LEFT([.B332];8);&quot;.&quot;)*10^(RIGHT([.B332];3))" office:value-type="float" office:value="-6.8731" calcext:value-type="float">
            <text:p>-6,8731</text:p>
          </table:table-cell>
          <table:table-cell table:formula="of:=NUMBERVALUE(LEFT([.C332];8);&quot;.&quot;)*10^(RIGHT([.C332];3))+360" office:value-type="float" office:value="184.491" calcext:value-type="float">
            <text:p>184,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4173794466951e003</text:p>
          </table:table-cell>
          <table:table-cell office:value-type="string" calcext:value-type="string">
            <text:p>-6.87184202189584e000</text:p>
          </table:table-cell>
          <table:table-cell office:value-type="string" calcext:value-type="string">
            <text:p>-1.75617541124487e002</text:p>
          </table:table-cell>
          <table:table-cell table:formula="of:=NUMBERVALUE(LEFT([.A333];8);&quot;.&quot;)*10^(RIGHT([.A333];3))" office:value-type="float" office:value="2041.737" calcext:value-type="float">
            <text:p>2041,737</text:p>
          </table:table-cell>
          <table:table-cell table:formula="of:=NUMBERVALUE(LEFT([.B333];8);&quot;.&quot;)*10^(RIGHT([.B333];3))" office:value-type="float" office:value="-6.87184" calcext:value-type="float">
            <text:p>-6,87184</text:p>
          </table:table-cell>
          <table:table-cell table:formula="of:=NUMBERVALUE(LEFT([.C333];8);&quot;.&quot;)*10^(RIGHT([.C333];3))+360" office:value-type="float" office:value="184.383" calcext:value-type="float">
            <text:p>184,3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8929613085402e003</text:p>
          </table:table-cell>
          <table:table-cell office:value-type="string" calcext:value-type="string">
            <text:p>-6.87063425580531e000</text:p>
          </table:table-cell>
          <table:table-cell office:value-type="string" calcext:value-type="string">
            <text:p>-1.75722854045585e002</text:p>
          </table:table-cell>
          <table:table-cell table:formula="of:=NUMBERVALUE(LEFT([.A334];8);&quot;.&quot;)*10^(RIGHT([.A334];3))" office:value-type="float" office:value="2089.296" calcext:value-type="float">
            <text:p>2089,296</text:p>
          </table:table-cell>
          <table:table-cell table:formula="of:=NUMBERVALUE(LEFT([.B334];8);&quot;.&quot;)*10^(RIGHT([.B334];3))" office:value-type="float" office:value="-6.87063" calcext:value-type="float">
            <text:p>-6,87063</text:p>
          </table:table-cell>
          <table:table-cell table:formula="of:=NUMBERVALUE(LEFT([.C334];8);&quot;.&quot;)*10^(RIGHT([.C334];3))+360" office:value-type="float" office:value="184.278" calcext:value-type="float">
            <text:p>184,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3796208950221e003</text:p>
          </table:table-cell>
          <table:table-cell office:value-type="string" calcext:value-type="string">
            <text:p>-6.86948180350931e000</text:p>
          </table:table-cell>
          <table:table-cell office:value-type="string" calcext:value-type="string">
            <text:p>-1.75825827086931e002</text:p>
          </table:table-cell>
          <table:table-cell table:formula="of:=NUMBERVALUE(LEFT([.A335];8);&quot;.&quot;)*10^(RIGHT([.A335];3))" office:value-type="float" office:value="2137.962" calcext:value-type="float">
            <text:p>2137,962</text:p>
          </table:table-cell>
          <table:table-cell table:formula="of:=NUMBERVALUE(LEFT([.B335];8);&quot;.&quot;)*10^(RIGHT([.B335];3))" office:value-type="float" office:value="-6.86948" calcext:value-type="float">
            <text:p>-6,86948</text:p>
          </table:table-cell>
          <table:table-cell table:formula="of:=NUMBERVALUE(LEFT([.C335];8);&quot;.&quot;)*10^(RIGHT([.C335];3))+360" office:value-type="float" office:value="184.175" calcext:value-type="float">
            <text:p>184,1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8776162394953e003</text:p>
          </table:table-cell>
          <table:table-cell office:value-type="string" calcext:value-type="string">
            <text:p>-6.86838209511303e000</text:p>
          </table:table-cell>
          <table:table-cell office:value-type="string" calcext:value-type="string">
            <text:p>-1.75926519672746e002</text:p>
          </table:table-cell>
          <table:table-cell table:formula="of:=NUMBERVALUE(LEFT([.A336];8);&quot;.&quot;)*10^(RIGHT([.A336];3))" office:value-type="float" office:value="2187.761" calcext:value-type="float">
            <text:p>2187,761</text:p>
          </table:table-cell>
          <table:table-cell table:formula="of:=NUMBERVALUE(LEFT([.B336];8);&quot;.&quot;)*10^(RIGHT([.B336];3))" office:value-type="float" office:value="-6.86838" calcext:value-type="float">
            <text:p>-6,86838</text:p>
          </table:table-cell>
          <table:table-cell table:formula="of:=NUMBERVALUE(LEFT([.C336];8);&quot;.&quot;)*10^(RIGHT([.C336];3))+360" office:value-type="float" office:value="184.074" calcext:value-type="float">
            <text:p>184,0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3872113856832e003</text:p>
          </table:table-cell>
          <table:table-cell office:value-type="string" calcext:value-type="string">
            <text:p>-6.86733268373488e000</text:p>
          </table:table-cell>
          <table:table-cell office:value-type="string" calcext:value-type="string">
            <text:p>-1.76024989694292e002</text:p>
          </table:table-cell>
          <table:table-cell table:formula="of:=NUMBERVALUE(LEFT([.A337];8);&quot;.&quot;)*10^(RIGHT([.A337];3))" office:value-type="float" office:value="2238.721" calcext:value-type="float">
            <text:p>2238,721</text:p>
          </table:table-cell>
          <table:table-cell table:formula="of:=NUMBERVALUE(LEFT([.B337];8);&quot;.&quot;)*10^(RIGHT([.B337];3))" office:value-type="float" office:value="-6.86733" calcext:value-type="float">
            <text:p>-6,86733</text:p>
          </table:table-cell>
          <table:table-cell table:formula="of:=NUMBERVALUE(LEFT([.C337];8);&quot;.&quot;)*10^(RIGHT([.C337];3))+360" office:value-type="float" office:value="183.976" calcext:value-type="float">
            <text:p>183,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9086765276775e003</text:p>
          </table:table-cell>
          <table:table-cell office:value-type="string" calcext:value-type="string">
            <text:p>-6.86633123932307e000</text:p>
          </table:table-cell>
          <table:table-cell office:value-type="string" calcext:value-type="string">
            <text:p>-1.76121293562366e002</text:p>
          </table:table-cell>
          <table:table-cell table:formula="of:=NUMBERVALUE(LEFT([.A338];8);&quot;.&quot;)*10^(RIGHT([.A338];3))" office:value-type="float" office:value="2290.867" calcext:value-type="float">
            <text:p>2290,867</text:p>
          </table:table-cell>
          <table:table-cell table:formula="of:=NUMBERVALUE(LEFT([.B338];8);&quot;.&quot;)*10^(RIGHT([.B338];3))" office:value-type="float" office:value="-6.86633" calcext:value-type="float">
            <text:p>-6,86633</text:p>
          </table:table-cell>
          <table:table-cell table:formula="of:=NUMBERVALUE(LEFT([.C338];8);&quot;.&quot;)*10^(RIGHT([.C338];3))+360" office:value-type="float" office:value="183.879" calcext:value-type="float">
            <text:p>183,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4422881531990e003</text:p>
          </table:table-cell>
          <table:table-cell office:value-type="string" calcext:value-type="string">
            <text:p>-6.86537554280904e000</text:p>
          </table:table-cell>
          <table:table-cell office:value-type="string" calcext:value-type="string">
            <text:p>-1.76215486257526e002</text:p>
          </table:table-cell>
          <table:table-cell table:formula="of:=NUMBERVALUE(LEFT([.A339];8);&quot;.&quot;)*10^(RIGHT([.A339];3))" office:value-type="float" office:value="2344.228" calcext:value-type="float">
            <text:p>2344,228</text:p>
          </table:table-cell>
          <table:table-cell table:formula="of:=NUMBERVALUE(LEFT([.B339];8);&quot;.&quot;)*10^(RIGHT([.B339];3))" office:value-type="float" office:value="-6.86537" calcext:value-type="float">
            <text:p>-6,86537</text:p>
          </table:table-cell>
          <table:table-cell table:formula="of:=NUMBERVALUE(LEFT([.C339];8);&quot;.&quot;)*10^(RIGHT([.C339];3))+360" office:value-type="float" office:value="183.785" calcext:value-type="float">
            <text:p>183,7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9883291901947e003</text:p>
          </table:table-cell>
          <table:table-cell office:value-type="string" calcext:value-type="string">
            <text:p>-6.86446348057761e000</text:p>
          </table:table-cell>
          <table:table-cell office:value-type="string" calcext:value-type="string">
            <text:p>-1.76307621378195e002</text:p>
          </table:table-cell>
          <table:table-cell table:formula="of:=NUMBERVALUE(LEFT([.A340];8);&quot;.&quot;)*10^(RIGHT([.A340];3))" office:value-type="float" office:value="2398.832" calcext:value-type="float">
            <text:p>2398,832</text:p>
          </table:table-cell>
          <table:table-cell table:formula="of:=NUMBERVALUE(LEFT([.B340];8);&quot;.&quot;)*10^(RIGHT([.B340];3))" office:value-type="float" office:value="-6.86446" calcext:value-type="float">
            <text:p>-6,86446</text:p>
          </table:table-cell>
          <table:table-cell table:formula="of:=NUMBERVALUE(LEFT([.C340];8);&quot;.&quot;)*10^(RIGHT([.C340];3))+360" office:value-type="float" office:value="183.693" calcext:value-type="float">
            <text:p>183,6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45470891568501e003</text:p>
          </table:table-cell>
          <table:table-cell office:value-type="string" calcext:value-type="string">
            <text:p>-6.86359303923402e000</text:p>
          </table:table-cell>
          <table:table-cell office:value-type="string" calcext:value-type="string">
            <text:p>-1.76397751186742e002</text:p>
          </table:table-cell>
          <table:table-cell table:formula="of:=NUMBERVALUE(LEFT([.A341];8);&quot;.&quot;)*10^(RIGHT([.A341];3))" office:value-type="float" office:value="2454.708" calcext:value-type="float">
            <text:p>2454,708</text:p>
          </table:table-cell>
          <table:table-cell table:formula="of:=NUMBERVALUE(LEFT([.B341];8);&quot;.&quot;)*10^(RIGHT([.B341];3))" office:value-type="float" office:value="-6.86359" calcext:value-type="float">
            <text:p>-6,86359</text:p>
          </table:table-cell>
          <table:table-cell table:formula="of:=NUMBERVALUE(LEFT([.C341];8);&quot;.&quot;)*10^(RIGHT([.C341];3))+360" office:value-type="float" office:value="183.603" calcext:value-type="float">
            <text:p>183,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1188643150955e003</text:p>
          </table:table-cell>
          <table:table-cell office:value-type="string" calcext:value-type="string">
            <text:p>-6.86276230065133e000</text:p>
          </table:table-cell>
          <table:table-cell office:value-type="string" calcext:value-type="string">
            <text:p>-1.76485926653666e002</text:p>
          </table:table-cell>
          <table:table-cell table:formula="of:=NUMBERVALUE(LEFT([.A342];8);&quot;.&quot;)*10^(RIGHT([.A342];3))" office:value-type="float" office:value="2511.886" calcext:value-type="float">
            <text:p>2511,886</text:p>
          </table:table-cell>
          <table:table-cell table:formula="of:=NUMBERVALUE(LEFT([.B342];8);&quot;.&quot;)*10^(RIGHT([.B342];3))" office:value-type="float" office:value="-6.86276" calcext:value-type="float">
            <text:p>-6,86276</text:p>
          </table:table-cell>
          <table:table-cell table:formula="of:=NUMBERVALUE(LEFT([.C342];8);&quot;.&quot;)*10^(RIGHT([.C342];3))+360" office:value-type="float" office:value="183.515" calcext:value-type="float">
            <text:p>183,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7039578276884e003</text:p>
          </table:table-cell>
          <table:table-cell office:value-type="string" calcext:value-type="string">
            <text:p>-6.86196943728052e000</text:p>
          </table:table-cell>
          <table:table-cell office:value-type="string" calcext:value-type="string">
            <text:p>-1.76572197499987e002</text:p>
          </table:table-cell>
          <table:table-cell table:formula="of:=NUMBERVALUE(LEFT([.A343];8);&quot;.&quot;)*10^(RIGHT([.A343];3))" office:value-type="float" office:value="2570.395" calcext:value-type="float">
            <text:p>2570,395</text:p>
          </table:table-cell>
          <table:table-cell table:formula="of:=NUMBERVALUE(LEFT([.B343];8);&quot;.&quot;)*10^(RIGHT([.B343];3))" office:value-type="float" office:value="-6.86196" calcext:value-type="float">
            <text:p>-6,86196</text:p>
          </table:table-cell>
          <table:table-cell table:formula="of:=NUMBERVALUE(LEFT([.C343];8);&quot;.&quot;)*10^(RIGHT([.C343];3))+360" office:value-type="float" office:value="183.428" calcext:value-type="float">
            <text:p>183,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3026799189535e003</text:p>
          </table:table-cell>
          <table:table-cell office:value-type="string" calcext:value-type="string">
            <text:p>-6.86121270770819e000</text:p>
          </table:table-cell>
          <table:table-cell office:value-type="string" calcext:value-type="string">
            <text:p>-1.76656612237932e002</text:p>
          </table:table-cell>
          <table:table-cell table:formula="of:=NUMBERVALUE(LEFT([.A344];8);&quot;.&quot;)*10^(RIGHT([.A344];3))" office:value-type="float" office:value="2630.267" calcext:value-type="float">
            <text:p>2630,267</text:p>
          </table:table-cell>
          <table:table-cell table:formula="of:=NUMBERVALUE(LEFT([.B344];8);&quot;.&quot;)*10^(RIGHT([.B344];3))" office:value-type="float" office:value="-6.86121" calcext:value-type="float">
            <text:p>-6,86121</text:p>
          </table:table-cell>
          <table:table-cell table:formula="of:=NUMBERVALUE(LEFT([.C344];8);&quot;.&quot;)*10^(RIGHT([.C344];3))+360" office:value-type="float" office:value="183.344" calcext:value-type="float">
            <text:p>183,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9153480392689e003</text:p>
          </table:table-cell>
          <table:table-cell office:value-type="string" calcext:value-type="string">
            <text:p>-6.86049045244758e000</text:p>
          </table:table-cell>
          <table:table-cell office:value-type="string" calcext:value-type="string">
            <text:p>-1.76739218210014e002</text:p>
          </table:table-cell>
          <table:table-cell table:formula="of:=NUMBERVALUE(LEFT([.A345];8);&quot;.&quot;)*10^(RIGHT([.A345];3))" office:value-type="float" office:value="2691.534" calcext:value-type="float">
            <text:p>2691,534</text:p>
          </table:table-cell>
          <table:table-cell table:formula="of:=NUMBERVALUE(LEFT([.B345];8);&quot;.&quot;)*10^(RIGHT([.B345];3))" office:value-type="float" office:value="-6.86049" calcext:value-type="float">
            <text:p>-6,86049</text:p>
          </table:table-cell>
          <table:table-cell table:formula="of:=NUMBERVALUE(LEFT([.C345];8);&quot;.&quot;)*10^(RIGHT([.C345];3))+360" office:value-type="float" office:value="183.261" calcext:value-type="float">
            <text:p>183,2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75422870333814e003</text:p>
          </table:table-cell>
          <table:table-cell office:value-type="string" calcext:value-type="string">
            <text:p>-6.85980108994978e000</text:p>
          </table:table-cell>
          <table:table-cell office:value-type="string" calcext:value-type="string">
            <text:p>-1.76820061626598e002</text:p>
          </table:table-cell>
          <table:table-cell table:formula="of:=NUMBERVALUE(LEFT([.A346];8);&quot;.&quot;)*10^(RIGHT([.A346];3))" office:value-type="float" office:value="2754.228" calcext:value-type="float">
            <text:p>2754,228</text:p>
          </table:table-cell>
          <table:table-cell table:formula="of:=NUMBERVALUE(LEFT([.B346];8);&quot;.&quot;)*10^(RIGHT([.B346];3))" office:value-type="float" office:value="-6.8598" calcext:value-type="float">
            <text:p>-6,8598</text:p>
          </table:table-cell>
          <table:table-cell table:formula="of:=NUMBERVALUE(LEFT([.C346];8);&quot;.&quot;)*10^(RIGHT([.C346];3))+360" office:value-type="float" office:value="183.18" calcext:value-type="float">
            <text:p>183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1838293126442e003</text:p>
          </table:table-cell>
          <table:table-cell office:value-type="string" calcext:value-type="string">
            <text:p>-6.85914311282122e000</text:p>
          </table:table-cell>
          <table:table-cell office:value-type="string" calcext:value-type="string">
            <text:p>-1.76899187602017e002</text:p>
          </table:table-cell>
          <table:table-cell table:formula="of:=NUMBERVALUE(LEFT([.A347];8);&quot;.&quot;)*10^(RIGHT([.A347];3))" office:value-type="float" office:value="2818.382" calcext:value-type="float">
            <text:p>2818,382</text:p>
          </table:table-cell>
          <table:table-cell table:formula="of:=NUMBERVALUE(LEFT([.B347];8);&quot;.&quot;)*10^(RIGHT([.B347];3))" office:value-type="float" office:value="-6.85914" calcext:value-type="float">
            <text:p>-6,85914</text:p>
          </table:table-cell>
          <table:table-cell table:formula="of:=NUMBERVALUE(LEFT([.C347];8);&quot;.&quot;)*10^(RIGHT([.C347];3))+360" office:value-type="float" office:value="183.101" calcext:value-type="float">
            <text:p>183,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8403150312658e003</text:p>
          </table:table-cell>
          <table:table-cell office:value-type="string" calcext:value-type="string">
            <text:p>-6.85851508423728e000</text:p>
          </table:table-cell>
          <table:table-cell office:value-type="string" calcext:value-type="string">
            <text:p>-1.76976640189332e002</text:p>
          </table:table-cell>
          <table:table-cell table:formula="of:=NUMBERVALUE(LEFT([.A348];8);&quot;.&quot;)*10^(RIGHT([.A348];3))" office:value-type="float" office:value="2884.031" calcext:value-type="float">
            <text:p>2884,031</text:p>
          </table:table-cell>
          <table:table-cell table:formula="of:=NUMBERVALUE(LEFT([.B348];8);&quot;.&quot;)*10^(RIGHT([.B348];3))" office:value-type="float" office:value="-6.85851" calcext:value-type="float">
            <text:p>-6,85851</text:p>
          </table:table-cell>
          <table:table-cell table:formula="of:=NUMBERVALUE(LEFT([.C348];8);&quot;.&quot;)*10^(RIGHT([.C348];3))+360" office:value-type="float" office:value="183.024" calcext:value-type="float">
            <text:p>183,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95120922666635e003</text:p>
          </table:table-cell>
          <table:table-cell office:value-type="string" calcext:value-type="string">
            <text:p>-6.85791563454015e000</text:p>
          </table:table-cell>
          <table:table-cell office:value-type="string" calcext:value-type="string">
            <text:p>-1.77052462413797e002</text:p>
          </table:table-cell>
          <table:table-cell table:formula="of:=NUMBERVALUE(LEFT([.A349];8);&quot;.&quot;)*10^(RIGHT([.A349];3))" office:value-type="float" office:value="2951.209" calcext:value-type="float">
            <text:p>2951,209</text:p>
          </table:table-cell>
          <table:table-cell table:formula="of:=NUMBERVALUE(LEFT([.B349];8);&quot;.&quot;)*10^(RIGHT([.B349];3))" office:value-type="float" office:value="-6.85791" calcext:value-type="float">
            <text:p>-6,85791</text:p>
          </table:table-cell>
          <table:table-cell table:formula="of:=NUMBERVALUE(LEFT([.C349];8);&quot;.&quot;)*10^(RIGHT([.C349];3))+360" office:value-type="float" office:value="182.948" calcext:value-type="float">
            <text:p>182,9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1995172040198e003</text:p>
          </table:table-cell>
          <table:table-cell office:value-type="string" calcext:value-type="string">
            <text:p>-6.85734345801043e000</text:p>
          </table:table-cell>
          <table:table-cell office:value-type="string" calcext:value-type="string">
            <text:p>-1.77126696305098e002</text:p>
          </table:table-cell>
          <table:table-cell table:formula="of:=NUMBERVALUE(LEFT([.A350];8);&quot;.&quot;)*10^(RIGHT([.A350];3))" office:value-type="float" office:value="3019.951" calcext:value-type="float">
            <text:p>3019,951</text:p>
          </table:table-cell>
          <table:table-cell table:formula="of:=NUMBERVALUE(LEFT([.B350];8);&quot;.&quot;)*10^(RIGHT([.B350];3))" office:value-type="float" office:value="-6.85734" calcext:value-type="float">
            <text:p>-6,85734</text:p>
          </table:table-cell>
          <table:table-cell table:formula="of:=NUMBERVALUE(LEFT([.C350];8);&quot;.&quot;)*10^(RIGHT([.C350];3))+360" office:value-type="float" office:value="182.874" calcext:value-type="float">
            <text:p>182,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9029543251356e003</text:p>
          </table:table-cell>
          <table:table-cell office:value-type="string" calcext:value-type="string">
            <text:p>-6.85679730980350e000</text:p>
          </table:table-cell>
          <table:table-cell office:value-type="string" calcext:value-type="string">
            <text:p>-1.77199382928430e002</text:p>
          </table:table-cell>
          <table:table-cell table:formula="of:=NUMBERVALUE(LEFT([.A351];8);&quot;.&quot;)*10^(RIGHT([.A351];3))" office:value-type="float" office:value="3090.295" calcext:value-type="float">
            <text:p>3090,295</text:p>
          </table:table-cell>
          <table:table-cell table:formula="of:=NUMBERVALUE(LEFT([.B351];8);&quot;.&quot;)*10^(RIGHT([.B351];3))" office:value-type="float" office:value="-6.85679" calcext:value-type="float">
            <text:p>-6,85679</text:p>
          </table:table-cell>
          <table:table-cell table:formula="of:=NUMBERVALUE(LEFT([.C351];8);&quot;.&quot;)*10^(RIGHT([.C351];3))+360" office:value-type="float" office:value="182.801" calcext:value-type="float">
            <text:p>182,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16227766016835e003</text:p>
          </table:table-cell>
          <table:table-cell office:value-type="string" calcext:value-type="string">
            <text:p>-6.85627600304074e000</text:p>
          </table:table-cell>
          <table:table-cell office:value-type="string" calcext:value-type="string">
            <text:p>-1.77270562414476e002</text:p>
          </table:table-cell>
          <table:table-cell table:formula="of:=NUMBERVALUE(LEFT([.A352];8);&quot;.&quot;)*10^(RIGHT([.A352];3))" office:value-type="float" office:value="3162.277" calcext:value-type="float">
            <text:p>3162,277</text:p>
          </table:table-cell>
          <table:table-cell table:formula="of:=NUMBERVALUE(LEFT([.B352];8);&quot;.&quot;)*10^(RIGHT([.B352];3))" office:value-type="float" office:value="-6.85627" calcext:value-type="float">
            <text:p>-6,85627</text:p>
          </table:table-cell>
          <table:table-cell table:formula="of:=NUMBERVALUE(LEFT([.C352];8);&quot;.&quot;)*10^(RIGHT([.C352];3))+360" office:value-type="float" office:value="182.73" calcext:value-type="float">
            <text:p>182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23593656929625e003</text:p>
          </table:table-cell>
          <table:table-cell office:value-type="string" calcext:value-type="string">
            <text:p>-6.85577840604799e000</text:p>
          </table:table-cell>
          <table:table-cell office:value-type="string" calcext:value-type="string">
            <text:p>-1.77340273988328e002</text:p>
          </table:table-cell>
          <table:table-cell table:formula="of:=NUMBERVALUE(LEFT([.A353];8);&quot;.&quot;)*10^(RIGHT([.A353];3))" office:value-type="float" office:value="3235.936" calcext:value-type="float">
            <text:p>3235,936</text:p>
          </table:table-cell>
          <table:table-cell table:formula="of:=NUMBERVALUE(LEFT([.B353];8);&quot;.&quot;)*10^(RIGHT([.B353];3))" office:value-type="float" office:value="-6.85577" calcext:value-type="float">
            <text:p>-6,85577</text:p>
          </table:table-cell>
          <table:table-cell table:formula="of:=NUMBERVALUE(LEFT([.C353];8);&quot;.&quot;)*10^(RIGHT([.C353];3))+360" office:value-type="float" office:value="182.66" calcext:value-type="float">
            <text:p>182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1131121482588e003</text:p>
          </table:table-cell>
          <table:table-cell office:value-type="string" calcext:value-type="string">
            <text:p>-6.85530343973250e000</text:p>
          </table:table-cell>
          <table:table-cell office:value-type="string" calcext:value-type="string">
            <text:p>-1.77408555997430e002</text:p>
          </table:table-cell>
          <table:table-cell table:formula="of:=NUMBERVALUE(LEFT([.A354];8);&quot;.&quot;)*10^(RIGHT([.A354];3))" office:value-type="float" office:value="3311.311" calcext:value-type="float">
            <text:p>3311,311</text:p>
          </table:table-cell>
          <table:table-cell table:formula="of:=NUMBERVALUE(LEFT([.B354];8);&quot;.&quot;)*10^(RIGHT([.B354];3))" office:value-type="float" office:value="-6.8553" calcext:value-type="float">
            <text:p>-6,8553</text:p>
          </table:table-cell>
          <table:table-cell table:formula="of:=NUMBERVALUE(LEFT([.C354];8);&quot;.&quot;)*10^(RIGHT([.C354];3))+360" office:value-type="float" office:value="182.592" calcext:value-type="float">
            <text:p>182,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8844156139199e003</text:p>
          </table:table-cell>
          <table:table-cell office:value-type="string" calcext:value-type="string">
            <text:p>-6.85485007509127e000</text:p>
          </table:table-cell>
          <table:table-cell office:value-type="string" calcext:value-type="string">
            <text:p>-1.77475445938557e002</text:p>
          </table:table-cell>
          <table:table-cell table:formula="of:=NUMBERVALUE(LEFT([.A355];8);&quot;.&quot;)*10^(RIGHT([.A355];3))" office:value-type="float" office:value="3388.441" calcext:value-type="float">
            <text:p>3388,441</text:p>
          </table:table-cell>
          <table:table-cell table:formula="of:=NUMBERVALUE(LEFT([.B355];8);&quot;.&quot;)*10^(RIGHT([.B355];3))" office:value-type="float" office:value="-6.85485" calcext:value-type="float">
            <text:p>-6,85485</text:p>
          </table:table-cell>
          <table:table-cell table:formula="of:=NUMBERVALUE(LEFT([.C355];8);&quot;.&quot;)*10^(RIGHT([.C355];3))+360" office:value-type="float" office:value="182.525" calcext:value-type="float">
            <text:p>182,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46736850452528e003</text:p>
          </table:table-cell>
          <table:table-cell office:value-type="string" calcext:value-type="string">
            <text:p>-6.85441733084379e000</text:p>
          </table:table-cell>
          <table:table-cell office:value-type="string" calcext:value-type="string">
            <text:p>-1.77540980483914e002</text:p>
          </table:table-cell>
          <table:table-cell table:formula="of:=NUMBERVALUE(LEFT([.A356];8);&quot;.&quot;)*10^(RIGHT([.A356];3))" office:value-type="float" office:value="3467.368" calcext:value-type="float">
            <text:p>3467,368</text:p>
          </table:table-cell>
          <table:table-cell table:formula="of:=NUMBERVALUE(LEFT([.B356];8);&quot;.&quot;)*10^(RIGHT([.B356];3))" office:value-type="float" office:value="-6.85441" calcext:value-type="float">
            <text:p>-6,85441</text:p>
          </table:table-cell>
          <table:table-cell table:formula="of:=NUMBERVALUE(LEFT([.C356];8);&quot;.&quot;)*10^(RIGHT([.C356];3))+360" office:value-type="float" office:value="182.46" calcext:value-type="float">
            <text:p>182,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54813389233572e003</text:p>
          </table:table-cell>
          <table:table-cell office:value-type="string" calcext:value-type="string">
            <text:p>-6.85400427118205e000</text:p>
          </table:table-cell>
          <table:table-cell office:value-type="string" calcext:value-type="string">
            <text:p>-1.77605195506370e002</text:p>
          </table:table-cell>
          <table:table-cell table:formula="of:=NUMBERVALUE(LEFT([.A357];8);&quot;.&quot;)*10^(RIGHT([.A357];3))" office:value-type="float" office:value="3548.133" calcext:value-type="float">
            <text:p>3548,133</text:p>
          </table:table-cell>
          <table:table-cell table:formula="of:=NUMBERVALUE(LEFT([.B357];8);&quot;.&quot;)*10^(RIGHT([.B357];3))" office:value-type="float" office:value="-6.854" calcext:value-type="float">
            <text:p>-6,854</text:p>
          </table:table-cell>
          <table:table-cell table:formula="of:=NUMBERVALUE(LEFT([.C357];8);&quot;.&quot;)*10^(RIGHT([.C357];3))+360" office:value-type="float" office:value="182.395" calcext:value-type="float">
            <text:p>182,3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63078054770097e003</text:p>
          </table:table-cell>
          <table:table-cell office:value-type="string" calcext:value-type="string">
            <text:p>-6.85361000363234e000</text:p>
          </table:table-cell>
          <table:table-cell office:value-type="string" calcext:value-type="string">
            <text:p>-1.77668126103879e002</text:p>
          </table:table-cell>
          <table:table-cell table:formula="of:=NUMBERVALUE(LEFT([.A358];8);&quot;.&quot;)*10^(RIGHT([.A358];3))" office:value-type="float" office:value="3630.78" calcext:value-type="float">
            <text:p>3630,78</text:p>
          </table:table-cell>
          <table:table-cell table:formula="of:=NUMBERVALUE(LEFT([.B358];8);&quot;.&quot;)*10^(RIGHT([.B358];3))" office:value-type="float" office:value="-6.85361" calcext:value-type="float">
            <text:p>-6,85361</text:p>
          </table:table-cell>
          <table:table-cell table:formula="of:=NUMBERVALUE(LEFT([.C358];8);&quot;.&quot;)*10^(RIGHT([.C358];3))+360" office:value-type="float" office:value="182.332" calcext:value-type="float">
            <text:p>182,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71535229097168e003</text:p>
          </table:table-cell>
          <table:table-cell office:value-type="string" calcext:value-type="string">
            <text:p>-6.85323367702237e000</text:p>
          </table:table-cell>
          <table:table-cell office:value-type="string" calcext:value-type="string">
            <text:p>-1.77729806623135e002</text:p>
          </table:table-cell>
          <table:table-cell table:formula="of:=NUMBERVALUE(LEFT([.A359];8);&quot;.&quot;)*10^(RIGHT([.A359];3))" office:value-type="float" office:value="3715.352" calcext:value-type="float">
            <text:p>3715,352</text:p>
          </table:table-cell>
          <table:table-cell table:formula="of:=NUMBERVALUE(LEFT([.B359];8);&quot;.&quot;)*10^(RIGHT([.B359];3))" office:value-type="float" office:value="-6.85323" calcext:value-type="float">
            <text:p>-6,85323</text:p>
          </table:table-cell>
          <table:table-cell table:formula="of:=NUMBERVALUE(LEFT([.C359];8);&quot;.&quot;)*10^(RIGHT([.C359];3))+360" office:value-type="float" office:value="182.271" calcext:value-type="float">
            <text:p>182,2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0189396320557e003</text:p>
          </table:table-cell>
          <table:table-cell office:value-type="string" calcext:value-type="string">
            <text:p>-6.85287447954812e000</text:p>
          </table:table-cell>
          <table:table-cell office:value-type="string" calcext:value-type="string">
            <text:p>-1.77790270682483e002</text:p>
          </table:table-cell>
          <table:table-cell table:formula="of:=NUMBERVALUE(LEFT([.A360];8);&quot;.&quot;)*10^(RIGHT([.A360];3))" office:value-type="float" office:value="3801.893" calcext:value-type="float">
            <text:p>3801,893</text:p>
          </table:table-cell>
          <table:table-cell table:formula="of:=NUMBERVALUE(LEFT([.B360];8);&quot;.&quot;)*10^(RIGHT([.B360];3))" office:value-type="float" office:value="-6.85287" calcext:value-type="float">
            <text:p>-6,85287</text:p>
          </table:table-cell>
          <table:table-cell table:formula="of:=NUMBERVALUE(LEFT([.C360];8);&quot;.&quot;)*10^(RIGHT([.C360];3))+360" office:value-type="float" office:value="182.21" calcext:value-type="float">
            <text:p>182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9045144994276e003</text:p>
          </table:table-cell>
          <table:table-cell office:value-type="string" calcext:value-type="string">
            <text:p>-6.85253163693645e000</text:p>
          </table:table-cell>
          <table:table-cell office:value-type="string" calcext:value-type="string">
            <text:p>-1.77849551194131e002</text:p>
          </table:table-cell>
          <table:table-cell table:formula="of:=NUMBERVALUE(LEFT([.A361];8);&quot;.&quot;)*10^(RIGHT([.A361];3))" office:value-type="float" office:value="3890.451" calcext:value-type="float">
            <text:p>3890,451</text:p>
          </table:table-cell>
          <table:table-cell table:formula="of:=NUMBERVALUE(LEFT([.B361];8);&quot;.&quot;)*10^(RIGHT([.B361];3))" office:value-type="float" office:value="-6.85253" calcext:value-type="float">
            <text:p>-6,85253</text:p>
          </table:table-cell>
          <table:table-cell table:formula="of:=NUMBERVALUE(LEFT([.C361];8);&quot;.&quot;)*10^(RIGHT([.C361];3))+360" office:value-type="float" office:value="182.151" calcext:value-type="float">
            <text:p>182,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98107170553493e003</text:p>
          </table:table-cell>
          <table:table-cell office:value-type="string" calcext:value-type="string">
            <text:p>-6.85220441069606e000</text:p>
          </table:table-cell>
          <table:table-cell office:value-type="string" calcext:value-type="string">
            <text:p>-1.77907680385697e002</text:p>
          </table:table-cell>
          <table:table-cell table:formula="of:=NUMBERVALUE(LEFT([.A362];8);&quot;.&quot;)*10^(RIGHT([.A362];3))" office:value-type="float" office:value="3981.071" calcext:value-type="float">
            <text:p>3981,071</text:p>
          </table:table-cell>
          <table:table-cell table:formula="of:=NUMBERVALUE(LEFT([.B362];8);&quot;.&quot;)*10^(RIGHT([.B362];3))" office:value-type="float" office:value="-6.8522" calcext:value-type="float">
            <text:p>-6,8522</text:p>
          </table:table-cell>
          <table:table-cell table:formula="of:=NUMBERVALUE(LEFT([.C362];8);&quot;.&quot;)*10^(RIGHT([.C362];3))+360" office:value-type="float" office:value="182.093" calcext:value-type="float">
            <text:p>182,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07380277804108e003</text:p>
          </table:table-cell>
          <table:table-cell office:value-type="string" calcext:value-type="string">
            <text:p>-6.85189209645536e000</text:p>
          </table:table-cell>
          <table:table-cell office:value-type="string" calcext:value-type="string">
            <text:p>-1.77964689821108e002</text:p>
          </table:table-cell>
          <table:table-cell table:formula="of:=NUMBERVALUE(LEFT([.A363];8);&quot;.&quot;)*10^(RIGHT([.A363];3))" office:value-type="float" office:value="4073.802" calcext:value-type="float">
            <text:p>4073,802</text:p>
          </table:table-cell>
          <table:table-cell table:formula="of:=NUMBERVALUE(LEFT([.B363];8);&quot;.&quot;)*10^(RIGHT([.B363];3))" office:value-type="float" office:value="-6.85189" calcext:value-type="float">
            <text:p>-6,85189</text:p>
          </table:table-cell>
          <table:table-cell table:formula="of:=NUMBERVALUE(LEFT([.C363];8);&quot;.&quot;)*10^(RIGHT([.C363];3))+360" office:value-type="float" office:value="182.036" calcext:value-type="float">
            <text:p>182,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16869383470331e003</text:p>
          </table:table-cell>
          <table:table-cell office:value-type="string" calcext:value-type="string">
            <text:p>-6.85159402238013e000</text:p>
          </table:table-cell>
          <table:table-cell office:value-type="string" calcext:value-type="string">
            <text:p>-1.78020610420905e002</text:p>
          </table:table-cell>
          <table:table-cell table:formula="of:=NUMBERVALUE(LEFT([.A364];8);&quot;.&quot;)*10^(RIGHT([.A364];3))" office:value-type="float" office:value="4168.693" calcext:value-type="float">
            <text:p>4168,693</text:p>
          </table:table-cell>
          <table:table-cell table:formula="of:=NUMBERVALUE(LEFT([.B364];8);&quot;.&quot;)*10^(RIGHT([.B364];3))" office:value-type="float" office:value="-6.85159" calcext:value-type="float">
            <text:p>-6,85159</text:p>
          </table:table-cell>
          <table:table-cell table:formula="of:=NUMBERVALUE(LEFT([.C364];8);&quot;.&quot;)*10^(RIGHT([.C364];3))+360" office:value-type="float" office:value="181.98" calcext:value-type="float">
            <text:p>181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26579518801588e003</text:p>
          </table:table-cell>
          <table:table-cell office:value-type="string" calcext:value-type="string">
            <text:p>-6.85130954766831e000</text:p>
          </table:table-cell>
          <table:table-cell office:value-type="string" calcext:value-type="string">
            <text:p>-1.78075472481959e002</text:p>
          </table:table-cell>
          <table:table-cell table:formula="of:=NUMBERVALUE(LEFT([.A365];8);&quot;.&quot;)*10^(RIGHT([.A365];3))" office:value-type="float" office:value="4265.795" calcext:value-type="float">
            <text:p>4265,795</text:p>
          </table:table-cell>
          <table:table-cell table:formula="of:=NUMBERVALUE(LEFT([.B365];8);&quot;.&quot;)*10^(RIGHT([.B365];3))" office:value-type="float" office:value="-6.8513" calcext:value-type="float">
            <text:p>-6,8513</text:p>
          </table:table-cell>
          <table:table-cell table:formula="of:=NUMBERVALUE(LEFT([.C365];8);&quot;.&quot;)*10^(RIGHT([.C365];3))+360" office:value-type="float" office:value="181.925" calcext:value-type="float">
            <text:p>181,9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36515832240161e003</text:p>
          </table:table-cell>
          <table:table-cell office:value-type="string" calcext:value-type="string">
            <text:p>-6.85103806111781e000</text:p>
          </table:table-cell>
          <table:table-cell office:value-type="string" calcext:value-type="string">
            <text:p>-1.78129305696634e002</text:p>
          </table:table-cell>
          <table:table-cell table:formula="of:=NUMBERVALUE(LEFT([.A366];8);&quot;.&quot;)*10^(RIGHT([.A366];3))" office:value-type="float" office:value="4365.158" calcext:value-type="float">
            <text:p>4365,158</text:p>
          </table:table-cell>
          <table:table-cell table:formula="of:=NUMBERVALUE(LEFT([.B366];8);&quot;.&quot;)*10^(RIGHT([.B366];3))" office:value-type="float" office:value="-6.85103" calcext:value-type="float">
            <text:p>-6,85103</text:p>
          </table:table-cell>
          <table:table-cell table:formula="of:=NUMBERVALUE(LEFT([.C366];8);&quot;.&quot;)*10^(RIGHT([.C366];3))+360" office:value-type="float" office:value="181.871" calcext:value-type="float">
            <text:p>181,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46683592150958e003</text:p>
          </table:table-cell>
          <table:table-cell office:value-type="string" calcext:value-type="string">
            <text:p>-6.85077897976360e000</text:p>
          </table:table-cell>
          <table:table-cell office:value-type="string" calcext:value-type="string">
            <text:p>-1.78182139171423e002</text:p>
          </table:table-cell>
          <table:table-cell table:formula="of:=NUMBERVALUE(LEFT([.A367];8);&quot;.&quot;)*10^(RIGHT([.A367];3))" office:value-type="float" office:value="4466.835" calcext:value-type="float">
            <text:p>4466,835</text:p>
          </table:table-cell>
          <table:table-cell table:formula="of:=NUMBERVALUE(LEFT([.B367];8);&quot;.&quot;)*10^(RIGHT([.B367];3))" office:value-type="float" office:value="-6.85077" calcext:value-type="float">
            <text:p>-6,85077</text:p>
          </table:table-cell>
          <table:table-cell table:formula="of:=NUMBERVALUE(LEFT([.C367];8);&quot;.&quot;)*10^(RIGHT([.C367];3))+360" office:value-type="float" office:value="181.818" calcext:value-type="float">
            <text:p>181,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57088189614870e003</text:p>
          </table:table-cell>
          <table:table-cell office:value-type="string" calcext:value-type="string">
            <text:p>-6.85053174758030e000</text:p>
          </table:table-cell>
          <table:table-cell office:value-type="string" calcext:value-type="string">
            <text:p>-1.78234001445085e002</text:p>
          </table:table-cell>
          <table:table-cell table:formula="of:=NUMBERVALUE(LEFT([.A368];8);&quot;.&quot;)*10^(RIGHT([.A368];3))" office:value-type="float" office:value="4570.881" calcext:value-type="float">
            <text:p>4570,881</text:p>
          </table:table-cell>
          <table:table-cell table:formula="of:=NUMBERVALUE(LEFT([.B368];8);&quot;.&quot;)*10^(RIGHT([.B368];3))" office:value-type="float" office:value="-6.85053" calcext:value-type="float">
            <text:p>-6,85053</text:p>
          </table:table-cell>
          <table:table-cell table:formula="of:=NUMBERVALUE(LEFT([.C368];8);&quot;.&quot;)*10^(RIGHT([.C368];3))+360" office:value-type="float" office:value="181.766" calcext:value-type="float">
            <text:p>181,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67735141287193e003</text:p>
          </table:table-cell>
          <table:table-cell office:value-type="string" calcext:value-type="string">
            <text:p>-6.85029583424759e000</text:p>
          </table:table-cell>
          <table:table-cell office:value-type="string" calcext:value-type="string">
            <text:p>-1.78284920506287e002</text:p>
          </table:table-cell>
          <table:table-cell table:formula="of:=NUMBERVALUE(LEFT([.A369];8);&quot;.&quot;)*10^(RIGHT([.A369];3))" office:value-type="float" office:value="4677.351" calcext:value-type="float">
            <text:p>4677,351</text:p>
          </table:table-cell>
          <table:table-cell table:formula="of:=NUMBERVALUE(LEFT([.B369];8);&quot;.&quot;)*10^(RIGHT([.B369];3))" office:value-type="float" office:value="-6.85029" calcext:value-type="float">
            <text:p>-6,85029</text:p>
          </table:table-cell>
          <table:table-cell table:formula="of:=NUMBERVALUE(LEFT([.C369];8);&quot;.&quot;)*10^(RIGHT([.C369];3))+360" office:value-type="float" office:value="181.716" calcext:value-type="float">
            <text:p>181,7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78630092322633e003</text:p>
          </table:table-cell>
          <table:table-cell office:value-type="string" calcext:value-type="string">
            <text:p>-6.85007073397482e000</text:p>
          </table:table-cell>
          <table:table-cell office:value-type="string" calcext:value-type="string">
            <text:p>-1.78334923810802e002</text:p>
          </table:table-cell>
          <table:table-cell table:formula="of:=NUMBERVALUE(LEFT([.A370];8);&quot;.&quot;)*10^(RIGHT([.A370];3))" office:value-type="float" office:value="4786.3" calcext:value-type="float">
            <text:p>4786,3</text:p>
          </table:table-cell>
          <table:table-cell table:formula="of:=NUMBERVALUE(LEFT([.B370];8);&quot;.&quot;)*10^(RIGHT([.B370];3))" office:value-type="float" office:value="-6.85007" calcext:value-type="float">
            <text:p>-6,85007</text:p>
          </table:table-cell>
          <table:table-cell table:formula="of:=NUMBERVALUE(LEFT([.C370];8);&quot;.&quot;)*10^(RIGHT([.C370];3))+360" office:value-type="float" office:value="181.666" calcext:value-type="float">
            <text:p>181,6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89778819368441e003</text:p>
          </table:table-cell>
          <table:table-cell office:value-type="string" calcext:value-type="string">
            <text:p>-6.84985596438218e000</text:p>
          </table:table-cell>
          <table:table-cell office:value-type="string" calcext:value-type="string">
            <text:p>-1.78384038298252e002</text:p>
          </table:table-cell>
          <table:table-cell table:formula="of:=NUMBERVALUE(LEFT([.A371];8);&quot;.&quot;)*10^(RIGHT([.A371];3))" office:value-type="float" office:value="4897.788" calcext:value-type="float">
            <text:p>4897,788</text:p>
          </table:table-cell>
          <table:table-cell table:formula="of:=NUMBERVALUE(LEFT([.B371];8);&quot;.&quot;)*10^(RIGHT([.B371];3))" office:value-type="float" office:value="-6.84985" calcext:value-type="float">
            <text:p>-6,84985</text:p>
          </table:table-cell>
          <table:table-cell table:formula="of:=NUMBERVALUE(LEFT([.C371];8);&quot;.&quot;)*10^(RIGHT([.C371];3))+360" office:value-type="float" office:value="181.616" calcext:value-type="float">
            <text:p>181,6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01187233627267e003</text:p>
          </table:table-cell>
          <table:table-cell office:value-type="string" calcext:value-type="string">
            <text:p>-6.84965106543572e000</text:p>
          </table:table-cell>
          <table:table-cell office:value-type="string" calcext:value-type="string">
            <text:p>-1.78432290408441e002</text:p>
          </table:table-cell>
          <table:table-cell table:formula="of:=NUMBERVALUE(LEFT([.A372];8);&quot;.&quot;)*10^(RIGHT([.A372];3))" office:value-type="float" office:value="5011.872" calcext:value-type="float">
            <text:p>5011,872</text:p>
          </table:table-cell>
          <table:table-cell table:formula="of:=NUMBERVALUE(LEFT([.B372];8);&quot;.&quot;)*10^(RIGHT([.B372];3))" office:value-type="float" office:value="-6.84965" calcext:value-type="float">
            <text:p>-6,84965</text:p>
          </table:table-cell>
          <table:table-cell table:formula="of:=NUMBERVALUE(LEFT([.C372];8);&quot;.&quot;)*10^(RIGHT([.C372];3))+360" office:value-type="float" office:value="181.568" calcext:value-type="float">
            <text:p>181,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12861383991359e003</text:p>
          </table:table-cell>
          <table:table-cell office:value-type="string" calcext:value-type="string">
            <text:p>-6.84945559843311e000</text:p>
          </table:table-cell>
          <table:table-cell office:value-type="string" calcext:value-type="string">
            <text:p>-1.78479706097280e002</text:p>
          </table:table-cell>
          <table:table-cell table:formula="of:=NUMBERVALUE(LEFT([.A373];8);&quot;.&quot;)*10^(RIGHT([.A373];3))" office:value-type="float" office:value="5128.613" calcext:value-type="float">
            <text:p>5128,613</text:p>
          </table:table-cell>
          <table:table-cell table:formula="of:=NUMBERVALUE(LEFT([.B373];8);&quot;.&quot;)*10^(RIGHT([.B373];3))" office:value-type="float" office:value="-6.84945" calcext:value-type="float">
            <text:p>-6,84945</text:p>
          </table:table-cell>
          <table:table-cell table:formula="of:=NUMBERVALUE(LEFT([.C373];8);&quot;.&quot;)*10^(RIGHT([.C373];3))+360" office:value-type="float" office:value="181.521" calcext:value-type="float">
            <text:p>181,5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24807460249767e003</text:p>
          </table:table-cell>
          <table:table-cell office:value-type="string" calcext:value-type="string">
            <text:p>-6.84926914503865e000</text:p>
          </table:table-cell>
          <table:table-cell office:value-type="string" calcext:value-type="string">
            <text:p>-1.78526310852331e002</text:p>
          </table:table-cell>
          <table:table-cell table:formula="of:=NUMBERVALUE(LEFT([.A374];8);&quot;.&quot;)*10^(RIGHT([.A374];3))" office:value-type="float" office:value="5248.074" calcext:value-type="float">
            <text:p>5248,074</text:p>
          </table:table-cell>
          <table:table-cell table:formula="of:=NUMBERVALUE(LEFT([.B374];8);&quot;.&quot;)*10^(RIGHT([.B374];3))" office:value-type="float" office:value="-6.84926" calcext:value-type="float">
            <text:p>-6,84926</text:p>
          </table:table-cell>
          <table:table-cell table:formula="of:=NUMBERVALUE(LEFT([.C374];8);&quot;.&quot;)*10^(RIGHT([.C374];3))+360" office:value-type="float" office:value="181.474" calcext:value-type="float">
            <text:p>181,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37031796370247e003</text:p>
          </table:table-cell>
          <table:table-cell office:value-type="string" calcext:value-type="string">
            <text:p>-6.84909130636373e000</text:p>
          </table:table-cell>
          <table:table-cell office:value-type="string" calcext:value-type="string">
            <text:p>-1.78572129707985e002</text:p>
          </table:table-cell>
          <table:table-cell table:formula="of:=NUMBERVALUE(LEFT([.A375];8);&quot;.&quot;)*10^(RIGHT([.A375];3))" office:value-type="float" office:value="5370.317" calcext:value-type="float">
            <text:p>5370,317</text:p>
          </table:table-cell>
          <table:table-cell table:formula="of:=NUMBERVALUE(LEFT([.B375];8);&quot;.&quot;)*10^(RIGHT([.B375];3))" office:value-type="float" office:value="-6.84909" calcext:value-type="float">
            <text:p>-6,84909</text:p>
          </table:table-cell>
          <table:table-cell table:formula="of:=NUMBERVALUE(LEFT([.C375];8);&quot;.&quot;)*10^(RIGHT([.C375];3))+360" office:value-type="float" office:value="181.428" calcext:value-type="float">
            <text:p>181,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49540873857618e003</text:p>
          </table:table-cell>
          <table:table-cell office:value-type="string" calcext:value-type="string">
            <text:p>-6.84892170209209e000</text:p>
          </table:table-cell>
          <table:table-cell office:value-type="string" calcext:value-type="string">
            <text:p>-1.78617187260279e002</text:p>
          </table:table-cell>
          <table:table-cell table:formula="of:=NUMBERVALUE(LEFT([.A376];8);&quot;.&quot;)*10^(RIGHT([.A376];3))" office:value-type="float" office:value="5495.408" calcext:value-type="float">
            <text:p>5495,408</text:p>
          </table:table-cell>
          <table:table-cell table:formula="of:=NUMBERVALUE(LEFT([.B376];8);&quot;.&quot;)*10^(RIGHT([.B376];3))" office:value-type="float" office:value="-6.84892" calcext:value-type="float">
            <text:p>-6,84892</text:p>
          </table:table-cell>
          <table:table-cell table:formula="of:=NUMBERVALUE(LEFT([.C376];8);&quot;.&quot;)*10^(RIGHT([.C376];3))+360" office:value-type="float" office:value="181.383" calcext:value-type="float">
            <text:p>181,3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62341325190343e003</text:p>
          </table:table-cell>
          <table:table-cell office:value-type="string" calcext:value-type="string">
            <text:p>-6.84875996964668e000</text:p>
          </table:table-cell>
          <table:table-cell office:value-type="string" calcext:value-type="string">
            <text:p>-1.78661507681391e002</text:p>
          </table:table-cell>
          <table:table-cell table:formula="of:=NUMBERVALUE(LEFT([.A377];8);&quot;.&quot;)*10^(RIGHT([.A377];3))" office:value-type="float" office:value="5623.413" calcext:value-type="float">
            <text:p>5623,413</text:p>
          </table:table-cell>
          <table:table-cell table:formula="of:=NUMBERVALUE(LEFT([.B377];8);&quot;.&quot;)*10^(RIGHT([.B377];3))" office:value-type="float" office:value="-6.84875" calcext:value-type="float">
            <text:p>-6,84875</text:p>
          </table:table-cell>
          <table:table-cell table:formula="of:=NUMBERVALUE(LEFT([.C377];8);&quot;.&quot;)*10^(RIGHT([.C377];3))+360" office:value-type="float" office:value="181.339" calcext:value-type="float">
            <text:p>181,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75439937337150e003</text:p>
          </table:table-cell>
          <table:table-cell office:value-type="string" calcext:value-type="string">
            <text:p>-6.84860576339637e000</text:p>
          </table:table-cell>
          <table:table-cell office:value-type="string" calcext:value-type="string">
            <text:p>-1.78705114733798e002</text:p>
          </table:table-cell>
          <table:table-cell table:formula="of:=NUMBERVALUE(LEFT([.A378];8);&quot;.&quot;)*10^(RIGHT([.A378];3))" office:value-type="float" office:value="5754.399" calcext:value-type="float">
            <text:p>5754,399</text:p>
          </table:table-cell>
          <table:table-cell table:formula="of:=NUMBERVALUE(LEFT([.B378];8);&quot;.&quot;)*10^(RIGHT([.B378];3))" office:value-type="float" office:value="-6.8486" calcext:value-type="float">
            <text:p>-6,8486</text:p>
          </table:table-cell>
          <table:table-cell table:formula="of:=NUMBERVALUE(LEFT([.C378];8);&quot;.&quot;)*10^(RIGHT([.C378];3))+360" office:value-type="float" office:value="181.295" calcext:value-type="float">
            <text:p>181,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88843655355582e003</text:p>
          </table:table-cell>
          <table:table-cell office:value-type="string" calcext:value-type="string">
            <text:p>-6.84845875390101e000</text:p>
          </table:table-cell>
          <table:table-cell office:value-type="string" calcext:value-type="string">
            <text:p>-1.78748031784144e002</text:p>
          </table:table-cell>
          <table:table-cell table:formula="of:=NUMBERVALUE(LEFT([.A379];8);&quot;.&quot;)*10^(RIGHT([.A379];3))" office:value-type="float" office:value="5888.436" calcext:value-type="float">
            <text:p>5888,436</text:p>
          </table:table-cell>
          <table:table-cell table:formula="of:=NUMBERVALUE(LEFT([.B379];8);&quot;.&quot;)*10^(RIGHT([.B379];3))" office:value-type="float" office:value="-6.84845" calcext:value-type="float">
            <text:p>-6,84845</text:p>
          </table:table-cell>
          <table:table-cell table:formula="of:=NUMBERVALUE(LEFT([.C379];8);&quot;.&quot;)*10^(RIGHT([.C379];3))+360" office:value-type="float" office:value="181.252" calcext:value-type="float">
            <text:p>181,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02559586074351e003</text:p>
          </table:table-cell>
          <table:table-cell office:value-type="string" calcext:value-type="string">
            <text:p>-6.84831862719268e000</text:p>
          </table:table-cell>
          <table:table-cell office:value-type="string" calcext:value-type="string">
            <text:p>-1.78790281816796e002</text:p>
          </table:table-cell>
          <table:table-cell table:formula="of:=NUMBERVALUE(LEFT([.A380];8);&quot;.&quot;)*10^(RIGHT([.A380];3))" office:value-type="float" office:value="6025.595" calcext:value-type="float">
            <text:p>6025,595</text:p>
          </table:table-cell>
          <table:table-cell table:formula="of:=NUMBERVALUE(LEFT([.B380];8);&quot;.&quot;)*10^(RIGHT([.B380];3))" office:value-type="float" office:value="-6.84831" calcext:value-type="float">
            <text:p>-6,84831</text:p>
          </table:table-cell>
          <table:table-cell table:formula="of:=NUMBERVALUE(LEFT([.C380];8);&quot;.&quot;)*10^(RIGHT([.C380];3))+360" office:value-type="float" office:value="181.21" calcext:value-type="float">
            <text:p>181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16595001861475e003</text:p>
          </table:table-cell>
          <table:table-cell office:value-type="string" calcext:value-type="string">
            <text:p>-6.84818508409140e000</text:p>
          </table:table-cell>
          <table:table-cell office:value-type="string" calcext:value-type="string">
            <text:p>-1.78831887447130e002</text:p>
          </table:table-cell>
          <table:table-cell table:formula="of:=NUMBERVALUE(LEFT([.A381];8);&quot;.&quot;)*10^(RIGHT([.A381];3))" office:value-type="float" office:value="6165.95" calcext:value-type="float">
            <text:p>6165,95</text:p>
          </table:table-cell>
          <table:table-cell table:formula="of:=NUMBERVALUE(LEFT([.B381];8);&quot;.&quot;)*10^(RIGHT([.B381];3))" office:value-type="float" office:value="-6.84818" calcext:value-type="float">
            <text:p>-6,84818</text:p>
          </table:table-cell>
          <table:table-cell table:formula="of:=NUMBERVALUE(LEFT([.C381];8);&quot;.&quot;)*10^(RIGHT([.C381];3))+360" office:value-type="float" office:value="181.169" calcext:value-type="float">
            <text:p>181,1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30957344480186e003</text:p>
          </table:table-cell>
          <table:table-cell office:value-type="string" calcext:value-type="string">
            <text:p>-6.84805783955390e000</text:p>
          </table:table-cell>
          <table:table-cell office:value-type="string" calcext:value-type="string">
            <text:p>-1.78872870934544e002</text:p>
          </table:table-cell>
          <table:table-cell table:formula="of:=NUMBERVALUE(LEFT([.A382];8);&quot;.&quot;)*10^(RIGHT([.A382];3))" office:value-type="float" office:value="6309.573" calcext:value-type="float">
            <text:p>6309,573</text:p>
          </table:table-cell>
          <table:table-cell table:formula="of:=NUMBERVALUE(LEFT([.B382];8);&quot;.&quot;)*10^(RIGHT([.B382];3))" office:value-type="float" office:value="-6.84805" calcext:value-type="float">
            <text:p>-6,84805</text:p>
          </table:table-cell>
          <table:table-cell table:formula="of:=NUMBERVALUE(LEFT([.C382];8);&quot;.&quot;)*10^(RIGHT([.C382];3))+360" office:value-type="float" office:value="181.128" calcext:value-type="float">
            <text:p>181,1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45654229034648e003</text:p>
          </table:table-cell>
          <table:table-cell office:value-type="string" calcext:value-type="string">
            <text:p>-6.84793662205394e000</text:p>
          </table:table-cell>
          <table:table-cell office:value-type="string" calcext:value-type="string">
            <text:p>-1.78913254195218e002</text:p>
          </table:table-cell>
          <table:table-cell table:formula="of:=NUMBERVALUE(LEFT([.A383];8);&quot;.&quot;)*10^(RIGHT([.A383];3))" office:value-type="float" office:value="6456.542" calcext:value-type="float">
            <text:p>6456,542</text:p>
          </table:table-cell>
          <table:table-cell table:formula="of:=NUMBERVALUE(LEFT([.B383];8);&quot;.&quot;)*10^(RIGHT([.B383];3))" office:value-type="float" office:value="-6.84793" calcext:value-type="float">
            <text:p>-6,84793</text:p>
          </table:table-cell>
          <table:table-cell table:formula="of:=NUMBERVALUE(LEFT([.C383];8);&quot;.&quot;)*10^(RIGHT([.C383];3))+360" office:value-type="float" office:value="181.087" calcext:value-type="float">
            <text:p>181,0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60693448007588e003</text:p>
          </table:table-cell>
          <table:table-cell office:value-type="string" calcext:value-type="string">
            <text:p>-6.84782117299232e000</text:p>
          </table:table-cell>
          <table:table-cell office:value-type="string" calcext:value-type="string">
            <text:p>-1.78953058814618e002</text:p>
          </table:table-cell>
          <table:table-cell table:formula="of:=NUMBERVALUE(LEFT([.A384];8);&quot;.&quot;)*10^(RIGHT([.A384];3))" office:value-type="float" office:value="6606.934" calcext:value-type="float">
            <text:p>6606,934</text:p>
          </table:table-cell>
          <table:table-cell table:formula="of:=NUMBERVALUE(LEFT([.B384];8);&quot;.&quot;)*10^(RIGHT([.B384];3))" office:value-type="float" office:value="-6.84782" calcext:value-type="float">
            <text:p>-6,84782</text:p>
          </table:table-cell>
          <table:table-cell table:formula="of:=NUMBERVALUE(LEFT([.C384];8);&quot;.&quot;)*10^(RIGHT([.C384];3))+360" office:value-type="float" office:value="181.047" calcext:value-type="float">
            <text:p>181,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76082975391974e003</text:p>
          </table:table-cell>
          <table:table-cell office:value-type="string" calcext:value-type="string">
            <text:p>-6.84771124613602e000</text:p>
          </table:table-cell>
          <table:table-cell office:value-type="string" calcext:value-type="string">
            <text:p>-1.78992306059777e002</text:p>
          </table:table-cell>
          <table:table-cell table:formula="of:=NUMBERVALUE(LEFT([.A385];8);&quot;.&quot;)*10^(RIGHT([.A385];3))" office:value-type="float" office:value="6760.829" calcext:value-type="float">
            <text:p>6760,829</text:p>
          </table:table-cell>
          <table:table-cell table:formula="of:=NUMBERVALUE(LEFT([.B385];8);&quot;.&quot;)*10^(RIGHT([.B385];3))" office:value-type="float" office:value="-6.84771" calcext:value-type="float">
            <text:p>-6,84771</text:p>
          </table:table-cell>
          <table:table-cell table:formula="of:=NUMBERVALUE(LEFT([.C385];8);&quot;.&quot;)*10^(RIGHT([.C385];3))+360" office:value-type="float" office:value="181.008" calcext:value-type="float">
            <text:p>181,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91830970918928e003</text:p>
          </table:table-cell>
          <table:table-cell office:value-type="string" calcext:value-type="string">
            <text:p>-6.84760660708438e000</text:p>
          </table:table-cell>
          <table:table-cell office:value-type="string" calcext:value-type="string">
            <text:p>-1.79031016891345e002</text:p>
          </table:table-cell>
          <table:table-cell table:formula="of:=NUMBERVALUE(LEFT([.A386];8);&quot;.&quot;)*10^(RIGHT([.A386];3))" office:value-type="float" office:value="6918.309" calcext:value-type="float">
            <text:p>6918,309</text:p>
          </table:table-cell>
          <table:table-cell table:formula="of:=NUMBERVALUE(LEFT([.B386];8);&quot;.&quot;)*10^(RIGHT([.B386];3))" office:value-type="float" office:value="-6.8476" calcext:value-type="float">
            <text:p>-6,8476</text:p>
          </table:table-cell>
          <table:table-cell table:formula="of:=NUMBERVALUE(LEFT([.C386];8);&quot;.&quot;)*10^(RIGHT([.C386];3))+360" office:value-type="float" office:value="180.969" calcext:value-type="float">
            <text:p>180,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07945784384129e003</text:p>
          </table:table-cell>
          <table:table-cell office:value-type="string" calcext:value-type="string">
            <text:p>-6.84750703276121e000</text:p>
          </table:table-cell>
          <table:table-cell office:value-type="string" calcext:value-type="string">
            <text:p>-1.79069211975423e002</text:p>
          </table:table-cell>
          <table:table-cell table:formula="of:=NUMBERVALUE(LEFT([.A387];8);&quot;.&quot;)*10^(RIGHT([.A387];3))" office:value-type="float" office:value="7079.457" calcext:value-type="float">
            <text:p>7079,457</text:p>
          </table:table-cell>
          <table:table-cell table:formula="of:=NUMBERVALUE(LEFT([.B387];8);&quot;.&quot;)*10^(RIGHT([.B387];3))" office:value-type="float" office:value="-6.8475" calcext:value-type="float">
            <text:p>-6,8475</text:p>
          </table:table-cell>
          <table:table-cell table:formula="of:=NUMBERVALUE(LEFT([.C387];8);&quot;.&quot;)*10^(RIGHT([.C387];3))+360" office:value-type="float" office:value="180.931" calcext:value-type="float">
            <text:p>180,9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24435960074981e003</text:p>
          </table:table-cell>
          <table:table-cell office:value-type="string" calcext:value-type="string">
            <text:p>-6.84741231093223e000</text:p>
          </table:table-cell>
          <table:table-cell office:value-type="string" calcext:value-type="string">
            <text:p>-1.79106911695199e002</text:p>
          </table:table-cell>
          <table:table-cell table:formula="of:=NUMBERVALUE(LEFT([.A388];8);&quot;.&quot;)*10^(RIGHT([.A388];3))" office:value-type="float" office:value="7244.359" calcext:value-type="float">
            <text:p>7244,359</text:p>
          </table:table-cell>
          <table:table-cell table:formula="of:=NUMBERVALUE(LEFT([.B388];8);&quot;.&quot;)*10^(RIGHT([.B388];3))" office:value-type="float" office:value="-6.84741" calcext:value-type="float">
            <text:p>-6,84741</text:p>
          </table:table-cell>
          <table:table-cell table:formula="of:=NUMBERVALUE(LEFT([.C388];8);&quot;.&quot;)*10^(RIGHT([.C388];3))+360" office:value-type="float" office:value="180.894" calcext:value-type="float">
            <text:p>180,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41310241300908e003</text:p>
          </table:table-cell>
          <table:table-cell office:value-type="string" calcext:value-type="string">
            <text:p>-6.84732223974622e000</text:p>
          </table:table-cell>
          <table:table-cell office:value-type="string" calcext:value-type="string">
            <text:p>-1.79144136162381e002</text:p>
          </table:table-cell>
          <table:table-cell table:formula="of:=NUMBERVALUE(LEFT([.A389];8);&quot;.&quot;)*10^(RIGHT([.A389];3))" office:value-type="float" office:value="7413.102" calcext:value-type="float">
            <text:p>7413,102</text:p>
          </table:table-cell>
          <table:table-cell table:formula="of:=NUMBERVALUE(LEFT([.B389];8);&quot;.&quot;)*10^(RIGHT([.B389];3))" office:value-type="float" office:value="-6.84732" calcext:value-type="float">
            <text:p>-6,84732</text:p>
          </table:table-cell>
          <table:table-cell table:formula="of:=NUMBERVALUE(LEFT([.C389];8);&quot;.&quot;)*10^(RIGHT([.C389];3))+360" office:value-type="float" office:value="180.856" calcext:value-type="float">
            <text:p>180,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58577575029174e003</text:p>
          </table:table-cell>
          <table:table-cell office:value-type="string" calcext:value-type="string">
            <text:p>-6.84723662729883e000</text:p>
          </table:table-cell>
          <table:table-cell office:value-type="string" calcext:value-type="string">
            <text:p>-1.79180905228450e002</text:p>
          </table:table-cell>
          <table:table-cell table:formula="of:=NUMBERVALUE(LEFT([.A390];8);&quot;.&quot;)*10^(RIGHT([.A390];3))" office:value-type="float" office:value="7585.775" calcext:value-type="float">
            <text:p>7585,775</text:p>
          </table:table-cell>
          <table:table-cell table:formula="of:=NUMBERVALUE(LEFT([.B390];8);&quot;.&quot;)*10^(RIGHT([.B390];3))" office:value-type="float" office:value="-6.84723" calcext:value-type="float">
            <text:p>-6,84723</text:p>
          </table:table-cell>
          <table:table-cell table:formula="of:=NUMBERVALUE(LEFT([.C390];8);&quot;.&quot;)*10^(RIGHT([.C390];3))+360" office:value-type="float" office:value="180.82" calcext:value-type="float">
            <text:p>180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76247116628682e003</text:p>
          </table:table-cell>
          <table:table-cell office:value-type="string" calcext:value-type="string">
            <text:p>-6.84715529121829e000</text:p>
          </table:table-cell>
          <table:table-cell office:value-type="string" calcext:value-type="string">
            <text:p>-1.79217238495734e002</text:p>
          </table:table-cell>
          <table:table-cell table:formula="of:=NUMBERVALUE(LEFT([.A391];8);&quot;.&quot;)*10^(RIGHT([.A391];3))" office:value-type="float" office:value="7762.471" calcext:value-type="float">
            <text:p>7762,471</text:p>
          </table:table-cell>
          <table:table-cell table:formula="of:=NUMBERVALUE(LEFT([.B391];8);&quot;.&quot;)*10^(RIGHT([.B391];3))" office:value-type="float" office:value="-6.84715" calcext:value-type="float">
            <text:p>-6,84715</text:p>
          </table:table-cell>
          <table:table-cell table:formula="of:=NUMBERVALUE(LEFT([.C391];8);&quot;.&quot;)*10^(RIGHT([.C391];3))+360" office:value-type="float" office:value="180.783" calcext:value-type="float">
            <text:p>180,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94328234724272e003</text:p>
          </table:table-cell>
          <table:table-cell office:value-type="string" calcext:value-type="string">
            <text:p>-6.84707805827198e000</text:p>
          </table:table-cell>
          <table:table-cell office:value-type="string" calcext:value-type="string">
            <text:p>-1.79253155328307e002</text:p>
          </table:table-cell>
          <table:table-cell table:formula="of:=NUMBERVALUE(LEFT([.A392];8);&quot;.&quot;)*10^(RIGHT([.A392];3))" office:value-type="float" office:value="7943.282" calcext:value-type="float">
            <text:p>7943,282</text:p>
          </table:table-cell>
          <table:table-cell table:formula="of:=NUMBERVALUE(LEFT([.B392];8);&quot;.&quot;)*10^(RIGHT([.B392];3))" office:value-type="float" office:value="-6.84707" calcext:value-type="float">
            <text:p>-6,84707</text:p>
          </table:table-cell>
          <table:table-cell table:formula="of:=NUMBERVALUE(LEFT([.C392];8);&quot;.&quot;)*10^(RIGHT([.C392];3))+360" office:value-type="float" office:value="180.747" calcext:value-type="float">
            <text:p>180,7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12830516164089e003</text:p>
          </table:table-cell>
          <table:table-cell office:value-type="string" calcext:value-type="string">
            <text:p>-6.84700476399299e000</text:p>
          </table:table-cell>
          <table:table-cell office:value-type="string" calcext:value-type="string">
            <text:p>-1.79288674862739e002</text:p>
          </table:table-cell>
          <table:table-cell table:formula="of:=NUMBERVALUE(LEFT([.A393];8);&quot;.&quot;)*10^(RIGHT([.A393];3))" office:value-type="float" office:value="8128.305" calcext:value-type="float">
            <text:p>8128,305</text:p>
          </table:table-cell>
          <table:table-cell table:formula="of:=NUMBERVALUE(LEFT([.B393];8);&quot;.&quot;)*10^(RIGHT([.B393];3))" office:value-type="float" office:value="-6.847" calcext:value-type="float">
            <text:p>-6,847</text:p>
          </table:table-cell>
          <table:table-cell table:formula="of:=NUMBERVALUE(LEFT([.C393];8);&quot;.&quot;)*10^(RIGHT([.C393];3))+360" office:value-type="float" office:value="180.712" calcext:value-type="float">
            <text:p>180,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31763771102661e003</text:p>
          </table:table-cell>
          <table:table-cell office:value-type="string" calcext:value-type="string">
            <text:p>-6.84693525232582e000</text:p>
          </table:table-cell>
          <table:table-cell office:value-type="string" calcext:value-type="string">
            <text:p>-1.79323816018683e002</text:p>
          </table:table-cell>
          <table:table-cell table:formula="of:=NUMBERVALUE(LEFT([.A394];8);&quot;.&quot;)*10^(RIGHT([.A394];3))" office:value-type="float" office:value="8317.637" calcext:value-type="float">
            <text:p>8317,637</text:p>
          </table:table-cell>
          <table:table-cell table:formula="of:=NUMBERVALUE(LEFT([.B394];8);&quot;.&quot;)*10^(RIGHT([.B394];3))" office:value-type="float" office:value="-6.84693" calcext:value-type="float">
            <text:p>-6,84693</text:p>
          </table:table-cell>
          <table:table-cell table:formula="of:=NUMBERVALUE(LEFT([.C394];8);&quot;.&quot;)*10^(RIGHT([.C394];3))+360" office:value-type="float" office:value="180.677" calcext:value-type="float">
            <text:p>180,6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51138038202366e003</text:p>
          </table:table-cell>
          <table:table-cell office:value-type="string" calcext:value-type="string">
            <text:p>-6.84686937529019e000</text:p>
          </table:table-cell>
          <table:table-cell office:value-type="string" calcext:value-type="string">
            <text:p>-1.79358597509324e002</text:p>
          </table:table-cell>
          <table:table-cell table:formula="of:=NUMBERVALUE(LEFT([.A395];8);&quot;.&quot;)*10^(RIGHT([.A395];3))" office:value-type="float" office:value="8511.38" calcext:value-type="float">
            <text:p>8511,38</text:p>
          </table:table-cell>
          <table:table-cell table:formula="of:=NUMBERVALUE(LEFT([.B395];8);&quot;.&quot;)*10^(RIGHT([.B395];3))" office:value-type="float" office:value="-6.84686" calcext:value-type="float">
            <text:p>-6,84686</text:p>
          </table:table-cell>
          <table:table-cell table:formula="of:=NUMBERVALUE(LEFT([.C395];8);&quot;.&quot;)*10^(RIGHT([.C395];3))+360" office:value-type="float" office:value="180.642" calcext:value-type="float">
            <text:p>180,6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70963589956070e003</text:p>
          </table:table-cell>
          <table:table-cell office:value-type="string" calcext:value-type="string">
            <text:p>-6.84680699266280e000</text:p>
          </table:table-cell>
          <table:table-cell office:value-type="string" calcext:value-type="string">
            <text:p>-1.79393037851682e002</text:p>
          </table:table-cell>
          <table:table-cell table:formula="of:=NUMBERVALUE(LEFT([.A396];8);&quot;.&quot;)*10^(RIGHT([.A396];3))" office:value-type="float" office:value="8709.635" calcext:value-type="float">
            <text:p>8709,635</text:p>
          </table:table-cell>
          <table:table-cell table:formula="of:=NUMBERVALUE(LEFT([.B396];8);&quot;.&quot;)*10^(RIGHT([.B396];3))" office:value-type="float" office:value="-6.8468" calcext:value-type="float">
            <text:p>-6,8468</text:p>
          </table:table-cell>
          <table:table-cell table:formula="of:=NUMBERVALUE(LEFT([.C396];8);&quot;.&quot;)*10^(RIGHT([.C396];3))+360" office:value-type="float" office:value="180.607" calcext:value-type="float">
            <text:p>180,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91250938133734e003</text:p>
          </table:table-cell>
          <table:table-cell office:value-type="string" calcext:value-type="string">
            <text:p>-6.84674797167556e000</text:p>
          </table:table-cell>
          <table:table-cell office:value-type="string" calcext:value-type="string">
            <text:p>-1.79427155376795e002</text:p>
          </table:table-cell>
          <table:table-cell table:formula="of:=NUMBERVALUE(LEFT([.A397];8);&quot;.&quot;)*10^(RIGHT([.A397];3))" office:value-type="float" office:value="8912.509" calcext:value-type="float">
            <text:p>8912,509</text:p>
          </table:table-cell>
          <table:table-cell table:formula="of:=NUMBERVALUE(LEFT([.B397];8);&quot;.&quot;)*10^(RIGHT([.B397];3))" office:value-type="float" office:value="-6.84674" calcext:value-type="float">
            <text:p>-6,84674</text:p>
          </table:table-cell>
          <table:table-cell table:formula="of:=NUMBERVALUE(LEFT([.C397];8);&quot;.&quot;)*10^(RIGHT([.C397];3))+360" office:value-type="float" office:value="180.573" calcext:value-type="float">
            <text:p>180,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12010839355898e003</text:p>
          </table:table-cell>
          <table:table-cell office:value-type="string" calcext:value-type="string">
            <text:p>-6.84669218673030e000</text:p>
          </table:table-cell>
          <table:table-cell office:value-type="string" calcext:value-type="string">
            <text:p>-1.79460968239775e002</text:p>
          </table:table-cell>
          <table:table-cell table:formula="of:=NUMBERVALUE(LEFT([.A398];8);&quot;.&quot;)*10^(RIGHT([.A398];3))" office:value-type="float" office:value="9120.108" calcext:value-type="float">
            <text:p>9120,108</text:p>
          </table:table-cell>
          <table:table-cell table:formula="of:=NUMBERVALUE(LEFT([.B398];8);&quot;.&quot;)*10^(RIGHT([.B398];3))" office:value-type="float" office:value="-6.84669" calcext:value-type="float">
            <text:p>-6,84669</text:p>
          </table:table-cell>
          <table:table-cell table:formula="of:=NUMBERVALUE(LEFT([.C398];8);&quot;.&quot;)*10^(RIGHT([.C398];3))+360" office:value-type="float" office:value="180.54" calcext:value-type="float">
            <text:p>180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33254300796979e003</text:p>
          </table:table-cell>
          <table:table-cell office:value-type="string" calcext:value-type="string">
            <text:p>-6.84663951912880e000</text:p>
          </table:table-cell>
          <table:table-cell office:value-type="string" calcext:value-type="string">
            <text:p>-1.79494494429742e002</text:p>
          </table:table-cell>
          <table:table-cell table:formula="of:=NUMBERVALUE(LEFT([.A399];8);&quot;.&quot;)*10^(RIGHT([.A399];3))" office:value-type="float" office:value="9332.543" calcext:value-type="float">
            <text:p>9332,543</text:p>
          </table:table-cell>
          <table:table-cell table:formula="of:=NUMBERVALUE(LEFT([.B399];8);&quot;.&quot;)*10^(RIGHT([.B399];3))" office:value-type="float" office:value="-6.84663" calcext:value-type="float">
            <text:p>-6,84663</text:p>
          </table:table-cell>
          <table:table-cell table:formula="of:=NUMBERVALUE(LEFT([.C399];8);&quot;.&quot;)*10^(RIGHT([.C399];3))+360" office:value-type="float" office:value="180.506" calcext:value-type="float">
            <text:p>180,5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54992586021424e003</text:p>
          </table:table-cell>
          <table:table-cell office:value-type="string" calcext:value-type="string">
            <text:p>-6.84658985681797e000</text:p>
          </table:table-cell>
          <table:table-cell office:value-type="string" calcext:value-type="string">
            <text:p>-1.79527751779660e002</text:p>
          </table:table-cell>
          <table:table-cell table:formula="of:=NUMBERVALUE(LEFT([.A400];8);&quot;.&quot;)*10^(RIGHT([.A400];3))" office:value-type="float" office:value="9549.925" calcext:value-type="float">
            <text:p>9549,925</text:p>
          </table:table-cell>
          <table:table-cell table:formula="of:=NUMBERVALUE(LEFT([.B400];8);&quot;.&quot;)*10^(RIGHT([.B400];3))" office:value-type="float" office:value="-6.84658" calcext:value-type="float">
            <text:p>-6,84658</text:p>
          </table:table-cell>
          <table:table-cell table:formula="of:=NUMBERVALUE(LEFT([.C400];8);&quot;.&quot;)*10^(RIGHT([.C400];3))+360" office:value-type="float" office:value="180.473" calcext:value-type="float">
            <text:p>180,4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77237220955798e003</text:p>
          </table:table-cell>
          <table:table-cell office:value-type="string" calcext:value-type="string">
            <text:p>-6.84654309414927e000</text:p>
          </table:table-cell>
          <table:table-cell office:value-type="string" calcext:value-type="string">
            <text:p>-1.79560757976059e002</text:p>
          </table:table-cell>
          <table:table-cell table:formula="of:=NUMBERVALUE(LEFT([.A401];8);&quot;.&quot;)*10^(RIGHT([.A401];3))" office:value-type="float" office:value="9772.372" calcext:value-type="float">
            <text:p>9772,372</text:p>
          </table:table-cell>
          <table:table-cell table:formula="of:=NUMBERVALUE(LEFT([.B401];8);&quot;.&quot;)*10^(RIGHT([.B401];3))" office:value-type="float" office:value="-6.84654" calcext:value-type="float">
            <text:p>-6,84654</text:p>
          </table:table-cell>
          <table:table-cell table:formula="of:=NUMBERVALUE(LEFT([.C401];8);&quot;.&quot;)*10^(RIGHT([.C401];3))+360" office:value-type="float" office:value="180.44" calcext:value-type="float">
            <text:p>180,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99999999999987e003</text:p>
          </table:table-cell>
          <table:table-cell office:value-type="string" calcext:value-type="string">
            <text:p>-6.84649913165189e000</text:p>
          </table:table-cell>
          <table:table-cell office:value-type="string" calcext:value-type="string">
            <text:p>-1.79593530568671e002</text:p>
          </table:table-cell>
          <table:table-cell table:formula="of:=NUMBERVALUE(LEFT([.A402];8);&quot;.&quot;)*10^(RIGHT([.A402];3))" office:value-type="float" office:value="9999.999" calcext:value-type="float">
            <text:p>9999,999</text:p>
          </table:table-cell>
          <table:table-cell table:formula="of:=NUMBERVALUE(LEFT([.B402];8);&quot;.&quot;)*10^(RIGHT([.B402];3))" office:value-type="float" office:value="-6.84649" calcext:value-type="float">
            <text:p>-6,84649</text:p>
          </table:table-cell>
          <table:table-cell table:formula="of:=NUMBERVALUE(LEFT([.C402];8);&quot;.&quot;)*10^(RIGHT([.C402];3))+360" office:value-type="float" office:value="180.407" calcext:value-type="float">
            <text:p>180,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2329299228074e004</text:p>
          </table:table-cell>
          <table:table-cell office:value-type="string" calcext:value-type="string">
            <text:p>-6.84645787581950e000</text:p>
          </table:table-cell>
          <table:table-cell office:value-type="string" calcext:value-type="string">
            <text:p>-1.79626086979966e002</text:p>
          </table:table-cell>
          <table:table-cell table:formula="of:=NUMBERVALUE(LEFT([.A403];8);&quot;.&quot;)*10^(RIGHT([.A403];3))" office:value-type="float" office:value="10232.92" calcext:value-type="float">
            <text:p>10232,92</text:p>
          </table:table-cell>
          <table:table-cell table:formula="of:=NUMBERVALUE(LEFT([.B403];8);&quot;.&quot;)*10^(RIGHT([.B403];3))" office:value-type="float" office:value="-6.84645" calcext:value-type="float">
            <text:p>-6,84645</text:p>
          </table:table-cell>
          <table:table-cell table:formula="of:=NUMBERVALUE(LEFT([.C403];8);&quot;.&quot;)*10^(RIGHT([.C403];3))+360" office:value-type="float" office:value="180.374" calcext:value-type="float">
            <text:p>180,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4712854805089e004</text:p>
          </table:table-cell>
          <table:table-cell office:value-type="string" calcext:value-type="string">
            <text:p>-6.84641923890968e000</text:p>
          </table:table-cell>
          <table:table-cell office:value-type="string" calcext:value-type="string">
            <text:p>-1.79658444514614e002</text:p>
          </table:table-cell>
          <table:table-cell table:formula="of:=NUMBERVALUE(LEFT([.A404];8);&quot;.&quot;)*10^(RIGHT([.A404];3))" office:value-type="float" office:value="10471.28" calcext:value-type="float">
            <text:p>10471,28</text:p>
          </table:table-cell>
          <table:table-cell table:formula="of:=NUMBERVALUE(LEFT([.B404];8);&quot;.&quot;)*10^(RIGHT([.B404];3))" office:value-type="float" office:value="-6.84641" calcext:value-type="float">
            <text:p>-6,84641</text:p>
          </table:table-cell>
          <table:table-cell table:formula="of:=NUMBERVALUE(LEFT([.C404];8);&quot;.&quot;)*10^(RIGHT([.C404];3))+360" office:value-type="float" office:value="180.342" calcext:value-type="float">
            <text:p>180,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7151930523759e004</text:p>
          </table:table-cell>
          <table:table-cell office:value-type="string" calcext:value-type="string">
            <text:p>-6.84638313875585e000</text:p>
          </table:table-cell>
          <table:table-cell office:value-type="string" calcext:value-type="string">
            <text:p>-1.79690620368863e002</text:p>
          </table:table-cell>
          <table:table-cell table:formula="of:=NUMBERVALUE(LEFT([.A405];8);&quot;.&quot;)*10^(RIGHT([.A405];3))" office:value-type="float" office:value="10715.19" calcext:value-type="float">
            <text:p>10715,19</text:p>
          </table:table-cell>
          <table:table-cell table:formula="of:=NUMBERVALUE(LEFT([.B405];8);&quot;.&quot;)*10^(RIGHT([.B405];3))" office:value-type="float" office:value="-6.84638" calcext:value-type="float">
            <text:p>-6,84638</text:p>
          </table:table-cell>
          <table:table-cell table:formula="of:=NUMBERVALUE(LEFT([.C405];8);&quot;.&quot;)*10^(RIGHT([.C405];3))+360" office:value-type="float" office:value="180.31" calcext:value-type="float">
            <text:p>180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9647819614317e004</text:p>
          </table:table-cell>
          <table:table-cell office:value-type="string" calcext:value-type="string">
            <text:p>-6.84634949859103e000</text:p>
          </table:table-cell>
          <table:table-cell office:value-type="string" calcext:value-type="string">
            <text:p>-1.79722631639844e002</text:p>
          </table:table-cell>
          <table:table-cell table:formula="of:=NUMBERVALUE(LEFT([.A406];8);&quot;.&quot;)*10^(RIGHT([.A406];3))" office:value-type="float" office:value="10964.78" calcext:value-type="float">
            <text:p>10964,78</text:p>
          </table:table-cell>
          <table:table-cell table:formula="of:=NUMBERVALUE(LEFT([.B406];8);&quot;.&quot;)*10^(RIGHT([.B406];3))" office:value-type="float" office:value="-6.84634" calcext:value-type="float">
            <text:p>-6,84634</text:p>
          </table:table-cell>
          <table:table-cell table:formula="of:=NUMBERVALUE(LEFT([.C406];8);&quot;.&quot;)*10^(RIGHT([.C406];3))+360" office:value-type="float" office:value="180.278" calcext:value-type="float">
            <text:p>180,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2201845430195e004</text:p>
          </table:table-cell>
          <table:table-cell office:value-type="string" calcext:value-type="string">
            <text:p>-6.84631824688374e000</text:p>
          </table:table-cell>
          <table:table-cell office:value-type="string" calcext:value-type="string">
            <text:p>-1.79754495334819e002</text:p>
          </table:table-cell>
          <table:table-cell table:formula="of:=NUMBERVALUE(LEFT([.A407];8);&quot;.&quot;)*10^(RIGHT([.A407];3))" office:value-type="float" office:value="11220.18" calcext:value-type="float">
            <text:p>11220,18</text:p>
          </table:table-cell>
          <table:table-cell table:formula="of:=NUMBERVALUE(LEFT([.B407];8);&quot;.&quot;)*10^(RIGHT([.B407];3))" office:value-type="float" office:value="-6.84631" calcext:value-type="float">
            <text:p>-6,84631</text:p>
          </table:table-cell>
          <table:table-cell table:formula="of:=NUMBERVALUE(LEFT([.C407];8);&quot;.&quot;)*10^(RIGHT([.C407];3))+360" office:value-type="float" office:value="180.246" calcext:value-type="float">
            <text:p>180,2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4815362149687e004</text:p>
          </table:table-cell>
          <table:table-cell office:value-type="string" calcext:value-type="string">
            <text:p>-6.84628931718438e000</text:p>
          </table:table-cell>
          <table:table-cell office:value-type="string" calcext:value-type="string">
            <text:p>-1.79786228380360e002</text:p>
          </table:table-cell>
          <table:table-cell table:formula="of:=NUMBERVALUE(LEFT([.A408];8);&quot;.&quot;)*10^(RIGHT([.A408];3))" office:value-type="float" office:value="11481.53" calcext:value-type="float">
            <text:p>11481,53</text:p>
          </table:table-cell>
          <table:table-cell table:formula="of:=NUMBERVALUE(LEFT([.B408];8);&quot;.&quot;)*10^(RIGHT([.B408];3))" office:value-type="float" office:value="-6.84628" calcext:value-type="float">
            <text:p>-6,84628</text:p>
          </table:table-cell>
          <table:table-cell table:formula="of:=NUMBERVALUE(LEFT([.C408];8);&quot;.&quot;)*10^(RIGHT([.C408];3))+360" office:value-type="float" office:value="180.214" calcext:value-type="float">
            <text:p>180,2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17489755493951e004</text:p>
          </table:table-cell>
          <table:table-cell office:value-type="string" calcext:value-type="string">
            <text:p>-6.84626264798299e000</text:p>
          </table:table-cell>
          <table:table-cell office:value-type="string" calcext:value-type="string">
            <text:p>-1.79817847631475e002</text:p>
          </table:table-cell>
          <table:table-cell table:formula="of:=NUMBERVALUE(LEFT([.A409];8);&quot;.&quot;)*10^(RIGHT([.A409];3))" office:value-type="float" office:value="11748.97" calcext:value-type="float">
            <text:p>11748,97</text:p>
          </table:table-cell>
          <table:table-cell table:formula="of:=NUMBERVALUE(LEFT([.B409];8);&quot;.&quot;)*10^(RIGHT([.B409];3))" office:value-type="float" office:value="-6.84626" calcext:value-type="float">
            <text:p>-6,84626</text:p>
          </table:table-cell>
          <table:table-cell table:formula="of:=NUMBERVALUE(LEFT([.C409];8);&quot;.&quot;)*10^(RIGHT([.C409];3))+360" office:value-type="float" office:value="180.183" calcext:value-type="float">
            <text:p>180,1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0226443461740e004</text:p>
          </table:table-cell>
          <table:table-cell office:value-type="string" calcext:value-type="string">
            <text:p>-6.84623818257767e000</text:p>
          </table:table-cell>
          <table:table-cell office:value-type="string" calcext:value-type="string">
            <text:p>-1.79849369880688e002</text:p>
          </table:table-cell>
          <table:table-cell table:formula="of:=NUMBERVALUE(LEFT([.A410];8);&quot;.&quot;)*10^(RIGHT([.A410];3))" office:value-type="float" office:value="12022.64" calcext:value-type="float">
            <text:p>12022,64</text:p>
          </table:table-cell>
          <table:table-cell table:formula="of:=NUMBERVALUE(LEFT([.B410];8);&quot;.&quot;)*10^(RIGHT([.B410];3))" office:value-type="float" office:value="-6.84623" calcext:value-type="float">
            <text:p>-6,84623</text:p>
          </table:table-cell>
          <table:table-cell table:formula="of:=NUMBERVALUE(LEFT([.C410];8);&quot;.&quot;)*10^(RIGHT([.C410];3))+360" office:value-type="float" office:value="180.151" calcext:value-type="float">
            <text:p>180,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3026877081237e004</text:p>
          </table:table-cell>
          <table:table-cell office:value-type="string" calcext:value-type="string">
            <text:p>-6.84621586895326e000</text:p>
          </table:table-cell>
          <table:table-cell office:value-type="string" calcext:value-type="string">
            <text:p>-1.79880811867077e002</text:p>
          </table:table-cell>
          <table:table-cell table:formula="of:=NUMBERVALUE(LEFT([.A411];8);&quot;.&quot;)*10^(RIGHT([.A411];3))" office:value-type="float" office:value="12302.68" calcext:value-type="float">
            <text:p>12302,68</text:p>
          </table:table-cell>
          <table:table-cell table:formula="of:=NUMBERVALUE(LEFT([.B411];8);&quot;.&quot;)*10^(RIGHT([.B411];3))" office:value-type="float" office:value="-6.84621" calcext:value-type="float">
            <text:p>-6,84621</text:p>
          </table:table-cell>
          <table:table-cell table:formula="of:=NUMBERVALUE(LEFT([.C411];8);&quot;.&quot;)*10^(RIGHT([.C411];3))+360" office:value-type="float" office:value="180.12" calcext:value-type="float">
            <text:p>180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5892541179415e004</text:p>
          </table:table-cell>
          <table:table-cell office:value-type="string" calcext:value-type="string">
            <text:p>-6.84619565966955e000</text:p>
          </table:table-cell>
          <table:table-cell office:value-type="string" calcext:value-type="string">
            <text:p>-1.79912190285268e002</text:p>
          </table:table-cell>
          <table:table-cell table:formula="of:=NUMBERVALUE(LEFT([.A412];8);&quot;.&quot;)*10^(RIGHT([.A412];3))" office:value-type="float" office:value="12589.25" calcext:value-type="float">
            <text:p>12589,25</text:p>
          </table:table-cell>
          <table:table-cell table:formula="of:=NUMBERVALUE(LEFT([.B412];8);&quot;.&quot;)*10^(RIGHT([.B412];3))" office:value-type="float" office:value="-6.84619" calcext:value-type="float">
            <text:p>-6,84619</text:p>
          </table:table-cell>
          <table:table-cell table:formula="of:=NUMBERVALUE(LEFT([.C412];8);&quot;.&quot;)*10^(RIGHT([.C412];3))+360" office:value-type="float" office:value="180.088" calcext:value-type="float">
            <text:p>180,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28824955169312e004</text:p>
          </table:table-cell>
          <table:table-cell office:value-type="string" calcext:value-type="string">
            <text:p>-6.84617751176026e000</text:p>
          </table:table-cell>
          <table:table-cell office:value-type="string" calcext:value-type="string">
            <text:p>-1.79943521794401e002</text:p>
          </table:table-cell>
          <table:table-cell table:formula="of:=NUMBERVALUE(LEFT([.A413];8);&quot;.&quot;)*10^(RIGHT([.A413];3))" office:value-type="float" office:value="12882.49" calcext:value-type="float">
            <text:p>12882,49</text:p>
          </table:table-cell>
          <table:table-cell table:formula="of:=NUMBERVALUE(LEFT([.B413];8);&quot;.&quot;)*10^(RIGHT([.B413];3))" office:value-type="float" office:value="-6.84617" calcext:value-type="float">
            <text:p>-6,84617</text:p>
          </table:table-cell>
          <table:table-cell table:formula="of:=NUMBERVALUE(LEFT([.C413];8);&quot;.&quot;)*10^(RIGHT([.C413];3))+360" office:value-type="float" office:value="180.057" calcext:value-type="float">
            <text:p>180,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1825673855639e004</text:p>
          </table:table-cell>
          <table:table-cell office:value-type="string" calcext:value-type="string">
            <text:p>-6.84616138664077e000</text:p>
          </table:table-cell>
          <table:table-cell office:value-type="string" calcext:value-type="string">
            <text:p>-1.79974823027067e002</text:p>
          </table:table-cell>
          <table:table-cell table:formula="of:=NUMBERVALUE(LEFT([.A414];8);&quot;.&quot;)*10^(RIGHT([.A414];3))" office:value-type="float" office:value="13182.56" calcext:value-type="float">
            <text:p>13182,56</text:p>
          </table:table-cell>
          <table:table-cell table:formula="of:=NUMBERVALUE(LEFT([.B414];8);&quot;.&quot;)*10^(RIGHT([.B414];3))" office:value-type="float" office:value="-6.84616" calcext:value-type="float">
            <text:p>-6,84616</text:p>
          </table:table-cell>
          <table:table-cell table:formula="of:=NUMBERVALUE(LEFT([.C414];8);&quot;.&quot;)*10^(RIGHT([.C414];3))+360" office:value-type="float" office:value="180.026" calcext:value-type="float">
            <text:p>180,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4896288259164e004</text:p>
          </table:table-cell>
          <table:table-cell office:value-type="string" calcext:value-type="string">
            <text:p>-6.84614725002542e000</text:p>
          </table:table-cell>
          <table:table-cell office:value-type="string" calcext:value-type="string">
            <text:p>1.79993889401776e002</text:p>
          </table:table-cell>
          <table:table-cell table:formula="of:=NUMBERVALUE(LEFT([.A415];8);&quot;.&quot;)*10^(RIGHT([.A415];3))" office:value-type="float" office:value="13489.62" calcext:value-type="float">
            <text:p>13489,62</text:p>
          </table:table-cell>
          <table:table-cell table:formula="of:=NUMBERVALUE(LEFT([.B415];8);&quot;.&quot;)*10^(RIGHT([.B415];3))" office:value-type="float" office:value="-6.84614" calcext:value-type="float">
            <text:p>-6,84614</text:p>
          </table:table-cell>
          <table:table-cell table:formula="of:=NUMBERVALUE(LEFT([.C415];8);&quot;.&quot;)*10^(RIGHT([.C415];3))+360" office:value-type="float" office:value="539.9938" calcext:value-type="float">
            <text:p>539,9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38038426460287e004</text:p>
          </table:table-cell>
          <table:table-cell office:value-type="string" calcext:value-type="string">
            <text:p>-6.84613507185426e000</text:p>
          </table:table-cell>
          <table:table-cell office:value-type="string" calcext:value-type="string">
            <text:p>1.79962598885906e002</text:p>
          </table:table-cell>
          <table:table-cell table:formula="of:=NUMBERVALUE(LEFT([.A416];8);&quot;.&quot;)*10^(RIGHT([.A416];3))" office:value-type="float" office:value="13803.84" calcext:value-type="float">
            <text:p>13803,84</text:p>
          </table:table-cell>
          <table:table-cell table:formula="of:=NUMBERVALUE(LEFT([.B416];8);&quot;.&quot;)*10^(RIGHT([.B416];3))" office:value-type="float" office:value="-6.84613" calcext:value-type="float">
            <text:p>-6,84613</text:p>
          </table:table-cell>
          <table:table-cell table:formula="of:=NUMBERVALUE(LEFT([.C416];8);&quot;.&quot;)*10^(RIGHT([.C416];3))+360" office:value-type="float" office:value="539.9625" calcext:value-type="float">
            <text:p>539,9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1253754462274e004</text:p>
          </table:table-cell>
          <table:table-cell office:value-type="string" calcext:value-type="string">
            <text:p>-6.84612482622868e000</text:p>
          </table:table-cell>
          <table:table-cell office:value-type="string" calcext:value-type="string">
            <text:p>1.79931288818948e002</text:p>
          </table:table-cell>
          <table:table-cell table:formula="of:=NUMBERVALUE(LEFT([.A417];8);&quot;.&quot;)*10^(RIGHT([.A417];3))" office:value-type="float" office:value="14125.37" calcext:value-type="float">
            <text:p>14125,37</text:p>
          </table:table-cell>
          <table:table-cell table:formula="of:=NUMBERVALUE(LEFT([.B417];8);&quot;.&quot;)*10^(RIGHT([.B417];3))" office:value-type="float" office:value="-6.84612" calcext:value-type="float">
            <text:p>-6,84612</text:p>
          </table:table-cell>
          <table:table-cell table:formula="of:=NUMBERVALUE(LEFT([.C417];8);&quot;.&quot;)*10^(RIGHT([.C417];3))+360" office:value-type="float" office:value="539.9312" calcext:value-type="float">
            <text:p>539,9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4543977074591e004</text:p>
          </table:table-cell>
          <table:table-cell office:value-type="string" calcext:value-type="string">
            <text:p>-6.84611649135568e000</text:p>
          </table:table-cell>
          <table:table-cell office:value-type="string" calcext:value-type="string">
            <text:p>1.79899942585496e002</text:p>
          </table:table-cell>
          <table:table-cell table:formula="of:=NUMBERVALUE(LEFT([.A418];8);&quot;.&quot;)*10^(RIGHT([.A418];3))" office:value-type="float" office:value="14454.39" calcext:value-type="float">
            <text:p>14454,39</text:p>
          </table:table-cell>
          <table:table-cell table:formula="of:=NUMBERVALUE(LEFT([.B418];8);&quot;.&quot;)*10^(RIGHT([.B418];3))" office:value-type="float" office:value="-6.84611" calcext:value-type="float">
            <text:p>-6,84611</text:p>
          </table:table-cell>
          <table:table-cell table:formula="of:=NUMBERVALUE(LEFT([.C418];8);&quot;.&quot;)*10^(RIGHT([.C418];3))+360" office:value-type="float" office:value="539.8999" calcext:value-type="float">
            <text:p>539,8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47910838816819e004</text:p>
          </table:table-cell>
          <table:table-cell office:value-type="string" calcext:value-type="string">
            <text:p>-6.84611004950154e000</text:p>
          </table:table-cell>
          <table:table-cell office:value-type="string" calcext:value-type="string">
            <text:p>1.79868543552233e002</text:p>
          </table:table-cell>
          <table:table-cell table:formula="of:=NUMBERVALUE(LEFT([.A419];8);&quot;.&quot;)*10^(RIGHT([.A419];3))" office:value-type="float" office:value="14791.08" calcext:value-type="float">
            <text:p>14791,08</text:p>
          </table:table-cell>
          <table:table-cell table:formula="of:=NUMBERVALUE(LEFT([.B419];8);&quot;.&quot;)*10^(RIGHT([.B419];3))" office:value-type="float" office:value="-6.84611" calcext:value-type="float">
            <text:p>-6,84611</text:p>
          </table:table-cell>
          <table:table-cell table:formula="of:=NUMBERVALUE(LEFT([.C419];8);&quot;.&quot;)*10^(RIGHT([.C419];3))+360" office:value-type="float" office:value="539.8685" calcext:value-type="float">
            <text:p>539,8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1356124843619e004</text:p>
          </table:table-cell>
          <table:table-cell office:value-type="string" calcext:value-type="string">
            <text:p>-6.84610548695323e000</text:p>
          </table:table-cell>
          <table:table-cell office:value-type="string" calcext:value-type="string">
            <text:p>1.79837075059052e002</text:p>
          </table:table-cell>
          <table:table-cell table:formula="of:=NUMBERVALUE(LEFT([.A420];8);&quot;.&quot;)*10^(RIGHT([.A420];3))" office:value-type="float" office:value="15135.61" calcext:value-type="float">
            <text:p>15135,61</text:p>
          </table:table-cell>
          <table:table-cell table:formula="of:=NUMBERVALUE(LEFT([.B420];8);&quot;.&quot;)*10^(RIGHT([.B420];3))" office:value-type="float" office:value="-6.8461" calcext:value-type="float">
            <text:p>-6,8461</text:p>
          </table:table-cell>
          <table:table-cell table:formula="of:=NUMBERVALUE(LEFT([.C420];8);&quot;.&quot;)*10^(RIGHT([.C420];3))+360" office:value-type="float" office:value="539.837" calcext:value-type="float">
            <text:p>539,8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4881661891246e004</text:p>
          </table:table-cell>
          <table:table-cell office:value-type="string" calcext:value-type="string">
            <text:p>-6.84610279398922e000</text:p>
          </table:table-cell>
          <table:table-cell office:value-type="string" calcext:value-type="string">
            <text:p>1.79805520410161e002</text:p>
          </table:table-cell>
          <table:table-cell table:formula="of:=NUMBERVALUE(LEFT([.A421];8);&quot;.&quot;)*10^(RIGHT([.A421];3))" office:value-type="float" office:value="15488.16" calcext:value-type="float">
            <text:p>15488,16</text:p>
          </table:table-cell>
          <table:table-cell table:formula="of:=NUMBERVALUE(LEFT([.B421];8);&quot;.&quot;)*10^(RIGHT([.B421];3))" office:value-type="float" office:value="-6.8461" calcext:value-type="float">
            <text:p>-6,8461</text:p>
          </table:table-cell>
          <table:table-cell table:formula="of:=NUMBERVALUE(LEFT([.C421];8);&quot;.&quot;)*10^(RIGHT([.C421];3))+360" office:value-type="float" office:value="539.8055" calcext:value-type="float">
            <text:p>539,80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58489319246109e004</text:p>
          </table:table-cell>
          <table:table-cell office:value-type="string" calcext:value-type="string">
            <text:p>-6.84610196485858e000</text:p>
          </table:table-cell>
          <table:table-cell office:value-type="string" calcext:value-type="string">
            <text:p>1.79773862865185e002</text:p>
          </table:table-cell>
          <table:table-cell table:formula="of:=NUMBERVALUE(LEFT([.A422];8);&quot;.&quot;)*10^(RIGHT([.A422];3))" office:value-type="float" office:value="15848.93" calcext:value-type="float">
            <text:p>15848,93</text:p>
          </table:table-cell>
          <table:table-cell table:formula="of:=NUMBERVALUE(LEFT([.B422];8);&quot;.&quot;)*10^(RIGHT([.B422];3))" office:value-type="float" office:value="-6.8461" calcext:value-type="float">
            <text:p>-6,8461</text:p>
          </table:table-cell>
          <table:table-cell table:formula="of:=NUMBERVALUE(LEFT([.C422];8);&quot;.&quot;)*10^(RIGHT([.C422];3))+360" office:value-type="float" office:value="539.7738" calcext:value-type="float">
            <text:p>539,7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2181009735891e004</text:p>
          </table:table-cell>
          <table:table-cell office:value-type="string" calcext:value-type="string">
            <text:p>-6.84610299776812e000</text:p>
          </table:table-cell>
          <table:table-cell office:value-type="string" calcext:value-type="string">
            <text:p>1.79742085630236e002</text:p>
          </table:table-cell>
          <table:table-cell table:formula="of:=NUMBERVALUE(LEFT([.A423];8);&quot;.&quot;)*10^(RIGHT([.A423];3))" office:value-type="float" office:value="16218.1" calcext:value-type="float">
            <text:p>16218,1</text:p>
          </table:table-cell>
          <table:table-cell table:formula="of:=NUMBERVALUE(LEFT([.B423];8);&quot;.&quot;)*10^(RIGHT([.B423];3))" office:value-type="float" office:value="-6.8461" calcext:value-type="float">
            <text:p>-6,8461</text:p>
          </table:table-cell>
          <table:table-cell table:formula="of:=NUMBERVALUE(LEFT([.C423];8);&quot;.&quot;)*10^(RIGHT([.C423];3))+360" office:value-type="float" office:value="539.742" calcext:value-type="float">
            <text:p>539,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5958690743754e004</text:p>
          </table:table-cell>
          <table:table-cell office:value-type="string" calcext:value-type="string">
            <text:p>-6.84610589487855e000</text:p>
          </table:table-cell>
          <table:table-cell office:value-type="string" calcext:value-type="string">
            <text:p>1.79710171848978e002</text:p>
          </table:table-cell>
          <table:table-cell table:formula="of:=NUMBERVALUE(LEFT([.A424];8);&quot;.&quot;)*10^(RIGHT([.A424];3))" office:value-type="float" office:value="16595.86" calcext:value-type="float">
            <text:p>16595,86</text:p>
          </table:table-cell>
          <table:table-cell table:formula="of:=NUMBERVALUE(LEFT([.B424];8);&quot;.&quot;)*10^(RIGHT([.B424];3))" office:value-type="float" office:value="-6.8461" calcext:value-type="float">
            <text:p>-6,8461</text:p>
          </table:table-cell>
          <table:table-cell table:formula="of:=NUMBERVALUE(LEFT([.C424];8);&quot;.&quot;)*10^(RIGHT([.C424];3))+360" office:value-type="float" office:value="539.7101" calcext:value-type="float">
            <text:p>539,7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69824365246172e004</text:p>
          </table:table-cell>
          <table:table-cell office:value-type="string" calcext:value-type="string">
            <text:p>-6.84611066230872e000</text:p>
          </table:table-cell>
          <table:table-cell office:value-type="string" calcext:value-type="string">
            <text:p>1.79678104593642e002</text:p>
          </table:table-cell>
          <table:table-cell table:formula="of:=NUMBERVALUE(LEFT([.A425];8);&quot;.&quot;)*10^(RIGHT([.A425];3))" office:value-type="float" office:value="16982.43" calcext:value-type="float">
            <text:p>16982,43</text:p>
          </table:table-cell>
          <table:table-cell table:formula="of:=NUMBERVALUE(LEFT([.B425];8);&quot;.&quot;)*10^(RIGHT([.B425];3))" office:value-type="float" office:value="-6.84611" calcext:value-type="float">
            <text:p>-6,84611</text:p>
          </table:table-cell>
          <table:table-cell table:formula="of:=NUMBERVALUE(LEFT([.C425];8);&quot;.&quot;)*10^(RIGHT([.C425];3))+360" office:value-type="float" office:value="539.6781" calcext:value-type="float">
            <text:p>539,6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3780082874935e004</text:p>
          </table:table-cell>
          <table:table-cell office:value-type="string" calcext:value-type="string">
            <text:p>-6.84611731014846e000</text:p>
          </table:table-cell>
          <table:table-cell office:value-type="string" calcext:value-type="string">
            <text:p>1.79645866856028e002</text:p>
          </table:table-cell>
          <table:table-cell table:formula="of:=NUMBERVALUE(LEFT([.A426];8);&quot;.&quot;)*10^(RIGHT([.A426];3))" office:value-type="float" office:value="17378" calcext:value-type="float">
            <text:p>17378</text:p>
          </table:table-cell>
          <table:table-cell table:formula="of:=NUMBERVALUE(LEFT([.B426];8);&quot;.&quot;)*10^(RIGHT([.B426];3))" office:value-type="float" office:value="-6.84611" calcext:value-type="float">
            <text:p>-6,84611</text:p>
          </table:table-cell>
          <table:table-cell table:formula="of:=NUMBERVALUE(LEFT([.C426];8);&quot;.&quot;)*10^(RIGHT([.C426];3))+360" office:value-type="float" office:value="539.6458" calcext:value-type="float">
            <text:p>539,6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77827941003890e004</text:p>
          </table:table-cell>
          <table:table-cell office:value-type="string" calcext:value-type="string">
            <text:p>-6.84612585247953e000</text:p>
          </table:table-cell>
          <table:table-cell office:value-type="string" calcext:value-type="string">
            <text:p>1.79613441538454e002</text:p>
          </table:table-cell>
          <table:table-cell table:formula="of:=NUMBERVALUE(LEFT([.A427];8);&quot;.&quot;)*10^(RIGHT([.A427];3))" office:value-type="float" office:value="17782.79" calcext:value-type="float">
            <text:p>17782,79</text:p>
          </table:table-cell>
          <table:table-cell table:formula="of:=NUMBERVALUE(LEFT([.B427];8);&quot;.&quot;)*10^(RIGHT([.B427];3))" office:value-type="float" office:value="-6.84612" calcext:value-type="float">
            <text:p>-6,84612</text:p>
          </table:table-cell>
          <table:table-cell table:formula="of:=NUMBERVALUE(LEFT([.C427];8);&quot;.&quot;)*10^(RIGHT([.C427];3))+360" office:value-type="float" office:value="539.6134" calcext:value-type="float">
            <text:p>539,6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1970085860996e004</text:p>
          </table:table-cell>
          <table:table-cell office:value-type="string" calcext:value-type="string">
            <text:p>-6.84613630740575e000</text:p>
          </table:table-cell>
          <table:table-cell office:value-type="string" calcext:value-type="string">
            <text:p>1.79580811444670e002</text:p>
          </table:table-cell>
          <table:table-cell table:formula="of:=NUMBERVALUE(LEFT([.A428];8);&quot;.&quot;)*10^(RIGHT([.A428];3))" office:value-type="float" office:value="18197" calcext:value-type="float">
            <text:p>18197</text:p>
          </table:table-cell>
          <table:table-cell table:formula="of:=NUMBERVALUE(LEFT([.B428];8);&quot;.&quot;)*10^(RIGHT([.B428];3))" office:value-type="float" office:value="-6.84613" calcext:value-type="float">
            <text:p>-6,84613</text:p>
          </table:table-cell>
          <table:table-cell table:formula="of:=NUMBERVALUE(LEFT([.C428];8);&quot;.&quot;)*10^(RIGHT([.C428];3))+360" office:value-type="float" office:value="539.5808" calcext:value-type="float">
            <text:p>539,58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86208713666284e004</text:p>
          </table:table-cell>
          <table:table-cell office:value-type="string" calcext:value-type="string">
            <text:p>-6.84614869709084e000</text:p>
          </table:table-cell>
          <table:table-cell office:value-type="string" calcext:value-type="string">
            <text:p>1.79547959270722e002</text:p>
          </table:table-cell>
          <table:table-cell table:formula="of:=NUMBERVALUE(LEFT([.A429];8);&quot;.&quot;)*10^(RIGHT([.A429];3))" office:value-type="float" office:value="18620.87" calcext:value-type="float">
            <text:p>18620,87</text:p>
          </table:table-cell>
          <table:table-cell table:formula="of:=NUMBERVALUE(LEFT([.B429];8);&quot;.&quot;)*10^(RIGHT([.B429];3))" office:value-type="float" office:value="-6.84614" calcext:value-type="float">
            <text:p>-6,84614</text:p>
          </table:table-cell>
          <table:table-cell table:formula="of:=NUMBERVALUE(LEFT([.C429];8);&quot;.&quot;)*10^(RIGHT([.C429];3))+360" office:value-type="float" office:value="539.5479" calcext:value-type="float">
            <text:p>539,54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0546071796322e004</text:p>
          </table:table-cell>
          <table:table-cell office:value-type="string" calcext:value-type="string">
            <text:p>-6.84616304780559e000</text:p>
          </table:table-cell>
          <table:table-cell office:value-type="string" calcext:value-type="string">
            <text:p>1.79514867595762e002</text:p>
          </table:table-cell>
          <table:table-cell table:formula="of:=NUMBERVALUE(LEFT([.A430];8);&quot;.&quot;)*10^(RIGHT([.A430];3))" office:value-type="float" office:value="19054.6" calcext:value-type="float">
            <text:p>19054,6</text:p>
          </table:table-cell>
          <table:table-cell table:formula="of:=NUMBERVALUE(LEFT([.B430];8);&quot;.&quot;)*10^(RIGHT([.B430];3))" office:value-type="float" office:value="-6.84616" calcext:value-type="float">
            <text:p>-6,84616</text:p>
          </table:table-cell>
          <table:table-cell table:formula="of:=NUMBERVALUE(LEFT([.C430];8);&quot;.&quot;)*10^(RIGHT([.C430];3))+360" office:value-type="float" office:value="539.5148" calcext:value-type="float">
            <text:p>539,5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4984459975802e004</text:p>
          </table:table-cell>
          <table:table-cell office:value-type="string" calcext:value-type="string">
            <text:p>-6.84617938998342e000</text:p>
          </table:table-cell>
          <table:table-cell office:value-type="string" calcext:value-type="string">
            <text:p>1.79481518872800e002</text:p>
          </table:table-cell>
          <table:table-cell table:formula="of:=NUMBERVALUE(LEFT([.A431];8);&quot;.&quot;)*10^(RIGHT([.A431];3))" office:value-type="float" office:value="19498.44" calcext:value-type="float">
            <text:p>19498,44</text:p>
          </table:table-cell>
          <table:table-cell table:formula="of:=NUMBERVALUE(LEFT([.B431];8);&quot;.&quot;)*10^(RIGHT([.B431];3))" office:value-type="float" office:value="-6.84617" calcext:value-type="float">
            <text:p>-6,84617</text:p>
          </table:table-cell>
          <table:table-cell table:formula="of:=NUMBERVALUE(LEFT([.C431];8);&quot;.&quot;)*10^(RIGHT([.C431];3))+360" office:value-type="float" office:value="539.4815" calcext:value-type="float">
            <text:p>539,48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99526231496885e004</text:p>
          </table:table-cell>
          <table:table-cell office:value-type="string" calcext:value-type="string">
            <text:p>-6.84619775828485e000</text:p>
          </table:table-cell>
          <table:table-cell office:value-type="string" calcext:value-type="string">
            <text:p>1.79447895419396e002</text:p>
          </table:table-cell>
          <table:table-cell table:formula="of:=NUMBERVALUE(LEFT([.A432];8);&quot;.&quot;)*10^(RIGHT([.A432];3))" office:value-type="float" office:value="19952.62" calcext:value-type="float">
            <text:p>19952,62</text:p>
          </table:table-cell>
          <table:table-cell table:formula="of:=NUMBERVALUE(LEFT([.B432];8);&quot;.&quot;)*10^(RIGHT([.B432];3))" office:value-type="float" office:value="-6.84619" calcext:value-type="float">
            <text:p>-6,84619</text:p>
          </table:table-cell>
          <table:table-cell table:formula="of:=NUMBERVALUE(LEFT([.C432];8);&quot;.&quot;)*10^(RIGHT([.C432];3))+360" office:value-type="float" office:value="539.4478" calcext:value-type="float">
            <text:p>539,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4173794466950e004</text:p>
          </table:table-cell>
          <table:table-cell office:value-type="string" calcext:value-type="string">
            <text:p>-6.84621819167111e000</text:p>
          </table:table-cell>
          <table:table-cell office:value-type="string" calcext:value-type="string">
            <text:p>1.79413979408281e002</text:p>
          </table:table-cell>
          <table:table-cell table:formula="of:=NUMBERVALUE(LEFT([.A433];8);&quot;.&quot;)*10^(RIGHT([.A433];3))" office:value-type="float" office:value="20417.37" calcext:value-type="float">
            <text:p>20417,37</text:p>
          </table:table-cell>
          <table:table-cell table:formula="of:=NUMBERVALUE(LEFT([.B433];8);&quot;.&quot;)*10^(RIGHT([.B433];3))" office:value-type="float" office:value="-6.84621" calcext:value-type="float">
            <text:p>-6,84621</text:p>
          </table:table-cell>
          <table:table-cell table:formula="of:=NUMBERVALUE(LEFT([.C433];8);&quot;.&quot;)*10^(RIGHT([.C433];3))+360" office:value-type="float" office:value="539.4139" calcext:value-type="float">
            <text:p>539,4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08929613085401e004</text:p>
          </table:table-cell>
          <table:table-cell office:value-type="string" calcext:value-type="string">
            <text:p>-6.84624073348669e000</text:p>
          </table:table-cell>
          <table:table-cell office:value-type="string" calcext:value-type="string">
            <text:p>1.79379752857906e002</text:p>
          </table:table-cell>
          <table:table-cell table:formula="of:=NUMBERVALUE(LEFT([.A434];8);&quot;.&quot;)*10^(RIGHT([.A434];3))" office:value-type="float" office:value="20892.96" calcext:value-type="float">
            <text:p>20892,96</text:p>
          </table:table-cell>
          <table:table-cell table:formula="of:=NUMBERVALUE(LEFT([.B434];8);&quot;.&quot;)*10^(RIGHT([.B434];3))" office:value-type="float" office:value="-6.84624" calcext:value-type="float">
            <text:p>-6,84624</text:p>
          </table:table-cell>
          <table:table-cell table:formula="of:=NUMBERVALUE(LEFT([.C434];8);&quot;.&quot;)*10^(RIGHT([.C434];3))+360" office:value-type="float" office:value="539.3797" calcext:value-type="float">
            <text:p>539,37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3796208950220e004</text:p>
          </table:table-cell>
          <table:table-cell office:value-type="string" calcext:value-type="string">
            <text:p>-6.84626543155118e000</text:p>
          </table:table-cell>
          <table:table-cell office:value-type="string" calcext:value-type="string">
            <text:p>1.79345197622914e002</text:p>
          </table:table-cell>
          <table:table-cell table:formula="of:=NUMBERVALUE(LEFT([.A435];8);&quot;.&quot;)*10^(RIGHT([.A435];3))" office:value-type="float" office:value="21379.62" calcext:value-type="float">
            <text:p>21379,62</text:p>
          </table:table-cell>
          <table:table-cell table:formula="of:=NUMBERVALUE(LEFT([.B435];8);&quot;.&quot;)*10^(RIGHT([.B435];3))" office:value-type="float" office:value="-6.84626" calcext:value-type="float">
            <text:p>-6,84626</text:p>
          </table:table-cell>
          <table:table-cell table:formula="of:=NUMBERVALUE(LEFT([.C435];8);&quot;.&quot;)*10^(RIGHT([.C435];3))+360" office:value-type="float" office:value="539.3451" calcext:value-type="float">
            <text:p>539,34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18776162394952e004</text:p>
          </table:table-cell>
          <table:table-cell office:value-type="string" calcext:value-type="string">
            <text:p>-6.84629233826097e000</text:p>
          </table:table-cell>
          <table:table-cell office:value-type="string" calcext:value-type="string">
            <text:p>1.79310295384531e002</text:p>
          </table:table-cell>
          <table:table-cell table:formula="of:=NUMBERVALUE(LEFT([.A436];8);&quot;.&quot;)*10^(RIGHT([.A436];3))" office:value-type="float" office:value="21877.61" calcext:value-type="float">
            <text:p>21877,61</text:p>
          </table:table-cell>
          <table:table-cell table:formula="of:=NUMBERVALUE(LEFT([.B436];8);&quot;.&quot;)*10^(RIGHT([.B436];3))" office:value-type="float" office:value="-6.84629" calcext:value-type="float">
            <text:p>-6,84629</text:p>
          </table:table-cell>
          <table:table-cell table:formula="of:=NUMBERVALUE(LEFT([.C436];8);&quot;.&quot;)*10^(RIGHT([.C436];3))+360" office:value-type="float" office:value="539.3102" calcext:value-type="float">
            <text:p>539,3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3872113856831e004</text:p>
          </table:table-cell>
          <table:table-cell office:value-type="string" calcext:value-type="string">
            <text:p>-6.84632151070038e000</text:p>
          </table:table-cell>
          <table:table-cell office:value-type="string" calcext:value-type="string">
            <text:p>1.79275027640864e002</text:p>
          </table:table-cell>
          <table:table-cell table:formula="of:=NUMBERVALUE(LEFT([.A437];8);&quot;.&quot;)*10^(RIGHT([.A437];3))" office:value-type="float" office:value="22387.21" calcext:value-type="float">
            <text:p>22387,21</text:p>
          </table:table-cell>
          <table:table-cell table:formula="of:=NUMBERVALUE(LEFT([.B437];8);&quot;.&quot;)*10^(RIGHT([.B437];3))" office:value-type="float" office:value="-6.84632" calcext:value-type="float">
            <text:p>-6,84632</text:p>
          </table:table-cell>
          <table:table-cell table:formula="of:=NUMBERVALUE(LEFT([.C437];8);&quot;.&quot;)*10^(RIGHT([.C437];3))+360" office:value-type="float" office:value="539.275" calcext:value-type="float">
            <text:p>539,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29086765276774e004</text:p>
          </table:table-cell>
          <table:table-cell office:value-type="string" calcext:value-type="string">
            <text:p>-6.84635301076268e000</text:p>
          </table:table-cell>
          <table:table-cell office:value-type="string" calcext:value-type="string">
            <text:p>1.79239375697108e002</text:p>
          </table:table-cell>
          <table:table-cell table:formula="of:=NUMBERVALUE(LEFT([.A438];8);&quot;.&quot;)*10^(RIGHT([.A438];3))" office:value-type="float" office:value="22908.67" calcext:value-type="float">
            <text:p>22908,67</text:p>
          </table:table-cell>
          <table:table-cell table:formula="of:=NUMBERVALUE(LEFT([.B438];8);&quot;.&quot;)*10^(RIGHT([.B438];3))" office:value-type="float" office:value="-6.84635" calcext:value-type="float">
            <text:p>-6,84635</text:p>
          </table:table-cell>
          <table:table-cell table:formula="of:=NUMBERVALUE(LEFT([.C438];8);&quot;.&quot;)*10^(RIGHT([.C438];3))+360" office:value-type="float" office:value="539.2393" calcext:value-type="float">
            <text:p>539,23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4422881531989e004</text:p>
          </table:table-cell>
          <table:table-cell office:value-type="string" calcext:value-type="string">
            <text:p>-6.84638690528191e000</text:p>
          </table:table-cell>
          <table:table-cell office:value-type="string" calcext:value-type="string">
            <text:p>1.79203320655662e002</text:p>
          </table:table-cell>
          <table:table-cell table:formula="of:=NUMBERVALUE(LEFT([.A439];8);&quot;.&quot;)*10^(RIGHT([.A439];3))" office:value-type="float" office:value="23442.28" calcext:value-type="float">
            <text:p>23442,28</text:p>
          </table:table-cell>
          <table:table-cell table:formula="of:=NUMBERVALUE(LEFT([.B439];8);&quot;.&quot;)*10^(RIGHT([.B439];3))" office:value-type="float" office:value="-6.84638" calcext:value-type="float">
            <text:p>-6,84638</text:p>
          </table:table-cell>
          <table:table-cell table:formula="of:=NUMBERVALUE(LEFT([.C439];8);&quot;.&quot;)*10^(RIGHT([.C439];3))+360" office:value-type="float" office:value="539.2033" calcext:value-type="float">
            <text:p>539,2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39883291901946e004</text:p>
          </table:table-cell>
          <table:table-cell office:value-type="string" calcext:value-type="string">
            <text:p>-6.84642326617415e000</text:p>
          </table:table-cell>
          <table:table-cell office:value-type="string" calcext:value-type="string">
            <text:p>1.79166843406130e002</text:p>
          </table:table-cell>
          <table:table-cell table:formula="of:=NUMBERVALUE(LEFT([.A440];8);&quot;.&quot;)*10^(RIGHT([.A440];3))" office:value-type="float" office:value="23988.32" calcext:value-type="float">
            <text:p>23988,32</text:p>
          </table:table-cell>
          <table:table-cell table:formula="of:=NUMBERVALUE(LEFT([.B440];8);&quot;.&quot;)*10^(RIGHT([.B440];3))" office:value-type="float" office:value="-6.84642" calcext:value-type="float">
            <text:p>-6,84642</text:p>
          </table:table-cell>
          <table:table-cell table:formula="of:=NUMBERVALUE(LEFT([.C440];8);&quot;.&quot;)*10^(RIGHT([.C440];3))+360" office:value-type="float" office:value="539.1668" calcext:value-type="float">
            <text:p>539,1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45470891568500e004</text:p>
          </table:table-cell>
          <table:table-cell office:value-type="string" calcext:value-type="string">
            <text:p>-6.84646217059097e000</text:p>
          </table:table-cell>
          <table:table-cell office:value-type="string" calcext:value-type="string">
            <text:p>1.79129924615220e002</text:p>
          </table:table-cell>
          <table:table-cell table:formula="of:=NUMBERVALUE(LEFT([.A441];8);&quot;.&quot;)*10^(RIGHT([.A441];3))" office:value-type="float" office:value="24547.08" calcext:value-type="float">
            <text:p>24547,08</text:p>
          </table:table-cell>
          <table:table-cell table:formula="of:=NUMBERVALUE(LEFT([.B441];8);&quot;.&quot;)*10^(RIGHT([.B441];3))" office:value-type="float" office:value="-6.84646" calcext:value-type="float">
            <text:p>-6,84646</text:p>
          </table:table-cell>
          <table:table-cell table:formula="of:=NUMBERVALUE(LEFT([.C441];8);&quot;.&quot;)*10^(RIGHT([.C441];3))+360" office:value-type="float" office:value="539.1299" calcext:value-type="float">
            <text:p>539,1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1188643150954e004</text:p>
          </table:table-cell>
          <table:table-cell office:value-type="string" calcext:value-type="string">
            <text:p>-6.84650370108272e000</text:p>
          </table:table-cell>
          <table:table-cell office:value-type="string" calcext:value-type="string">
            <text:p>1.79092544716535e002</text:p>
          </table:table-cell>
          <table:table-cell table:formula="of:=NUMBERVALUE(LEFT([.A442];8);&quot;.&quot;)*10^(RIGHT([.A442];3))" office:value-type="float" office:value="25118.86" calcext:value-type="float">
            <text:p>25118,86</text:p>
          </table:table-cell>
          <table:table-cell table:formula="of:=NUMBERVALUE(LEFT([.B442];8);&quot;.&quot;)*10^(RIGHT([.B442];3))" office:value-type="float" office:value="-6.8465" calcext:value-type="float">
            <text:p>-6,8465</text:p>
          </table:table-cell>
          <table:table-cell table:formula="of:=NUMBERVALUE(LEFT([.C442];8);&quot;.&quot;)*10^(RIGHT([.C442];3))+360" office:value-type="float" office:value="539.0925" calcext:value-type="float">
            <text:p>539,09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57039578276883e004</text:p>
          </table:table-cell>
          <table:table-cell office:value-type="string" calcext:value-type="string">
            <text:p>-6.84654794577413e000</text:p>
          </table:table-cell>
          <table:table-cell office:value-type="string" calcext:value-type="string">
            <text:p>1.79054683900230e002</text:p>
          </table:table-cell>
          <table:table-cell table:formula="of:=NUMBERVALUE(LEFT([.A443];8);&quot;.&quot;)*10^(RIGHT([.A443];3))" office:value-type="float" office:value="25703.95" calcext:value-type="float">
            <text:p>25703,95</text:p>
          </table:table-cell>
          <table:table-cell table:formula="of:=NUMBERVALUE(LEFT([.B443];8);&quot;.&quot;)*10^(RIGHT([.B443];3))" office:value-type="float" office:value="-6.84654" calcext:value-type="float">
            <text:p>-6,84654</text:p>
          </table:table-cell>
          <table:table-cell table:formula="of:=NUMBERVALUE(LEFT([.C443];8);&quot;.&quot;)*10^(RIGHT([.C443];3))+360" office:value-type="float" office:value="539.0546" calcext:value-type="float">
            <text:p>539,0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3026799189534e004</text:p>
          </table:table-cell>
          <table:table-cell office:value-type="string" calcext:value-type="string">
            <text:p>-6.84659499855151e000</text:p>
          </table:table-cell>
          <table:table-cell office:value-type="string" calcext:value-type="string">
            <text:p>1.79016322102561e002</text:p>
          </table:table-cell>
          <table:table-cell table:formula="of:=NUMBERVALUE(LEFT([.A444];8);&quot;.&quot;)*10^(RIGHT([.A444];3))" office:value-type="float" office:value="26302.67" calcext:value-type="float">
            <text:p>26302,67</text:p>
          </table:table-cell>
          <table:table-cell table:formula="of:=NUMBERVALUE(LEFT([.B444];8);&quot;.&quot;)*10^(RIGHT([.B444];3))" office:value-type="float" office:value="-6.84659" calcext:value-type="float">
            <text:p>-6,84659</text:p>
          </table:table-cell>
          <table:table-cell table:formula="of:=NUMBERVALUE(LEFT([.C444];8);&quot;.&quot;)*10^(RIGHT([.C444];3))+360" office:value-type="float" office:value="539.0163" calcext:value-type="float">
            <text:p>539,0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69153480392688e004</text:p>
          </table:table-cell>
          <table:table-cell office:value-type="string" calcext:value-type="string">
            <text:p>-6.84664495926218e000</text:p>
          </table:table-cell>
          <table:table-cell office:value-type="string" calcext:value-type="string">
            <text:p>1.78977438995295e002</text:p>
          </table:table-cell>
          <table:table-cell table:formula="of:=NUMBERVALUE(LEFT([.A445];8);&quot;.&quot;)*10^(RIGHT([.A445];3))" office:value-type="float" office:value="26915.34" calcext:value-type="float">
            <text:p>26915,34</text:p>
          </table:table-cell>
          <table:table-cell table:formula="of:=NUMBERVALUE(LEFT([.B445];8);&quot;.&quot;)*10^(RIGHT([.B445];3))" office:value-type="float" office:value="-6.84664" calcext:value-type="float">
            <text:p>-6,84664</text:p>
          </table:table-cell>
          <table:table-cell table:formula="of:=NUMBERVALUE(LEFT([.C445];8);&quot;.&quot;)*10^(RIGHT([.C445];3))+360" office:value-type="float" office:value="538.9774" calcext:value-type="float">
            <text:p>538,9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75422870333813e004</text:p>
          </table:table-cell>
          <table:table-cell office:value-type="string" calcext:value-type="string">
            <text:p>-6.84669793392654e000</text:p>
          </table:table-cell>
          <table:table-cell office:value-type="string" calcext:value-type="string">
            <text:p>1.78938013974991e002</text:p>
          </table:table-cell>
          <table:table-cell table:formula="of:=NUMBERVALUE(LEFT([.A446];8);&quot;.&quot;)*10^(RIGHT([.A446];3))" office:value-type="float" office:value="27542.28" calcext:value-type="float">
            <text:p>27542,28</text:p>
          </table:table-cell>
          <table:table-cell table:formula="of:=NUMBERVALUE(LEFT([.B446];8);&quot;.&quot;)*10^(RIGHT([.B446];3))" office:value-type="float" office:value="-6.84669" calcext:value-type="float">
            <text:p>-6,84669</text:p>
          </table:table-cell>
          <table:table-cell table:formula="of:=NUMBERVALUE(LEFT([.C446];8);&quot;.&quot;)*10^(RIGHT([.C446];3))+360" office:value-type="float" office:value="538.938" calcext:value-type="float">
            <text:p>538,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1838293126441e004</text:p>
          </table:table-cell>
          <table:table-cell office:value-type="string" calcext:value-type="string">
            <text:p>-6.84675403496349e000</text:p>
          </table:table-cell>
          <table:table-cell office:value-type="string" calcext:value-type="string">
            <text:p>1.78898026152132e002</text:p>
          </table:table-cell>
          <table:table-cell table:formula="of:=NUMBERVALUE(LEFT([.A447];8);&quot;.&quot;)*10^(RIGHT([.A447];3))" office:value-type="float" office:value="28183.82" calcext:value-type="float">
            <text:p>28183,82</text:p>
          </table:table-cell>
          <table:table-cell table:formula="of:=NUMBERVALUE(LEFT([.B447];8);&quot;.&quot;)*10^(RIGHT([.B447];3))" office:value-type="float" office:value="-6.84675" calcext:value-type="float">
            <text:p>-6,84675</text:p>
          </table:table-cell>
          <table:table-cell table:formula="of:=NUMBERVALUE(LEFT([.C447];8);&quot;.&quot;)*10^(RIGHT([.C447];3))+360" office:value-type="float" office:value="538.898" calcext:value-type="float">
            <text:p>538,8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88403150312656e004</text:p>
          </table:table-cell>
          <table:table-cell office:value-type="string" calcext:value-type="string">
            <text:p>-6.84681338142912e000</text:p>
          </table:table-cell>
          <table:table-cell office:value-type="string" calcext:value-type="string">
            <text:p>1.78857454340122e002</text:p>
          </table:table-cell>
          <table:table-cell table:formula="of:=NUMBERVALUE(LEFT([.A448];8);&quot;.&quot;)*10^(RIGHT([.A448];3))" office:value-type="float" office:value="28840.31" calcext:value-type="float">
            <text:p>28840,31</text:p>
          </table:table-cell>
          <table:table-cell table:formula="of:=NUMBERVALUE(LEFT([.B448];8);&quot;.&quot;)*10^(RIGHT([.B448];3))" office:value-type="float" office:value="-6.84681" calcext:value-type="float">
            <text:p>-6,84681</text:p>
          </table:table-cell>
          <table:table-cell table:formula="of:=NUMBERVALUE(LEFT([.C448];8);&quot;.&quot;)*10^(RIGHT([.C448];3))+360" office:value-type="float" office:value="538.8574" calcext:value-type="float">
            <text:p>538,8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95120922666634e004</text:p>
          </table:table-cell>
          <table:table-cell office:value-type="string" calcext:value-type="string">
            <text:p>-6.84687609926987e000</text:p>
          </table:table-cell>
          <table:table-cell office:value-type="string" calcext:value-type="string">
            <text:p>1.78816277044127e002</text:p>
          </table:table-cell>
          <table:table-cell table:formula="of:=NUMBERVALUE(LEFT([.A449];8);&quot;.&quot;)*10^(RIGHT([.A449];3))" office:value-type="float" office:value="29512.09" calcext:value-type="float">
            <text:p>29512,09</text:p>
          </table:table-cell>
          <table:table-cell table:formula="of:=NUMBERVALUE(LEFT([.B449];8);&quot;.&quot;)*10^(RIGHT([.B449];3))" office:value-type="float" office:value="-6.84687" calcext:value-type="float">
            <text:p>-6,84687</text:p>
          </table:table-cell>
          <table:table-cell table:formula="of:=NUMBERVALUE(LEFT([.C449];8);&quot;.&quot;)*10^(RIGHT([.C449];3))+360" office:value-type="float" office:value="538.8162" calcext:value-type="float">
            <text:p>538,8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1995172040197e004</text:p>
          </table:table-cell>
          <table:table-cell office:value-type="string" calcext:value-type="string">
            <text:p>-6.84694232159039e000</text:p>
          </table:table-cell>
          <table:table-cell office:value-type="string" calcext:value-type="string">
            <text:p>1.78774472449757e002</text:p>
          </table:table-cell>
          <table:table-cell table:formula="of:=NUMBERVALUE(LEFT([.A450];8);&quot;.&quot;)*10^(RIGHT([.A450];3))" office:value-type="float" office:value="30199.51" calcext:value-type="float">
            <text:p>30199,51</text:p>
          </table:table-cell>
          <table:table-cell table:formula="of:=NUMBERVALUE(LEFT([.B450];8);&quot;.&quot;)*10^(RIGHT([.B450];3))" office:value-type="float" office:value="-6.84694" calcext:value-type="float">
            <text:p>-6,84694</text:p>
          </table:table-cell>
          <table:table-cell table:formula="of:=NUMBERVALUE(LEFT([.C450];8);&quot;.&quot;)*10^(RIGHT([.C450];3))+360" office:value-type="float" office:value="538.7744" calcext:value-type="float">
            <text:p>538,77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09029543251354e004</text:p>
          </table:table-cell>
          <table:table-cell office:value-type="string" calcext:value-type="string">
            <text:p>-6.84701218893611e000</text:p>
          </table:table-cell>
          <table:table-cell office:value-type="string" calcext:value-type="string">
            <text:p>1.78732018411588e002</text:p>
          </table:table-cell>
          <table:table-cell table:formula="of:=NUMBERVALUE(LEFT([.A451];8);&quot;.&quot;)*10^(RIGHT([.A451];3))" office:value-type="float" office:value="30902.95" calcext:value-type="float">
            <text:p>30902,95</text:p>
          </table:table-cell>
          <table:table-cell table:formula="of:=NUMBERVALUE(LEFT([.B451];8);&quot;.&quot;)*10^(RIGHT([.B451];3))" office:value-type="float" office:value="-6.84701" calcext:value-type="float">
            <text:p>-6,84701</text:p>
          </table:table-cell>
          <table:table-cell table:formula="of:=NUMBERVALUE(LEFT([.C451];8);&quot;.&quot;)*10^(RIGHT([.C451];3))+360" office:value-type="float" office:value="538.732" calcext:value-type="float">
            <text:p>538,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16227766016833e004</text:p>
          </table:table-cell>
          <table:table-cell office:value-type="string" calcext:value-type="string">
            <text:p>-6.84708584959222e000</text:p>
          </table:table-cell>
          <table:table-cell office:value-type="string" calcext:value-type="string">
            <text:p>1.78688892441520e002</text:p>
          </table:table-cell>
          <table:table-cell table:formula="of:=NUMBERVALUE(LEFT([.A452];8);&quot;.&quot;)*10^(RIGHT([.A452];3))" office:value-type="float" office:value="31622.77" calcext:value-type="float">
            <text:p>31622,77</text:p>
          </table:table-cell>
          <table:table-cell table:formula="of:=NUMBERVALUE(LEFT([.B452];8);&quot;.&quot;)*10^(RIGHT([.B452];3))" office:value-type="float" office:value="-6.84708" calcext:value-type="float">
            <text:p>-6,84708</text:p>
          </table:table-cell>
          <table:table-cell table:formula="of:=NUMBERVALUE(LEFT([.C452];8);&quot;.&quot;)*10^(RIGHT([.C452];3))+360" office:value-type="float" office:value="538.6888" calcext:value-type="float">
            <text:p>538,68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23593656929623e004</text:p>
          </table:table-cell>
          <table:table-cell office:value-type="string" calcext:value-type="string">
            <text:p>-6.84716345989897e000</text:p>
          </table:table-cell>
          <table:table-cell office:value-type="string" calcext:value-type="string">
            <text:p>1.78645071696955e002</text:p>
          </table:table-cell>
          <table:table-cell table:formula="of:=NUMBERVALUE(LEFT([.A453];8);&quot;.&quot;)*10^(RIGHT([.A453];3))" office:value-type="float" office:value="32359.36" calcext:value-type="float">
            <text:p>32359,36</text:p>
          </table:table-cell>
          <table:table-cell table:formula="of:=NUMBERVALUE(LEFT([.B453];8);&quot;.&quot;)*10^(RIGHT([.B453];3))" office:value-type="float" office:value="-6.84716" calcext:value-type="float">
            <text:p>-6,84716</text:p>
          </table:table-cell>
          <table:table-cell table:formula="of:=NUMBERVALUE(LEFT([.C453];8);&quot;.&quot;)*10^(RIGHT([.C453];3))+360" office:value-type="float" office:value="538.645" calcext:value-type="float">
            <text:p>538,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1131121482586e004</text:p>
          </table:table-cell>
          <table:table-cell office:value-type="string" calcext:value-type="string">
            <text:p>-6.84724518458391e000</text:p>
          </table:table-cell>
          <table:table-cell office:value-type="string" calcext:value-type="string">
            <text:p>1.78600532968796e002</text:p>
          </table:table-cell>
          <table:table-cell table:formula="of:=NUMBERVALUE(LEFT([.A454];8);&quot;.&quot;)*10^(RIGHT([.A454];3))" office:value-type="float" office:value="33113.11" calcext:value-type="float">
            <text:p>33113,11</text:p>
          </table:table-cell>
          <table:table-cell table:formula="of:=NUMBERVALUE(LEFT([.B454];8);&quot;.&quot;)*10^(RIGHT([.B454];3))" office:value-type="float" office:value="-6.84724" calcext:value-type="float">
            <text:p>-6,84724</text:p>
          </table:table-cell>
          <table:table-cell table:formula="of:=NUMBERVALUE(LEFT([.C454];8);&quot;.&quot;)*10^(RIGHT([.C454];3))+360" office:value-type="float" office:value="538.6005" calcext:value-type="float">
            <text:p>538,6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38844156139197e004</text:p>
          </table:table-cell>
          <table:table-cell office:value-type="string" calcext:value-type="string">
            <text:p>-6.84733119711251e000</text:p>
          </table:table-cell>
          <table:table-cell office:value-type="string" calcext:value-type="string">
            <text:p>1.78555252669267e002</text:p>
          </table:table-cell>
          <table:table-cell table:formula="of:=NUMBERVALUE(LEFT([.A455];8);&quot;.&quot;)*10^(RIGHT([.A455];3))" office:value-type="float" office:value="33884.41" calcext:value-type="float">
            <text:p>33884,41</text:p>
          </table:table-cell>
          <table:table-cell table:formula="of:=NUMBERVALUE(LEFT([.B455];8);&quot;.&quot;)*10^(RIGHT([.B455];3))" office:value-type="float" office:value="-6.84733" calcext:value-type="float">
            <text:p>-6,84733</text:p>
          </table:table-cell>
          <table:table-cell table:formula="of:=NUMBERVALUE(LEFT([.C455];8);&quot;.&quot;)*10^(RIGHT([.C455];3))+360" office:value-type="float" office:value="538.5552" calcext:value-type="float">
            <text:p>538,5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46736850452526e004</text:p>
          </table:table-cell>
          <table:table-cell office:value-type="string" calcext:value-type="string">
            <text:p>-6.84742168005658e000</text:p>
          </table:table-cell>
          <table:table-cell office:value-type="string" calcext:value-type="string">
            <text:p>1.78509206819537e002</text:p>
          </table:table-cell>
          <table:table-cell table:formula="of:=NUMBERVALUE(LEFT([.A456];8);&quot;.&quot;)*10^(RIGHT([.A456];3))" office:value-type="float" office:value="34673.68" calcext:value-type="float">
            <text:p>34673,68</text:p>
          </table:table-cell>
          <table:table-cell table:formula="of:=NUMBERVALUE(LEFT([.B456];8);&quot;.&quot;)*10^(RIGHT([.B456];3))" office:value-type="float" office:value="-6.84742" calcext:value-type="float">
            <text:p>-6,84742</text:p>
          </table:table-cell>
          <table:table-cell table:formula="of:=NUMBERVALUE(LEFT([.C456];8);&quot;.&quot;)*10^(RIGHT([.C456];3))+360" office:value-type="float" office:value="538.5092" calcext:value-type="float">
            <text:p>538,5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54813389233570e004</text:p>
          </table:table-cell>
          <table:table-cell office:value-type="string" calcext:value-type="string">
            <text:p>-6.84751682548312e000</text:p>
          </table:table-cell>
          <table:table-cell office:value-type="string" calcext:value-type="string">
            <text:p>1.78462371037144e002</text:p>
          </table:table-cell>
          <table:table-cell table:formula="of:=NUMBERVALUE(LEFT([.A457];8);&quot;.&quot;)*10^(RIGHT([.A457];3))" office:value-type="float" office:value="35481.33" calcext:value-type="float">
            <text:p>35481,33</text:p>
          </table:table-cell>
          <table:table-cell table:formula="of:=NUMBERVALUE(LEFT([.B457];8);&quot;.&quot;)*10^(RIGHT([.B457];3))" office:value-type="float" office:value="-6.84751" calcext:value-type="float">
            <text:p>-6,84751</text:p>
          </table:table-cell>
          <table:table-cell table:formula="of:=NUMBERVALUE(LEFT([.C457];8);&quot;.&quot;)*10^(RIGHT([.C457];3))+360" office:value-type="float" office:value="538.4623" calcext:value-type="float">
            <text:p>538,4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63078054770096e004</text:p>
          </table:table-cell>
          <table:table-cell office:value-type="string" calcext:value-type="string">
            <text:p>-6.84761683536246e000</text:p>
          </table:table-cell>
          <table:table-cell office:value-type="string" calcext:value-type="string">
            <text:p>1.78414720523227e002</text:p>
          </table:table-cell>
          <table:table-cell table:formula="of:=NUMBERVALUE(LEFT([.A458];8);&quot;.&quot;)*10^(RIGHT([.A458];3))" office:value-type="float" office:value="36307.8" calcext:value-type="float">
            <text:p>36307,8</text:p>
          </table:table-cell>
          <table:table-cell table:formula="of:=NUMBERVALUE(LEFT([.B458];8);&quot;.&quot;)*10^(RIGHT([.B458];3))" office:value-type="float" office:value="-6.84761" calcext:value-type="float">
            <text:p>-6,84761</text:p>
          </table:table-cell>
          <table:table-cell table:formula="of:=NUMBERVALUE(LEFT([.C458];8);&quot;.&quot;)*10^(RIGHT([.C458];3))+360" office:value-type="float" office:value="538.4147" calcext:value-type="float">
            <text:p>538,4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71535229097167e004</text:p>
          </table:table-cell>
          <table:table-cell office:value-type="string" calcext:value-type="string">
            <text:p>-6.84772192199828e000</text:p>
          </table:table-cell>
          <table:table-cell office:value-type="string" calcext:value-type="string">
            <text:p>1.78366230049535e002</text:p>
          </table:table-cell>
          <table:table-cell table:formula="of:=NUMBERVALUE(LEFT([.A459];8);&quot;.&quot;)*10^(RIGHT([.A459];3))" office:value-type="float" office:value="37153.52" calcext:value-type="float">
            <text:p>37153,52</text:p>
          </table:table-cell>
          <table:table-cell table:formula="of:=NUMBERVALUE(LEFT([.B459];8);&quot;.&quot;)*10^(RIGHT([.B459];3))" office:value-type="float" office:value="-6.84772" calcext:value-type="float">
            <text:p>-6,84772</text:p>
          </table:table-cell>
          <table:table-cell table:formula="of:=NUMBERVALUE(LEFT([.C459];8);&quot;.&quot;)*10^(RIGHT([.C459];3))+360" office:value-type="float" office:value="538.3662" calcext:value-type="float">
            <text:p>538,3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0189396320555e004</text:p>
          </table:table-cell>
          <table:table-cell office:value-type="string" calcext:value-type="string">
            <text:p>-6.84783230847913e000</text:p>
          </table:table-cell>
          <table:table-cell office:value-type="string" calcext:value-type="string">
            <text:p>1.78316873945233e002</text:p>
          </table:table-cell>
          <table:table-cell table:formula="of:=NUMBERVALUE(LEFT([.A460];8);&quot;.&quot;)*10^(RIGHT([.A460];3))" office:value-type="float" office:value="38018.93" calcext:value-type="float">
            <text:p>38018,93</text:p>
          </table:table-cell>
          <table:table-cell table:formula="of:=NUMBERVALUE(LEFT([.B460];8);&quot;.&quot;)*10^(RIGHT([.B460];3))" office:value-type="float" office:value="-6.84783" calcext:value-type="float">
            <text:p>-6,84783</text:p>
          </table:table-cell>
          <table:table-cell table:formula="of:=NUMBERVALUE(LEFT([.C460];8);&quot;.&quot;)*10^(RIGHT([.C460];3))+360" office:value-type="float" office:value="538.3168" calcext:value-type="float">
            <text:p>538,31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89045144994275e004</text:p>
          </table:table-cell>
          <table:table-cell office:value-type="string" calcext:value-type="string">
            <text:p>-6.84794822915320e000</text:p>
          </table:table-cell>
          <table:table-cell office:value-type="string" calcext:value-type="string">
            <text:p>1.78266626083478e002</text:p>
          </table:table-cell>
          <table:table-cell table:formula="of:=NUMBERVALUE(LEFT([.A461];8);&quot;.&quot;)*10^(RIGHT([.A461];3))" office:value-type="float" office:value="38904.51" calcext:value-type="float">
            <text:p>38904,51</text:p>
          </table:table-cell>
          <table:table-cell table:formula="of:=NUMBERVALUE(LEFT([.B461];8);&quot;.&quot;)*10^(RIGHT([.B461];3))" office:value-type="float" office:value="-6.84794" calcext:value-type="float">
            <text:p>-6,84794</text:p>
          </table:table-cell>
          <table:table-cell table:formula="of:=NUMBERVALUE(LEFT([.C461];8);&quot;.&quot;)*10^(RIGHT([.C461];3))+360" office:value-type="float" office:value="538.2666" calcext:value-type="float">
            <text:p>538,26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98107170553491e004</text:p>
          </table:table-cell>
          <table:table-cell office:value-type="string" calcext:value-type="string">
            <text:p>-6.84806993012720e000</text:p>
          </table:table-cell>
          <table:table-cell office:value-type="string" calcext:value-type="string">
            <text:p>1.78215459867777e002</text:p>
          </table:table-cell>
          <table:table-cell table:formula="of:=NUMBERVALUE(LEFT([.A462];8);&quot;.&quot;)*10^(RIGHT([.A462];3))" office:value-type="float" office:value="39810.71" calcext:value-type="float">
            <text:p>39810,71</text:p>
          </table:table-cell>
          <table:table-cell table:formula="of:=NUMBERVALUE(LEFT([.B462];8);&quot;.&quot;)*10^(RIGHT([.B462];3))" office:value-type="float" office:value="-6.84806" calcext:value-type="float">
            <text:p>-6,84806</text:p>
          </table:table-cell>
          <table:table-cell table:formula="of:=NUMBERVALUE(LEFT([.C462];8);&quot;.&quot;)*10^(RIGHT([.C462];3))+360" office:value-type="float" office:value="538.2154" calcext:value-type="float">
            <text:p>538,21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07380277804107e004</text:p>
          </table:table-cell>
          <table:table-cell office:value-type="string" calcext:value-type="string">
            <text:p>-6.84819766979010e000</text:p>
          </table:table-cell>
          <table:table-cell office:value-type="string" calcext:value-type="string">
            <text:p>1.78163348218098e002</text:p>
          </table:table-cell>
          <table:table-cell table:formula="of:=NUMBERVALUE(LEFT([.A463];8);&quot;.&quot;)*10^(RIGHT([.A463];3))" office:value-type="float" office:value="40738.02" calcext:value-type="float">
            <text:p>40738,02</text:p>
          </table:table-cell>
          <table:table-cell table:formula="of:=NUMBERVALUE(LEFT([.B463];8);&quot;.&quot;)*10^(RIGHT([.B463];3))" office:value-type="float" office:value="-6.84819" calcext:value-type="float">
            <text:p>-6,84819</text:p>
          </table:table-cell>
          <table:table-cell table:formula="of:=NUMBERVALUE(LEFT([.C463];8);&quot;.&quot;)*10^(RIGHT([.C463];3))+360" office:value-type="float" office:value="538.1633" calcext:value-type="float">
            <text:p>538,16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16869383470329e004</text:p>
          </table:table-cell>
          <table:table-cell office:value-type="string" calcext:value-type="string">
            <text:p>-6.84833171936330e000</text:p>
          </table:table-cell>
          <table:table-cell office:value-type="string" calcext:value-type="string">
            <text:p>1.78110263556756e002</text:p>
          </table:table-cell>
          <table:table-cell table:formula="of:=NUMBERVALUE(LEFT([.A464];8);&quot;.&quot;)*10^(RIGHT([.A464];3))" office:value-type="float" office:value="41686.93" calcext:value-type="float">
            <text:p>41686,93</text:p>
          </table:table-cell>
          <table:table-cell table:formula="of:=NUMBERVALUE(LEFT([.B464];8);&quot;.&quot;)*10^(RIGHT([.B464];3))" office:value-type="float" office:value="-6.84833" calcext:value-type="float">
            <text:p>-6,84833</text:p>
          </table:table-cell>
          <table:table-cell table:formula="of:=NUMBERVALUE(LEFT([.C464];8);&quot;.&quot;)*10^(RIGHT([.C464];3))+360" office:value-type="float" office:value="538.1102" calcext:value-type="float">
            <text:p>538,1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26579518801586e004</text:p>
          </table:table-cell>
          <table:table-cell office:value-type="string" calcext:value-type="string">
            <text:p>-6.84847236347820e000</text:p>
          </table:table-cell>
          <table:table-cell office:value-type="string" calcext:value-type="string">
            <text:p>1.78056177794043e002</text:p>
          </table:table-cell>
          <table:table-cell table:formula="of:=NUMBERVALUE(LEFT([.A465];8);&quot;.&quot;)*10^(RIGHT([.A465];3))" office:value-type="float" office:value="42657.95" calcext:value-type="float">
            <text:p>42657,95</text:p>
          </table:table-cell>
          <table:table-cell table:formula="of:=NUMBERVALUE(LEFT([.B465];8);&quot;.&quot;)*10^(RIGHT([.B465];3))" office:value-type="float" office:value="-6.84847" calcext:value-type="float">
            <text:p>-6,84847</text:p>
          </table:table-cell>
          <table:table-cell table:formula="of:=NUMBERVALUE(LEFT([.C465];8);&quot;.&quot;)*10^(RIGHT([.C465];3))+360" office:value-type="float" office:value="538.0561" calcext:value-type="float">
            <text:p>538,05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36515832240159e004</text:p>
          </table:table-cell>
          <table:table-cell office:value-type="string" calcext:value-type="string">
            <text:p>-6.84861990078225e000</text:p>
          </table:table-cell>
          <table:table-cell office:value-type="string" calcext:value-type="string">
            <text:p>1.78001062313609e002</text:p>
          </table:table-cell>
          <table:table-cell table:formula="of:=NUMBERVALUE(LEFT([.A466];8);&quot;.&quot;)*10^(RIGHT([.A466];3))" office:value-type="float" office:value="43651.58" calcext:value-type="float">
            <text:p>43651,58</text:p>
          </table:table-cell>
          <table:table-cell table:formula="of:=NUMBERVALUE(LEFT([.B466];8);&quot;.&quot;)*10^(RIGHT([.B466];3))" office:value-type="float" office:value="-6.84861" calcext:value-type="float">
            <text:p>-6,84861</text:p>
          </table:table-cell>
          <table:table-cell table:formula="of:=NUMBERVALUE(LEFT([.C466];8);&quot;.&quot;)*10^(RIGHT([.C466];3))+360" office:value-type="float" office:value="538.001" calcext:value-type="float">
            <text:p>538,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46683592150956e004</text:p>
          </table:table-cell>
          <table:table-cell office:value-type="string" calcext:value-type="string">
            <text:p>-6.84877464457515e000</text:p>
          </table:table-cell>
          <table:table-cell office:value-type="string" calcext:value-type="string">
            <text:p>1.77944887957583e002</text:p>
          </table:table-cell>
          <table:table-cell table:formula="of:=NUMBERVALUE(LEFT([.A467];8);&quot;.&quot;)*10^(RIGHT([.A467];3))" office:value-type="float" office:value="44668.35" calcext:value-type="float">
            <text:p>44668,35</text:p>
          </table:table-cell>
          <table:table-cell table:formula="of:=NUMBERVALUE(LEFT([.B467];8);&quot;.&quot;)*10^(RIGHT([.B467];3))" office:value-type="float" office:value="-6.84877" calcext:value-type="float">
            <text:p>-6,84877</text:p>
          </table:table-cell>
          <table:table-cell table:formula="of:=NUMBERVALUE(LEFT([.C467];8);&quot;.&quot;)*10^(RIGHT([.C467];3))+360" office:value-type="float" office:value="537.9448" calcext:value-type="float">
            <text:p>537,9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57088189614868e004</text:p>
          </table:table-cell>
          <table:table-cell office:value-type="string" calcext:value-type="string">
            <text:p>-6.84893692347636e000</text:p>
          </table:table-cell>
          <table:table-cell office:value-type="string" calcext:value-type="string">
            <text:p>1.77887625011429e002</text:p>
          </table:table-cell>
          <table:table-cell table:formula="of:=NUMBERVALUE(LEFT([.A468];8);&quot;.&quot;)*10^(RIGHT([.A468];3))" office:value-type="float" office:value="45708.81" calcext:value-type="float">
            <text:p>45708,81</text:p>
          </table:table-cell>
          <table:table-cell table:formula="of:=NUMBERVALUE(LEFT([.B468];8);&quot;.&quot;)*10^(RIGHT([.B468];3))" office:value-type="float" office:value="-6.84893" calcext:value-type="float">
            <text:p>-6,84893</text:p>
          </table:table-cell>
          <table:table-cell table:formula="of:=NUMBERVALUE(LEFT([.C468];8);&quot;.&quot;)*10^(RIGHT([.C468];3))+360" office:value-type="float" office:value="537.8876" calcext:value-type="float">
            <text:p>537,8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67735141287191e004</text:p>
          </table:table-cell>
          <table:table-cell office:value-type="string" calcext:value-type="string">
            <text:p>-6.84910708212512e000</text:p>
          </table:table-cell>
          <table:table-cell office:value-type="string" calcext:value-type="string">
            <text:p>1.77829243188533e002</text:p>
          </table:table-cell>
          <table:table-cell table:formula="of:=NUMBERVALUE(LEFT([.A469];8);&quot;.&quot;)*10^(RIGHT([.A469];3))" office:value-type="float" office:value="46773.51" calcext:value-type="float">
            <text:p>46773,51</text:p>
          </table:table-cell>
          <table:table-cell table:formula="of:=NUMBERVALUE(LEFT([.B469];8);&quot;.&quot;)*10^(RIGHT([.B469];3))" office:value-type="float" office:value="-6.8491" calcext:value-type="float">
            <text:p>-6,8491</text:p>
          </table:table-cell>
          <table:table-cell table:formula="of:=NUMBERVALUE(LEFT([.C469];8);&quot;.&quot;)*10^(RIGHT([.C469];3))+360" office:value-type="float" office:value="537.8292" calcext:value-type="float">
            <text:p>537,82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78630092322631e004</text:p>
          </table:table-cell>
          <table:table-cell office:value-type="string" calcext:value-type="string">
            <text:p>-6.84928548191520e000</text:p>
          </table:table-cell>
          <table:table-cell office:value-type="string" calcext:value-type="string">
            <text:p>1.77769711614509e002</text:p>
          </table:table-cell>
          <table:table-cell table:formula="of:=NUMBERVALUE(LEFT([.A470];8);&quot;.&quot;)*10^(RIGHT([.A470];3))" office:value-type="float" office:value="47863" calcext:value-type="float">
            <text:p>47863</text:p>
          </table:table-cell>
          <table:table-cell table:formula="of:=NUMBERVALUE(LEFT([.B470];8);&quot;.&quot;)*10^(RIGHT([.B470];3))" office:value-type="float" office:value="-6.84928" calcext:value-type="float">
            <text:p>-6,84928</text:p>
          </table:table-cell>
          <table:table-cell table:formula="of:=NUMBERVALUE(LEFT([.C470];8);&quot;.&quot;)*10^(RIGHT([.C470];3))+360" office:value-type="float" office:value="537.7697" calcext:value-type="float">
            <text:p>537,7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89778819368439e004</text:p>
          </table:table-cell>
          <table:table-cell office:value-type="string" calcext:value-type="string">
            <text:p>-6.84947250176519e000</text:p>
          </table:table-cell>
          <table:table-cell office:value-type="string" calcext:value-type="string">
            <text:p>1.77708998811216e002</text:p>
          </table:table-cell>
          <table:table-cell table:formula="of:=NUMBERVALUE(LEFT([.A471];8);&quot;.&quot;)*10^(RIGHT([.A471];3))" office:value-type="float" office:value="48977.88" calcext:value-type="float">
            <text:p>48977,88</text:p>
          </table:table-cell>
          <table:table-cell table:formula="of:=NUMBERVALUE(LEFT([.B471];8);&quot;.&quot;)*10^(RIGHT([.B471];3))" office:value-type="float" office:value="-6.84947" calcext:value-type="float">
            <text:p>-6,84947</text:p>
          </table:table-cell>
          <table:table-cell table:formula="of:=NUMBERVALUE(LEFT([.C471];8);&quot;.&quot;)*10^(RIGHT([.C471];3))+360" office:value-type="float" office:value="537.7089" calcext:value-type="float">
            <text:p>537,7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01187233627264e004</text:p>
          </table:table-cell>
          <table:table-cell office:value-type="string" calcext:value-type="string">
            <text:p>-6.84966853892625e000</text:p>
          </table:table-cell>
          <table:table-cell office:value-type="string" calcext:value-type="string">
            <text:p>1.77647072680495e002</text:p>
          </table:table-cell>
          <table:table-cell table:formula="of:=NUMBERVALUE(LEFT([.A472];8);&quot;.&quot;)*10^(RIGHT([.A472];3))" office:value-type="float" office:value="50118.72" calcext:value-type="float">
            <text:p>50118,72</text:p>
          </table:table-cell>
          <table:table-cell table:formula="of:=NUMBERVALUE(LEFT([.B472];8);&quot;.&quot;)*10^(RIGHT([.B472];3))" office:value-type="float" office:value="-6.84966" calcext:value-type="float">
            <text:p>-6,84966</text:p>
          </table:table-cell>
          <table:table-cell table:formula="of:=NUMBERVALUE(LEFT([.C472];8);&quot;.&quot;)*10^(RIGHT([.C472];3))+360" office:value-type="float" office:value="537.647" calcext:value-type="float">
            <text:p>537,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12861383991357e004</text:p>
          </table:table-cell>
          <table:table-cell office:value-type="string" calcext:value-type="string">
            <text:p>-6.84987400982942e000</text:p>
          </table:table-cell>
          <table:table-cell office:value-type="string" calcext:value-type="string">
            <text:p>1.77583900487598e002</text:p>
          </table:table-cell>
          <table:table-cell table:formula="of:=NUMBERVALUE(LEFT([.A473];8);&quot;.&quot;)*10^(RIGHT([.A473];3))" office:value-type="float" office:value="51286.13" calcext:value-type="float">
            <text:p>51286,13</text:p>
          </table:table-cell>
          <table:table-cell table:formula="of:=NUMBERVALUE(LEFT([.B473];8);&quot;.&quot;)*10^(RIGHT([.B473];3))" office:value-type="float" office:value="-6.84987" calcext:value-type="float">
            <text:p>-6,84987</text:p>
          </table:table-cell>
          <table:table-cell table:formula="of:=NUMBERVALUE(LEFT([.C473];8);&quot;.&quot;)*10^(RIGHT([.C473];3))+360" office:value-type="float" office:value="537.5839" calcext:value-type="float">
            <text:p>537,5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24807460249764e004</text:p>
          </table:table-cell>
          <table:table-cell office:value-type="string" calcext:value-type="string">
            <text:p>-6.85008935097400e000</text:p>
          </table:table-cell>
          <table:table-cell office:value-type="string" calcext:value-type="string">
            <text:p>1.77519448844318e002</text:p>
          </table:table-cell>
          <table:table-cell table:formula="of:=NUMBERVALUE(LEFT([.A474];8);&quot;.&quot;)*10^(RIGHT([.A474];3))" office:value-type="float" office:value="52480.74" calcext:value-type="float">
            <text:p>52480,74</text:p>
          </table:table-cell>
          <table:table-cell table:formula="of:=NUMBERVALUE(LEFT([.B474];8);&quot;.&quot;)*10^(RIGHT([.B474];3))" office:value-type="float" office:value="-6.85008" calcext:value-type="float">
            <text:p>-6,85008</text:p>
          </table:table-cell>
          <table:table-cell table:formula="of:=NUMBERVALUE(LEFT([.C474];8);&quot;.&quot;)*10^(RIGHT([.C474];3))+360" office:value-type="float" office:value="537.5194" calcext:value-type="float">
            <text:p>537,51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37031796370244e004</text:p>
          </table:table-cell>
          <table:table-cell office:value-type="string" calcext:value-type="string">
            <text:p>-6.85031501985854e000</text:p>
          </table:table-cell>
          <table:table-cell office:value-type="string" calcext:value-type="string">
            <text:p>1.77453683691806e002</text:p>
          </table:table-cell>
          <table:table-cell table:formula="of:=NUMBERVALUE(LEFT([.A475];8);&quot;.&quot;)*10^(RIGHT([.A475];3))" office:value-type="float" office:value="53703.17" calcext:value-type="float">
            <text:p>53703,17</text:p>
          </table:table-cell>
          <table:table-cell table:formula="of:=NUMBERVALUE(LEFT([.B475];8);&quot;.&quot;)*10^(RIGHT([.B475];3))" office:value-type="float" office:value="-6.85031" calcext:value-type="float">
            <text:p>-6,85031</text:p>
          </table:table-cell>
          <table:table-cell table:formula="of:=NUMBERVALUE(LEFT([.C475];8);&quot;.&quot;)*10^(RIGHT([.C475];3))+360" office:value-type="float" office:value="537.4536" calcext:value-type="float">
            <text:p>537,4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49540873857616e004</text:p>
          </table:table-cell>
          <table:table-cell office:value-type="string" calcext:value-type="string">
            <text:p>-6.85055149595745e000</text:p>
          </table:table-cell>
          <table:table-cell office:value-type="string" calcext:value-type="string">
            <text:p>1.77386570283073e002</text:p>
          </table:table-cell>
          <table:table-cell table:formula="of:=NUMBERVALUE(LEFT([.A476];8);&quot;.&quot;)*10^(RIGHT([.A476];3))" office:value-type="float" office:value="54954.08" calcext:value-type="float">
            <text:p>54954,08</text:p>
          </table:table-cell>
          <table:table-cell table:formula="of:=NUMBERVALUE(LEFT([.B476];8);&quot;.&quot;)*10^(RIGHT([.B476];3))" office:value-type="float" office:value="-6.85055" calcext:value-type="float">
            <text:p>-6,85055</text:p>
          </table:table-cell>
          <table:table-cell table:formula="of:=NUMBERVALUE(LEFT([.C476];8);&quot;.&quot;)*10^(RIGHT([.C476];3))+360" office:value-type="float" office:value="537.3865" calcext:value-type="float">
            <text:p>537,3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62341325190340e004</text:p>
          </table:table-cell>
          <table:table-cell office:value-type="string" calcext:value-type="string">
            <text:p>-6.85079928174440e000</text:p>
          </table:table-cell>
          <table:table-cell office:value-type="string" calcext:value-type="string">
            <text:p>1.77318073165166e002</text:p>
          </table:table-cell>
          <table:table-cell table:formula="of:=NUMBERVALUE(LEFT([.A477];8);&quot;.&quot;)*10^(RIGHT([.A477];3))" office:value-type="float" office:value="56234.13" calcext:value-type="float">
            <text:p>56234,13</text:p>
          </table:table-cell>
          <table:table-cell table:formula="of:=NUMBERVALUE(LEFT([.B477];8);&quot;.&quot;)*10^(RIGHT([.B477];3))" office:value-type="float" office:value="-6.85079" calcext:value-type="float">
            <text:p>-6,85079</text:p>
          </table:table-cell>
          <table:table-cell table:formula="of:=NUMBERVALUE(LEFT([.C477];8);&quot;.&quot;)*10^(RIGHT([.C477];3))+360" office:value-type="float" office:value="537.318" calcext:value-type="float">
            <text:p>537,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75439937337148e004</text:p>
          </table:table-cell>
          <table:table-cell office:value-type="string" calcext:value-type="string">
            <text:p>-6.85105890376524e000</text:p>
          </table:table-cell>
          <table:table-cell office:value-type="string" calcext:value-type="string">
            <text:p>1.77248156161016e002</text:p>
          </table:table-cell>
          <table:table-cell table:formula="of:=NUMBERVALUE(LEFT([.A478];8);&quot;.&quot;)*10^(RIGHT([.A478];3))" office:value-type="float" office:value="57543.99" calcext:value-type="float">
            <text:p>57543,99</text:p>
          </table:table-cell>
          <table:table-cell table:formula="of:=NUMBERVALUE(LEFT([.B478];8);&quot;.&quot;)*10^(RIGHT([.B478];3))" office:value-type="float" office:value="-6.85105" calcext:value-type="float">
            <text:p>-6,85105</text:p>
          </table:table-cell>
          <table:table-cell table:formula="of:=NUMBERVALUE(LEFT([.C478];8);&quot;.&quot;)*10^(RIGHT([.C478];3))+360" office:value-type="float" office:value="537.2481" calcext:value-type="float">
            <text:p>537,24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88843655355580e004</text:p>
          </table:table-cell>
          <table:table-cell office:value-type="string" calcext:value-type="string">
            <text:p>-6.85133091376247e000</text:p>
          </table:table-cell>
          <table:table-cell office:value-type="string" calcext:value-type="string">
            <text:p>1.77176782350950e002</text:p>
          </table:table-cell>
          <table:table-cell table:formula="of:=NUMBERVALUE(LEFT([.A479];8);&quot;.&quot;)*10^(RIGHT([.A479];3))" office:value-type="float" office:value="58884.36" calcext:value-type="float">
            <text:p>58884,36</text:p>
          </table:table-cell>
          <table:table-cell table:formula="of:=NUMBERVALUE(LEFT([.B479];8);&quot;.&quot;)*10^(RIGHT([.B479];3))" office:value-type="float" office:value="-6.85133" calcext:value-type="float">
            <text:p>-6,85133</text:p>
          </table:table-cell>
          <table:table-cell table:formula="of:=NUMBERVALUE(LEFT([.C479];8);&quot;.&quot;)*10^(RIGHT([.C479];3))+360" office:value-type="float" office:value="537.1767" calcext:value-type="float">
            <text:p>537,1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02559586074348e004</text:p>
          </table:table-cell>
          <table:table-cell office:value-type="string" calcext:value-type="string">
            <text:p>-6.85161588985428e000</text:p>
          </table:table-cell>
          <table:table-cell office:value-type="string" calcext:value-type="string">
            <text:p>1.77103914053856e002</text:p>
          </table:table-cell>
          <table:table-cell table:formula="of:=NUMBERVALUE(LEFT([.A480];8);&quot;.&quot;)*10^(RIGHT([.A480];3))" office:value-type="float" office:value="60255.95" calcext:value-type="float">
            <text:p>60255,95</text:p>
          </table:table-cell>
          <table:table-cell table:formula="of:=NUMBERVALUE(LEFT([.B480];8);&quot;.&quot;)*10^(RIGHT([.B480];3))" office:value-type="float" office:value="-6.85161" calcext:value-type="float">
            <text:p>-6,85161</text:p>
          </table:table-cell>
          <table:table-cell table:formula="of:=NUMBERVALUE(LEFT([.C480];8);&quot;.&quot;)*10^(RIGHT([.C480];3))+360" office:value-type="float" office:value="537.1039" calcext:value-type="float">
            <text:p>537,10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16595001861472e004</text:p>
          </table:table-cell>
          <table:table-cell office:value-type="string" calcext:value-type="string">
            <text:p>-6.85191443776961e000</text:p>
          </table:table-cell>
          <table:table-cell office:value-type="string" calcext:value-type="string">
            <text:p>1.77029512808007e002</text:p>
          </table:table-cell>
          <table:table-cell table:formula="of:=NUMBERVALUE(LEFT([.A481];8);&quot;.&quot;)*10^(RIGHT([.A481];3))" office:value-type="float" office:value="61659.5" calcext:value-type="float">
            <text:p>61659,5</text:p>
          </table:table-cell>
          <table:table-cell table:formula="of:=NUMBERVALUE(LEFT([.B481];8);&quot;.&quot;)*10^(RIGHT([.B481];3))" office:value-type="float" office:value="-6.85191" calcext:value-type="float">
            <text:p>-6,85191</text:p>
          </table:table-cell>
          <table:table-cell table:formula="of:=NUMBERVALUE(LEFT([.C481];8);&quot;.&quot;)*10^(RIGHT([.C481];3))+360" office:value-type="float" office:value="537.0295" calcext:value-type="float">
            <text:p>537,0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30957344480183e004</text:p>
          </table:table-cell>
          <table:table-cell office:value-type="string" calcext:value-type="string">
            <text:p>-6.85222719214344e000</text:p>
          </table:table-cell>
          <table:table-cell office:value-type="string" calcext:value-type="string">
            <text:p>1.76953539351523e002</text:p>
          </table:table-cell>
          <table:table-cell table:formula="of:=NUMBERVALUE(LEFT([.A482];8);&quot;.&quot;)*10^(RIGHT([.A482];3))" office:value-type="float" office:value="63095.73" calcext:value-type="float">
            <text:p>63095,73</text:p>
          </table:table-cell>
          <table:table-cell table:formula="of:=NUMBERVALUE(LEFT([.B482];8);&quot;.&quot;)*10^(RIGHT([.B482];3))" office:value-type="float" office:value="-6.85222" calcext:value-type="float">
            <text:p>-6,85222</text:p>
          </table:table-cell>
          <table:table-cell table:formula="of:=NUMBERVALUE(LEFT([.C482];8);&quot;.&quot;)*10^(RIGHT([.C482];3))+360" office:value-type="float" office:value="536.9535" calcext:value-type="float">
            <text:p>536,95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45654229034645e004</text:p>
          </table:table-cell>
          <table:table-cell office:value-type="string" calcext:value-type="string">
            <text:p>-6.85255481787345e000</text:p>
          </table:table-cell>
          <table:table-cell office:value-type="string" calcext:value-type="string">
            <text:p>1.76875953602478e002</text:p>
          </table:table-cell>
          <table:table-cell table:formula="of:=NUMBERVALUE(LEFT([.A483];8);&quot;.&quot;)*10^(RIGHT([.A483];3))" office:value-type="float" office:value="64565.42" calcext:value-type="float">
            <text:p>64565,42</text:p>
          </table:table-cell>
          <table:table-cell table:formula="of:=NUMBERVALUE(LEFT([.B483];8);&quot;.&quot;)*10^(RIGHT([.B483];3))" office:value-type="float" office:value="-6.85255" calcext:value-type="float">
            <text:p>-6,85255</text:p>
          </table:table-cell>
          <table:table-cell table:formula="of:=NUMBERVALUE(LEFT([.C483];8);&quot;.&quot;)*10^(RIGHT([.C483];3))+360" office:value-type="float" office:value="536.8759" calcext:value-type="float">
            <text:p>536,87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60693448007586e004</text:p>
          </table:table-cell>
          <table:table-cell office:value-type="string" calcext:value-type="string">
            <text:p>-6.85289801154269e000</text:p>
          </table:table-cell>
          <table:table-cell office:value-type="string" calcext:value-type="string">
            <text:p>1.76796714638635e002</text:p>
          </table:table-cell>
          <table:table-cell table:formula="of:=NUMBERVALUE(LEFT([.A484];8);&quot;.&quot;)*10^(RIGHT([.A484];3))" office:value-type="float" office:value="66069.34" calcext:value-type="float">
            <text:p>66069,34</text:p>
          </table:table-cell>
          <table:table-cell table:formula="of:=NUMBERVALUE(LEFT([.B484];8);&quot;.&quot;)*10^(RIGHT([.B484];3))" office:value-type="float" office:value="-6.85289" calcext:value-type="float">
            <text:p>-6,85289</text:p>
          </table:table-cell>
          <table:table-cell table:formula="of:=NUMBERVALUE(LEFT([.C484];8);&quot;.&quot;)*10^(RIGHT([.C484];3))+360" office:value-type="float" office:value="536.7967" calcext:value-type="float">
            <text:p>536,7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76082975391971e004</text:p>
          </table:table-cell>
          <table:table-cell office:value-type="string" calcext:value-type="string">
            <text:p>-6.85325750290983e000</text:p>
          </table:table-cell>
          <table:table-cell office:value-type="string" calcext:value-type="string">
            <text:p>1.76715780676814e002</text:p>
          </table:table-cell>
          <table:table-cell table:formula="of:=NUMBERVALUE(LEFT([.A485];8);&quot;.&quot;)*10^(RIGHT([.A485];3))" office:value-type="float" office:value="67608.29" calcext:value-type="float">
            <text:p>67608,29</text:p>
          </table:table-cell>
          <table:table-cell table:formula="of:=NUMBERVALUE(LEFT([.B485];8);&quot;.&quot;)*10^(RIGHT([.B485];3))" office:value-type="float" office:value="-6.85325" calcext:value-type="float">
            <text:p>-6,85325</text:p>
          </table:table-cell>
          <table:table-cell table:formula="of:=NUMBERVALUE(LEFT([.C485];8);&quot;.&quot;)*10^(RIGHT([.C485];3))+360" office:value-type="float" office:value="536.7157" calcext:value-type="float">
            <text:p>536,71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91830970918925e004</text:p>
          </table:table-cell>
          <table:table-cell office:value-type="string" calcext:value-type="string">
            <text:p>-6.85363405647143e000</text:p>
          </table:table-cell>
          <table:table-cell office:value-type="string" calcext:value-type="string">
            <text:p>1.76633109051881e002</text:p>
          </table:table-cell>
          <table:table-cell table:formula="of:=NUMBERVALUE(LEFT([.A486];8);&quot;.&quot;)*10^(RIGHT([.A486];3))" office:value-type="float" office:value="69183.09" calcext:value-type="float">
            <text:p>69183,09</text:p>
          </table:table-cell>
          <table:table-cell table:formula="of:=NUMBERVALUE(LEFT([.B486];8);&quot;.&quot;)*10^(RIGHT([.B486];3))" office:value-type="float" office:value="-6.85363" calcext:value-type="float">
            <text:p>-6,85363</text:p>
          </table:table-cell>
          <table:table-cell table:formula="of:=NUMBERVALUE(LEFT([.C486];8);&quot;.&quot;)*10^(RIGHT([.C486];3))+360" office:value-type="float" office:value="536.6331" calcext:value-type="float">
            <text:p>536,6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07945784384127e004</text:p>
          </table:table-cell>
          <table:table-cell office:value-type="string" calcext:value-type="string">
            <text:p>-6.85402847309884e000</text:p>
          </table:table-cell>
          <table:table-cell office:value-type="string" calcext:value-type="string">
            <text:p>1.76548656195352e002</text:p>
          </table:table-cell>
          <table:table-cell table:formula="of:=NUMBERVALUE(LEFT([.A487];8);&quot;.&quot;)*10^(RIGHT([.A487];3))" office:value-type="float" office:value="70794.57" calcext:value-type="float">
            <text:p>70794,57</text:p>
          </table:table-cell>
          <table:table-cell table:formula="of:=NUMBERVALUE(LEFT([.B487];8);&quot;.&quot;)*10^(RIGHT([.B487];3))" office:value-type="float" office:value="-6.85402" calcext:value-type="float">
            <text:p>-6,85402</text:p>
          </table:table-cell>
          <table:table-cell table:formula="of:=NUMBERVALUE(LEFT([.C487];8);&quot;.&quot;)*10^(RIGHT([.C487];3))+360" office:value-type="float" office:value="536.5486" calcext:value-type="float">
            <text:p>536,54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24435960074979e004</text:p>
          </table:table-cell>
          <table:table-cell office:value-type="string" calcext:value-type="string">
            <text:p>-6.85444159175400e000</text:p>
          </table:table-cell>
          <table:table-cell office:value-type="string" calcext:value-type="string">
            <text:p>1.76462377613613e002</text:p>
          </table:table-cell>
          <table:table-cell table:formula="of:=NUMBERVALUE(LEFT([.A488];8);&quot;.&quot;)*10^(RIGHT([.A488];3))" office:value-type="float" office:value="72443.59" calcext:value-type="float">
            <text:p>72443,59</text:p>
          </table:table-cell>
          <table:table-cell table:formula="of:=NUMBERVALUE(LEFT([.B488];8);&quot;.&quot;)*10^(RIGHT([.B488];3))" office:value-type="float" office:value="-6.85444" calcext:value-type="float">
            <text:p>-6,85444</text:p>
          </table:table-cell>
          <table:table-cell table:formula="of:=NUMBERVALUE(LEFT([.C488];8);&quot;.&quot;)*10^(RIGHT([.C488];3))+360" office:value-type="float" office:value="536.4623" calcext:value-type="float">
            <text:p>536,4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41310241300906e004</text:p>
          </table:table-cell>
          <table:table-cell office:value-type="string" calcext:value-type="string">
            <text:p>-6.85487429128696e000</text:p>
          </table:table-cell>
          <table:table-cell office:value-type="string" calcext:value-type="string">
            <text:p>1.76374227865749e002</text:p>
          </table:table-cell>
          <table:table-cell table:formula="of:=NUMBERVALUE(LEFT([.A489];8);&quot;.&quot;)*10^(RIGHT([.A489];3))" office:value-type="float" office:value="74131.02" calcext:value-type="float">
            <text:p>74131,02</text:p>
          </table:table-cell>
          <table:table-cell table:formula="of:=NUMBERVALUE(LEFT([.B489];8);&quot;.&quot;)*10^(RIGHT([.B489];3))" office:value-type="float" office:value="-6.85487" calcext:value-type="float">
            <text:p>-6,85487</text:p>
          </table:table-cell>
          <table:table-cell table:formula="of:=NUMBERVALUE(LEFT([.C489];8);&quot;.&quot;)*10^(RIGHT([.C489];3))+360" office:value-type="float" office:value="536.3742" calcext:value-type="float">
            <text:p>536,3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58577575029172e004</text:p>
          </table:table-cell>
          <table:table-cell office:value-type="string" calcext:value-type="string">
            <text:p>-6.85532749232022e000</text:p>
          </table:table-cell>
          <table:table-cell office:value-type="string" calcext:value-type="string">
            <text:p>1.76284160540973e002</text:p>
          </table:table-cell>
          <table:table-cell table:formula="of:=NUMBERVALUE(LEFT([.A490];8);&quot;.&quot;)*10^(RIGHT([.A490];3))" office:value-type="float" office:value="75857.75" calcext:value-type="float">
            <text:p>75857,75</text:p>
          </table:table-cell>
          <table:table-cell table:formula="of:=NUMBERVALUE(LEFT([.B490];8);&quot;.&quot;)*10^(RIGHT([.B490];3))" office:value-type="float" office:value="-6.85532" calcext:value-type="float">
            <text:p>-6,85532</text:p>
          </table:table-cell>
          <table:table-cell table:formula="of:=NUMBERVALUE(LEFT([.C490];8);&quot;.&quot;)*10^(RIGHT([.C490];3))+360" office:value-type="float" office:value="536.2841" calcext:value-type="float">
            <text:p>536,2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76247116628679e004</text:p>
          </table:table-cell>
          <table:table-cell office:value-type="string" calcext:value-type="string">
            <text:p>-6.85580215922317e000</text:p>
          </table:table-cell>
          <table:table-cell office:value-type="string" calcext:value-type="string">
            <text:p>1.76192128235653e002</text:p>
          </table:table-cell>
          <table:table-cell table:formula="of:=NUMBERVALUE(LEFT([.A491];8);&quot;.&quot;)*10^(RIGHT([.A491];3))" office:value-type="float" office:value="77624.71" calcext:value-type="float">
            <text:p>77624,71</text:p>
          </table:table-cell>
          <table:table-cell table:formula="of:=NUMBERVALUE(LEFT([.B491];8);&quot;.&quot;)*10^(RIGHT([.B491];3))" office:value-type="float" office:value="-6.8558" calcext:value-type="float">
            <text:p>-6,8558</text:p>
          </table:table-cell>
          <table:table-cell table:formula="of:=NUMBERVALUE(LEFT([.C491];8);&quot;.&quot;)*10^(RIGHT([.C491];3))+360" office:value-type="float" office:value="536.1921" calcext:value-type="float">
            <text:p>536,1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94328234724269e004</text:p>
          </table:table-cell>
          <table:table-cell office:value-type="string" calcext:value-type="string">
            <text:p>-6.85629930218096e000</text:p>
          </table:table-cell>
          <table:table-cell office:value-type="string" calcext:value-type="string">
            <text:p>1.76098082529948e002</text:p>
          </table:table-cell>
          <table:table-cell table:formula="of:=NUMBERVALUE(LEFT([.A492];8);&quot;.&quot;)*10^(RIGHT([.A492];3))" office:value-type="float" office:value="79432.82" calcext:value-type="float">
            <text:p>79432,82</text:p>
          </table:table-cell>
          <table:table-cell table:formula="of:=NUMBERVALUE(LEFT([.B492];8);&quot;.&quot;)*10^(RIGHT([.B492];3))" office:value-type="float" office:value="-6.85629" calcext:value-type="float">
            <text:p>-6,85629</text:p>
          </table:table-cell>
          <table:table-cell table:formula="of:=NUMBERVALUE(LEFT([.C492];8);&quot;.&quot;)*10^(RIGHT([.C492];3))+360" office:value-type="float" office:value="536.098" calcext:value-type="float">
            <text:p>536,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12830516164086e004</text:p>
          </table:table-cell>
          <table:table-cell office:value-type="string" calcext:value-type="string">
            <text:p>-6.85681997936318e000</text:p>
          </table:table-cell>
          <table:table-cell office:value-type="string" calcext:value-type="string">
            <text:p>1.76001973964022e002</text:p>
          </table:table-cell>
          <table:table-cell table:formula="of:=NUMBERVALUE(LEFT([.A493];8);&quot;.&quot;)*10^(RIGHT([.A493];3))" office:value-type="float" office:value="81283.05" calcext:value-type="float">
            <text:p>81283,05</text:p>
          </table:table-cell>
          <table:table-cell table:formula="of:=NUMBERVALUE(LEFT([.B493];8);&quot;.&quot;)*10^(RIGHT([.B493];3))" office:value-type="float" office:value="-6.85681" calcext:value-type="float">
            <text:p>-6,85681</text:p>
          </table:table-cell>
          <table:table-cell table:formula="of:=NUMBERVALUE(LEFT([.C493];8);&quot;.&quot;)*10^(RIGHT([.C493];3))+360" office:value-type="float" office:value="536.0019" calcext:value-type="float">
            <text:p>536,0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31763771102658e004</text:p>
          </table:table-cell>
          <table:table-cell office:value-type="string" calcext:value-type="string">
            <text:p>-6.85736529919590e000</text:p>
          </table:table-cell>
          <table:table-cell office:value-type="string" calcext:value-type="string">
            <text:p>1.75903752013856e002</text:p>
          </table:table-cell>
          <table:table-cell table:formula="of:=NUMBERVALUE(LEFT([.A494];8);&quot;.&quot;)*10^(RIGHT([.A494];3))" office:value-type="float" office:value="83176.37" calcext:value-type="float">
            <text:p>83176,37</text:p>
          </table:table-cell>
          <table:table-cell table:formula="of:=NUMBERVALUE(LEFT([.B494];8);&quot;.&quot;)*10^(RIGHT([.B494];3))" office:value-type="float" office:value="-6.85736" calcext:value-type="float">
            <text:p>-6,85736</text:p>
          </table:table-cell>
          <table:table-cell table:formula="of:=NUMBERVALUE(LEFT([.C494];8);&quot;.&quot;)*10^(RIGHT([.C494];3))+360" office:value-type="float" office:value="535.9037" calcext:value-type="float">
            <text:p>535,9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51138038202363e004</text:p>
          </table:table-cell>
          <table:table-cell office:value-type="string" calcext:value-type="string">
            <text:p>-6.85793642274315e000</text:p>
          </table:table-cell>
          <table:table-cell office:value-type="string" calcext:value-type="string">
            <text:p>1.75803365066658e002</text:p>
          </table:table-cell>
          <table:table-cell table:formula="of:=NUMBERVALUE(LEFT([.A495];8);&quot;.&quot;)*10^(RIGHT([.A495];3))" office:value-type="float" office:value="85113.8" calcext:value-type="float">
            <text:p>85113,8</text:p>
          </table:table-cell>
          <table:table-cell table:formula="of:=NUMBERVALUE(LEFT([.B495];8);&quot;.&quot;)*10^(RIGHT([.B495];3))" office:value-type="float" office:value="-6.85793" calcext:value-type="float">
            <text:p>-6,85793</text:p>
          </table:table-cell>
          <table:table-cell table:formula="of:=NUMBERVALUE(LEFT([.C495];8);&quot;.&quot;)*10^(RIGHT([.C495];3))+360" office:value-type="float" office:value="535.8033" calcext:value-type="float">
            <text:p>535,8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70963589956067e004</text:p>
          </table:table-cell>
          <table:table-cell office:value-type="string" calcext:value-type="string">
            <text:p>-6.85853456620245e000</text:p>
          </table:table-cell>
          <table:table-cell office:value-type="string" calcext:value-type="string">
            <text:p>1.75700760395843e002</text:p>
          </table:table-cell>
          <table:table-cell table:formula="of:=NUMBERVALUE(LEFT([.A496];8);&quot;.&quot;)*10^(RIGHT([.A496];3))" office:value-type="float" office:value="87096.35" calcext:value-type="float">
            <text:p>87096,35</text:p>
          </table:table-cell>
          <table:table-cell table:formula="of:=NUMBERVALUE(LEFT([.B496];8);&quot;.&quot;)*10^(RIGHT([.B496];3))" office:value-type="float" office:value="-6.85853" calcext:value-type="float">
            <text:p>-6,85853</text:p>
          </table:table-cell>
          <table:table-cell table:formula="of:=NUMBERVALUE(LEFT([.C496];8);&quot;.&quot;)*10^(RIGHT([.C496];3))+360" office:value-type="float" office:value="535.7007" calcext:value-type="float">
            <text:p>535,7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.91250938133731e004</text:p>
          </table:table-cell>
          <table:table-cell office:value-type="string" calcext:value-type="string">
            <text:p>-6.85916100352009e000</text:p>
          </table:table-cell>
          <table:table-cell office:value-type="string" calcext:value-type="string">
            <text:p>1.75595884135619e002</text:p>
          </table:table-cell>
          <table:table-cell table:formula="of:=NUMBERVALUE(LEFT([.A497];8);&quot;.&quot;)*10^(RIGHT([.A497];3))" office:value-type="float" office:value="89125.09" calcext:value-type="float">
            <text:p>89125,09</text:p>
          </table:table-cell>
          <table:table-cell table:formula="of:=NUMBERVALUE(LEFT([.B497];8);&quot;.&quot;)*10^(RIGHT([.B497];3))" office:value-type="float" office:value="-6.85916" calcext:value-type="float">
            <text:p>-6,85916</text:p>
          </table:table-cell>
          <table:table-cell table:formula="of:=NUMBERVALUE(LEFT([.C497];8);&quot;.&quot;)*10^(RIGHT([.C497];3))+360" office:value-type="float" office:value="535.5958" calcext:value-type="float">
            <text:p>535,59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12010839355895e004</text:p>
          </table:table-cell>
          <table:table-cell office:value-type="string" calcext:value-type="string">
            <text:p>-6.85981706913177e000</text:p>
          </table:table-cell>
          <table:table-cell office:value-type="string" calcext:value-type="string">
            <text:p>1.75488681255150e002</text:p>
          </table:table-cell>
          <table:table-cell table:formula="of:=NUMBERVALUE(LEFT([.A498];8);&quot;.&quot;)*10^(RIGHT([.A498];3))" office:value-type="float" office:value="91201.08" calcext:value-type="float">
            <text:p>91201,08</text:p>
          </table:table-cell>
          <table:table-cell table:formula="of:=NUMBERVALUE(LEFT([.B498];8);&quot;.&quot;)*10^(RIGHT([.B498];3))" office:value-type="float" office:value="-6.85981" calcext:value-type="float">
            <text:p>-6,85981</text:p>
          </table:table-cell>
          <table:table-cell table:formula="of:=NUMBERVALUE(LEFT([.C498];8);&quot;.&quot;)*10^(RIGHT([.C498];3))+360" office:value-type="float" office:value="535.4886" calcext:value-type="float">
            <text:p>535,48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33254300796976e004</text:p>
          </table:table-cell>
          <table:table-cell office:value-type="string" calcext:value-type="string">
            <text:p>-6.86050416083501e000</text:p>
          </table:table-cell>
          <table:table-cell office:value-type="string" calcext:value-type="string">
            <text:p>1.75379095532316e002</text:p>
          </table:table-cell>
          <table:table-cell table:formula="of:=NUMBERVALUE(LEFT([.A499];8);&quot;.&quot;)*10^(RIGHT([.A499];3))" office:value-type="float" office:value="93325.43" calcext:value-type="float">
            <text:p>93325,43</text:p>
          </table:table-cell>
          <table:table-cell table:formula="of:=NUMBERVALUE(LEFT([.B499];8);&quot;.&quot;)*10^(RIGHT([.B499];3))" office:value-type="float" office:value="-6.8605" calcext:value-type="float">
            <text:p>-6,8605</text:p>
          </table:table-cell>
          <table:table-cell table:formula="of:=NUMBERVALUE(LEFT([.C499];8);&quot;.&quot;)*10^(RIGHT([.C499];3))+360" office:value-type="float" office:value="535.379" calcext:value-type="float">
            <text:p>535,3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54992586021420e004</text:p>
          </table:table-cell>
          <table:table-cell office:value-type="string" calcext:value-type="string">
            <text:p>-6.86122374279903e000</text:p>
          </table:table-cell>
          <table:table-cell office:value-type="string" calcext:value-type="string">
            <text:p>1.75267069527060e002</text:p>
          </table:table-cell>
          <table:table-cell table:formula="of:=NUMBERVALUE(LEFT([.A500];8);&quot;.&quot;)*10^(RIGHT([.A500];3))" office:value-type="float" office:value="95499.25" calcext:value-type="float">
            <text:p>95499,25</text:p>
          </table:table-cell>
          <table:table-cell table:formula="of:=NUMBERVALUE(LEFT([.B500];8);&quot;.&quot;)*10^(RIGHT([.B500];3))" office:value-type="float" office:value="-6.86122" calcext:value-type="float">
            <text:p>-6,86122</text:p>
          </table:table-cell>
          <table:table-cell table:formula="of:=NUMBERVALUE(LEFT([.C500];8);&quot;.&quot;)*10^(RIGHT([.C500];3))+360" office:value-type="float" office:value="535.267" calcext:value-type="float">
            <text:p>535,2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9.77237220955795e004</text:p>
          </table:table-cell>
          <table:table-cell office:value-type="string" calcext:value-type="string">
            <text:p>-6.86197734871959e000</text:p>
          </table:table-cell>
          <table:table-cell office:value-type="string" calcext:value-type="string">
            <text:p>1.75152544554333e002</text:p>
          </table:table-cell>
          <table:table-cell table:formula="of:=NUMBERVALUE(LEFT([.A501];8);&quot;.&quot;)*10^(RIGHT([.A501];3))" office:value-type="float" office:value="97723.72" calcext:value-type="float">
            <text:p>97723,72</text:p>
          </table:table-cell>
          <table:table-cell table:formula="of:=NUMBERVALUE(LEFT([.B501];8);&quot;.&quot;)*10^(RIGHT([.B501];3))" office:value-type="float" office:value="-6.86197" calcext:value-type="float">
            <text:p>-6,86197</text:p>
          </table:table-cell>
          <table:table-cell table:formula="of:=NUMBERVALUE(LEFT([.C501];8);&quot;.&quot;)*10^(RIGHT([.C501];3))+360" office:value-type="float" office:value="535.1525" calcext:value-type="float">
            <text:p>535,1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.00000000000000e005</text:p>
          </table:table-cell>
          <table:table-cell office:value-type="string" calcext:value-type="string">
            <text:p>-6.86276658512464e000</text:p>
          </table:table-cell>
          <table:table-cell office:value-type="string" calcext:value-type="string">
            <text:p>1.75035460656639e002</text:p>
          </table:table-cell>
          <table:table-cell table:formula="of:=NUMBERVALUE(LEFT([.A502];8);&quot;.&quot;)*10^(RIGHT([.A502];3))" office:value-type="float" office:value="100000" calcext:value-type="float">
            <text:p>100000</text:p>
          </table:table-cell>
          <table:table-cell table:formula="of:=NUMBERVALUE(LEFT([.B502];8);&quot;.&quot;)*10^(RIGHT([.B502];3))" office:value-type="float" office:value="-6.86276" calcext:value-type="float">
            <text:p>-6,86276</text:p>
          </table:table-cell>
          <table:table-cell table:formula="of:=NUMBERVALUE(LEFT([.C502];8);&quot;.&quot;)*10^(RIGHT([.C502];3))+360" office:value-type="float" office:value="535.0354" calcext:value-type="float">
            <text:p>535,0354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03];8);&quot;.&quot;)*10^(RIGHT([.A503];3))" office:value-type="string" office:string-value="" calcext:value-type="error">
            <text:p>#ARG!</text:p>
          </table:table-cell>
          <table:table-cell table:formula="of:=NUMBERVALUE(LEFT([.B503];8);&quot;.&quot;)*10^(RIGHT([.B503];3))" office:value-type="string" office:string-value="" calcext:value-type="error">
            <text:p>#ARG!</text:p>
          </table:table-cell>
          <table:table-cell table:formula="of:=NUMBERVALUE(LEFT([.C503];8);&quot;.&quot;)*10^(RIGHT([.C50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04];8);&quot;.&quot;)*10^(RIGHT([.A504];3))" office:value-type="string" office:string-value="" calcext:value-type="error">
            <text:p>#ARG!</text:p>
          </table:table-cell>
          <table:table-cell table:formula="of:=NUMBERVALUE(LEFT([.B504];8);&quot;.&quot;)*10^(RIGHT([.B504];3))" office:value-type="string" office:string-value="" calcext:value-type="error">
            <text:p>#ARG!</text:p>
          </table:table-cell>
          <table:table-cell table:formula="of:=NUMBERVALUE(LEFT([.C504];8);&quot;.&quot;)*10^(RIGHT([.C50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05];8);&quot;.&quot;)*10^(RIGHT([.A505];3))" office:value-type="string" office:string-value="" calcext:value-type="error">
            <text:p>#ARG!</text:p>
          </table:table-cell>
          <table:table-cell table:formula="of:=NUMBERVALUE(LEFT([.B505];8);&quot;.&quot;)*10^(RIGHT([.B505];3))" office:value-type="string" office:string-value="" calcext:value-type="error">
            <text:p>#ARG!</text:p>
          </table:table-cell>
          <table:table-cell table:formula="of:=NUMBERVALUE(LEFT([.C505];8);&quot;.&quot;)*10^(RIGHT([.C50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06];8);&quot;.&quot;)*10^(RIGHT([.A506];3))" office:value-type="string" office:string-value="" calcext:value-type="error">
            <text:p>#ARG!</text:p>
          </table:table-cell>
          <table:table-cell table:formula="of:=NUMBERVALUE(LEFT([.B506];8);&quot;.&quot;)*10^(RIGHT([.B506];3))" office:value-type="string" office:string-value="" calcext:value-type="error">
            <text:p>#ARG!</text:p>
          </table:table-cell>
          <table:table-cell table:formula="of:=NUMBERVALUE(LEFT([.C506];8);&quot;.&quot;)*10^(RIGHT([.C50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07];8);&quot;.&quot;)*10^(RIGHT([.A507];3))" office:value-type="string" office:string-value="" calcext:value-type="error">
            <text:p>#ARG!</text:p>
          </table:table-cell>
          <table:table-cell table:formula="of:=NUMBERVALUE(LEFT([.B507];8);&quot;.&quot;)*10^(RIGHT([.B507];3))" office:value-type="string" office:string-value="" calcext:value-type="error">
            <text:p>#ARG!</text:p>
          </table:table-cell>
          <table:table-cell table:formula="of:=NUMBERVALUE(LEFT([.C507];8);&quot;.&quot;)*10^(RIGHT([.C50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08];8);&quot;.&quot;)*10^(RIGHT([.A508];3))" office:value-type="string" office:string-value="" calcext:value-type="error">
            <text:p>#ARG!</text:p>
          </table:table-cell>
          <table:table-cell table:formula="of:=NUMBERVALUE(LEFT([.B508];8);&quot;.&quot;)*10^(RIGHT([.B508];3))" office:value-type="string" office:string-value="" calcext:value-type="error">
            <text:p>#ARG!</text:p>
          </table:table-cell>
          <table:table-cell table:formula="of:=NUMBERVALUE(LEFT([.C508];8);&quot;.&quot;)*10^(RIGHT([.C50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09];8);&quot;.&quot;)*10^(RIGHT([.A509];3))" office:value-type="string" office:string-value="" calcext:value-type="error">
            <text:p>#ARG!</text:p>
          </table:table-cell>
          <table:table-cell table:formula="of:=NUMBERVALUE(LEFT([.B509];8);&quot;.&quot;)*10^(RIGHT([.B509];3))" office:value-type="string" office:string-value="" calcext:value-type="error">
            <text:p>#ARG!</text:p>
          </table:table-cell>
          <table:table-cell table:formula="of:=NUMBERVALUE(LEFT([.C509];8);&quot;.&quot;)*10^(RIGHT([.C50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0];8);&quot;.&quot;)*10^(RIGHT([.A510];3))" office:value-type="string" office:string-value="" calcext:value-type="error">
            <text:p>#ARG!</text:p>
          </table:table-cell>
          <table:table-cell table:formula="of:=NUMBERVALUE(LEFT([.B510];8);&quot;.&quot;)*10^(RIGHT([.B510];3))" office:value-type="string" office:string-value="" calcext:value-type="error">
            <text:p>#ARG!</text:p>
          </table:table-cell>
          <table:table-cell table:formula="of:=NUMBERVALUE(LEFT([.C510];8);&quot;.&quot;)*10^(RIGHT([.C51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1];8);&quot;.&quot;)*10^(RIGHT([.A511];3))" office:value-type="string" office:string-value="" calcext:value-type="error">
            <text:p>#ARG!</text:p>
          </table:table-cell>
          <table:table-cell table:formula="of:=NUMBERVALUE(LEFT([.B511];8);&quot;.&quot;)*10^(RIGHT([.B511];3))" office:value-type="string" office:string-value="" calcext:value-type="error">
            <text:p>#ARG!</text:p>
          </table:table-cell>
          <table:table-cell table:formula="of:=NUMBERVALUE(LEFT([.C511];8);&quot;.&quot;)*10^(RIGHT([.C51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2];8);&quot;.&quot;)*10^(RIGHT([.A512];3))" office:value-type="string" office:string-value="" calcext:value-type="error">
            <text:p>#ARG!</text:p>
          </table:table-cell>
          <table:table-cell table:formula="of:=NUMBERVALUE(LEFT([.B512];8);&quot;.&quot;)*10^(RIGHT([.B512];3))" office:value-type="string" office:string-value="" calcext:value-type="error">
            <text:p>#ARG!</text:p>
          </table:table-cell>
          <table:table-cell table:formula="of:=NUMBERVALUE(LEFT([.C512];8);&quot;.&quot;)*10^(RIGHT([.C51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3];8);&quot;.&quot;)*10^(RIGHT([.A513];3))" office:value-type="string" office:string-value="" calcext:value-type="error">
            <text:p>#ARG!</text:p>
          </table:table-cell>
          <table:table-cell table:formula="of:=NUMBERVALUE(LEFT([.B513];8);&quot;.&quot;)*10^(RIGHT([.B513];3))" office:value-type="string" office:string-value="" calcext:value-type="error">
            <text:p>#ARG!</text:p>
          </table:table-cell>
          <table:table-cell table:formula="of:=NUMBERVALUE(LEFT([.C513];8);&quot;.&quot;)*10^(RIGHT([.C51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4];8);&quot;.&quot;)*10^(RIGHT([.A514];3))" office:value-type="string" office:string-value="" calcext:value-type="error">
            <text:p>#ARG!</text:p>
          </table:table-cell>
          <table:table-cell table:formula="of:=NUMBERVALUE(LEFT([.B514];8);&quot;.&quot;)*10^(RIGHT([.B514];3))" office:value-type="string" office:string-value="" calcext:value-type="error">
            <text:p>#ARG!</text:p>
          </table:table-cell>
          <table:table-cell table:formula="of:=NUMBERVALUE(LEFT([.C514];8);&quot;.&quot;)*10^(RIGHT([.C51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5];8);&quot;.&quot;)*10^(RIGHT([.A515];3))" office:value-type="string" office:string-value="" calcext:value-type="error">
            <text:p>#ARG!</text:p>
          </table:table-cell>
          <table:table-cell table:formula="of:=NUMBERVALUE(LEFT([.B515];8);&quot;.&quot;)*10^(RIGHT([.B515];3))" office:value-type="string" office:string-value="" calcext:value-type="error">
            <text:p>#ARG!</text:p>
          </table:table-cell>
          <table:table-cell table:formula="of:=NUMBERVALUE(LEFT([.C515];8);&quot;.&quot;)*10^(RIGHT([.C51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6];8);&quot;.&quot;)*10^(RIGHT([.A516];3))" office:value-type="string" office:string-value="" calcext:value-type="error">
            <text:p>#ARG!</text:p>
          </table:table-cell>
          <table:table-cell table:formula="of:=NUMBERVALUE(LEFT([.B516];8);&quot;.&quot;)*10^(RIGHT([.B516];3))" office:value-type="string" office:string-value="" calcext:value-type="error">
            <text:p>#ARG!</text:p>
          </table:table-cell>
          <table:table-cell table:formula="of:=NUMBERVALUE(LEFT([.C516];8);&quot;.&quot;)*10^(RIGHT([.C51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7];8);&quot;.&quot;)*10^(RIGHT([.A517];3))" office:value-type="string" office:string-value="" calcext:value-type="error">
            <text:p>#ARG!</text:p>
          </table:table-cell>
          <table:table-cell table:formula="of:=NUMBERVALUE(LEFT([.B517];8);&quot;.&quot;)*10^(RIGHT([.B517];3))" office:value-type="string" office:string-value="" calcext:value-type="error">
            <text:p>#ARG!</text:p>
          </table:table-cell>
          <table:table-cell table:formula="of:=NUMBERVALUE(LEFT([.C517];8);&quot;.&quot;)*10^(RIGHT([.C51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8];8);&quot;.&quot;)*10^(RIGHT([.A518];3))" office:value-type="string" office:string-value="" calcext:value-type="error">
            <text:p>#ARG!</text:p>
          </table:table-cell>
          <table:table-cell table:formula="of:=NUMBERVALUE(LEFT([.B518];8);&quot;.&quot;)*10^(RIGHT([.B518];3))" office:value-type="string" office:string-value="" calcext:value-type="error">
            <text:p>#ARG!</text:p>
          </table:table-cell>
          <table:table-cell table:formula="of:=NUMBERVALUE(LEFT([.C518];8);&quot;.&quot;)*10^(RIGHT([.C51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19];8);&quot;.&quot;)*10^(RIGHT([.A519];3))" office:value-type="string" office:string-value="" calcext:value-type="error">
            <text:p>#ARG!</text:p>
          </table:table-cell>
          <table:table-cell table:formula="of:=NUMBERVALUE(LEFT([.B519];8);&quot;.&quot;)*10^(RIGHT([.B519];3))" office:value-type="string" office:string-value="" calcext:value-type="error">
            <text:p>#ARG!</text:p>
          </table:table-cell>
          <table:table-cell table:formula="of:=NUMBERVALUE(LEFT([.C519];8);&quot;.&quot;)*10^(RIGHT([.C51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0];8);&quot;.&quot;)*10^(RIGHT([.A520];3))" office:value-type="string" office:string-value="" calcext:value-type="error">
            <text:p>#ARG!</text:p>
          </table:table-cell>
          <table:table-cell table:formula="of:=NUMBERVALUE(LEFT([.B520];8);&quot;.&quot;)*10^(RIGHT([.B520];3))" office:value-type="string" office:string-value="" calcext:value-type="error">
            <text:p>#ARG!</text:p>
          </table:table-cell>
          <table:table-cell table:formula="of:=NUMBERVALUE(LEFT([.C520];8);&quot;.&quot;)*10^(RIGHT([.C52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1];8);&quot;.&quot;)*10^(RIGHT([.A521];3))" office:value-type="string" office:string-value="" calcext:value-type="error">
            <text:p>#ARG!</text:p>
          </table:table-cell>
          <table:table-cell table:formula="of:=NUMBERVALUE(LEFT([.B521];8);&quot;.&quot;)*10^(RIGHT([.B521];3))" office:value-type="string" office:string-value="" calcext:value-type="error">
            <text:p>#ARG!</text:p>
          </table:table-cell>
          <table:table-cell table:formula="of:=NUMBERVALUE(LEFT([.C521];8);&quot;.&quot;)*10^(RIGHT([.C52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2];8);&quot;.&quot;)*10^(RIGHT([.A522];3))" office:value-type="string" office:string-value="" calcext:value-type="error">
            <text:p>#ARG!</text:p>
          </table:table-cell>
          <table:table-cell table:formula="of:=NUMBERVALUE(LEFT([.B522];8);&quot;.&quot;)*10^(RIGHT([.B522];3))" office:value-type="string" office:string-value="" calcext:value-type="error">
            <text:p>#ARG!</text:p>
          </table:table-cell>
          <table:table-cell table:formula="of:=NUMBERVALUE(LEFT([.C522];8);&quot;.&quot;)*10^(RIGHT([.C52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3];8);&quot;.&quot;)*10^(RIGHT([.A523];3))" office:value-type="string" office:string-value="" calcext:value-type="error">
            <text:p>#ARG!</text:p>
          </table:table-cell>
          <table:table-cell table:formula="of:=NUMBERVALUE(LEFT([.B523];8);&quot;.&quot;)*10^(RIGHT([.B523];3))" office:value-type="string" office:string-value="" calcext:value-type="error">
            <text:p>#ARG!</text:p>
          </table:table-cell>
          <table:table-cell table:formula="of:=NUMBERVALUE(LEFT([.C523];8);&quot;.&quot;)*10^(RIGHT([.C52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4];8);&quot;.&quot;)*10^(RIGHT([.A524];3))" office:value-type="string" office:string-value="" calcext:value-type="error">
            <text:p>#ARG!</text:p>
          </table:table-cell>
          <table:table-cell table:formula="of:=NUMBERVALUE(LEFT([.B524];8);&quot;.&quot;)*10^(RIGHT([.B524];3))" office:value-type="string" office:string-value="" calcext:value-type="error">
            <text:p>#ARG!</text:p>
          </table:table-cell>
          <table:table-cell table:formula="of:=NUMBERVALUE(LEFT([.C524];8);&quot;.&quot;)*10^(RIGHT([.C52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5];8);&quot;.&quot;)*10^(RIGHT([.A525];3))" office:value-type="string" office:string-value="" calcext:value-type="error">
            <text:p>#ARG!</text:p>
          </table:table-cell>
          <table:table-cell table:formula="of:=NUMBERVALUE(LEFT([.B525];8);&quot;.&quot;)*10^(RIGHT([.B525];3))" office:value-type="string" office:string-value="" calcext:value-type="error">
            <text:p>#ARG!</text:p>
          </table:table-cell>
          <table:table-cell table:formula="of:=NUMBERVALUE(LEFT([.C525];8);&quot;.&quot;)*10^(RIGHT([.C52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6];8);&quot;.&quot;)*10^(RIGHT([.A526];3))" office:value-type="string" office:string-value="" calcext:value-type="error">
            <text:p>#ARG!</text:p>
          </table:table-cell>
          <table:table-cell table:formula="of:=NUMBERVALUE(LEFT([.B526];8);&quot;.&quot;)*10^(RIGHT([.B526];3))" office:value-type="string" office:string-value="" calcext:value-type="error">
            <text:p>#ARG!</text:p>
          </table:table-cell>
          <table:table-cell table:formula="of:=NUMBERVALUE(LEFT([.C526];8);&quot;.&quot;)*10^(RIGHT([.C52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7];8);&quot;.&quot;)*10^(RIGHT([.A527];3))" office:value-type="string" office:string-value="" calcext:value-type="error">
            <text:p>#ARG!</text:p>
          </table:table-cell>
          <table:table-cell table:formula="of:=NUMBERVALUE(LEFT([.B527];8);&quot;.&quot;)*10^(RIGHT([.B527];3))" office:value-type="string" office:string-value="" calcext:value-type="error">
            <text:p>#ARG!</text:p>
          </table:table-cell>
          <table:table-cell table:formula="of:=NUMBERVALUE(LEFT([.C527];8);&quot;.&quot;)*10^(RIGHT([.C52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8];8);&quot;.&quot;)*10^(RIGHT([.A528];3))" office:value-type="string" office:string-value="" calcext:value-type="error">
            <text:p>#ARG!</text:p>
          </table:table-cell>
          <table:table-cell table:formula="of:=NUMBERVALUE(LEFT([.B528];8);&quot;.&quot;)*10^(RIGHT([.B528];3))" office:value-type="string" office:string-value="" calcext:value-type="error">
            <text:p>#ARG!</text:p>
          </table:table-cell>
          <table:table-cell table:formula="of:=NUMBERVALUE(LEFT([.C528];8);&quot;.&quot;)*10^(RIGHT([.C52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29];8);&quot;.&quot;)*10^(RIGHT([.A529];3))" office:value-type="string" office:string-value="" calcext:value-type="error">
            <text:p>#ARG!</text:p>
          </table:table-cell>
          <table:table-cell table:formula="of:=NUMBERVALUE(LEFT([.B529];8);&quot;.&quot;)*10^(RIGHT([.B529];3))" office:value-type="string" office:string-value="" calcext:value-type="error">
            <text:p>#ARG!</text:p>
          </table:table-cell>
          <table:table-cell table:formula="of:=NUMBERVALUE(LEFT([.C529];8);&quot;.&quot;)*10^(RIGHT([.C52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0];8);&quot;.&quot;)*10^(RIGHT([.A530];3))" office:value-type="string" office:string-value="" calcext:value-type="error">
            <text:p>#ARG!</text:p>
          </table:table-cell>
          <table:table-cell table:formula="of:=NUMBERVALUE(LEFT([.B530];8);&quot;.&quot;)*10^(RIGHT([.B530];3))" office:value-type="string" office:string-value="" calcext:value-type="error">
            <text:p>#ARG!</text:p>
          </table:table-cell>
          <table:table-cell table:formula="of:=NUMBERVALUE(LEFT([.C530];8);&quot;.&quot;)*10^(RIGHT([.C53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1];8);&quot;.&quot;)*10^(RIGHT([.A531];3))" office:value-type="string" office:string-value="" calcext:value-type="error">
            <text:p>#ARG!</text:p>
          </table:table-cell>
          <table:table-cell table:formula="of:=NUMBERVALUE(LEFT([.B531];8);&quot;.&quot;)*10^(RIGHT([.B531];3))" office:value-type="string" office:string-value="" calcext:value-type="error">
            <text:p>#ARG!</text:p>
          </table:table-cell>
          <table:table-cell table:formula="of:=NUMBERVALUE(LEFT([.C531];8);&quot;.&quot;)*10^(RIGHT([.C53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2];8);&quot;.&quot;)*10^(RIGHT([.A532];3))" office:value-type="string" office:string-value="" calcext:value-type="error">
            <text:p>#ARG!</text:p>
          </table:table-cell>
          <table:table-cell table:formula="of:=NUMBERVALUE(LEFT([.B532];8);&quot;.&quot;)*10^(RIGHT([.B532];3))" office:value-type="string" office:string-value="" calcext:value-type="error">
            <text:p>#ARG!</text:p>
          </table:table-cell>
          <table:table-cell table:formula="of:=NUMBERVALUE(LEFT([.C532];8);&quot;.&quot;)*10^(RIGHT([.C53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3];8);&quot;.&quot;)*10^(RIGHT([.A533];3))" office:value-type="string" office:string-value="" calcext:value-type="error">
            <text:p>#ARG!</text:p>
          </table:table-cell>
          <table:table-cell table:formula="of:=NUMBERVALUE(LEFT([.B533];8);&quot;.&quot;)*10^(RIGHT([.B533];3))" office:value-type="string" office:string-value="" calcext:value-type="error">
            <text:p>#ARG!</text:p>
          </table:table-cell>
          <table:table-cell table:formula="of:=NUMBERVALUE(LEFT([.C533];8);&quot;.&quot;)*10^(RIGHT([.C53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4];8);&quot;.&quot;)*10^(RIGHT([.A534];3))" office:value-type="string" office:string-value="" calcext:value-type="error">
            <text:p>#ARG!</text:p>
          </table:table-cell>
          <table:table-cell table:formula="of:=NUMBERVALUE(LEFT([.B534];8);&quot;.&quot;)*10^(RIGHT([.B534];3))" office:value-type="string" office:string-value="" calcext:value-type="error">
            <text:p>#ARG!</text:p>
          </table:table-cell>
          <table:table-cell table:formula="of:=NUMBERVALUE(LEFT([.C534];8);&quot;.&quot;)*10^(RIGHT([.C53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5];8);&quot;.&quot;)*10^(RIGHT([.A535];3))" office:value-type="string" office:string-value="" calcext:value-type="error">
            <text:p>#ARG!</text:p>
          </table:table-cell>
          <table:table-cell table:formula="of:=NUMBERVALUE(LEFT([.B535];8);&quot;.&quot;)*10^(RIGHT([.B535];3))" office:value-type="string" office:string-value="" calcext:value-type="error">
            <text:p>#ARG!</text:p>
          </table:table-cell>
          <table:table-cell table:formula="of:=NUMBERVALUE(LEFT([.C535];8);&quot;.&quot;)*10^(RIGHT([.C53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6];8);&quot;.&quot;)*10^(RIGHT([.A536];3))" office:value-type="string" office:string-value="" calcext:value-type="error">
            <text:p>#ARG!</text:p>
          </table:table-cell>
          <table:table-cell table:formula="of:=NUMBERVALUE(LEFT([.B536];8);&quot;.&quot;)*10^(RIGHT([.B536];3))" office:value-type="string" office:string-value="" calcext:value-type="error">
            <text:p>#ARG!</text:p>
          </table:table-cell>
          <table:table-cell table:formula="of:=NUMBERVALUE(LEFT([.C536];8);&quot;.&quot;)*10^(RIGHT([.C53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7];8);&quot;.&quot;)*10^(RIGHT([.A537];3))" office:value-type="string" office:string-value="" calcext:value-type="error">
            <text:p>#ARG!</text:p>
          </table:table-cell>
          <table:table-cell table:formula="of:=NUMBERVALUE(LEFT([.B537];8);&quot;.&quot;)*10^(RIGHT([.B537];3))" office:value-type="string" office:string-value="" calcext:value-type="error">
            <text:p>#ARG!</text:p>
          </table:table-cell>
          <table:table-cell table:formula="of:=NUMBERVALUE(LEFT([.C537];8);&quot;.&quot;)*10^(RIGHT([.C53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8];8);&quot;.&quot;)*10^(RIGHT([.A538];3))" office:value-type="string" office:string-value="" calcext:value-type="error">
            <text:p>#ARG!</text:p>
          </table:table-cell>
          <table:table-cell table:formula="of:=NUMBERVALUE(LEFT([.B538];8);&quot;.&quot;)*10^(RIGHT([.B538];3))" office:value-type="string" office:string-value="" calcext:value-type="error">
            <text:p>#ARG!</text:p>
          </table:table-cell>
          <table:table-cell table:formula="of:=NUMBERVALUE(LEFT([.C538];8);&quot;.&quot;)*10^(RIGHT([.C53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39];8);&quot;.&quot;)*10^(RIGHT([.A539];3))" office:value-type="string" office:string-value="" calcext:value-type="error">
            <text:p>#ARG!</text:p>
          </table:table-cell>
          <table:table-cell table:formula="of:=NUMBERVALUE(LEFT([.B539];8);&quot;.&quot;)*10^(RIGHT([.B539];3))" office:value-type="string" office:string-value="" calcext:value-type="error">
            <text:p>#ARG!</text:p>
          </table:table-cell>
          <table:table-cell table:formula="of:=NUMBERVALUE(LEFT([.C539];8);&quot;.&quot;)*10^(RIGHT([.C53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0];8);&quot;.&quot;)*10^(RIGHT([.A540];3))" office:value-type="string" office:string-value="" calcext:value-type="error">
            <text:p>#ARG!</text:p>
          </table:table-cell>
          <table:table-cell table:formula="of:=NUMBERVALUE(LEFT([.B540];8);&quot;.&quot;)*10^(RIGHT([.B540];3))" office:value-type="string" office:string-value="" calcext:value-type="error">
            <text:p>#ARG!</text:p>
          </table:table-cell>
          <table:table-cell table:formula="of:=NUMBERVALUE(LEFT([.C540];8);&quot;.&quot;)*10^(RIGHT([.C54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1];8);&quot;.&quot;)*10^(RIGHT([.A541];3))" office:value-type="string" office:string-value="" calcext:value-type="error">
            <text:p>#ARG!</text:p>
          </table:table-cell>
          <table:table-cell table:formula="of:=NUMBERVALUE(LEFT([.B541];8);&quot;.&quot;)*10^(RIGHT([.B541];3))" office:value-type="string" office:string-value="" calcext:value-type="error">
            <text:p>#ARG!</text:p>
          </table:table-cell>
          <table:table-cell table:formula="of:=NUMBERVALUE(LEFT([.C541];8);&quot;.&quot;)*10^(RIGHT([.C54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2];8);&quot;.&quot;)*10^(RIGHT([.A542];3))" office:value-type="string" office:string-value="" calcext:value-type="error">
            <text:p>#ARG!</text:p>
          </table:table-cell>
          <table:table-cell table:formula="of:=NUMBERVALUE(LEFT([.B542];8);&quot;.&quot;)*10^(RIGHT([.B542];3))" office:value-type="string" office:string-value="" calcext:value-type="error">
            <text:p>#ARG!</text:p>
          </table:table-cell>
          <table:table-cell table:formula="of:=NUMBERVALUE(LEFT([.C542];8);&quot;.&quot;)*10^(RIGHT([.C54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3];8);&quot;.&quot;)*10^(RIGHT([.A543];3))" office:value-type="string" office:string-value="" calcext:value-type="error">
            <text:p>#ARG!</text:p>
          </table:table-cell>
          <table:table-cell table:formula="of:=NUMBERVALUE(LEFT([.B543];8);&quot;.&quot;)*10^(RIGHT([.B543];3))" office:value-type="string" office:string-value="" calcext:value-type="error">
            <text:p>#ARG!</text:p>
          </table:table-cell>
          <table:table-cell table:formula="of:=NUMBERVALUE(LEFT([.C543];8);&quot;.&quot;)*10^(RIGHT([.C54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4];8);&quot;.&quot;)*10^(RIGHT([.A544];3))" office:value-type="string" office:string-value="" calcext:value-type="error">
            <text:p>#ARG!</text:p>
          </table:table-cell>
          <table:table-cell table:formula="of:=NUMBERVALUE(LEFT([.B544];8);&quot;.&quot;)*10^(RIGHT([.B544];3))" office:value-type="string" office:string-value="" calcext:value-type="error">
            <text:p>#ARG!</text:p>
          </table:table-cell>
          <table:table-cell table:formula="of:=NUMBERVALUE(LEFT([.C544];8);&quot;.&quot;)*10^(RIGHT([.C54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5];8);&quot;.&quot;)*10^(RIGHT([.A545];3))" office:value-type="string" office:string-value="" calcext:value-type="error">
            <text:p>#ARG!</text:p>
          </table:table-cell>
          <table:table-cell table:formula="of:=NUMBERVALUE(LEFT([.B545];8);&quot;.&quot;)*10^(RIGHT([.B545];3))" office:value-type="string" office:string-value="" calcext:value-type="error">
            <text:p>#ARG!</text:p>
          </table:table-cell>
          <table:table-cell table:formula="of:=NUMBERVALUE(LEFT([.C545];8);&quot;.&quot;)*10^(RIGHT([.C54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6];8);&quot;.&quot;)*10^(RIGHT([.A546];3))" office:value-type="string" office:string-value="" calcext:value-type="error">
            <text:p>#ARG!</text:p>
          </table:table-cell>
          <table:table-cell table:formula="of:=NUMBERVALUE(LEFT([.B546];8);&quot;.&quot;)*10^(RIGHT([.B546];3))" office:value-type="string" office:string-value="" calcext:value-type="error">
            <text:p>#ARG!</text:p>
          </table:table-cell>
          <table:table-cell table:formula="of:=NUMBERVALUE(LEFT([.C546];8);&quot;.&quot;)*10^(RIGHT([.C54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7];8);&quot;.&quot;)*10^(RIGHT([.A547];3))" office:value-type="string" office:string-value="" calcext:value-type="error">
            <text:p>#ARG!</text:p>
          </table:table-cell>
          <table:table-cell table:formula="of:=NUMBERVALUE(LEFT([.B547];8);&quot;.&quot;)*10^(RIGHT([.B547];3))" office:value-type="string" office:string-value="" calcext:value-type="error">
            <text:p>#ARG!</text:p>
          </table:table-cell>
          <table:table-cell table:formula="of:=NUMBERVALUE(LEFT([.C547];8);&quot;.&quot;)*10^(RIGHT([.C54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8];8);&quot;.&quot;)*10^(RIGHT([.A548];3))" office:value-type="string" office:string-value="" calcext:value-type="error">
            <text:p>#ARG!</text:p>
          </table:table-cell>
          <table:table-cell table:formula="of:=NUMBERVALUE(LEFT([.B548];8);&quot;.&quot;)*10^(RIGHT([.B548];3))" office:value-type="string" office:string-value="" calcext:value-type="error">
            <text:p>#ARG!</text:p>
          </table:table-cell>
          <table:table-cell table:formula="of:=NUMBERVALUE(LEFT([.C548];8);&quot;.&quot;)*10^(RIGHT([.C54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49];8);&quot;.&quot;)*10^(RIGHT([.A549];3))" office:value-type="string" office:string-value="" calcext:value-type="error">
            <text:p>#ARG!</text:p>
          </table:table-cell>
          <table:table-cell table:formula="of:=NUMBERVALUE(LEFT([.B549];8);&quot;.&quot;)*10^(RIGHT([.B549];3))" office:value-type="string" office:string-value="" calcext:value-type="error">
            <text:p>#ARG!</text:p>
          </table:table-cell>
          <table:table-cell table:formula="of:=NUMBERVALUE(LEFT([.C549];8);&quot;.&quot;)*10^(RIGHT([.C54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0];8);&quot;.&quot;)*10^(RIGHT([.A550];3))" office:value-type="string" office:string-value="" calcext:value-type="error">
            <text:p>#ARG!</text:p>
          </table:table-cell>
          <table:table-cell table:formula="of:=NUMBERVALUE(LEFT([.B550];8);&quot;.&quot;)*10^(RIGHT([.B550];3))" office:value-type="string" office:string-value="" calcext:value-type="error">
            <text:p>#ARG!</text:p>
          </table:table-cell>
          <table:table-cell table:formula="of:=NUMBERVALUE(LEFT([.C550];8);&quot;.&quot;)*10^(RIGHT([.C55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1];8);&quot;.&quot;)*10^(RIGHT([.A551];3))" office:value-type="string" office:string-value="" calcext:value-type="error">
            <text:p>#ARG!</text:p>
          </table:table-cell>
          <table:table-cell table:formula="of:=NUMBERVALUE(LEFT([.B551];8);&quot;.&quot;)*10^(RIGHT([.B551];3))" office:value-type="string" office:string-value="" calcext:value-type="error">
            <text:p>#ARG!</text:p>
          </table:table-cell>
          <table:table-cell table:formula="of:=NUMBERVALUE(LEFT([.C551];8);&quot;.&quot;)*10^(RIGHT([.C55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2];8);&quot;.&quot;)*10^(RIGHT([.A552];3))" office:value-type="string" office:string-value="" calcext:value-type="error">
            <text:p>#ARG!</text:p>
          </table:table-cell>
          <table:table-cell table:formula="of:=NUMBERVALUE(LEFT([.B552];8);&quot;.&quot;)*10^(RIGHT([.B552];3))" office:value-type="string" office:string-value="" calcext:value-type="error">
            <text:p>#ARG!</text:p>
          </table:table-cell>
          <table:table-cell table:formula="of:=NUMBERVALUE(LEFT([.C552];8);&quot;.&quot;)*10^(RIGHT([.C55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3];8);&quot;.&quot;)*10^(RIGHT([.A553];3))" office:value-type="string" office:string-value="" calcext:value-type="error">
            <text:p>#ARG!</text:p>
          </table:table-cell>
          <table:table-cell table:formula="of:=NUMBERVALUE(LEFT([.B553];8);&quot;.&quot;)*10^(RIGHT([.B553];3))" office:value-type="string" office:string-value="" calcext:value-type="error">
            <text:p>#ARG!</text:p>
          </table:table-cell>
          <table:table-cell table:formula="of:=NUMBERVALUE(LEFT([.C553];8);&quot;.&quot;)*10^(RIGHT([.C55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4];8);&quot;.&quot;)*10^(RIGHT([.A554];3))" office:value-type="string" office:string-value="" calcext:value-type="error">
            <text:p>#ARG!</text:p>
          </table:table-cell>
          <table:table-cell table:formula="of:=NUMBERVALUE(LEFT([.B554];8);&quot;.&quot;)*10^(RIGHT([.B554];3))" office:value-type="string" office:string-value="" calcext:value-type="error">
            <text:p>#ARG!</text:p>
          </table:table-cell>
          <table:table-cell table:formula="of:=NUMBERVALUE(LEFT([.C554];8);&quot;.&quot;)*10^(RIGHT([.C55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5];8);&quot;.&quot;)*10^(RIGHT([.A555];3))" office:value-type="string" office:string-value="" calcext:value-type="error">
            <text:p>#ARG!</text:p>
          </table:table-cell>
          <table:table-cell table:formula="of:=NUMBERVALUE(LEFT([.B555];8);&quot;.&quot;)*10^(RIGHT([.B555];3))" office:value-type="string" office:string-value="" calcext:value-type="error">
            <text:p>#ARG!</text:p>
          </table:table-cell>
          <table:table-cell table:formula="of:=NUMBERVALUE(LEFT([.C555];8);&quot;.&quot;)*10^(RIGHT([.C55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6];8);&quot;.&quot;)*10^(RIGHT([.A556];3))" office:value-type="string" office:string-value="" calcext:value-type="error">
            <text:p>#ARG!</text:p>
          </table:table-cell>
          <table:table-cell table:formula="of:=NUMBERVALUE(LEFT([.B556];8);&quot;.&quot;)*10^(RIGHT([.B556];3))" office:value-type="string" office:string-value="" calcext:value-type="error">
            <text:p>#ARG!</text:p>
          </table:table-cell>
          <table:table-cell table:formula="of:=NUMBERVALUE(LEFT([.C556];8);&quot;.&quot;)*10^(RIGHT([.C55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7];8);&quot;.&quot;)*10^(RIGHT([.A557];3))" office:value-type="string" office:string-value="" calcext:value-type="error">
            <text:p>#ARG!</text:p>
          </table:table-cell>
          <table:table-cell table:formula="of:=NUMBERVALUE(LEFT([.B557];8);&quot;.&quot;)*10^(RIGHT([.B557];3))" office:value-type="string" office:string-value="" calcext:value-type="error">
            <text:p>#ARG!</text:p>
          </table:table-cell>
          <table:table-cell table:formula="of:=NUMBERVALUE(LEFT([.C557];8);&quot;.&quot;)*10^(RIGHT([.C55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8];8);&quot;.&quot;)*10^(RIGHT([.A558];3))" office:value-type="string" office:string-value="" calcext:value-type="error">
            <text:p>#ARG!</text:p>
          </table:table-cell>
          <table:table-cell table:formula="of:=NUMBERVALUE(LEFT([.B558];8);&quot;.&quot;)*10^(RIGHT([.B558];3))" office:value-type="string" office:string-value="" calcext:value-type="error">
            <text:p>#ARG!</text:p>
          </table:table-cell>
          <table:table-cell table:formula="of:=NUMBERVALUE(LEFT([.C558];8);&quot;.&quot;)*10^(RIGHT([.C55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59];8);&quot;.&quot;)*10^(RIGHT([.A559];3))" office:value-type="string" office:string-value="" calcext:value-type="error">
            <text:p>#ARG!</text:p>
          </table:table-cell>
          <table:table-cell table:formula="of:=NUMBERVALUE(LEFT([.B559];8);&quot;.&quot;)*10^(RIGHT([.B559];3))" office:value-type="string" office:string-value="" calcext:value-type="error">
            <text:p>#ARG!</text:p>
          </table:table-cell>
          <table:table-cell table:formula="of:=NUMBERVALUE(LEFT([.C559];8);&quot;.&quot;)*10^(RIGHT([.C55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0];8);&quot;.&quot;)*10^(RIGHT([.A560];3))" office:value-type="string" office:string-value="" calcext:value-type="error">
            <text:p>#ARG!</text:p>
          </table:table-cell>
          <table:table-cell table:formula="of:=NUMBERVALUE(LEFT([.B560];8);&quot;.&quot;)*10^(RIGHT([.B560];3))" office:value-type="string" office:string-value="" calcext:value-type="error">
            <text:p>#ARG!</text:p>
          </table:table-cell>
          <table:table-cell table:formula="of:=NUMBERVALUE(LEFT([.C560];8);&quot;.&quot;)*10^(RIGHT([.C56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1];8);&quot;.&quot;)*10^(RIGHT([.A561];3))" office:value-type="string" office:string-value="" calcext:value-type="error">
            <text:p>#ARG!</text:p>
          </table:table-cell>
          <table:table-cell table:formula="of:=NUMBERVALUE(LEFT([.B561];8);&quot;.&quot;)*10^(RIGHT([.B561];3))" office:value-type="string" office:string-value="" calcext:value-type="error">
            <text:p>#ARG!</text:p>
          </table:table-cell>
          <table:table-cell table:formula="of:=NUMBERVALUE(LEFT([.C561];8);&quot;.&quot;)*10^(RIGHT([.C56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2];8);&quot;.&quot;)*10^(RIGHT([.A562];3))" office:value-type="string" office:string-value="" calcext:value-type="error">
            <text:p>#ARG!</text:p>
          </table:table-cell>
          <table:table-cell table:formula="of:=NUMBERVALUE(LEFT([.B562];8);&quot;.&quot;)*10^(RIGHT([.B562];3))" office:value-type="string" office:string-value="" calcext:value-type="error">
            <text:p>#ARG!</text:p>
          </table:table-cell>
          <table:table-cell table:formula="of:=NUMBERVALUE(LEFT([.C562];8);&quot;.&quot;)*10^(RIGHT([.C56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3];8);&quot;.&quot;)*10^(RIGHT([.A563];3))" office:value-type="string" office:string-value="" calcext:value-type="error">
            <text:p>#ARG!</text:p>
          </table:table-cell>
          <table:table-cell table:formula="of:=NUMBERVALUE(LEFT([.B563];8);&quot;.&quot;)*10^(RIGHT([.B563];3))" office:value-type="string" office:string-value="" calcext:value-type="error">
            <text:p>#ARG!</text:p>
          </table:table-cell>
          <table:table-cell table:formula="of:=NUMBERVALUE(LEFT([.C563];8);&quot;.&quot;)*10^(RIGHT([.C56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4];8);&quot;.&quot;)*10^(RIGHT([.A564];3))" office:value-type="string" office:string-value="" calcext:value-type="error">
            <text:p>#ARG!</text:p>
          </table:table-cell>
          <table:table-cell table:formula="of:=NUMBERVALUE(LEFT([.B564];8);&quot;.&quot;)*10^(RIGHT([.B564];3))" office:value-type="string" office:string-value="" calcext:value-type="error">
            <text:p>#ARG!</text:p>
          </table:table-cell>
          <table:table-cell table:formula="of:=NUMBERVALUE(LEFT([.C564];8);&quot;.&quot;)*10^(RIGHT([.C56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5];8);&quot;.&quot;)*10^(RIGHT([.A565];3))" office:value-type="string" office:string-value="" calcext:value-type="error">
            <text:p>#ARG!</text:p>
          </table:table-cell>
          <table:table-cell table:formula="of:=NUMBERVALUE(LEFT([.B565];8);&quot;.&quot;)*10^(RIGHT([.B565];3))" office:value-type="string" office:string-value="" calcext:value-type="error">
            <text:p>#ARG!</text:p>
          </table:table-cell>
          <table:table-cell table:formula="of:=NUMBERVALUE(LEFT([.C565];8);&quot;.&quot;)*10^(RIGHT([.C56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6];8);&quot;.&quot;)*10^(RIGHT([.A566];3))" office:value-type="string" office:string-value="" calcext:value-type="error">
            <text:p>#ARG!</text:p>
          </table:table-cell>
          <table:table-cell table:formula="of:=NUMBERVALUE(LEFT([.B566];8);&quot;.&quot;)*10^(RIGHT([.B566];3))" office:value-type="string" office:string-value="" calcext:value-type="error">
            <text:p>#ARG!</text:p>
          </table:table-cell>
          <table:table-cell table:formula="of:=NUMBERVALUE(LEFT([.C566];8);&quot;.&quot;)*10^(RIGHT([.C56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7];8);&quot;.&quot;)*10^(RIGHT([.A567];3))" office:value-type="string" office:string-value="" calcext:value-type="error">
            <text:p>#ARG!</text:p>
          </table:table-cell>
          <table:table-cell table:formula="of:=NUMBERVALUE(LEFT([.B567];8);&quot;.&quot;)*10^(RIGHT([.B567];3))" office:value-type="string" office:string-value="" calcext:value-type="error">
            <text:p>#ARG!</text:p>
          </table:table-cell>
          <table:table-cell table:formula="of:=NUMBERVALUE(LEFT([.C567];8);&quot;.&quot;)*10^(RIGHT([.C56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8];8);&quot;.&quot;)*10^(RIGHT([.A568];3))" office:value-type="string" office:string-value="" calcext:value-type="error">
            <text:p>#ARG!</text:p>
          </table:table-cell>
          <table:table-cell table:formula="of:=NUMBERVALUE(LEFT([.B568];8);&quot;.&quot;)*10^(RIGHT([.B568];3))" office:value-type="string" office:string-value="" calcext:value-type="error">
            <text:p>#ARG!</text:p>
          </table:table-cell>
          <table:table-cell table:formula="of:=NUMBERVALUE(LEFT([.C568];8);&quot;.&quot;)*10^(RIGHT([.C56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69];8);&quot;.&quot;)*10^(RIGHT([.A569];3))" office:value-type="string" office:string-value="" calcext:value-type="error">
            <text:p>#ARG!</text:p>
          </table:table-cell>
          <table:table-cell table:formula="of:=NUMBERVALUE(LEFT([.B569];8);&quot;.&quot;)*10^(RIGHT([.B569];3))" office:value-type="string" office:string-value="" calcext:value-type="error">
            <text:p>#ARG!</text:p>
          </table:table-cell>
          <table:table-cell table:formula="of:=NUMBERVALUE(LEFT([.C569];8);&quot;.&quot;)*10^(RIGHT([.C56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0];8);&quot;.&quot;)*10^(RIGHT([.A570];3))" office:value-type="string" office:string-value="" calcext:value-type="error">
            <text:p>#ARG!</text:p>
          </table:table-cell>
          <table:table-cell table:formula="of:=NUMBERVALUE(LEFT([.B570];8);&quot;.&quot;)*10^(RIGHT([.B570];3))" office:value-type="string" office:string-value="" calcext:value-type="error">
            <text:p>#ARG!</text:p>
          </table:table-cell>
          <table:table-cell table:formula="of:=NUMBERVALUE(LEFT([.C570];8);&quot;.&quot;)*10^(RIGHT([.C57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1];8);&quot;.&quot;)*10^(RIGHT([.A571];3))" office:value-type="string" office:string-value="" calcext:value-type="error">
            <text:p>#ARG!</text:p>
          </table:table-cell>
          <table:table-cell table:formula="of:=NUMBERVALUE(LEFT([.B571];8);&quot;.&quot;)*10^(RIGHT([.B571];3))" office:value-type="string" office:string-value="" calcext:value-type="error">
            <text:p>#ARG!</text:p>
          </table:table-cell>
          <table:table-cell table:formula="of:=NUMBERVALUE(LEFT([.C571];8);&quot;.&quot;)*10^(RIGHT([.C57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2];8);&quot;.&quot;)*10^(RIGHT([.A572];3))" office:value-type="string" office:string-value="" calcext:value-type="error">
            <text:p>#ARG!</text:p>
          </table:table-cell>
          <table:table-cell table:formula="of:=NUMBERVALUE(LEFT([.B572];8);&quot;.&quot;)*10^(RIGHT([.B572];3))" office:value-type="string" office:string-value="" calcext:value-type="error">
            <text:p>#ARG!</text:p>
          </table:table-cell>
          <table:table-cell table:formula="of:=NUMBERVALUE(LEFT([.C572];8);&quot;.&quot;)*10^(RIGHT([.C57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3];8);&quot;.&quot;)*10^(RIGHT([.A573];3))" office:value-type="string" office:string-value="" calcext:value-type="error">
            <text:p>#ARG!</text:p>
          </table:table-cell>
          <table:table-cell table:formula="of:=NUMBERVALUE(LEFT([.B573];8);&quot;.&quot;)*10^(RIGHT([.B573];3))" office:value-type="string" office:string-value="" calcext:value-type="error">
            <text:p>#ARG!</text:p>
          </table:table-cell>
          <table:table-cell table:formula="of:=NUMBERVALUE(LEFT([.C573];8);&quot;.&quot;)*10^(RIGHT([.C57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4];8);&quot;.&quot;)*10^(RIGHT([.A574];3))" office:value-type="string" office:string-value="" calcext:value-type="error">
            <text:p>#ARG!</text:p>
          </table:table-cell>
          <table:table-cell table:formula="of:=NUMBERVALUE(LEFT([.B574];8);&quot;.&quot;)*10^(RIGHT([.B574];3))" office:value-type="string" office:string-value="" calcext:value-type="error">
            <text:p>#ARG!</text:p>
          </table:table-cell>
          <table:table-cell table:formula="of:=NUMBERVALUE(LEFT([.C574];8);&quot;.&quot;)*10^(RIGHT([.C57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5];8);&quot;.&quot;)*10^(RIGHT([.A575];3))" office:value-type="string" office:string-value="" calcext:value-type="error">
            <text:p>#ARG!</text:p>
          </table:table-cell>
          <table:table-cell table:formula="of:=NUMBERVALUE(LEFT([.B575];8);&quot;.&quot;)*10^(RIGHT([.B575];3))" office:value-type="string" office:string-value="" calcext:value-type="error">
            <text:p>#ARG!</text:p>
          </table:table-cell>
          <table:table-cell table:formula="of:=NUMBERVALUE(LEFT([.C575];8);&quot;.&quot;)*10^(RIGHT([.C57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6];8);&quot;.&quot;)*10^(RIGHT([.A576];3))" office:value-type="string" office:string-value="" calcext:value-type="error">
            <text:p>#ARG!</text:p>
          </table:table-cell>
          <table:table-cell table:formula="of:=NUMBERVALUE(LEFT([.B576];8);&quot;.&quot;)*10^(RIGHT([.B576];3))" office:value-type="string" office:string-value="" calcext:value-type="error">
            <text:p>#ARG!</text:p>
          </table:table-cell>
          <table:table-cell table:formula="of:=NUMBERVALUE(LEFT([.C576];8);&quot;.&quot;)*10^(RIGHT([.C57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7];8);&quot;.&quot;)*10^(RIGHT([.A577];3))" office:value-type="string" office:string-value="" calcext:value-type="error">
            <text:p>#ARG!</text:p>
          </table:table-cell>
          <table:table-cell table:formula="of:=NUMBERVALUE(LEFT([.B577];8);&quot;.&quot;)*10^(RIGHT([.B577];3))" office:value-type="string" office:string-value="" calcext:value-type="error">
            <text:p>#ARG!</text:p>
          </table:table-cell>
          <table:table-cell table:formula="of:=NUMBERVALUE(LEFT([.C577];8);&quot;.&quot;)*10^(RIGHT([.C57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8];8);&quot;.&quot;)*10^(RIGHT([.A578];3))" office:value-type="string" office:string-value="" calcext:value-type="error">
            <text:p>#ARG!</text:p>
          </table:table-cell>
          <table:table-cell table:formula="of:=NUMBERVALUE(LEFT([.B578];8);&quot;.&quot;)*10^(RIGHT([.B578];3))" office:value-type="string" office:string-value="" calcext:value-type="error">
            <text:p>#ARG!</text:p>
          </table:table-cell>
          <table:table-cell table:formula="of:=NUMBERVALUE(LEFT([.C578];8);&quot;.&quot;)*10^(RIGHT([.C57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79];8);&quot;.&quot;)*10^(RIGHT([.A579];3))" office:value-type="string" office:string-value="" calcext:value-type="error">
            <text:p>#ARG!</text:p>
          </table:table-cell>
          <table:table-cell table:formula="of:=NUMBERVALUE(LEFT([.B579];8);&quot;.&quot;)*10^(RIGHT([.B579];3))" office:value-type="string" office:string-value="" calcext:value-type="error">
            <text:p>#ARG!</text:p>
          </table:table-cell>
          <table:table-cell table:formula="of:=NUMBERVALUE(LEFT([.C579];8);&quot;.&quot;)*10^(RIGHT([.C57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0];8);&quot;.&quot;)*10^(RIGHT([.A580];3))" office:value-type="string" office:string-value="" calcext:value-type="error">
            <text:p>#ARG!</text:p>
          </table:table-cell>
          <table:table-cell table:formula="of:=NUMBERVALUE(LEFT([.B580];8);&quot;.&quot;)*10^(RIGHT([.B580];3))" office:value-type="string" office:string-value="" calcext:value-type="error">
            <text:p>#ARG!</text:p>
          </table:table-cell>
          <table:table-cell table:formula="of:=NUMBERVALUE(LEFT([.C580];8);&quot;.&quot;)*10^(RIGHT([.C58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1];8);&quot;.&quot;)*10^(RIGHT([.A581];3))" office:value-type="string" office:string-value="" calcext:value-type="error">
            <text:p>#ARG!</text:p>
          </table:table-cell>
          <table:table-cell table:formula="of:=NUMBERVALUE(LEFT([.B581];8);&quot;.&quot;)*10^(RIGHT([.B581];3))" office:value-type="string" office:string-value="" calcext:value-type="error">
            <text:p>#ARG!</text:p>
          </table:table-cell>
          <table:table-cell table:formula="of:=NUMBERVALUE(LEFT([.C581];8);&quot;.&quot;)*10^(RIGHT([.C58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2];8);&quot;.&quot;)*10^(RIGHT([.A582];3))" office:value-type="string" office:string-value="" calcext:value-type="error">
            <text:p>#ARG!</text:p>
          </table:table-cell>
          <table:table-cell table:formula="of:=NUMBERVALUE(LEFT([.B582];8);&quot;.&quot;)*10^(RIGHT([.B582];3))" office:value-type="string" office:string-value="" calcext:value-type="error">
            <text:p>#ARG!</text:p>
          </table:table-cell>
          <table:table-cell table:formula="of:=NUMBERVALUE(LEFT([.C582];8);&quot;.&quot;)*10^(RIGHT([.C58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3];8);&quot;.&quot;)*10^(RIGHT([.A583];3))" office:value-type="string" office:string-value="" calcext:value-type="error">
            <text:p>#ARG!</text:p>
          </table:table-cell>
          <table:table-cell table:formula="of:=NUMBERVALUE(LEFT([.B583];8);&quot;.&quot;)*10^(RIGHT([.B583];3))" office:value-type="string" office:string-value="" calcext:value-type="error">
            <text:p>#ARG!</text:p>
          </table:table-cell>
          <table:table-cell table:formula="of:=NUMBERVALUE(LEFT([.C583];8);&quot;.&quot;)*10^(RIGHT([.C58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4];8);&quot;.&quot;)*10^(RIGHT([.A584];3))" office:value-type="string" office:string-value="" calcext:value-type="error">
            <text:p>#ARG!</text:p>
          </table:table-cell>
          <table:table-cell table:formula="of:=NUMBERVALUE(LEFT([.B584];8);&quot;.&quot;)*10^(RIGHT([.B584];3))" office:value-type="string" office:string-value="" calcext:value-type="error">
            <text:p>#ARG!</text:p>
          </table:table-cell>
          <table:table-cell table:formula="of:=NUMBERVALUE(LEFT([.C584];8);&quot;.&quot;)*10^(RIGHT([.C58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5];8);&quot;.&quot;)*10^(RIGHT([.A585];3))" office:value-type="string" office:string-value="" calcext:value-type="error">
            <text:p>#ARG!</text:p>
          </table:table-cell>
          <table:table-cell table:formula="of:=NUMBERVALUE(LEFT([.B585];8);&quot;.&quot;)*10^(RIGHT([.B585];3))" office:value-type="string" office:string-value="" calcext:value-type="error">
            <text:p>#ARG!</text:p>
          </table:table-cell>
          <table:table-cell table:formula="of:=NUMBERVALUE(LEFT([.C585];8);&quot;.&quot;)*10^(RIGHT([.C58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6];8);&quot;.&quot;)*10^(RIGHT([.A586];3))" office:value-type="string" office:string-value="" calcext:value-type="error">
            <text:p>#ARG!</text:p>
          </table:table-cell>
          <table:table-cell table:formula="of:=NUMBERVALUE(LEFT([.B586];8);&quot;.&quot;)*10^(RIGHT([.B586];3))" office:value-type="string" office:string-value="" calcext:value-type="error">
            <text:p>#ARG!</text:p>
          </table:table-cell>
          <table:table-cell table:formula="of:=NUMBERVALUE(LEFT([.C586];8);&quot;.&quot;)*10^(RIGHT([.C58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7];8);&quot;.&quot;)*10^(RIGHT([.A587];3))" office:value-type="string" office:string-value="" calcext:value-type="error">
            <text:p>#ARG!</text:p>
          </table:table-cell>
          <table:table-cell table:formula="of:=NUMBERVALUE(LEFT([.B587];8);&quot;.&quot;)*10^(RIGHT([.B587];3))" office:value-type="string" office:string-value="" calcext:value-type="error">
            <text:p>#ARG!</text:p>
          </table:table-cell>
          <table:table-cell table:formula="of:=NUMBERVALUE(LEFT([.C587];8);&quot;.&quot;)*10^(RIGHT([.C58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8];8);&quot;.&quot;)*10^(RIGHT([.A588];3))" office:value-type="string" office:string-value="" calcext:value-type="error">
            <text:p>#ARG!</text:p>
          </table:table-cell>
          <table:table-cell table:formula="of:=NUMBERVALUE(LEFT([.B588];8);&quot;.&quot;)*10^(RIGHT([.B588];3))" office:value-type="string" office:string-value="" calcext:value-type="error">
            <text:p>#ARG!</text:p>
          </table:table-cell>
          <table:table-cell table:formula="of:=NUMBERVALUE(LEFT([.C588];8);&quot;.&quot;)*10^(RIGHT([.C58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89];8);&quot;.&quot;)*10^(RIGHT([.A589];3))" office:value-type="string" office:string-value="" calcext:value-type="error">
            <text:p>#ARG!</text:p>
          </table:table-cell>
          <table:table-cell table:formula="of:=NUMBERVALUE(LEFT([.B589];8);&quot;.&quot;)*10^(RIGHT([.B589];3))" office:value-type="string" office:string-value="" calcext:value-type="error">
            <text:p>#ARG!</text:p>
          </table:table-cell>
          <table:table-cell table:formula="of:=NUMBERVALUE(LEFT([.C589];8);&quot;.&quot;)*10^(RIGHT([.C58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0];8);&quot;.&quot;)*10^(RIGHT([.A590];3))" office:value-type="string" office:string-value="" calcext:value-type="error">
            <text:p>#ARG!</text:p>
          </table:table-cell>
          <table:table-cell table:formula="of:=NUMBERVALUE(LEFT([.B590];8);&quot;.&quot;)*10^(RIGHT([.B590];3))" office:value-type="string" office:string-value="" calcext:value-type="error">
            <text:p>#ARG!</text:p>
          </table:table-cell>
          <table:table-cell table:formula="of:=NUMBERVALUE(LEFT([.C590];8);&quot;.&quot;)*10^(RIGHT([.C59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1];8);&quot;.&quot;)*10^(RIGHT([.A591];3))" office:value-type="string" office:string-value="" calcext:value-type="error">
            <text:p>#ARG!</text:p>
          </table:table-cell>
          <table:table-cell table:formula="of:=NUMBERVALUE(LEFT([.B591];8);&quot;.&quot;)*10^(RIGHT([.B591];3))" office:value-type="string" office:string-value="" calcext:value-type="error">
            <text:p>#ARG!</text:p>
          </table:table-cell>
          <table:table-cell table:formula="of:=NUMBERVALUE(LEFT([.C591];8);&quot;.&quot;)*10^(RIGHT([.C59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2];8);&quot;.&quot;)*10^(RIGHT([.A592];3))" office:value-type="string" office:string-value="" calcext:value-type="error">
            <text:p>#ARG!</text:p>
          </table:table-cell>
          <table:table-cell table:formula="of:=NUMBERVALUE(LEFT([.B592];8);&quot;.&quot;)*10^(RIGHT([.B592];3))" office:value-type="string" office:string-value="" calcext:value-type="error">
            <text:p>#ARG!</text:p>
          </table:table-cell>
          <table:table-cell table:formula="of:=NUMBERVALUE(LEFT([.C592];8);&quot;.&quot;)*10^(RIGHT([.C59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3];8);&quot;.&quot;)*10^(RIGHT([.A593];3))" office:value-type="string" office:string-value="" calcext:value-type="error">
            <text:p>#ARG!</text:p>
          </table:table-cell>
          <table:table-cell table:formula="of:=NUMBERVALUE(LEFT([.B593];8);&quot;.&quot;)*10^(RIGHT([.B593];3))" office:value-type="string" office:string-value="" calcext:value-type="error">
            <text:p>#ARG!</text:p>
          </table:table-cell>
          <table:table-cell table:formula="of:=NUMBERVALUE(LEFT([.C593];8);&quot;.&quot;)*10^(RIGHT([.C59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4];8);&quot;.&quot;)*10^(RIGHT([.A594];3))" office:value-type="string" office:string-value="" calcext:value-type="error">
            <text:p>#ARG!</text:p>
          </table:table-cell>
          <table:table-cell table:formula="of:=NUMBERVALUE(LEFT([.B594];8);&quot;.&quot;)*10^(RIGHT([.B594];3))" office:value-type="string" office:string-value="" calcext:value-type="error">
            <text:p>#ARG!</text:p>
          </table:table-cell>
          <table:table-cell table:formula="of:=NUMBERVALUE(LEFT([.C594];8);&quot;.&quot;)*10^(RIGHT([.C59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5];8);&quot;.&quot;)*10^(RIGHT([.A595];3))" office:value-type="string" office:string-value="" calcext:value-type="error">
            <text:p>#ARG!</text:p>
          </table:table-cell>
          <table:table-cell table:formula="of:=NUMBERVALUE(LEFT([.B595];8);&quot;.&quot;)*10^(RIGHT([.B595];3))" office:value-type="string" office:string-value="" calcext:value-type="error">
            <text:p>#ARG!</text:p>
          </table:table-cell>
          <table:table-cell table:formula="of:=NUMBERVALUE(LEFT([.C595];8);&quot;.&quot;)*10^(RIGHT([.C59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6];8);&quot;.&quot;)*10^(RIGHT([.A596];3))" office:value-type="string" office:string-value="" calcext:value-type="error">
            <text:p>#ARG!</text:p>
          </table:table-cell>
          <table:table-cell table:formula="of:=NUMBERVALUE(LEFT([.B596];8);&quot;.&quot;)*10^(RIGHT([.B596];3))" office:value-type="string" office:string-value="" calcext:value-type="error">
            <text:p>#ARG!</text:p>
          </table:table-cell>
          <table:table-cell table:formula="of:=NUMBERVALUE(LEFT([.C596];8);&quot;.&quot;)*10^(RIGHT([.C59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7];8);&quot;.&quot;)*10^(RIGHT([.A597];3))" office:value-type="string" office:string-value="" calcext:value-type="error">
            <text:p>#ARG!</text:p>
          </table:table-cell>
          <table:table-cell table:formula="of:=NUMBERVALUE(LEFT([.B597];8);&quot;.&quot;)*10^(RIGHT([.B597];3))" office:value-type="string" office:string-value="" calcext:value-type="error">
            <text:p>#ARG!</text:p>
          </table:table-cell>
          <table:table-cell table:formula="of:=NUMBERVALUE(LEFT([.C597];8);&quot;.&quot;)*10^(RIGHT([.C59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8];8);&quot;.&quot;)*10^(RIGHT([.A598];3))" office:value-type="string" office:string-value="" calcext:value-type="error">
            <text:p>#ARG!</text:p>
          </table:table-cell>
          <table:table-cell table:formula="of:=NUMBERVALUE(LEFT([.B598];8);&quot;.&quot;)*10^(RIGHT([.B598];3))" office:value-type="string" office:string-value="" calcext:value-type="error">
            <text:p>#ARG!</text:p>
          </table:table-cell>
          <table:table-cell table:formula="of:=NUMBERVALUE(LEFT([.C598];8);&quot;.&quot;)*10^(RIGHT([.C59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599];8);&quot;.&quot;)*10^(RIGHT([.A599];3))" office:value-type="string" office:string-value="" calcext:value-type="error">
            <text:p>#ARG!</text:p>
          </table:table-cell>
          <table:table-cell table:formula="of:=NUMBERVALUE(LEFT([.B599];8);&quot;.&quot;)*10^(RIGHT([.B599];3))" office:value-type="string" office:string-value="" calcext:value-type="error">
            <text:p>#ARG!</text:p>
          </table:table-cell>
          <table:table-cell table:formula="of:=NUMBERVALUE(LEFT([.C599];8);&quot;.&quot;)*10^(RIGHT([.C59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0];8);&quot;.&quot;)*10^(RIGHT([.A600];3))" office:value-type="string" office:string-value="" calcext:value-type="error">
            <text:p>#ARG!</text:p>
          </table:table-cell>
          <table:table-cell table:formula="of:=NUMBERVALUE(LEFT([.B600];8);&quot;.&quot;)*10^(RIGHT([.B600];3))" office:value-type="string" office:string-value="" calcext:value-type="error">
            <text:p>#ARG!</text:p>
          </table:table-cell>
          <table:table-cell table:formula="of:=NUMBERVALUE(LEFT([.C600];8);&quot;.&quot;)*10^(RIGHT([.C60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1];8);&quot;.&quot;)*10^(RIGHT([.A601];3))" office:value-type="string" office:string-value="" calcext:value-type="error">
            <text:p>#ARG!</text:p>
          </table:table-cell>
          <table:table-cell table:formula="of:=NUMBERVALUE(LEFT([.B601];8);&quot;.&quot;)*10^(RIGHT([.B601];3))" office:value-type="string" office:string-value="" calcext:value-type="error">
            <text:p>#ARG!</text:p>
          </table:table-cell>
          <table:table-cell table:formula="of:=NUMBERVALUE(LEFT([.C601];8);&quot;.&quot;)*10^(RIGHT([.C60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2];8);&quot;.&quot;)*10^(RIGHT([.A602];3))" office:value-type="string" office:string-value="" calcext:value-type="error">
            <text:p>#ARG!</text:p>
          </table:table-cell>
          <table:table-cell table:formula="of:=NUMBERVALUE(LEFT([.B602];8);&quot;.&quot;)*10^(RIGHT([.B602];3))" office:value-type="string" office:string-value="" calcext:value-type="error">
            <text:p>#ARG!</text:p>
          </table:table-cell>
          <table:table-cell table:formula="of:=NUMBERVALUE(LEFT([.C602];8);&quot;.&quot;)*10^(RIGHT([.C60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3];8);&quot;.&quot;)*10^(RIGHT([.A603];3))" office:value-type="string" office:string-value="" calcext:value-type="error">
            <text:p>#ARG!</text:p>
          </table:table-cell>
          <table:table-cell table:formula="of:=NUMBERVALUE(LEFT([.B603];8);&quot;.&quot;)*10^(RIGHT([.B603];3))" office:value-type="string" office:string-value="" calcext:value-type="error">
            <text:p>#ARG!</text:p>
          </table:table-cell>
          <table:table-cell table:formula="of:=NUMBERVALUE(LEFT([.C603];8);&quot;.&quot;)*10^(RIGHT([.C60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4];8);&quot;.&quot;)*10^(RIGHT([.A604];3))" office:value-type="string" office:string-value="" calcext:value-type="error">
            <text:p>#ARG!</text:p>
          </table:table-cell>
          <table:table-cell table:formula="of:=NUMBERVALUE(LEFT([.B604];8);&quot;.&quot;)*10^(RIGHT([.B604];3))" office:value-type="string" office:string-value="" calcext:value-type="error">
            <text:p>#ARG!</text:p>
          </table:table-cell>
          <table:table-cell table:formula="of:=NUMBERVALUE(LEFT([.C604];8);&quot;.&quot;)*10^(RIGHT([.C60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5];8);&quot;.&quot;)*10^(RIGHT([.A605];3))" office:value-type="string" office:string-value="" calcext:value-type="error">
            <text:p>#ARG!</text:p>
          </table:table-cell>
          <table:table-cell table:formula="of:=NUMBERVALUE(LEFT([.B605];8);&quot;.&quot;)*10^(RIGHT([.B605];3))" office:value-type="string" office:string-value="" calcext:value-type="error">
            <text:p>#ARG!</text:p>
          </table:table-cell>
          <table:table-cell table:formula="of:=NUMBERVALUE(LEFT([.C605];8);&quot;.&quot;)*10^(RIGHT([.C60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6];8);&quot;.&quot;)*10^(RIGHT([.A606];3))" office:value-type="string" office:string-value="" calcext:value-type="error">
            <text:p>#ARG!</text:p>
          </table:table-cell>
          <table:table-cell table:formula="of:=NUMBERVALUE(LEFT([.B606];8);&quot;.&quot;)*10^(RIGHT([.B606];3))" office:value-type="string" office:string-value="" calcext:value-type="error">
            <text:p>#ARG!</text:p>
          </table:table-cell>
          <table:table-cell table:formula="of:=NUMBERVALUE(LEFT([.C606];8);&quot;.&quot;)*10^(RIGHT([.C60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7];8);&quot;.&quot;)*10^(RIGHT([.A607];3))" office:value-type="string" office:string-value="" calcext:value-type="error">
            <text:p>#ARG!</text:p>
          </table:table-cell>
          <table:table-cell table:formula="of:=NUMBERVALUE(LEFT([.B607];8);&quot;.&quot;)*10^(RIGHT([.B607];3))" office:value-type="string" office:string-value="" calcext:value-type="error">
            <text:p>#ARG!</text:p>
          </table:table-cell>
          <table:table-cell table:formula="of:=NUMBERVALUE(LEFT([.C607];8);&quot;.&quot;)*10^(RIGHT([.C60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8];8);&quot;.&quot;)*10^(RIGHT([.A608];3))" office:value-type="string" office:string-value="" calcext:value-type="error">
            <text:p>#ARG!</text:p>
          </table:table-cell>
          <table:table-cell table:formula="of:=NUMBERVALUE(LEFT([.B608];8);&quot;.&quot;)*10^(RIGHT([.B608];3))" office:value-type="string" office:string-value="" calcext:value-type="error">
            <text:p>#ARG!</text:p>
          </table:table-cell>
          <table:table-cell table:formula="of:=NUMBERVALUE(LEFT([.C608];8);&quot;.&quot;)*10^(RIGHT([.C60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09];8);&quot;.&quot;)*10^(RIGHT([.A609];3))" office:value-type="string" office:string-value="" calcext:value-type="error">
            <text:p>#ARG!</text:p>
          </table:table-cell>
          <table:table-cell table:formula="of:=NUMBERVALUE(LEFT([.B609];8);&quot;.&quot;)*10^(RIGHT([.B609];3))" office:value-type="string" office:string-value="" calcext:value-type="error">
            <text:p>#ARG!</text:p>
          </table:table-cell>
          <table:table-cell table:formula="of:=NUMBERVALUE(LEFT([.C609];8);&quot;.&quot;)*10^(RIGHT([.C60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0];8);&quot;.&quot;)*10^(RIGHT([.A610];3))" office:value-type="string" office:string-value="" calcext:value-type="error">
            <text:p>#ARG!</text:p>
          </table:table-cell>
          <table:table-cell table:formula="of:=NUMBERVALUE(LEFT([.B610];8);&quot;.&quot;)*10^(RIGHT([.B610];3))" office:value-type="string" office:string-value="" calcext:value-type="error">
            <text:p>#ARG!</text:p>
          </table:table-cell>
          <table:table-cell table:formula="of:=NUMBERVALUE(LEFT([.C610];8);&quot;.&quot;)*10^(RIGHT([.C61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1];8);&quot;.&quot;)*10^(RIGHT([.A611];3))" office:value-type="string" office:string-value="" calcext:value-type="error">
            <text:p>#ARG!</text:p>
          </table:table-cell>
          <table:table-cell table:formula="of:=NUMBERVALUE(LEFT([.B611];8);&quot;.&quot;)*10^(RIGHT([.B611];3))" office:value-type="string" office:string-value="" calcext:value-type="error">
            <text:p>#ARG!</text:p>
          </table:table-cell>
          <table:table-cell table:formula="of:=NUMBERVALUE(LEFT([.C611];8);&quot;.&quot;)*10^(RIGHT([.C61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2];8);&quot;.&quot;)*10^(RIGHT([.A612];3))" office:value-type="string" office:string-value="" calcext:value-type="error">
            <text:p>#ARG!</text:p>
          </table:table-cell>
          <table:table-cell table:formula="of:=NUMBERVALUE(LEFT([.B612];8);&quot;.&quot;)*10^(RIGHT([.B612];3))" office:value-type="string" office:string-value="" calcext:value-type="error">
            <text:p>#ARG!</text:p>
          </table:table-cell>
          <table:table-cell table:formula="of:=NUMBERVALUE(LEFT([.C612];8);&quot;.&quot;)*10^(RIGHT([.C61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3];8);&quot;.&quot;)*10^(RIGHT([.A613];3))" office:value-type="string" office:string-value="" calcext:value-type="error">
            <text:p>#ARG!</text:p>
          </table:table-cell>
          <table:table-cell table:formula="of:=NUMBERVALUE(LEFT([.B613];8);&quot;.&quot;)*10^(RIGHT([.B613];3))" office:value-type="string" office:string-value="" calcext:value-type="error">
            <text:p>#ARG!</text:p>
          </table:table-cell>
          <table:table-cell table:formula="of:=NUMBERVALUE(LEFT([.C613];8);&quot;.&quot;)*10^(RIGHT([.C61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4];8);&quot;.&quot;)*10^(RIGHT([.A614];3))" office:value-type="string" office:string-value="" calcext:value-type="error">
            <text:p>#ARG!</text:p>
          </table:table-cell>
          <table:table-cell table:formula="of:=NUMBERVALUE(LEFT([.B614];8);&quot;.&quot;)*10^(RIGHT([.B614];3))" office:value-type="string" office:string-value="" calcext:value-type="error">
            <text:p>#ARG!</text:p>
          </table:table-cell>
          <table:table-cell table:formula="of:=NUMBERVALUE(LEFT([.C614];8);&quot;.&quot;)*10^(RIGHT([.C61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5];8);&quot;.&quot;)*10^(RIGHT([.A615];3))" office:value-type="string" office:string-value="" calcext:value-type="error">
            <text:p>#ARG!</text:p>
          </table:table-cell>
          <table:table-cell table:formula="of:=NUMBERVALUE(LEFT([.B615];8);&quot;.&quot;)*10^(RIGHT([.B615];3))" office:value-type="string" office:string-value="" calcext:value-type="error">
            <text:p>#ARG!</text:p>
          </table:table-cell>
          <table:table-cell table:formula="of:=NUMBERVALUE(LEFT([.C615];8);&quot;.&quot;)*10^(RIGHT([.C61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6];8);&quot;.&quot;)*10^(RIGHT([.A616];3))" office:value-type="string" office:string-value="" calcext:value-type="error">
            <text:p>#ARG!</text:p>
          </table:table-cell>
          <table:table-cell table:formula="of:=NUMBERVALUE(LEFT([.B616];8);&quot;.&quot;)*10^(RIGHT([.B616];3))" office:value-type="string" office:string-value="" calcext:value-type="error">
            <text:p>#ARG!</text:p>
          </table:table-cell>
          <table:table-cell table:formula="of:=NUMBERVALUE(LEFT([.C616];8);&quot;.&quot;)*10^(RIGHT([.C61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7];8);&quot;.&quot;)*10^(RIGHT([.A617];3))" office:value-type="string" office:string-value="" calcext:value-type="error">
            <text:p>#ARG!</text:p>
          </table:table-cell>
          <table:table-cell table:formula="of:=NUMBERVALUE(LEFT([.B617];8);&quot;.&quot;)*10^(RIGHT([.B617];3))" office:value-type="string" office:string-value="" calcext:value-type="error">
            <text:p>#ARG!</text:p>
          </table:table-cell>
          <table:table-cell table:formula="of:=NUMBERVALUE(LEFT([.C617];8);&quot;.&quot;)*10^(RIGHT([.C61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8];8);&quot;.&quot;)*10^(RIGHT([.A618];3))" office:value-type="string" office:string-value="" calcext:value-type="error">
            <text:p>#ARG!</text:p>
          </table:table-cell>
          <table:table-cell table:formula="of:=NUMBERVALUE(LEFT([.B618];8);&quot;.&quot;)*10^(RIGHT([.B618];3))" office:value-type="string" office:string-value="" calcext:value-type="error">
            <text:p>#ARG!</text:p>
          </table:table-cell>
          <table:table-cell table:formula="of:=NUMBERVALUE(LEFT([.C618];8);&quot;.&quot;)*10^(RIGHT([.C61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19];8);&quot;.&quot;)*10^(RIGHT([.A619];3))" office:value-type="string" office:string-value="" calcext:value-type="error">
            <text:p>#ARG!</text:p>
          </table:table-cell>
          <table:table-cell table:formula="of:=NUMBERVALUE(LEFT([.B619];8);&quot;.&quot;)*10^(RIGHT([.B619];3))" office:value-type="string" office:string-value="" calcext:value-type="error">
            <text:p>#ARG!</text:p>
          </table:table-cell>
          <table:table-cell table:formula="of:=NUMBERVALUE(LEFT([.C619];8);&quot;.&quot;)*10^(RIGHT([.C61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0];8);&quot;.&quot;)*10^(RIGHT([.A620];3))" office:value-type="string" office:string-value="" calcext:value-type="error">
            <text:p>#ARG!</text:p>
          </table:table-cell>
          <table:table-cell table:formula="of:=NUMBERVALUE(LEFT([.B620];8);&quot;.&quot;)*10^(RIGHT([.B620];3))" office:value-type="string" office:string-value="" calcext:value-type="error">
            <text:p>#ARG!</text:p>
          </table:table-cell>
          <table:table-cell table:formula="of:=NUMBERVALUE(LEFT([.C620];8);&quot;.&quot;)*10^(RIGHT([.C62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1];8);&quot;.&quot;)*10^(RIGHT([.A621];3))" office:value-type="string" office:string-value="" calcext:value-type="error">
            <text:p>#ARG!</text:p>
          </table:table-cell>
          <table:table-cell table:formula="of:=NUMBERVALUE(LEFT([.B621];8);&quot;.&quot;)*10^(RIGHT([.B621];3))" office:value-type="string" office:string-value="" calcext:value-type="error">
            <text:p>#ARG!</text:p>
          </table:table-cell>
          <table:table-cell table:formula="of:=NUMBERVALUE(LEFT([.C621];8);&quot;.&quot;)*10^(RIGHT([.C62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2];8);&quot;.&quot;)*10^(RIGHT([.A622];3))" office:value-type="string" office:string-value="" calcext:value-type="error">
            <text:p>#ARG!</text:p>
          </table:table-cell>
          <table:table-cell table:formula="of:=NUMBERVALUE(LEFT([.B622];8);&quot;.&quot;)*10^(RIGHT([.B622];3))" office:value-type="string" office:string-value="" calcext:value-type="error">
            <text:p>#ARG!</text:p>
          </table:table-cell>
          <table:table-cell table:formula="of:=NUMBERVALUE(LEFT([.C622];8);&quot;.&quot;)*10^(RIGHT([.C62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3];8);&quot;.&quot;)*10^(RIGHT([.A623];3))" office:value-type="string" office:string-value="" calcext:value-type="error">
            <text:p>#ARG!</text:p>
          </table:table-cell>
          <table:table-cell table:formula="of:=NUMBERVALUE(LEFT([.B623];8);&quot;.&quot;)*10^(RIGHT([.B623];3))" office:value-type="string" office:string-value="" calcext:value-type="error">
            <text:p>#ARG!</text:p>
          </table:table-cell>
          <table:table-cell table:formula="of:=NUMBERVALUE(LEFT([.C623];8);&quot;.&quot;)*10^(RIGHT([.C62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4];8);&quot;.&quot;)*10^(RIGHT([.A624];3))" office:value-type="string" office:string-value="" calcext:value-type="error">
            <text:p>#ARG!</text:p>
          </table:table-cell>
          <table:table-cell table:formula="of:=NUMBERVALUE(LEFT([.B624];8);&quot;.&quot;)*10^(RIGHT([.B624];3))" office:value-type="string" office:string-value="" calcext:value-type="error">
            <text:p>#ARG!</text:p>
          </table:table-cell>
          <table:table-cell table:formula="of:=NUMBERVALUE(LEFT([.C624];8);&quot;.&quot;)*10^(RIGHT([.C62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5];8);&quot;.&quot;)*10^(RIGHT([.A625];3))" office:value-type="string" office:string-value="" calcext:value-type="error">
            <text:p>#ARG!</text:p>
          </table:table-cell>
          <table:table-cell table:formula="of:=NUMBERVALUE(LEFT([.B625];8);&quot;.&quot;)*10^(RIGHT([.B625];3))" office:value-type="string" office:string-value="" calcext:value-type="error">
            <text:p>#ARG!</text:p>
          </table:table-cell>
          <table:table-cell table:formula="of:=NUMBERVALUE(LEFT([.C625];8);&quot;.&quot;)*10^(RIGHT([.C62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6];8);&quot;.&quot;)*10^(RIGHT([.A626];3))" office:value-type="string" office:string-value="" calcext:value-type="error">
            <text:p>#ARG!</text:p>
          </table:table-cell>
          <table:table-cell table:formula="of:=NUMBERVALUE(LEFT([.B626];8);&quot;.&quot;)*10^(RIGHT([.B626];3))" office:value-type="string" office:string-value="" calcext:value-type="error">
            <text:p>#ARG!</text:p>
          </table:table-cell>
          <table:table-cell table:formula="of:=NUMBERVALUE(LEFT([.C626];8);&quot;.&quot;)*10^(RIGHT([.C62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7];8);&quot;.&quot;)*10^(RIGHT([.A627];3))" office:value-type="string" office:string-value="" calcext:value-type="error">
            <text:p>#ARG!</text:p>
          </table:table-cell>
          <table:table-cell table:formula="of:=NUMBERVALUE(LEFT([.B627];8);&quot;.&quot;)*10^(RIGHT([.B627];3))" office:value-type="string" office:string-value="" calcext:value-type="error">
            <text:p>#ARG!</text:p>
          </table:table-cell>
          <table:table-cell table:formula="of:=NUMBERVALUE(LEFT([.C627];8);&quot;.&quot;)*10^(RIGHT([.C62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8];8);&quot;.&quot;)*10^(RIGHT([.A628];3))" office:value-type="string" office:string-value="" calcext:value-type="error">
            <text:p>#ARG!</text:p>
          </table:table-cell>
          <table:table-cell table:formula="of:=NUMBERVALUE(LEFT([.B628];8);&quot;.&quot;)*10^(RIGHT([.B628];3))" office:value-type="string" office:string-value="" calcext:value-type="error">
            <text:p>#ARG!</text:p>
          </table:table-cell>
          <table:table-cell table:formula="of:=NUMBERVALUE(LEFT([.C628];8);&quot;.&quot;)*10^(RIGHT([.C62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29];8);&quot;.&quot;)*10^(RIGHT([.A629];3))" office:value-type="string" office:string-value="" calcext:value-type="error">
            <text:p>#ARG!</text:p>
          </table:table-cell>
          <table:table-cell table:formula="of:=NUMBERVALUE(LEFT([.B629];8);&quot;.&quot;)*10^(RIGHT([.B629];3))" office:value-type="string" office:string-value="" calcext:value-type="error">
            <text:p>#ARG!</text:p>
          </table:table-cell>
          <table:table-cell table:formula="of:=NUMBERVALUE(LEFT([.C629];8);&quot;.&quot;)*10^(RIGHT([.C62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0];8);&quot;.&quot;)*10^(RIGHT([.A630];3))" office:value-type="string" office:string-value="" calcext:value-type="error">
            <text:p>#ARG!</text:p>
          </table:table-cell>
          <table:table-cell table:formula="of:=NUMBERVALUE(LEFT([.B630];8);&quot;.&quot;)*10^(RIGHT([.B630];3))" office:value-type="string" office:string-value="" calcext:value-type="error">
            <text:p>#ARG!</text:p>
          </table:table-cell>
          <table:table-cell table:formula="of:=NUMBERVALUE(LEFT([.C630];8);&quot;.&quot;)*10^(RIGHT([.C63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1];8);&quot;.&quot;)*10^(RIGHT([.A631];3))" office:value-type="string" office:string-value="" calcext:value-type="error">
            <text:p>#ARG!</text:p>
          </table:table-cell>
          <table:table-cell table:formula="of:=NUMBERVALUE(LEFT([.B631];8);&quot;.&quot;)*10^(RIGHT([.B631];3))" office:value-type="string" office:string-value="" calcext:value-type="error">
            <text:p>#ARG!</text:p>
          </table:table-cell>
          <table:table-cell table:formula="of:=NUMBERVALUE(LEFT([.C631];8);&quot;.&quot;)*10^(RIGHT([.C63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2];8);&quot;.&quot;)*10^(RIGHT([.A632];3))" office:value-type="string" office:string-value="" calcext:value-type="error">
            <text:p>#ARG!</text:p>
          </table:table-cell>
          <table:table-cell table:formula="of:=NUMBERVALUE(LEFT([.B632];8);&quot;.&quot;)*10^(RIGHT([.B632];3))" office:value-type="string" office:string-value="" calcext:value-type="error">
            <text:p>#ARG!</text:p>
          </table:table-cell>
          <table:table-cell table:formula="of:=NUMBERVALUE(LEFT([.C632];8);&quot;.&quot;)*10^(RIGHT([.C63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3];8);&quot;.&quot;)*10^(RIGHT([.A633];3))" office:value-type="string" office:string-value="" calcext:value-type="error">
            <text:p>#ARG!</text:p>
          </table:table-cell>
          <table:table-cell table:formula="of:=NUMBERVALUE(LEFT([.B633];8);&quot;.&quot;)*10^(RIGHT([.B633];3))" office:value-type="string" office:string-value="" calcext:value-type="error">
            <text:p>#ARG!</text:p>
          </table:table-cell>
          <table:table-cell table:formula="of:=NUMBERVALUE(LEFT([.C633];8);&quot;.&quot;)*10^(RIGHT([.C63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4];8);&quot;.&quot;)*10^(RIGHT([.A634];3))" office:value-type="string" office:string-value="" calcext:value-type="error">
            <text:p>#ARG!</text:p>
          </table:table-cell>
          <table:table-cell table:formula="of:=NUMBERVALUE(LEFT([.B634];8);&quot;.&quot;)*10^(RIGHT([.B634];3))" office:value-type="string" office:string-value="" calcext:value-type="error">
            <text:p>#ARG!</text:p>
          </table:table-cell>
          <table:table-cell table:formula="of:=NUMBERVALUE(LEFT([.C634];8);&quot;.&quot;)*10^(RIGHT([.C63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5];8);&quot;.&quot;)*10^(RIGHT([.A635];3))" office:value-type="string" office:string-value="" calcext:value-type="error">
            <text:p>#ARG!</text:p>
          </table:table-cell>
          <table:table-cell table:formula="of:=NUMBERVALUE(LEFT([.B635];8);&quot;.&quot;)*10^(RIGHT([.B635];3))" office:value-type="string" office:string-value="" calcext:value-type="error">
            <text:p>#ARG!</text:p>
          </table:table-cell>
          <table:table-cell table:formula="of:=NUMBERVALUE(LEFT([.C635];8);&quot;.&quot;)*10^(RIGHT([.C63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6];8);&quot;.&quot;)*10^(RIGHT([.A636];3))" office:value-type="string" office:string-value="" calcext:value-type="error">
            <text:p>#ARG!</text:p>
          </table:table-cell>
          <table:table-cell table:formula="of:=NUMBERVALUE(LEFT([.B636];8);&quot;.&quot;)*10^(RIGHT([.B636];3))" office:value-type="string" office:string-value="" calcext:value-type="error">
            <text:p>#ARG!</text:p>
          </table:table-cell>
          <table:table-cell table:formula="of:=NUMBERVALUE(LEFT([.C636];8);&quot;.&quot;)*10^(RIGHT([.C63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7];8);&quot;.&quot;)*10^(RIGHT([.A637];3))" office:value-type="string" office:string-value="" calcext:value-type="error">
            <text:p>#ARG!</text:p>
          </table:table-cell>
          <table:table-cell table:formula="of:=NUMBERVALUE(LEFT([.B637];8);&quot;.&quot;)*10^(RIGHT([.B637];3))" office:value-type="string" office:string-value="" calcext:value-type="error">
            <text:p>#ARG!</text:p>
          </table:table-cell>
          <table:table-cell table:formula="of:=NUMBERVALUE(LEFT([.C637];8);&quot;.&quot;)*10^(RIGHT([.C63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8];8);&quot;.&quot;)*10^(RIGHT([.A638];3))" office:value-type="string" office:string-value="" calcext:value-type="error">
            <text:p>#ARG!</text:p>
          </table:table-cell>
          <table:table-cell table:formula="of:=NUMBERVALUE(LEFT([.B638];8);&quot;.&quot;)*10^(RIGHT([.B638];3))" office:value-type="string" office:string-value="" calcext:value-type="error">
            <text:p>#ARG!</text:p>
          </table:table-cell>
          <table:table-cell table:formula="of:=NUMBERVALUE(LEFT([.C638];8);&quot;.&quot;)*10^(RIGHT([.C63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39];8);&quot;.&quot;)*10^(RIGHT([.A639];3))" office:value-type="string" office:string-value="" calcext:value-type="error">
            <text:p>#ARG!</text:p>
          </table:table-cell>
          <table:table-cell table:formula="of:=NUMBERVALUE(LEFT([.B639];8);&quot;.&quot;)*10^(RIGHT([.B639];3))" office:value-type="string" office:string-value="" calcext:value-type="error">
            <text:p>#ARG!</text:p>
          </table:table-cell>
          <table:table-cell table:formula="of:=NUMBERVALUE(LEFT([.C639];8);&quot;.&quot;)*10^(RIGHT([.C63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0];8);&quot;.&quot;)*10^(RIGHT([.A640];3))" office:value-type="string" office:string-value="" calcext:value-type="error">
            <text:p>#ARG!</text:p>
          </table:table-cell>
          <table:table-cell table:formula="of:=NUMBERVALUE(LEFT([.B640];8);&quot;.&quot;)*10^(RIGHT([.B640];3))" office:value-type="string" office:string-value="" calcext:value-type="error">
            <text:p>#ARG!</text:p>
          </table:table-cell>
          <table:table-cell table:formula="of:=NUMBERVALUE(LEFT([.C640];8);&quot;.&quot;)*10^(RIGHT([.C64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1];8);&quot;.&quot;)*10^(RIGHT([.A641];3))" office:value-type="string" office:string-value="" calcext:value-type="error">
            <text:p>#ARG!</text:p>
          </table:table-cell>
          <table:table-cell table:formula="of:=NUMBERVALUE(LEFT([.B641];8);&quot;.&quot;)*10^(RIGHT([.B641];3))" office:value-type="string" office:string-value="" calcext:value-type="error">
            <text:p>#ARG!</text:p>
          </table:table-cell>
          <table:table-cell table:formula="of:=NUMBERVALUE(LEFT([.C641];8);&quot;.&quot;)*10^(RIGHT([.C64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2];8);&quot;.&quot;)*10^(RIGHT([.A642];3))" office:value-type="string" office:string-value="" calcext:value-type="error">
            <text:p>#ARG!</text:p>
          </table:table-cell>
          <table:table-cell table:formula="of:=NUMBERVALUE(LEFT([.B642];8);&quot;.&quot;)*10^(RIGHT([.B642];3))" office:value-type="string" office:string-value="" calcext:value-type="error">
            <text:p>#ARG!</text:p>
          </table:table-cell>
          <table:table-cell table:formula="of:=NUMBERVALUE(LEFT([.C642];8);&quot;.&quot;)*10^(RIGHT([.C64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3];8);&quot;.&quot;)*10^(RIGHT([.A643];3))" office:value-type="string" office:string-value="" calcext:value-type="error">
            <text:p>#ARG!</text:p>
          </table:table-cell>
          <table:table-cell table:formula="of:=NUMBERVALUE(LEFT([.B643];8);&quot;.&quot;)*10^(RIGHT([.B643];3))" office:value-type="string" office:string-value="" calcext:value-type="error">
            <text:p>#ARG!</text:p>
          </table:table-cell>
          <table:table-cell table:formula="of:=NUMBERVALUE(LEFT([.C643];8);&quot;.&quot;)*10^(RIGHT([.C64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4];8);&quot;.&quot;)*10^(RIGHT([.A644];3))" office:value-type="string" office:string-value="" calcext:value-type="error">
            <text:p>#ARG!</text:p>
          </table:table-cell>
          <table:table-cell table:formula="of:=NUMBERVALUE(LEFT([.B644];8);&quot;.&quot;)*10^(RIGHT([.B644];3))" office:value-type="string" office:string-value="" calcext:value-type="error">
            <text:p>#ARG!</text:p>
          </table:table-cell>
          <table:table-cell table:formula="of:=NUMBERVALUE(LEFT([.C644];8);&quot;.&quot;)*10^(RIGHT([.C64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5];8);&quot;.&quot;)*10^(RIGHT([.A645];3))" office:value-type="string" office:string-value="" calcext:value-type="error">
            <text:p>#ARG!</text:p>
          </table:table-cell>
          <table:table-cell table:formula="of:=NUMBERVALUE(LEFT([.B645];8);&quot;.&quot;)*10^(RIGHT([.B645];3))" office:value-type="string" office:string-value="" calcext:value-type="error">
            <text:p>#ARG!</text:p>
          </table:table-cell>
          <table:table-cell table:formula="of:=NUMBERVALUE(LEFT([.C645];8);&quot;.&quot;)*10^(RIGHT([.C64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6];8);&quot;.&quot;)*10^(RIGHT([.A646];3))" office:value-type="string" office:string-value="" calcext:value-type="error">
            <text:p>#ARG!</text:p>
          </table:table-cell>
          <table:table-cell table:formula="of:=NUMBERVALUE(LEFT([.B646];8);&quot;.&quot;)*10^(RIGHT([.B646];3))" office:value-type="string" office:string-value="" calcext:value-type="error">
            <text:p>#ARG!</text:p>
          </table:table-cell>
          <table:table-cell table:formula="of:=NUMBERVALUE(LEFT([.C646];8);&quot;.&quot;)*10^(RIGHT([.C64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7];8);&quot;.&quot;)*10^(RIGHT([.A647];3))" office:value-type="string" office:string-value="" calcext:value-type="error">
            <text:p>#ARG!</text:p>
          </table:table-cell>
          <table:table-cell table:formula="of:=NUMBERVALUE(LEFT([.B647];8);&quot;.&quot;)*10^(RIGHT([.B647];3))" office:value-type="string" office:string-value="" calcext:value-type="error">
            <text:p>#ARG!</text:p>
          </table:table-cell>
          <table:table-cell table:formula="of:=NUMBERVALUE(LEFT([.C647];8);&quot;.&quot;)*10^(RIGHT([.C64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8];8);&quot;.&quot;)*10^(RIGHT([.A648];3))" office:value-type="string" office:string-value="" calcext:value-type="error">
            <text:p>#ARG!</text:p>
          </table:table-cell>
          <table:table-cell table:formula="of:=NUMBERVALUE(LEFT([.B648];8);&quot;.&quot;)*10^(RIGHT([.B648];3))" office:value-type="string" office:string-value="" calcext:value-type="error">
            <text:p>#ARG!</text:p>
          </table:table-cell>
          <table:table-cell table:formula="of:=NUMBERVALUE(LEFT([.C648];8);&quot;.&quot;)*10^(RIGHT([.C64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49];8);&quot;.&quot;)*10^(RIGHT([.A649];3))" office:value-type="string" office:string-value="" calcext:value-type="error">
            <text:p>#ARG!</text:p>
          </table:table-cell>
          <table:table-cell table:formula="of:=NUMBERVALUE(LEFT([.B649];8);&quot;.&quot;)*10^(RIGHT([.B649];3))" office:value-type="string" office:string-value="" calcext:value-type="error">
            <text:p>#ARG!</text:p>
          </table:table-cell>
          <table:table-cell table:formula="of:=NUMBERVALUE(LEFT([.C649];8);&quot;.&quot;)*10^(RIGHT([.C64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0];8);&quot;.&quot;)*10^(RIGHT([.A650];3))" office:value-type="string" office:string-value="" calcext:value-type="error">
            <text:p>#ARG!</text:p>
          </table:table-cell>
          <table:table-cell table:formula="of:=NUMBERVALUE(LEFT([.B650];8);&quot;.&quot;)*10^(RIGHT([.B650];3))" office:value-type="string" office:string-value="" calcext:value-type="error">
            <text:p>#ARG!</text:p>
          </table:table-cell>
          <table:table-cell table:formula="of:=NUMBERVALUE(LEFT([.C650];8);&quot;.&quot;)*10^(RIGHT([.C65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1];8);&quot;.&quot;)*10^(RIGHT([.A651];3))" office:value-type="string" office:string-value="" calcext:value-type="error">
            <text:p>#ARG!</text:p>
          </table:table-cell>
          <table:table-cell table:formula="of:=NUMBERVALUE(LEFT([.B651];8);&quot;.&quot;)*10^(RIGHT([.B651];3))" office:value-type="string" office:string-value="" calcext:value-type="error">
            <text:p>#ARG!</text:p>
          </table:table-cell>
          <table:table-cell table:formula="of:=NUMBERVALUE(LEFT([.C651];8);&quot;.&quot;)*10^(RIGHT([.C65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2];8);&quot;.&quot;)*10^(RIGHT([.A652];3))" office:value-type="string" office:string-value="" calcext:value-type="error">
            <text:p>#ARG!</text:p>
          </table:table-cell>
          <table:table-cell table:formula="of:=NUMBERVALUE(LEFT([.B652];8);&quot;.&quot;)*10^(RIGHT([.B652];3))" office:value-type="string" office:string-value="" calcext:value-type="error">
            <text:p>#ARG!</text:p>
          </table:table-cell>
          <table:table-cell table:formula="of:=NUMBERVALUE(LEFT([.C652];8);&quot;.&quot;)*10^(RIGHT([.C65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3];8);&quot;.&quot;)*10^(RIGHT([.A653];3))" office:value-type="string" office:string-value="" calcext:value-type="error">
            <text:p>#ARG!</text:p>
          </table:table-cell>
          <table:table-cell table:formula="of:=NUMBERVALUE(LEFT([.B653];8);&quot;.&quot;)*10^(RIGHT([.B653];3))" office:value-type="string" office:string-value="" calcext:value-type="error">
            <text:p>#ARG!</text:p>
          </table:table-cell>
          <table:table-cell table:formula="of:=NUMBERVALUE(LEFT([.C653];8);&quot;.&quot;)*10^(RIGHT([.C65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4];8);&quot;.&quot;)*10^(RIGHT([.A654];3))" office:value-type="string" office:string-value="" calcext:value-type="error">
            <text:p>#ARG!</text:p>
          </table:table-cell>
          <table:table-cell table:formula="of:=NUMBERVALUE(LEFT([.B654];8);&quot;.&quot;)*10^(RIGHT([.B654];3))" office:value-type="string" office:string-value="" calcext:value-type="error">
            <text:p>#ARG!</text:p>
          </table:table-cell>
          <table:table-cell table:formula="of:=NUMBERVALUE(LEFT([.C654];8);&quot;.&quot;)*10^(RIGHT([.C65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5];8);&quot;.&quot;)*10^(RIGHT([.A655];3))" office:value-type="string" office:string-value="" calcext:value-type="error">
            <text:p>#ARG!</text:p>
          </table:table-cell>
          <table:table-cell table:formula="of:=NUMBERVALUE(LEFT([.B655];8);&quot;.&quot;)*10^(RIGHT([.B655];3))" office:value-type="string" office:string-value="" calcext:value-type="error">
            <text:p>#ARG!</text:p>
          </table:table-cell>
          <table:table-cell table:formula="of:=NUMBERVALUE(LEFT([.C655];8);&quot;.&quot;)*10^(RIGHT([.C65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6];8);&quot;.&quot;)*10^(RIGHT([.A656];3))" office:value-type="string" office:string-value="" calcext:value-type="error">
            <text:p>#ARG!</text:p>
          </table:table-cell>
          <table:table-cell table:formula="of:=NUMBERVALUE(LEFT([.B656];8);&quot;.&quot;)*10^(RIGHT([.B656];3))" office:value-type="string" office:string-value="" calcext:value-type="error">
            <text:p>#ARG!</text:p>
          </table:table-cell>
          <table:table-cell table:formula="of:=NUMBERVALUE(LEFT([.C656];8);&quot;.&quot;)*10^(RIGHT([.C65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7];8);&quot;.&quot;)*10^(RIGHT([.A657];3))" office:value-type="string" office:string-value="" calcext:value-type="error">
            <text:p>#ARG!</text:p>
          </table:table-cell>
          <table:table-cell table:formula="of:=NUMBERVALUE(LEFT([.B657];8);&quot;.&quot;)*10^(RIGHT([.B657];3))" office:value-type="string" office:string-value="" calcext:value-type="error">
            <text:p>#ARG!</text:p>
          </table:table-cell>
          <table:table-cell table:formula="of:=NUMBERVALUE(LEFT([.C657];8);&quot;.&quot;)*10^(RIGHT([.C65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8];8);&quot;.&quot;)*10^(RIGHT([.A658];3))" office:value-type="string" office:string-value="" calcext:value-type="error">
            <text:p>#ARG!</text:p>
          </table:table-cell>
          <table:table-cell table:formula="of:=NUMBERVALUE(LEFT([.B658];8);&quot;.&quot;)*10^(RIGHT([.B658];3))" office:value-type="string" office:string-value="" calcext:value-type="error">
            <text:p>#ARG!</text:p>
          </table:table-cell>
          <table:table-cell table:formula="of:=NUMBERVALUE(LEFT([.C658];8);&quot;.&quot;)*10^(RIGHT([.C65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59];8);&quot;.&quot;)*10^(RIGHT([.A659];3))" office:value-type="string" office:string-value="" calcext:value-type="error">
            <text:p>#ARG!</text:p>
          </table:table-cell>
          <table:table-cell table:formula="of:=NUMBERVALUE(LEFT([.B659];8);&quot;.&quot;)*10^(RIGHT([.B659];3))" office:value-type="string" office:string-value="" calcext:value-type="error">
            <text:p>#ARG!</text:p>
          </table:table-cell>
          <table:table-cell table:formula="of:=NUMBERVALUE(LEFT([.C659];8);&quot;.&quot;)*10^(RIGHT([.C65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0];8);&quot;.&quot;)*10^(RIGHT([.A660];3))" office:value-type="string" office:string-value="" calcext:value-type="error">
            <text:p>#ARG!</text:p>
          </table:table-cell>
          <table:table-cell table:formula="of:=NUMBERVALUE(LEFT([.B660];8);&quot;.&quot;)*10^(RIGHT([.B660];3))" office:value-type="string" office:string-value="" calcext:value-type="error">
            <text:p>#ARG!</text:p>
          </table:table-cell>
          <table:table-cell table:formula="of:=NUMBERVALUE(LEFT([.C660];8);&quot;.&quot;)*10^(RIGHT([.C66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1];8);&quot;.&quot;)*10^(RIGHT([.A661];3))" office:value-type="string" office:string-value="" calcext:value-type="error">
            <text:p>#ARG!</text:p>
          </table:table-cell>
          <table:table-cell table:formula="of:=NUMBERVALUE(LEFT([.B661];8);&quot;.&quot;)*10^(RIGHT([.B661];3))" office:value-type="string" office:string-value="" calcext:value-type="error">
            <text:p>#ARG!</text:p>
          </table:table-cell>
          <table:table-cell table:formula="of:=NUMBERVALUE(LEFT([.C661];8);&quot;.&quot;)*10^(RIGHT([.C66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2];8);&quot;.&quot;)*10^(RIGHT([.A662];3))" office:value-type="string" office:string-value="" calcext:value-type="error">
            <text:p>#ARG!</text:p>
          </table:table-cell>
          <table:table-cell table:formula="of:=NUMBERVALUE(LEFT([.B662];8);&quot;.&quot;)*10^(RIGHT([.B662];3))" office:value-type="string" office:string-value="" calcext:value-type="error">
            <text:p>#ARG!</text:p>
          </table:table-cell>
          <table:table-cell table:formula="of:=NUMBERVALUE(LEFT([.C662];8);&quot;.&quot;)*10^(RIGHT([.C66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3];8);&quot;.&quot;)*10^(RIGHT([.A663];3))" office:value-type="string" office:string-value="" calcext:value-type="error">
            <text:p>#ARG!</text:p>
          </table:table-cell>
          <table:table-cell table:formula="of:=NUMBERVALUE(LEFT([.B663];8);&quot;.&quot;)*10^(RIGHT([.B663];3))" office:value-type="string" office:string-value="" calcext:value-type="error">
            <text:p>#ARG!</text:p>
          </table:table-cell>
          <table:table-cell table:formula="of:=NUMBERVALUE(LEFT([.C663];8);&quot;.&quot;)*10^(RIGHT([.C66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4];8);&quot;.&quot;)*10^(RIGHT([.A664];3))" office:value-type="string" office:string-value="" calcext:value-type="error">
            <text:p>#ARG!</text:p>
          </table:table-cell>
          <table:table-cell table:formula="of:=NUMBERVALUE(LEFT([.B664];8);&quot;.&quot;)*10^(RIGHT([.B664];3))" office:value-type="string" office:string-value="" calcext:value-type="error">
            <text:p>#ARG!</text:p>
          </table:table-cell>
          <table:table-cell table:formula="of:=NUMBERVALUE(LEFT([.C664];8);&quot;.&quot;)*10^(RIGHT([.C66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5];8);&quot;.&quot;)*10^(RIGHT([.A665];3))" office:value-type="string" office:string-value="" calcext:value-type="error">
            <text:p>#ARG!</text:p>
          </table:table-cell>
          <table:table-cell table:formula="of:=NUMBERVALUE(LEFT([.B665];8);&quot;.&quot;)*10^(RIGHT([.B665];3))" office:value-type="string" office:string-value="" calcext:value-type="error">
            <text:p>#ARG!</text:p>
          </table:table-cell>
          <table:table-cell table:formula="of:=NUMBERVALUE(LEFT([.C665];8);&quot;.&quot;)*10^(RIGHT([.C66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6];8);&quot;.&quot;)*10^(RIGHT([.A666];3))" office:value-type="string" office:string-value="" calcext:value-type="error">
            <text:p>#ARG!</text:p>
          </table:table-cell>
          <table:table-cell table:formula="of:=NUMBERVALUE(LEFT([.B666];8);&quot;.&quot;)*10^(RIGHT([.B666];3))" office:value-type="string" office:string-value="" calcext:value-type="error">
            <text:p>#ARG!</text:p>
          </table:table-cell>
          <table:table-cell table:formula="of:=NUMBERVALUE(LEFT([.C666];8);&quot;.&quot;)*10^(RIGHT([.C66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7];8);&quot;.&quot;)*10^(RIGHT([.A667];3))" office:value-type="string" office:string-value="" calcext:value-type="error">
            <text:p>#ARG!</text:p>
          </table:table-cell>
          <table:table-cell table:formula="of:=NUMBERVALUE(LEFT([.B667];8);&quot;.&quot;)*10^(RIGHT([.B667];3))" office:value-type="string" office:string-value="" calcext:value-type="error">
            <text:p>#ARG!</text:p>
          </table:table-cell>
          <table:table-cell table:formula="of:=NUMBERVALUE(LEFT([.C667];8);&quot;.&quot;)*10^(RIGHT([.C66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8];8);&quot;.&quot;)*10^(RIGHT([.A668];3))" office:value-type="string" office:string-value="" calcext:value-type="error">
            <text:p>#ARG!</text:p>
          </table:table-cell>
          <table:table-cell table:formula="of:=NUMBERVALUE(LEFT([.B668];8);&quot;.&quot;)*10^(RIGHT([.B668];3))" office:value-type="string" office:string-value="" calcext:value-type="error">
            <text:p>#ARG!</text:p>
          </table:table-cell>
          <table:table-cell table:formula="of:=NUMBERVALUE(LEFT([.C668];8);&quot;.&quot;)*10^(RIGHT([.C66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69];8);&quot;.&quot;)*10^(RIGHT([.A669];3))" office:value-type="string" office:string-value="" calcext:value-type="error">
            <text:p>#ARG!</text:p>
          </table:table-cell>
          <table:table-cell table:formula="of:=NUMBERVALUE(LEFT([.B669];8);&quot;.&quot;)*10^(RIGHT([.B669];3))" office:value-type="string" office:string-value="" calcext:value-type="error">
            <text:p>#ARG!</text:p>
          </table:table-cell>
          <table:table-cell table:formula="of:=NUMBERVALUE(LEFT([.C669];8);&quot;.&quot;)*10^(RIGHT([.C66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0];8);&quot;.&quot;)*10^(RIGHT([.A670];3))" office:value-type="string" office:string-value="" calcext:value-type="error">
            <text:p>#ARG!</text:p>
          </table:table-cell>
          <table:table-cell table:formula="of:=NUMBERVALUE(LEFT([.B670];8);&quot;.&quot;)*10^(RIGHT([.B670];3))" office:value-type="string" office:string-value="" calcext:value-type="error">
            <text:p>#ARG!</text:p>
          </table:table-cell>
          <table:table-cell table:formula="of:=NUMBERVALUE(LEFT([.C670];8);&quot;.&quot;)*10^(RIGHT([.C67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1];8);&quot;.&quot;)*10^(RIGHT([.A671];3))" office:value-type="string" office:string-value="" calcext:value-type="error">
            <text:p>#ARG!</text:p>
          </table:table-cell>
          <table:table-cell table:formula="of:=NUMBERVALUE(LEFT([.B671];8);&quot;.&quot;)*10^(RIGHT([.B671];3))" office:value-type="string" office:string-value="" calcext:value-type="error">
            <text:p>#ARG!</text:p>
          </table:table-cell>
          <table:table-cell table:formula="of:=NUMBERVALUE(LEFT([.C671];8);&quot;.&quot;)*10^(RIGHT([.C67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2];8);&quot;.&quot;)*10^(RIGHT([.A672];3))" office:value-type="string" office:string-value="" calcext:value-type="error">
            <text:p>#ARG!</text:p>
          </table:table-cell>
          <table:table-cell table:formula="of:=NUMBERVALUE(LEFT([.B672];8);&quot;.&quot;)*10^(RIGHT([.B672];3))" office:value-type="string" office:string-value="" calcext:value-type="error">
            <text:p>#ARG!</text:p>
          </table:table-cell>
          <table:table-cell table:formula="of:=NUMBERVALUE(LEFT([.C672];8);&quot;.&quot;)*10^(RIGHT([.C67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3];8);&quot;.&quot;)*10^(RIGHT([.A673];3))" office:value-type="string" office:string-value="" calcext:value-type="error">
            <text:p>#ARG!</text:p>
          </table:table-cell>
          <table:table-cell table:formula="of:=NUMBERVALUE(LEFT([.B673];8);&quot;.&quot;)*10^(RIGHT([.B673];3))" office:value-type="string" office:string-value="" calcext:value-type="error">
            <text:p>#ARG!</text:p>
          </table:table-cell>
          <table:table-cell table:formula="of:=NUMBERVALUE(LEFT([.C673];8);&quot;.&quot;)*10^(RIGHT([.C67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4];8);&quot;.&quot;)*10^(RIGHT([.A674];3))" office:value-type="string" office:string-value="" calcext:value-type="error">
            <text:p>#ARG!</text:p>
          </table:table-cell>
          <table:table-cell table:formula="of:=NUMBERVALUE(LEFT([.B674];8);&quot;.&quot;)*10^(RIGHT([.B674];3))" office:value-type="string" office:string-value="" calcext:value-type="error">
            <text:p>#ARG!</text:p>
          </table:table-cell>
          <table:table-cell table:formula="of:=NUMBERVALUE(LEFT([.C674];8);&quot;.&quot;)*10^(RIGHT([.C67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5];8);&quot;.&quot;)*10^(RIGHT([.A675];3))" office:value-type="string" office:string-value="" calcext:value-type="error">
            <text:p>#ARG!</text:p>
          </table:table-cell>
          <table:table-cell table:formula="of:=NUMBERVALUE(LEFT([.B675];8);&quot;.&quot;)*10^(RIGHT([.B675];3))" office:value-type="string" office:string-value="" calcext:value-type="error">
            <text:p>#ARG!</text:p>
          </table:table-cell>
          <table:table-cell table:formula="of:=NUMBERVALUE(LEFT([.C675];8);&quot;.&quot;)*10^(RIGHT([.C67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6];8);&quot;.&quot;)*10^(RIGHT([.A676];3))" office:value-type="string" office:string-value="" calcext:value-type="error">
            <text:p>#ARG!</text:p>
          </table:table-cell>
          <table:table-cell table:formula="of:=NUMBERVALUE(LEFT([.B676];8);&quot;.&quot;)*10^(RIGHT([.B676];3))" office:value-type="string" office:string-value="" calcext:value-type="error">
            <text:p>#ARG!</text:p>
          </table:table-cell>
          <table:table-cell table:formula="of:=NUMBERVALUE(LEFT([.C676];8);&quot;.&quot;)*10^(RIGHT([.C67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7];8);&quot;.&quot;)*10^(RIGHT([.A677];3))" office:value-type="string" office:string-value="" calcext:value-type="error">
            <text:p>#ARG!</text:p>
          </table:table-cell>
          <table:table-cell table:formula="of:=NUMBERVALUE(LEFT([.B677];8);&quot;.&quot;)*10^(RIGHT([.B677];3))" office:value-type="string" office:string-value="" calcext:value-type="error">
            <text:p>#ARG!</text:p>
          </table:table-cell>
          <table:table-cell table:formula="of:=NUMBERVALUE(LEFT([.C677];8);&quot;.&quot;)*10^(RIGHT([.C67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8];8);&quot;.&quot;)*10^(RIGHT([.A678];3))" office:value-type="string" office:string-value="" calcext:value-type="error">
            <text:p>#ARG!</text:p>
          </table:table-cell>
          <table:table-cell table:formula="of:=NUMBERVALUE(LEFT([.B678];8);&quot;.&quot;)*10^(RIGHT([.B678];3))" office:value-type="string" office:string-value="" calcext:value-type="error">
            <text:p>#ARG!</text:p>
          </table:table-cell>
          <table:table-cell table:formula="of:=NUMBERVALUE(LEFT([.C678];8);&quot;.&quot;)*10^(RIGHT([.C67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79];8);&quot;.&quot;)*10^(RIGHT([.A679];3))" office:value-type="string" office:string-value="" calcext:value-type="error">
            <text:p>#ARG!</text:p>
          </table:table-cell>
          <table:table-cell table:formula="of:=NUMBERVALUE(LEFT([.B679];8);&quot;.&quot;)*10^(RIGHT([.B679];3))" office:value-type="string" office:string-value="" calcext:value-type="error">
            <text:p>#ARG!</text:p>
          </table:table-cell>
          <table:table-cell table:formula="of:=NUMBERVALUE(LEFT([.C679];8);&quot;.&quot;)*10^(RIGHT([.C67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0];8);&quot;.&quot;)*10^(RIGHT([.A680];3))" office:value-type="string" office:string-value="" calcext:value-type="error">
            <text:p>#ARG!</text:p>
          </table:table-cell>
          <table:table-cell table:formula="of:=NUMBERVALUE(LEFT([.B680];8);&quot;.&quot;)*10^(RIGHT([.B680];3))" office:value-type="string" office:string-value="" calcext:value-type="error">
            <text:p>#ARG!</text:p>
          </table:table-cell>
          <table:table-cell table:formula="of:=NUMBERVALUE(LEFT([.C680];8);&quot;.&quot;)*10^(RIGHT([.C68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1];8);&quot;.&quot;)*10^(RIGHT([.A681];3))" office:value-type="string" office:string-value="" calcext:value-type="error">
            <text:p>#ARG!</text:p>
          </table:table-cell>
          <table:table-cell table:formula="of:=NUMBERVALUE(LEFT([.B681];8);&quot;.&quot;)*10^(RIGHT([.B681];3))" office:value-type="string" office:string-value="" calcext:value-type="error">
            <text:p>#ARG!</text:p>
          </table:table-cell>
          <table:table-cell table:formula="of:=NUMBERVALUE(LEFT([.C681];8);&quot;.&quot;)*10^(RIGHT([.C68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2];8);&quot;.&quot;)*10^(RIGHT([.A682];3))" office:value-type="string" office:string-value="" calcext:value-type="error">
            <text:p>#ARG!</text:p>
          </table:table-cell>
          <table:table-cell table:formula="of:=NUMBERVALUE(LEFT([.B682];8);&quot;.&quot;)*10^(RIGHT([.B682];3))" office:value-type="string" office:string-value="" calcext:value-type="error">
            <text:p>#ARG!</text:p>
          </table:table-cell>
          <table:table-cell table:formula="of:=NUMBERVALUE(LEFT([.C682];8);&quot;.&quot;)*10^(RIGHT([.C68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3];8);&quot;.&quot;)*10^(RIGHT([.A683];3))" office:value-type="string" office:string-value="" calcext:value-type="error">
            <text:p>#ARG!</text:p>
          </table:table-cell>
          <table:table-cell table:formula="of:=NUMBERVALUE(LEFT([.B683];8);&quot;.&quot;)*10^(RIGHT([.B683];3))" office:value-type="string" office:string-value="" calcext:value-type="error">
            <text:p>#ARG!</text:p>
          </table:table-cell>
          <table:table-cell table:formula="of:=NUMBERVALUE(LEFT([.C683];8);&quot;.&quot;)*10^(RIGHT([.C68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4];8);&quot;.&quot;)*10^(RIGHT([.A684];3))" office:value-type="string" office:string-value="" calcext:value-type="error">
            <text:p>#ARG!</text:p>
          </table:table-cell>
          <table:table-cell table:formula="of:=NUMBERVALUE(LEFT([.B684];8);&quot;.&quot;)*10^(RIGHT([.B684];3))" office:value-type="string" office:string-value="" calcext:value-type="error">
            <text:p>#ARG!</text:p>
          </table:table-cell>
          <table:table-cell table:formula="of:=NUMBERVALUE(LEFT([.C684];8);&quot;.&quot;)*10^(RIGHT([.C68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5];8);&quot;.&quot;)*10^(RIGHT([.A685];3))" office:value-type="string" office:string-value="" calcext:value-type="error">
            <text:p>#ARG!</text:p>
          </table:table-cell>
          <table:table-cell table:formula="of:=NUMBERVALUE(LEFT([.B685];8);&quot;.&quot;)*10^(RIGHT([.B685];3))" office:value-type="string" office:string-value="" calcext:value-type="error">
            <text:p>#ARG!</text:p>
          </table:table-cell>
          <table:table-cell table:formula="of:=NUMBERVALUE(LEFT([.C685];8);&quot;.&quot;)*10^(RIGHT([.C68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6];8);&quot;.&quot;)*10^(RIGHT([.A686];3))" office:value-type="string" office:string-value="" calcext:value-type="error">
            <text:p>#ARG!</text:p>
          </table:table-cell>
          <table:table-cell table:formula="of:=NUMBERVALUE(LEFT([.B686];8);&quot;.&quot;)*10^(RIGHT([.B686];3))" office:value-type="string" office:string-value="" calcext:value-type="error">
            <text:p>#ARG!</text:p>
          </table:table-cell>
          <table:table-cell table:formula="of:=NUMBERVALUE(LEFT([.C686];8);&quot;.&quot;)*10^(RIGHT([.C68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7];8);&quot;.&quot;)*10^(RIGHT([.A687];3))" office:value-type="string" office:string-value="" calcext:value-type="error">
            <text:p>#ARG!</text:p>
          </table:table-cell>
          <table:table-cell table:formula="of:=NUMBERVALUE(LEFT([.B687];8);&quot;.&quot;)*10^(RIGHT([.B687];3))" office:value-type="string" office:string-value="" calcext:value-type="error">
            <text:p>#ARG!</text:p>
          </table:table-cell>
          <table:table-cell table:formula="of:=NUMBERVALUE(LEFT([.C687];8);&quot;.&quot;)*10^(RIGHT([.C68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8];8);&quot;.&quot;)*10^(RIGHT([.A688];3))" office:value-type="string" office:string-value="" calcext:value-type="error">
            <text:p>#ARG!</text:p>
          </table:table-cell>
          <table:table-cell table:formula="of:=NUMBERVALUE(LEFT([.B688];8);&quot;.&quot;)*10^(RIGHT([.B688];3))" office:value-type="string" office:string-value="" calcext:value-type="error">
            <text:p>#ARG!</text:p>
          </table:table-cell>
          <table:table-cell table:formula="of:=NUMBERVALUE(LEFT([.C688];8);&quot;.&quot;)*10^(RIGHT([.C68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89];8);&quot;.&quot;)*10^(RIGHT([.A689];3))" office:value-type="string" office:string-value="" calcext:value-type="error">
            <text:p>#ARG!</text:p>
          </table:table-cell>
          <table:table-cell table:formula="of:=NUMBERVALUE(LEFT([.B689];8);&quot;.&quot;)*10^(RIGHT([.B689];3))" office:value-type="string" office:string-value="" calcext:value-type="error">
            <text:p>#ARG!</text:p>
          </table:table-cell>
          <table:table-cell table:formula="of:=NUMBERVALUE(LEFT([.C689];8);&quot;.&quot;)*10^(RIGHT([.C68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0];8);&quot;.&quot;)*10^(RIGHT([.A690];3))" office:value-type="string" office:string-value="" calcext:value-type="error">
            <text:p>#ARG!</text:p>
          </table:table-cell>
          <table:table-cell table:formula="of:=NUMBERVALUE(LEFT([.B690];8);&quot;.&quot;)*10^(RIGHT([.B690];3))" office:value-type="string" office:string-value="" calcext:value-type="error">
            <text:p>#ARG!</text:p>
          </table:table-cell>
          <table:table-cell table:formula="of:=NUMBERVALUE(LEFT([.C690];8);&quot;.&quot;)*10^(RIGHT([.C69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1];8);&quot;.&quot;)*10^(RIGHT([.A691];3))" office:value-type="string" office:string-value="" calcext:value-type="error">
            <text:p>#ARG!</text:p>
          </table:table-cell>
          <table:table-cell table:formula="of:=NUMBERVALUE(LEFT([.B691];8);&quot;.&quot;)*10^(RIGHT([.B691];3))" office:value-type="string" office:string-value="" calcext:value-type="error">
            <text:p>#ARG!</text:p>
          </table:table-cell>
          <table:table-cell table:formula="of:=NUMBERVALUE(LEFT([.C691];8);&quot;.&quot;)*10^(RIGHT([.C69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2];8);&quot;.&quot;)*10^(RIGHT([.A692];3))" office:value-type="string" office:string-value="" calcext:value-type="error">
            <text:p>#ARG!</text:p>
          </table:table-cell>
          <table:table-cell table:formula="of:=NUMBERVALUE(LEFT([.B692];8);&quot;.&quot;)*10^(RIGHT([.B692];3))" office:value-type="string" office:string-value="" calcext:value-type="error">
            <text:p>#ARG!</text:p>
          </table:table-cell>
          <table:table-cell table:formula="of:=NUMBERVALUE(LEFT([.C692];8);&quot;.&quot;)*10^(RIGHT([.C692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3];8);&quot;.&quot;)*10^(RIGHT([.A693];3))" office:value-type="string" office:string-value="" calcext:value-type="error">
            <text:p>#ARG!</text:p>
          </table:table-cell>
          <table:table-cell table:formula="of:=NUMBERVALUE(LEFT([.B693];8);&quot;.&quot;)*10^(RIGHT([.B693];3))" office:value-type="string" office:string-value="" calcext:value-type="error">
            <text:p>#ARG!</text:p>
          </table:table-cell>
          <table:table-cell table:formula="of:=NUMBERVALUE(LEFT([.C693];8);&quot;.&quot;)*10^(RIGHT([.C693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4];8);&quot;.&quot;)*10^(RIGHT([.A694];3))" office:value-type="string" office:string-value="" calcext:value-type="error">
            <text:p>#ARG!</text:p>
          </table:table-cell>
          <table:table-cell table:formula="of:=NUMBERVALUE(LEFT([.B694];8);&quot;.&quot;)*10^(RIGHT([.B694];3))" office:value-type="string" office:string-value="" calcext:value-type="error">
            <text:p>#ARG!</text:p>
          </table:table-cell>
          <table:table-cell table:formula="of:=NUMBERVALUE(LEFT([.C694];8);&quot;.&quot;)*10^(RIGHT([.C694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5];8);&quot;.&quot;)*10^(RIGHT([.A695];3))" office:value-type="string" office:string-value="" calcext:value-type="error">
            <text:p>#ARG!</text:p>
          </table:table-cell>
          <table:table-cell table:formula="of:=NUMBERVALUE(LEFT([.B695];8);&quot;.&quot;)*10^(RIGHT([.B695];3))" office:value-type="string" office:string-value="" calcext:value-type="error">
            <text:p>#ARG!</text:p>
          </table:table-cell>
          <table:table-cell table:formula="of:=NUMBERVALUE(LEFT([.C695];8);&quot;.&quot;)*10^(RIGHT([.C695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6];8);&quot;.&quot;)*10^(RIGHT([.A696];3))" office:value-type="string" office:string-value="" calcext:value-type="error">
            <text:p>#ARG!</text:p>
          </table:table-cell>
          <table:table-cell table:formula="of:=NUMBERVALUE(LEFT([.B696];8);&quot;.&quot;)*10^(RIGHT([.B696];3))" office:value-type="string" office:string-value="" calcext:value-type="error">
            <text:p>#ARG!</text:p>
          </table:table-cell>
          <table:table-cell table:formula="of:=NUMBERVALUE(LEFT([.C696];8);&quot;.&quot;)*10^(RIGHT([.C696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7];8);&quot;.&quot;)*10^(RIGHT([.A697];3))" office:value-type="string" office:string-value="" calcext:value-type="error">
            <text:p>#ARG!</text:p>
          </table:table-cell>
          <table:table-cell table:formula="of:=NUMBERVALUE(LEFT([.B697];8);&quot;.&quot;)*10^(RIGHT([.B697];3))" office:value-type="string" office:string-value="" calcext:value-type="error">
            <text:p>#ARG!</text:p>
          </table:table-cell>
          <table:table-cell table:formula="of:=NUMBERVALUE(LEFT([.C697];8);&quot;.&quot;)*10^(RIGHT([.C697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8];8);&quot;.&quot;)*10^(RIGHT([.A698];3))" office:value-type="string" office:string-value="" calcext:value-type="error">
            <text:p>#ARG!</text:p>
          </table:table-cell>
          <table:table-cell table:formula="of:=NUMBERVALUE(LEFT([.B698];8);&quot;.&quot;)*10^(RIGHT([.B698];3))" office:value-type="string" office:string-value="" calcext:value-type="error">
            <text:p>#ARG!</text:p>
          </table:table-cell>
          <table:table-cell table:formula="of:=NUMBERVALUE(LEFT([.C698];8);&quot;.&quot;)*10^(RIGHT([.C698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699];8);&quot;.&quot;)*10^(RIGHT([.A699];3))" office:value-type="string" office:string-value="" calcext:value-type="error">
            <text:p>#ARG!</text:p>
          </table:table-cell>
          <table:table-cell table:formula="of:=NUMBERVALUE(LEFT([.B699];8);&quot;.&quot;)*10^(RIGHT([.B699];3))" office:value-type="string" office:string-value="" calcext:value-type="error">
            <text:p>#ARG!</text:p>
          </table:table-cell>
          <table:table-cell table:formula="of:=NUMBERVALUE(LEFT([.C699];8);&quot;.&quot;)*10^(RIGHT([.C699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700];8);&quot;.&quot;)*10^(RIGHT([.A700];3))" office:value-type="string" office:string-value="" calcext:value-type="error">
            <text:p>#ARG!</text:p>
          </table:table-cell>
          <table:table-cell table:formula="of:=NUMBERVALUE(LEFT([.B700];8);&quot;.&quot;)*10^(RIGHT([.B700];3))" office:value-type="string" office:string-value="" calcext:value-type="error">
            <text:p>#ARG!</text:p>
          </table:table-cell>
          <table:table-cell table:formula="of:=NUMBERVALUE(LEFT([.C700];8);&quot;.&quot;)*10^(RIGHT([.C700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701];8);&quot;.&quot;)*10^(RIGHT([.A701];3))" office:value-type="string" office:string-value="" calcext:value-type="error">
            <text:p>#ARG!</text:p>
          </table:table-cell>
          <table:table-cell table:formula="of:=NUMBERVALUE(LEFT([.B701];8);&quot;.&quot;)*10^(RIGHT([.B701];3))" office:value-type="string" office:string-value="" calcext:value-type="error">
            <text:p>#ARG!</text:p>
          </table:table-cell>
          <table:table-cell table:formula="of:=NUMBERVALUE(LEFT([.C701];8);&quot;.&quot;)*10^(RIGHT([.C701];3))+360" office:value-type="string" office:string-value="" calcext:value-type="error">
            <text:p>#ARG!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NUMBERVALUE(LEFT([.A702];8);&quot;.&quot;)*10^(RIGHT([.A702];3))" office:value-type="string" office:string-value="" calcext:value-type="error">
            <text:p>#ARG!</text:p>
          </table:table-cell>
          <table:table-cell table:formula="of:=NUMBERVALUE(LEFT([.B702];8);&quot;.&quot;)*10^(RIGHT([.B702];3))" office:value-type="string" office:string-value="" calcext:value-type="error">
            <text:p>#ARG!</text:p>
          </table:table-cell>
          <table:table-cell table:formula="of:=NUMBERVALUE(LEFT([.C702];8);&quot;.&quot;)*10^(RIGHT([.C702];3))+360" office:value-type="string" office:string-value="" calcext:value-type="error">
            <text:p>#ARG!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9T01:01:20.760224825</dc:date>
    <meta:generator>LibreOffice/4.2.8.2$Linux_X86_64 LibreOffice_project/420m0$Build-2</meta:generator>
    <meta:editing-duration>PT1H17M9S</meta:editing-duration>
    <meta:editing-cycles>8</meta:editing-cycles>
    <meta:document-statistic meta:table-count="1" meta:cell-count="36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28cm" svg:height="11.953cm" xlink:href=".." xlink:type="simple" chart:class="chart:scatter" chart:style-name="ch1">
        <chart:title svg:x="10.755cm" svg:y="0.375cm" chart:style-name="ch2">
          <text:p>Band Stop</text:p>
        </chart:title>
        <chart:subtitle svg:x="10.732cm" svg:y="1.42cm" chart:style-name="ch3">
          <text:p>wzmocnienie</text:p>
        </chart:subtitle>
        <chart:legend svg:x="1.889cm" svg:y="0.834cm" style:legend-expansion="custom" chartooo:width="4.263cm" chartooo:height="1.62cm" style:legend-expansion-aspect-ratio="2.63148148148148" chart:style-name="ch4"/>
        <chart:plot-area chart:style-name="ch5" table:cell-range-address="Arkusz1.D1:Arkusz1.D400 Arkusz1.E1:Arkusz1.E600 Arkusz1.S36:Arkusz1.S41" chart:data-source-has-labels="row" svg:x="1.434cm" svg:y="2.585cm" svg:width="22.376cm" svg:height="8.097cm">
          <chartooo:coordinate-region svg:x="2.214cm" svg:y="2.815cm" svg:width="21.066cm" svg:height="7.637cm"/>
          <chart:axis chart:dimension="x" chart:name="primary-x" chart:style-name="ch6">
            <chart:title svg:x="12.141cm" svg:y="10.922cm" chart:style-name="ch7">
              <text:p>f [Hz]</text:p>
            </chart:title>
          </chart:axis>
          <chart:axis chart:dimension="y" chart:name="primary-y" chart:style-name="ch8">
            <chart:title svg:x="0.379cm" svg:y="7.802cm" chart:style-name="ch9">
              <text:p>magnitude [dB]</text:p>
            </chart:title>
            <chart:grid chart:style-name="ch10" chart:class="major"/>
          </chart:axis>
          <chart:series chart:style-name="ch11" chart:values-cell-range-address="Arkusz1.E2:Arkusz1.E600" chart:label-cell-address="Arkusz1.E1:Arkusz1.E1" chart:class="chart:scatter">
            <chart:domain table:cell-range-address="Arkusz1.D2:Arkusz1.D400"/>
            <chart:data-point chart:repeated="599"/>
          </chart:series>
          <chart:series chart:style-name="ch12" chart:values-cell-range-address="Arkusz1.S36:Arkusz1.S41" chart:label-cell-address="pomiary" chart:class="chart:scatter">
            <chart:domain table:cell-range-address="Arkusz1.N36:Arkusz1.N41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magnitude</text:p>
                <draw:g>
                  <svg:desc>Arkusz1.E1:Arkusz1.E1</svg:desc>
                </draw:g>
              </table:table-cell>
              <table:table-cell office:value-type="string">
                <text:p>Kolumna N</text:p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D2:Arkusz1.D400</svg:desc>
                </draw:g>
              </table:table-cell>
              <table:table-cell office:value-type="float" office:value="-6.84882">
                <text:p>-6.84882</text:p>
                <draw:g>
                  <svg:desc>Arkusz1.E2:Arkusz1.E600</svg:desc>
                </draw:g>
              </table:table-cell>
              <table:table-cell office:value-type="float" office:value="20">
                <text:p>20</text:p>
                <draw:g>
                  <svg:desc>Arkusz1.N36:Arkusz1.N41</svg:desc>
                </draw:g>
              </table:table-cell>
              <table:table-cell office:value-type="float" office:value="-6.76823446570626">
                <text:p>-6.76823446570626</text:p>
                <draw:g>
                  <svg:desc>Arkusz1.S36:Arkusz1.S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3292">
                <text:p>1.023292</text:p>
              </table:table-cell>
              <table:table-cell office:value-type="float" office:value="-6.84883">
                <text:p>-6.84883</text:p>
              </table:table-cell>
              <table:table-cell office:value-type="float" office:value="60">
                <text:p>60</text:p>
              </table:table-cell>
              <table:table-cell office:value-type="float" office:value="-7.64669870682923">
                <text:p>-7.64669870682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7128">
                <text:p>1.047128</text:p>
              </table:table-cell>
              <table:table-cell office:value-type="float" office:value="-6.84883">
                <text:p>-6.84883</text:p>
              </table:table-cell>
              <table:table-cell office:value-type="float" office:value="120">
                <text:p>120</text:p>
              </table:table-cell>
              <table:table-cell office:value-type="float" office:value="-13.002428735964">
                <text:p>-13.00242873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1519">
                <text:p>1.071519</text:p>
              </table:table-cell>
              <table:table-cell office:value-type="float" office:value="-6.84884">
                <text:p>-6.84884</text:p>
              </table:table-cell>
              <table:table-cell office:value-type="float" office:value="160">
                <text:p>160</text:p>
              </table:table-cell>
              <table:table-cell office:value-type="float" office:value="-31.4700906174982">
                <text:p>-31.4700906174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478">
                <text:p>1.096478</text:p>
              </table:table-cell>
              <table:table-cell office:value-type="float" office:value="-6.84885">
                <text:p>-6.84885</text:p>
              </table:table-cell>
              <table:table-cell office:value-type="float" office:value="280">
                <text:p>280</text:p>
              </table:table-cell>
              <table:table-cell office:value-type="float" office:value="-8.9858432170981">
                <text:p>-8.985843217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018">
                <text:p>1.122018</text:p>
              </table:table-cell>
              <table:table-cell office:value-type="float" office:value="-6.84886">
                <text:p>-6.84886</text:p>
              </table:table-cell>
              <table:table-cell office:value-type="float" office:value="600">
                <text:p>600</text:p>
              </table:table-cell>
              <table:table-cell office:value-type="float" office:value="-6.93574972449313">
                <text:p>-6.93574972449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8153">
                <text:p>1.148153</text:p>
              </table:table-cell>
              <table:table-cell office:value-type="float" office:value="-6.84887">
                <text:p>-6.8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4897">
                <text:p>1.174897</text:p>
              </table:table-cell>
              <table:table-cell office:value-type="float" office:value="-6.84888">
                <text:p>-6.8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2264">
                <text:p>1.202264</text:p>
              </table:table-cell>
              <table:table-cell office:value-type="float" office:value="-6.84889">
                <text:p>-6.8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268">
                <text:p>1.230268</text:p>
              </table:table-cell>
              <table:table-cell office:value-type="float" office:value="-6.84891">
                <text:p>-6.8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8925">
                <text:p>1.258925</text:p>
              </table:table-cell>
              <table:table-cell office:value-type="float" office:value="-6.84892">
                <text:p>-6.8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8249">
                <text:p>1.288249</text:p>
              </table:table-cell>
              <table:table-cell office:value-type="float" office:value="-6.84893">
                <text:p>-6.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8256">
                <text:p>1.318256</text:p>
              </table:table-cell>
              <table:table-cell office:value-type="float" office:value="-6.84894">
                <text:p>-6.8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8962">
                <text:p>1.348962</text:p>
              </table:table-cell>
              <table:table-cell office:value-type="float" office:value="-6.84896">
                <text:p>-6.84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384">
                <text:p>1.380384</text:p>
              </table:table-cell>
              <table:table-cell office:value-type="float" office:value="-6.84897">
                <text:p>-6.8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537">
                <text:p>1.412537</text:p>
              </table:table-cell>
              <table:table-cell office:value-type="float" office:value="-6.84899">
                <text:p>-6.8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5439">
                <text:p>1.445439</text:p>
              </table:table-cell>
              <table:table-cell office:value-type="float" office:value="-6.84901">
                <text:p>-6.8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9108">
                <text:p>1.479108</text:p>
              </table:table-cell>
              <table:table-cell office:value-type="float" office:value="-6.84902">
                <text:p>-6.8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13561">
                <text:p>1.513561</text:p>
              </table:table-cell>
              <table:table-cell office:value-type="float" office:value="-6.84904">
                <text:p>-6.8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8816">
                <text:p>1.548816</text:p>
              </table:table-cell>
              <table:table-cell office:value-type="float" office:value="-6.84906">
                <text:p>-6.84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4893">
                <text:p>1.584893</text:p>
              </table:table-cell>
              <table:table-cell office:value-type="float" office:value="-6.84908">
                <text:p>-6.84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181">
                <text:p>1.62181</text:p>
              </table:table-cell>
              <table:table-cell office:value-type="float" office:value="-6.8491">
                <text:p>-6.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9586">
                <text:p>1.659586</text:p>
              </table:table-cell>
              <table:table-cell office:value-type="float" office:value="-6.84912">
                <text:p>-6.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8243">
                <text:p>1.698243</text:p>
              </table:table-cell>
              <table:table-cell office:value-type="float" office:value="-6.84914">
                <text:p>-6.8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78">
                <text:p>1.7378</text:p>
              </table:table-cell>
              <table:table-cell office:value-type="float" office:value="-6.84916">
                <text:p>-6.8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78279">
                <text:p>1.778279</text:p>
              </table:table-cell>
              <table:table-cell office:value-type="float" office:value="-6.84919">
                <text:p>-6.84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197">
                <text:p>1.8197</text:p>
              </table:table-cell>
              <table:table-cell office:value-type="float" office:value="-6.84921">
                <text:p>-6.8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2087">
                <text:p>1.862087</text:p>
              </table:table-cell>
              <table:table-cell office:value-type="float" office:value="-6.84924">
                <text:p>-6.8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546">
                <text:p>1.90546</text:p>
              </table:table-cell>
              <table:table-cell office:value-type="float" office:value="-6.84927">
                <text:p>-6.8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9844">
                <text:p>1.949844</text:p>
              </table:table-cell>
              <table:table-cell office:value-type="float" office:value="-6.8493">
                <text:p>-6.8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5262">
                <text:p>1.995262</text:p>
              </table:table-cell>
              <table:table-cell office:value-type="float" office:value="-6.84933">
                <text:p>-6.84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41737">
                <text:p>2.041737</text:p>
              </table:table-cell>
              <table:table-cell office:value-type="float" office:value="-6.84936">
                <text:p>-6.84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9296">
                <text:p>2.089296</text:p>
              </table:table-cell>
              <table:table-cell office:value-type="float" office:value="-6.8494">
                <text:p>-6.8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37962">
                <text:p>2.137962</text:p>
              </table:table-cell>
              <table:table-cell office:value-type="float" office:value="-6.84943">
                <text:p>-6.8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7761">
                <text:p>2.187761</text:p>
              </table:table-cell>
              <table:table-cell office:value-type="float" office:value="-6.84947">
                <text:p>-6.8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38721">
                <text:p>2.238721</text:p>
              </table:table-cell>
              <table:table-cell office:value-type="float" office:value="-6.84951">
                <text:p>-6.8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90867">
                <text:p>2.290867</text:p>
              </table:table-cell>
              <table:table-cell office:value-type="float" office:value="-6.84955">
                <text:p>-6.8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4228">
                <text:p>2.344228</text:p>
              </table:table-cell>
              <table:table-cell office:value-type="float" office:value="-6.84959">
                <text:p>-6.84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8832">
                <text:p>2.398832</text:p>
              </table:table-cell>
              <table:table-cell office:value-type="float" office:value="-6.84963">
                <text:p>-6.84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4708">
                <text:p>2.454708</text:p>
              </table:table-cell>
              <table:table-cell office:value-type="float" office:value="-6.84968">
                <text:p>-6.8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1886">
                <text:p>2.511886</text:p>
              </table:table-cell>
              <table:table-cell office:value-type="float" office:value="-6.84973">
                <text:p>-6.84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0395">
                <text:p>2.570395</text:p>
              </table:table-cell>
              <table:table-cell office:value-type="float" office:value="-6.84978">
                <text:p>-6.8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0267">
                <text:p>2.630267</text:p>
              </table:table-cell>
              <table:table-cell office:value-type="float" office:value="-6.84983">
                <text:p>-6.8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1534">
                <text:p>2.691534</text:p>
              </table:table-cell>
              <table:table-cell office:value-type="float" office:value="-6.84989">
                <text:p>-6.8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4228">
                <text:p>2.754228</text:p>
              </table:table-cell>
              <table:table-cell office:value-type="float" office:value="-6.84995">
                <text:p>-6.8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8382">
                <text:p>2.818382</text:p>
              </table:table-cell>
              <table:table-cell office:value-type="float" office:value="-6.85001">
                <text:p>-6.8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4031">
                <text:p>2.884031</text:p>
              </table:table-cell>
              <table:table-cell office:value-type="float" office:value="-6.85007">
                <text:p>-6.8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1209">
                <text:p>2.951209</text:p>
              </table:table-cell>
              <table:table-cell office:value-type="float" office:value="-6.85014">
                <text:p>-6.8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9951">
                <text:p>3.019951</text:p>
              </table:table-cell>
              <table:table-cell office:value-type="float" office:value="-6.85021">
                <text:p>-6.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0295">
                <text:p>3.090295</text:p>
              </table:table-cell>
              <table:table-cell office:value-type="float" office:value="-6.85029">
                <text:p>-6.8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62277">
                <text:p>3.162277</text:p>
              </table:table-cell>
              <table:table-cell office:value-type="float" office:value="-6.85036">
                <text:p>-6.8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5936">
                <text:p>3.235936</text:p>
              </table:table-cell>
              <table:table-cell office:value-type="float" office:value="-6.85044">
                <text:p>-6.8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11311">
                <text:p>3.311311</text:p>
              </table:table-cell>
              <table:table-cell office:value-type="float" office:value="-6.85053">
                <text:p>-6.8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88441">
                <text:p>3.388441</text:p>
              </table:table-cell>
              <table:table-cell office:value-type="float" office:value="-6.85062">
                <text:p>-6.8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67368">
                <text:p>3.467368</text:p>
              </table:table-cell>
              <table:table-cell office:value-type="float" office:value="-6.85071">
                <text:p>-6.8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48133">
                <text:p>3.548133</text:p>
              </table:table-cell>
              <table:table-cell office:value-type="float" office:value="-6.85081">
                <text:p>-6.8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078">
                <text:p>3.63078</text:p>
              </table:table-cell>
              <table:table-cell office:value-type="float" office:value="-6.85091">
                <text:p>-6.8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15352">
                <text:p>3.715352</text:p>
              </table:table-cell>
              <table:table-cell office:value-type="float" office:value="-6.85102">
                <text:p>-6.8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01893">
                <text:p>3.801893</text:p>
              </table:table-cell>
              <table:table-cell office:value-type="float" office:value="-6.85113">
                <text:p>-6.8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90451">
                <text:p>3.890451</text:p>
              </table:table-cell>
              <table:table-cell office:value-type="float" office:value="-6.85124">
                <text:p>-6.85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81071">
                <text:p>3.981071</text:p>
              </table:table-cell>
              <table:table-cell office:value-type="float" office:value="-6.85137">
                <text:p>-6.8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73802">
                <text:p>4.073802</text:p>
              </table:table-cell>
              <table:table-cell office:value-type="float" office:value="-6.8515">
                <text:p>-6.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68693">
                <text:p>4.168693</text:p>
              </table:table-cell>
              <table:table-cell office:value-type="float" office:value="-6.85163">
                <text:p>-6.8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5795">
                <text:p>4.265795</text:p>
              </table:table-cell>
              <table:table-cell office:value-type="float" office:value="-6.85177">
                <text:p>-6.8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65158">
                <text:p>4.365158</text:p>
              </table:table-cell>
              <table:table-cell office:value-type="float" office:value="-6.85192">
                <text:p>-6.8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6835">
                <text:p>4.466835</text:p>
              </table:table-cell>
              <table:table-cell office:value-type="float" office:value="-6.85207">
                <text:p>-6.8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70881">
                <text:p>4.570881</text:p>
              </table:table-cell>
              <table:table-cell office:value-type="float" office:value="-6.85223">
                <text:p>-6.85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77351">
                <text:p>4.677351</text:p>
              </table:table-cell>
              <table:table-cell office:value-type="float" office:value="-6.8524">
                <text:p>-6.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863">
                <text:p>4.7863</text:p>
              </table:table-cell>
              <table:table-cell office:value-type="float" office:value="-6.85258">
                <text:p>-6.8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97788">
                <text:p>4.897788</text:p>
              </table:table-cell>
              <table:table-cell office:value-type="float" office:value="-6.85277">
                <text:p>-6.85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72">
                <text:p>5.011872</text:p>
              </table:table-cell>
              <table:table-cell office:value-type="float" office:value="-6.85296">
                <text:p>-6.8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28613">
                <text:p>5.128613</text:p>
              </table:table-cell>
              <table:table-cell office:value-type="float" office:value="-6.85316">
                <text:p>-6.8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48074">
                <text:p>5.248074</text:p>
              </table:table-cell>
              <table:table-cell office:value-type="float" office:value="-6.85338">
                <text:p>-6.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70317">
                <text:p>5.370317</text:p>
              </table:table-cell>
              <table:table-cell office:value-type="float" office:value="-6.8536">
                <text:p>-6.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95408">
                <text:p>5.495408</text:p>
              </table:table-cell>
              <table:table-cell office:value-type="float" office:value="-6.85384">
                <text:p>-6.8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23413">
                <text:p>5.623413</text:p>
              </table:table-cell>
              <table:table-cell office:value-type="float" office:value="-6.85408">
                <text:p>-6.85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54399">
                <text:p>5.754399</text:p>
              </table:table-cell>
              <table:table-cell office:value-type="float" office:value="-6.85434">
                <text:p>-6.8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88436">
                <text:p>5.888436</text:p>
              </table:table-cell>
              <table:table-cell office:value-type="float" office:value="-6.85461">
                <text:p>-6.8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025595">
                <text:p>6.025595</text:p>
              </table:table-cell>
              <table:table-cell office:value-type="float" office:value="-6.85489">
                <text:p>-6.8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6595">
                <text:p>6.16595</text:p>
              </table:table-cell>
              <table:table-cell office:value-type="float" office:value="-6.85518">
                <text:p>-6.8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09573">
                <text:p>6.309573</text:p>
              </table:table-cell>
              <table:table-cell office:value-type="float" office:value="-6.85549">
                <text:p>-6.8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56542">
                <text:p>6.456542</text:p>
              </table:table-cell>
              <table:table-cell office:value-type="float" office:value="-6.85581">
                <text:p>-6.8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06934">
                <text:p>6.606934</text:p>
              </table:table-cell>
              <table:table-cell office:value-type="float" office:value="-6.85615">
                <text:p>-6.85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60829">
                <text:p>6.760829</text:p>
              </table:table-cell>
              <table:table-cell office:value-type="float" office:value="-6.85651">
                <text:p>-6.85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18309">
                <text:p>6.918309</text:p>
              </table:table-cell>
              <table:table-cell office:value-type="float" office:value="-6.85688">
                <text:p>-6.8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79457">
                <text:p>7.079457</text:p>
              </table:table-cell>
              <table:table-cell office:value-type="float" office:value="-6.85727">
                <text:p>-6.8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4359">
                <text:p>7.244359</text:p>
              </table:table-cell>
              <table:table-cell office:value-type="float" office:value="-6.85768">
                <text:p>-6.85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13102">
                <text:p>7.413102</text:p>
              </table:table-cell>
              <table:table-cell office:value-type="float" office:value="-6.8581">
                <text:p>-6.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85775">
                <text:p>7.585775</text:p>
              </table:table-cell>
              <table:table-cell office:value-type="float" office:value="-6.85855">
                <text:p>-6.8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62471">
                <text:p>7.762471</text:p>
              </table:table-cell>
              <table:table-cell office:value-type="float" office:value="-6.85902">
                <text:p>-6.8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3282">
                <text:p>7.943282</text:p>
              </table:table-cell>
              <table:table-cell office:value-type="float" office:value="-6.85951">
                <text:p>-6.8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28305">
                <text:p>8.128305</text:p>
              </table:table-cell>
              <table:table-cell office:value-type="float" office:value="-6.86002">
                <text:p>-6.8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317637">
                <text:p>8.317637</text:p>
              </table:table-cell>
              <table:table-cell office:value-type="float" office:value="-6.86056">
                <text:p>-6.8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1138">
                <text:p>8.51138</text:p>
              </table:table-cell>
              <table:table-cell office:value-type="float" office:value="-6.86112">
                <text:p>-6.86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09635">
                <text:p>8.709635</text:p>
              </table:table-cell>
              <table:table-cell office:value-type="float" office:value="-6.86172">
                <text:p>-6.8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12509">
                <text:p>8.912509</text:p>
              </table:table-cell>
              <table:table-cell office:value-type="float" office:value="-6.86233">
                <text:p>-6.86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20108">
                <text:p>9.120108</text:p>
              </table:table-cell>
              <table:table-cell office:value-type="float" office:value="-6.86298">
                <text:p>-6.8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32543">
                <text:p>9.332543</text:p>
              </table:table-cell>
              <table:table-cell office:value-type="float" office:value="-6.86366">
                <text:p>-6.8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49925">
                <text:p>9.549925</text:p>
              </table:table-cell>
              <table:table-cell office:value-type="float" office:value="-6.86437">
                <text:p>-6.8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72372">
                <text:p>9.772372</text:p>
              </table:table-cell>
              <table:table-cell office:value-type="float" office:value="-6.86512">
                <text:p>-6.8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">
                <text:p>9.999999</text:p>
              </table:table-cell>
              <table:table-cell office:value-type="float" office:value="-6.8659">
                <text:p>-6.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292">
                <text:p>10.23292</text:p>
              </table:table-cell>
              <table:table-cell office:value-type="float" office:value="-6.86672">
                <text:p>-6.8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28">
                <text:p>10.47128</text:p>
              </table:table-cell>
              <table:table-cell office:value-type="float" office:value="-6.86757">
                <text:p>-6.8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1519">
                <text:p>10.71519</text:p>
              </table:table-cell>
              <table:table-cell office:value-type="float" office:value="-6.86847">
                <text:p>-6.8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6478">
                <text:p>10.96478</text:p>
              </table:table-cell>
              <table:table-cell office:value-type="float" office:value="-6.86941">
                <text:p>-6.86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2018">
                <text:p>11.22018</text:p>
              </table:table-cell>
              <table:table-cell office:value-type="float" office:value="-6.8704">
                <text:p>-6.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48153">
                <text:p>11.48153</text:p>
              </table:table-cell>
              <table:table-cell office:value-type="float" office:value="-6.87143">
                <text:p>-6.8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4897">
                <text:p>11.74897</text:p>
              </table:table-cell>
              <table:table-cell office:value-type="float" office:value="-6.87251">
                <text:p>-6.8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02264">
                <text:p>12.02264</text:p>
              </table:table-cell>
              <table:table-cell office:value-type="float" office:value="-6.87365">
                <text:p>-6.87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0268">
                <text:p>12.30268</text:p>
              </table:table-cell>
              <table:table-cell office:value-type="float" office:value="-6.87484">
                <text:p>-6.8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58925">
                <text:p>12.58925</text:p>
              </table:table-cell>
              <table:table-cell office:value-type="float" office:value="-6.87608">
                <text:p>-6.8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8249">
                <text:p>12.88249</text:p>
              </table:table-cell>
              <table:table-cell office:value-type="float" office:value="-6.87739">
                <text:p>-6.8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18256">
                <text:p>13.18256</text:p>
              </table:table-cell>
              <table:table-cell office:value-type="float" office:value="-6.87876">
                <text:p>-6.8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8962">
                <text:p>13.48962</text:p>
              </table:table-cell>
              <table:table-cell office:value-type="float" office:value="-6.88019">
                <text:p>-6.8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0384">
                <text:p>13.80384</text:p>
              </table:table-cell>
              <table:table-cell office:value-type="float" office:value="-6.8817">
                <text:p>-6.8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12537">
                <text:p>14.12537</text:p>
              </table:table-cell>
              <table:table-cell office:value-type="float" office:value="-6.88327">
                <text:p>-6.8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5439">
                <text:p>14.45439</text:p>
              </table:table-cell>
              <table:table-cell office:value-type="float" office:value="-6.88492">
                <text:p>-6.8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9108">
                <text:p>14.79108</text:p>
              </table:table-cell>
              <table:table-cell office:value-type="float" office:value="-6.88666">
                <text:p>-6.8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13561">
                <text:p>15.13561</text:p>
              </table:table-cell>
              <table:table-cell office:value-type="float" office:value="-6.88847">
                <text:p>-6.8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8816">
                <text:p>15.48816</text:p>
              </table:table-cell>
              <table:table-cell office:value-type="float" office:value="-6.89038">
                <text:p>-6.89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4893">
                <text:p>15.84893</text:p>
              </table:table-cell>
              <table:table-cell office:value-type="float" office:value="-6.89237">
                <text:p>-6.8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2181">
                <text:p>16.2181</text:p>
              </table:table-cell>
              <table:table-cell office:value-type="float" office:value="-6.89446">
                <text:p>-6.8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9586">
                <text:p>16.59586</text:p>
              </table:table-cell>
              <table:table-cell office:value-type="float" office:value="-6.89666">
                <text:p>-6.8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98243">
                <text:p>16.98243</text:p>
              </table:table-cell>
              <table:table-cell office:value-type="float" office:value="-6.89896">
                <text:p>-6.8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378">
                <text:p>17.378</text:p>
              </table:table-cell>
              <table:table-cell office:value-type="float" office:value="-6.90137">
                <text:p>-6.9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8279">
                <text:p>17.78279</text:p>
              </table:table-cell>
              <table:table-cell office:value-type="float" office:value="-6.90391">
                <text:p>-6.9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97">
                <text:p>18.197</text:p>
              </table:table-cell>
              <table:table-cell office:value-type="float" office:value="-6.90656">
                <text:p>-6.9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2087">
                <text:p>18.62087</text:p>
              </table:table-cell>
              <table:table-cell office:value-type="float" office:value="-6.90935">
                <text:p>-6.9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0546">
                <text:p>19.0546</text:p>
              </table:table-cell>
              <table:table-cell office:value-type="float" office:value="-6.91227">
                <text:p>-6.9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9844">
                <text:p>19.49844</text:p>
              </table:table-cell>
              <table:table-cell office:value-type="float" office:value="-6.91534">
                <text:p>-6.9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5262">
                <text:p>19.95262</text:p>
              </table:table-cell>
              <table:table-cell office:value-type="float" office:value="-6.91855">
                <text:p>-6.9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41737">
                <text:p>20.41737</text:p>
              </table:table-cell>
              <table:table-cell office:value-type="float" office:value="-6.92193">
                <text:p>-6.9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9296">
                <text:p>20.89296</text:p>
              </table:table-cell>
              <table:table-cell office:value-type="float" office:value="-6.92547">
                <text:p>-6.9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37962">
                <text:p>21.37962</text:p>
              </table:table-cell>
              <table:table-cell office:value-type="float" office:value="-6.92919">
                <text:p>-6.9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87761">
                <text:p>21.87761</text:p>
              </table:table-cell>
              <table:table-cell office:value-type="float" office:value="-6.9331">
                <text:p>-6.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721">
                <text:p>22.38721</text:p>
              </table:table-cell>
              <table:table-cell office:value-type="float" office:value="-6.9372">
                <text:p>-6.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90867">
                <text:p>22.90867</text:p>
              </table:table-cell>
              <table:table-cell office:value-type="float" office:value="-6.9415">
                <text:p>-6.9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44228">
                <text:p>23.44228</text:p>
              </table:table-cell>
              <table:table-cell office:value-type="float" office:value="-6.94602">
                <text:p>-6.9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98832">
                <text:p>23.98832</text:p>
              </table:table-cell>
              <table:table-cell office:value-type="float" office:value="-6.95077">
                <text:p>-6.9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4708">
                <text:p>24.54708</text:p>
              </table:table-cell>
              <table:table-cell office:value-type="float" office:value="-6.95575">
                <text:p>-6.9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1886">
                <text:p>25.11886</text:p>
              </table:table-cell>
              <table:table-cell office:value-type="float" office:value="-6.96099">
                <text:p>-6.9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70395">
                <text:p>25.70395</text:p>
              </table:table-cell>
              <table:table-cell office:value-type="float" office:value="-6.96649">
                <text:p>-6.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0267">
                <text:p>26.30267</text:p>
              </table:table-cell>
              <table:table-cell office:value-type="float" office:value="-6.97228">
                <text:p>-6.97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1534">
                <text:p>26.91534</text:p>
              </table:table-cell>
              <table:table-cell office:value-type="float" office:value="-6.97835">
                <text:p>-6.9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54228">
                <text:p>27.54228</text:p>
              </table:table-cell>
              <table:table-cell office:value-type="float" office:value="-6.98474">
                <text:p>-6.9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18382">
                <text:p>28.18382</text:p>
              </table:table-cell>
              <table:table-cell office:value-type="float" office:value="-6.99146">
                <text:p>-6.9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84031">
                <text:p>28.84031</text:p>
              </table:table-cell>
              <table:table-cell office:value-type="float" office:value="-6.99853">
                <text:p>-6.9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1209">
                <text:p>29.51209</text:p>
              </table:table-cell>
              <table:table-cell office:value-type="float" office:value="-7.00596">
                <text:p>-7.0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19951">
                <text:p>30.19951</text:p>
              </table:table-cell>
              <table:table-cell office:value-type="float" office:value="-7.01378">
                <text:p>-7.0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0295">
                <text:p>30.90295</text:p>
              </table:table-cell>
              <table:table-cell office:value-type="float" office:value="-7.022">
                <text:p>-7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62277">
                <text:p>31.62277</text:p>
              </table:table-cell>
              <table:table-cell office:value-type="float" office:value="-7.03066">
                <text:p>-7.0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35936">
                <text:p>32.35936</text:p>
              </table:table-cell>
              <table:table-cell office:value-type="float" office:value="-7.03978">
                <text:p>-7.03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1311">
                <text:p>33.11311</text:p>
              </table:table-cell>
              <table:table-cell office:value-type="float" office:value="-7.04938">
                <text:p>-7.04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88441">
                <text:p>33.88441</text:p>
              </table:table-cell>
              <table:table-cell office:value-type="float" office:value="-7.05949">
                <text:p>-7.0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67368">
                <text:p>34.67368</text:p>
              </table:table-cell>
              <table:table-cell office:value-type="float" office:value="-7.07015">
                <text:p>-7.0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48133">
                <text:p>35.48133</text:p>
              </table:table-cell>
              <table:table-cell office:value-type="float" office:value="-7.08137">
                <text:p>-7.0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3078">
                <text:p>36.3078</text:p>
              </table:table-cell>
              <table:table-cell office:value-type="float" office:value="-7.09321">
                <text:p>-7.0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15352">
                <text:p>37.15352</text:p>
              </table:table-cell>
              <table:table-cell office:value-type="float" office:value="-7.10569">
                <text:p>-7.1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01893">
                <text:p>38.01893</text:p>
              </table:table-cell>
              <table:table-cell office:value-type="float" office:value="-7.11886">
                <text:p>-7.1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90451">
                <text:p>38.90451</text:p>
              </table:table-cell>
              <table:table-cell office:value-type="float" office:value="-7.13276">
                <text:p>-7.1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81071">
                <text:p>39.81071</text:p>
              </table:table-cell>
              <table:table-cell office:value-type="float" office:value="-7.14743">
                <text:p>-7.1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3802">
                <text:p>40.73802</text:p>
              </table:table-cell>
              <table:table-cell office:value-type="float" office:value="-7.16292">
                <text:p>-7.1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68693">
                <text:p>41.68693</text:p>
              </table:table-cell>
              <table:table-cell office:value-type="float" office:value="-7.17928">
                <text:p>-7.17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.65795">
                <text:p>42.65795</text:p>
              </table:table-cell>
              <table:table-cell office:value-type="float" office:value="-7.19658">
                <text:p>-7.19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65158">
                <text:p>43.65158</text:p>
              </table:table-cell>
              <table:table-cell office:value-type="float" office:value="-7.21486">
                <text:p>-7.2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6835">
                <text:p>44.66835</text:p>
              </table:table-cell>
              <table:table-cell office:value-type="float" office:value="-7.23421">
                <text:p>-7.2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70881">
                <text:p>45.70881</text:p>
              </table:table-cell>
              <table:table-cell office:value-type="float" office:value="-7.25468">
                <text:p>-7.2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77351">
                <text:p>46.77351</text:p>
              </table:table-cell>
              <table:table-cell office:value-type="float" office:value="-7.27635">
                <text:p>-7.27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63">
                <text:p>47.863</text:p>
              </table:table-cell>
              <table:table-cell office:value-type="float" office:value="-7.29931">
                <text:p>-7.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97788">
                <text:p>48.97788</text:p>
              </table:table-cell>
              <table:table-cell office:value-type="float" office:value="-7.32365">
                <text:p>-7.3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11872">
                <text:p>50.11872</text:p>
              </table:table-cell>
              <table:table-cell office:value-type="float" office:value="-7.34946">
                <text:p>-7.3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28613">
                <text:p>51.28613</text:p>
              </table:table-cell>
              <table:table-cell office:value-type="float" office:value="-7.37684">
                <text:p>-7.3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48074">
                <text:p>52.48074</text:p>
              </table:table-cell>
              <table:table-cell office:value-type="float" office:value="-7.40592">
                <text:p>-7.4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70317">
                <text:p>53.70317</text:p>
              </table:table-cell>
              <table:table-cell office:value-type="float" office:value="-7.43681">
                <text:p>-7.43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95408">
                <text:p>54.95408</text:p>
              </table:table-cell>
              <table:table-cell office:value-type="float" office:value="-7.46964">
                <text:p>-7.4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23413">
                <text:p>56.23413</text:p>
              </table:table-cell>
              <table:table-cell office:value-type="float" office:value="-7.50458">
                <text:p>-7.50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54399">
                <text:p>57.54399</text:p>
              </table:table-cell>
              <table:table-cell office:value-type="float" office:value="-7.54177">
                <text:p>-7.5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88436">
                <text:p>58.88436</text:p>
              </table:table-cell>
              <table:table-cell office:value-type="float" office:value="-7.58139">
                <text:p>-7.5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25595">
                <text:p>60.25595</text:p>
              </table:table-cell>
              <table:table-cell office:value-type="float" office:value="-7.62363">
                <text:p>-7.6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6595">
                <text:p>61.6595</text:p>
              </table:table-cell>
              <table:table-cell office:value-type="float" office:value="-7.66871">
                <text:p>-7.6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.09573">
                <text:p>63.09573</text:p>
              </table:table-cell>
              <table:table-cell office:value-type="float" office:value="-7.71684">
                <text:p>-7.7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56542">
                <text:p>64.56542</text:p>
              </table:table-cell>
              <table:table-cell office:value-type="float" office:value="-7.7683">
                <text:p>-7.7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06934">
                <text:p>66.06934</text:p>
              </table:table-cell>
              <table:table-cell office:value-type="float" office:value="-7.82335">
                <text:p>-7.82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.60829">
                <text:p>67.60829</text:p>
              </table:table-cell>
              <table:table-cell office:value-type="float" office:value="-7.8823">
                <text:p>-7.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18309">
                <text:p>69.18309</text:p>
              </table:table-cell>
              <table:table-cell office:value-type="float" office:value="-7.94549">
                <text:p>-7.9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79457">
                <text:p>70.79457</text:p>
              </table:table-cell>
              <table:table-cell office:value-type="float" office:value="-8.0133">
                <text:p>-8.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44359">
                <text:p>72.44359</text:p>
              </table:table-cell>
              <table:table-cell office:value-type="float" office:value="-8.08614">
                <text:p>-8.0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13102">
                <text:p>74.13102</text:p>
              </table:table-cell>
              <table:table-cell office:value-type="float" office:value="-8.16446">
                <text:p>-8.1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85775">
                <text:p>75.85775</text:p>
              </table:table-cell>
              <table:table-cell office:value-type="float" office:value="-8.2488">
                <text:p>-8.2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62471">
                <text:p>77.62471</text:p>
              </table:table-cell>
              <table:table-cell office:value-type="float" office:value="-8.3397">
                <text:p>-8.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43282">
                <text:p>79.43282</text:p>
              </table:table-cell>
              <table:table-cell office:value-type="float" office:value="-8.43781">
                <text:p>-8.43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28305">
                <text:p>81.28305</text:p>
              </table:table-cell>
              <table:table-cell office:value-type="float" office:value="-8.54384">
                <text:p>-8.5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17637">
                <text:p>83.17637</text:p>
              </table:table-cell>
              <table:table-cell office:value-type="float" office:value="-8.65858">
                <text:p>-8.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1138">
                <text:p>85.1138</text:p>
              </table:table-cell>
              <table:table-cell office:value-type="float" office:value="-8.78292">
                <text:p>-8.7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09635">
                <text:p>87.09635</text:p>
              </table:table-cell>
              <table:table-cell office:value-type="float" office:value="-8.91786">
                <text:p>-8.9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12509">
                <text:p>89.12509</text:p>
              </table:table-cell>
              <table:table-cell office:value-type="float" office:value="-9.06454">
                <text:p>-9.06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20108">
                <text:p>91.20108</text:p>
              </table:table-cell>
              <table:table-cell office:value-type="float" office:value="-9.22422">
                <text:p>-9.2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.32543">
                <text:p>93.32543</text:p>
              </table:table-cell>
              <table:table-cell office:value-type="float" office:value="-9.39835">
                <text:p>-9.3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49925">
                <text:p>95.49925</text:p>
              </table:table-cell>
              <table:table-cell office:value-type="float" office:value="-9.58857">
                <text:p>-9.58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72372">
                <text:p>97.72372</text:p>
              </table:table-cell>
              <table:table-cell office:value-type="float" office:value="-9.79675">
                <text:p>-9.7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9999">
                <text:p>99.99999</text:p>
              </table:table-cell>
              <table:table-cell office:value-type="float" office:value="-10.025">
                <text:p>-1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.3292">
                <text:p>102.3292</text:p>
              </table:table-cell>
              <table:table-cell office:value-type="float" office:value="-10.2758">
                <text:p>-10.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7128">
                <text:p>104.7128</text:p>
              </table:table-cell>
              <table:table-cell office:value-type="float" office:value="-10.552">
                <text:p>-1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1519">
                <text:p>107.1519</text:p>
              </table:table-cell>
              <table:table-cell office:value-type="float" office:value="-10.8568">
                <text:p>-10.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.6478">
                <text:p>109.6478</text:p>
              </table:table-cell>
              <table:table-cell office:value-type="float" office:value="-11.1941">
                <text:p>-11.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2018">
                <text:p>112.2018</text:p>
              </table:table-cell>
              <table:table-cell office:value-type="float" office:value="-11.5684">
                <text:p>-11.5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.8153">
                <text:p>114.8153</text:p>
              </table:table-cell>
              <table:table-cell office:value-type="float" office:value="-11.985">
                <text:p>-11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.4897">
                <text:p>117.4897</text:p>
              </table:table-cell>
              <table:table-cell office:value-type="float" office:value="-12.4504">
                <text:p>-12.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2264">
                <text:p>120.2264</text:p>
              </table:table-cell>
              <table:table-cell office:value-type="float" office:value="-12.9721">
                <text:p>-12.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.0268">
                <text:p>123.0268</text:p>
              </table:table-cell>
              <table:table-cell office:value-type="float" office:value="-13.56">
                <text:p>-1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.8925">
                <text:p>125.8925</text:p>
              </table:table-cell>
              <table:table-cell office:value-type="float" office:value="-14.226">
                <text:p>-14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8249">
                <text:p>128.8249</text:p>
              </table:table-cell>
              <table:table-cell office:value-type="float" office:value="-14.9856">
                <text:p>-14.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1.8256">
                <text:p>131.8256</text:p>
              </table:table-cell>
              <table:table-cell office:value-type="float" office:value="-15.8594">
                <text:p>-15.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.8962">
                <text:p>134.8962</text:p>
              </table:table-cell>
              <table:table-cell office:value-type="float" office:value="-16.8756">
                <text:p>-16.8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0384">
                <text:p>138.0384</text:p>
              </table:table-cell>
              <table:table-cell office:value-type="float" office:value="-18.0745">
                <text:p>-18.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.2537">
                <text:p>141.2537</text:p>
              </table:table-cell>
              <table:table-cell office:value-type="float" office:value="-19.5175">
                <text:p>-19.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.5439">
                <text:p>144.5439</text:p>
              </table:table-cell>
              <table:table-cell office:value-type="float" office:value="-21.305">
                <text:p>-21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.9108">
                <text:p>147.9108</text:p>
              </table:table-cell>
              <table:table-cell office:value-type="float" office:value="-23.6199">
                <text:p>-23.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.3561">
                <text:p>151.3561</text:p>
              </table:table-cell>
              <table:table-cell office:value-type="float" office:value="-26.8557">
                <text:p>-26.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.8816">
                <text:p>154.8816</text:p>
              </table:table-cell>
              <table:table-cell office:value-type="float" office:value="-32.1619">
                <text:p>-32.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8.4893">
                <text:p>158.4893</text:p>
              </table:table-cell>
              <table:table-cell office:value-type="float" office:value="-48.5151">
                <text:p>-48.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.181">
                <text:p>162.181</text:p>
              </table:table-cell>
              <table:table-cell office:value-type="float" office:value="-35.3001">
                <text:p>-35.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.9586">
                <text:p>165.9586</text:p>
              </table:table-cell>
              <table:table-cell office:value-type="float" office:value="-28.4026">
                <text:p>-28.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9.8243">
                <text:p>169.8243</text:p>
              </table:table-cell>
              <table:table-cell office:value-type="float" office:value="-24.6393">
                <text:p>-24.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.78">
                <text:p>173.78</text:p>
              </table:table-cell>
              <table:table-cell office:value-type="float" office:value="-22.0585">
                <text:p>-22.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.8279">
                <text:p>177.8279</text:p>
              </table:table-cell>
              <table:table-cell office:value-type="float" office:value="-20.1096">
                <text:p>-20.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.97">
                <text:p>181.97</text:p>
              </table:table-cell>
              <table:table-cell office:value-type="float" office:value="-18.5574">
                <text:p>-18.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6.2087">
                <text:p>186.2087</text:p>
              </table:table-cell>
              <table:table-cell office:value-type="float" office:value="-17.2793">
                <text:p>-17.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0.546">
                <text:p>190.546</text:p>
              </table:table-cell>
              <table:table-cell office:value-type="float" office:value="-16.203">
                <text:p>-16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4.9844">
                <text:p>194.9844</text:p>
              </table:table-cell>
              <table:table-cell office:value-type="float" office:value="-15.2817">
                <text:p>-15.2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5262">
                <text:p>199.5262</text:p>
              </table:table-cell>
              <table:table-cell office:value-type="float" office:value="-14.4837">
                <text:p>-14.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4.1737">
                <text:p>204.1737</text:p>
              </table:table-cell>
              <table:table-cell office:value-type="float" office:value="-13.786">
                <text:p>-13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.9296">
                <text:p>208.9296</text:p>
              </table:table-cell>
              <table:table-cell office:value-type="float" office:value="-13.1715">
                <text:p>-13.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3.7962">
                <text:p>213.7962</text:p>
              </table:table-cell>
              <table:table-cell office:value-type="float" office:value="-12.6271">
                <text:p>-12.6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8.7761">
                <text:p>218.7761</text:p>
              </table:table-cell>
              <table:table-cell office:value-type="float" office:value="-12.1424">
                <text:p>-12.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.8721">
                <text:p>223.8721</text:p>
              </table:table-cell>
              <table:table-cell office:value-type="float" office:value="-11.7091">
                <text:p>-11.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9.0867">
                <text:p>229.0867</text:p>
              </table:table-cell>
              <table:table-cell office:value-type="float" office:value="-11.3202">
                <text:p>-11.3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.4228">
                <text:p>234.4228</text:p>
              </table:table-cell>
              <table:table-cell office:value-type="float" office:value="-10.9701">
                <text:p>-10.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.8832">
                <text:p>239.8832</text:p>
              </table:table-cell>
              <table:table-cell office:value-type="float" office:value="-10.654">
                <text:p>-10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4708">
                <text:p>245.4708</text:p>
              </table:table-cell>
              <table:table-cell office:value-type="float" office:value="-10.3679">
                <text:p>-10.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.1886">
                <text:p>251.1886</text:p>
              </table:table-cell>
              <table:table-cell office:value-type="float" office:value="-10.1083">
                <text:p>-10.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.0395">
                <text:p>257.0395</text:p>
              </table:table-cell>
              <table:table-cell office:value-type="float" office:value="-9.87225">
                <text:p>-9.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.0267">
                <text:p>263.0267</text:p>
              </table:table-cell>
              <table:table-cell office:value-type="float" office:value="-9.6571">
                <text:p>-9.6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.1534">
                <text:p>269.1534</text:p>
              </table:table-cell>
              <table:table-cell office:value-type="float" office:value="-9.46064">
                <text:p>-9.46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.4228">
                <text:p>275.4228</text:p>
              </table:table-cell>
              <table:table-cell office:value-type="float" office:value="-9.28093">
                <text:p>-9.2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1.8382">
                <text:p>281.8382</text:p>
              </table:table-cell>
              <table:table-cell office:value-type="float" office:value="-9.11623">
                <text:p>-9.1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8.4031">
                <text:p>288.4031</text:p>
              </table:table-cell>
              <table:table-cell office:value-type="float" office:value="-8.96504">
                <text:p>-8.9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.1209">
                <text:p>295.1209</text:p>
              </table:table-cell>
              <table:table-cell office:value-type="float" office:value="-8.82602">
                <text:p>-8.8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1.9951">
                <text:p>301.9951</text:p>
              </table:table-cell>
              <table:table-cell office:value-type="float" office:value="-8.698">
                <text:p>-8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9.0295">
                <text:p>309.0295</text:p>
              </table:table-cell>
              <table:table-cell office:value-type="float" office:value="-8.57993">
                <text:p>-8.57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6.2277">
                <text:p>316.2277</text:p>
              </table:table-cell>
              <table:table-cell office:value-type="float" office:value="-8.47088">
                <text:p>-8.47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3.5936">
                <text:p>323.5936</text:p>
              </table:table-cell>
              <table:table-cell office:value-type="float" office:value="-8.37002">
                <text:p>-8.37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1.1311">
                <text:p>331.1311</text:p>
              </table:table-cell>
              <table:table-cell office:value-type="float" office:value="-8.27662">
                <text:p>-8.2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8.8441">
                <text:p>338.8441</text:p>
              </table:table-cell>
              <table:table-cell office:value-type="float" office:value="-8.19001">
                <text:p>-8.1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6.7368">
                <text:p>346.7368</text:p>
              </table:table-cell>
              <table:table-cell office:value-type="float" office:value="-8.1096">
                <text:p>-8.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4.8133">
                <text:p>354.8133</text:p>
              </table:table-cell>
              <table:table-cell office:value-type="float" office:value="-8.03486">
                <text:p>-8.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.078">
                <text:p>363.078</text:p>
              </table:table-cell>
              <table:table-cell office:value-type="float" office:value="-7.96532">
                <text:p>-7.9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1.5352">
                <text:p>371.5352</text:p>
              </table:table-cell>
              <table:table-cell office:value-type="float" office:value="-7.90053">
                <text:p>-7.90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1893">
                <text:p>380.1893</text:p>
              </table:table-cell>
              <table:table-cell office:value-type="float" office:value="-7.84011">
                <text:p>-7.8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9.0451">
                <text:p>389.0451</text:p>
              </table:table-cell>
              <table:table-cell office:value-type="float" office:value="-7.78371">
                <text:p>-7.78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8.1071">
                <text:p>398.1071</text:p>
              </table:table-cell>
              <table:table-cell office:value-type="float" office:value="-7.73102">
                <text:p>-7.7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7.3802">
                <text:p>407.3802</text:p>
              </table:table-cell>
              <table:table-cell office:value-type="float" office:value="-7.68174">
                <text:p>-7.6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6.8693">
                <text:p>416.8693</text:p>
              </table:table-cell>
              <table:table-cell office:value-type="float" office:value="-7.63561">
                <text:p>-7.63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.5795">
                <text:p>426.5795</text:p>
              </table:table-cell>
              <table:table-cell office:value-type="float" office:value="-7.59239">
                <text:p>-7.59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6.5158">
                <text:p>436.5158</text:p>
              </table:table-cell>
              <table:table-cell office:value-type="float" office:value="-7.55186">
                <text:p>-7.5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.6835">
                <text:p>446.6835</text:p>
              </table:table-cell>
              <table:table-cell office:value-type="float" office:value="-7.51384">
                <text:p>-7.5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7.0881">
                <text:p>457.0881</text:p>
              </table:table-cell>
              <table:table-cell office:value-type="float" office:value="-7.47813">
                <text:p>-7.4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7.7351">
                <text:p>467.7351</text:p>
              </table:table-cell>
              <table:table-cell office:value-type="float" office:value="-7.44457">
                <text:p>-7.44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8.63">
                <text:p>478.63</text:p>
              </table:table-cell>
              <table:table-cell office:value-type="float" office:value="-7.41301">
                <text:p>-7.4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.7788">
                <text:p>489.7788</text:p>
              </table:table-cell>
              <table:table-cell office:value-type="float" office:value="-7.38331">
                <text:p>-7.3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1.1872">
                <text:p>501.1872</text:p>
              </table:table-cell>
              <table:table-cell office:value-type="float" office:value="-7.35535">
                <text:p>-7.3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2.8613">
                <text:p>512.8613</text:p>
              </table:table-cell>
              <table:table-cell office:value-type="float" office:value="-7.329">
                <text:p>-7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4.8074">
                <text:p>524.8074</text:p>
              </table:table-cell>
              <table:table-cell office:value-type="float" office:value="-7.30416">
                <text:p>-7.3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7.0317">
                <text:p>537.0317</text:p>
              </table:table-cell>
              <table:table-cell office:value-type="float" office:value="-7.28073">
                <text:p>-7.2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.5408">
                <text:p>549.5408</text:p>
              </table:table-cell>
              <table:table-cell office:value-type="float" office:value="-7.25861">
                <text:p>-7.25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2.3413">
                <text:p>562.3413</text:p>
              </table:table-cell>
              <table:table-cell office:value-type="float" office:value="-7.23773">
                <text:p>-7.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5.4399">
                <text:p>575.4399</text:p>
              </table:table-cell>
              <table:table-cell office:value-type="float" office:value="-7.218">
                <text:p>-7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8.8436">
                <text:p>588.8436</text:p>
              </table:table-cell>
              <table:table-cell office:value-type="float" office:value="-7.19935">
                <text:p>-7.19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2.5595">
                <text:p>602.5595</text:p>
              </table:table-cell>
              <table:table-cell office:value-type="float" office:value="-7.18172">
                <text:p>-7.1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6.595">
                <text:p>616.595</text:p>
              </table:table-cell>
              <table:table-cell office:value-type="float" office:value="-7.16504">
                <text:p>-7.16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0.9573">
                <text:p>630.9573</text:p>
              </table:table-cell>
              <table:table-cell office:value-type="float" office:value="-7.14925">
                <text:p>-7.1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5.6542">
                <text:p>645.6542</text:p>
              </table:table-cell>
              <table:table-cell office:value-type="float" office:value="-7.1343">
                <text:p>-7.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0.6934">
                <text:p>660.6934</text:p>
              </table:table-cell>
              <table:table-cell office:value-type="float" office:value="-7.12014">
                <text:p>-7.1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6.0829">
                <text:p>676.0829</text:p>
              </table:table-cell>
              <table:table-cell office:value-type="float" office:value="-7.10672">
                <text:p>-7.1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1.8309">
                <text:p>691.8309</text:p>
              </table:table-cell>
              <table:table-cell office:value-type="float" office:value="-7.09401">
                <text:p>-7.0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7.9457">
                <text:p>707.9457</text:p>
              </table:table-cell>
              <table:table-cell office:value-type="float" office:value="-7.08195">
                <text:p>-7.08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4.4359">
                <text:p>724.4359</text:p>
              </table:table-cell>
              <table:table-cell office:value-type="float" office:value="-7.07052">
                <text:p>-7.0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1.3102">
                <text:p>741.3102</text:p>
              </table:table-cell>
              <table:table-cell office:value-type="float" office:value="-7.05967">
                <text:p>-7.0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8.5775">
                <text:p>758.5775</text:p>
              </table:table-cell>
              <table:table-cell office:value-type="float" office:value="-7.04937">
                <text:p>-7.0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.2471">
                <text:p>776.2471</text:p>
              </table:table-cell>
              <table:table-cell office:value-type="float" office:value="-7.0396">
                <text:p>-7.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4.3282">
                <text:p>794.3282</text:p>
              </table:table-cell>
              <table:table-cell office:value-type="float" office:value="-7.03032">
                <text:p>-7.0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2.8305">
                <text:p>812.8305</text:p>
              </table:table-cell>
              <table:table-cell office:value-type="float" office:value="-7.0215">
                <text:p>-7.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1.7637">
                <text:p>831.7637</text:p>
              </table:table-cell>
              <table:table-cell office:value-type="float" office:value="-7.01313">
                <text:p>-7.0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1.138">
                <text:p>851.138</text:p>
              </table:table-cell>
              <table:table-cell office:value-type="float" office:value="-7.00517">
                <text:p>-7.0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0.9635">
                <text:p>870.9635</text:p>
              </table:table-cell>
              <table:table-cell office:value-type="float" office:value="-6.99761">
                <text:p>-6.99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1.2509">
                <text:p>891.2509</text:p>
              </table:table-cell>
              <table:table-cell office:value-type="float" office:value="-6.99042">
                <text:p>-6.99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2.0108">
                <text:p>912.0108</text:p>
              </table:table-cell>
              <table:table-cell office:value-type="float" office:value="-6.98358">
                <text:p>-6.98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3.2543">
                <text:p>933.2543</text:p>
              </table:table-cell>
              <table:table-cell office:value-type="float" office:value="-6.97708">
                <text:p>-6.9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.9925">
                <text:p>954.9925</text:p>
              </table:table-cell>
              <table:table-cell office:value-type="float" office:value="-6.9709">
                <text:p>-6.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7.2372">
                <text:p>977.2372</text:p>
              </table:table-cell>
              <table:table-cell office:value-type="float" office:value="-6.96502">
                <text:p>-6.9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9.9999">
                <text:p>999.9999</text:p>
              </table:table-cell>
              <table:table-cell office:value-type="float" office:value="-6.95942">
                <text:p>-6.9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3.292">
                <text:p>1023.292</text:p>
              </table:table-cell>
              <table:table-cell office:value-type="float" office:value="-6.95409">
                <text:p>-6.9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47.128">
                <text:p>1047.128</text:p>
              </table:table-cell>
              <table:table-cell office:value-type="float" office:value="-6.94902">
                <text:p>-6.9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1.519">
                <text:p>1071.519</text:p>
              </table:table-cell>
              <table:table-cell office:value-type="float" office:value="-6.94419">
                <text:p>-6.94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6.478">
                <text:p>1096.478</text:p>
              </table:table-cell>
              <table:table-cell office:value-type="float" office:value="-6.9396">
                <text:p>-6.9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22.018">
                <text:p>1122.018</text:p>
              </table:table-cell>
              <table:table-cell office:value-type="float" office:value="-6.93522">
                <text:p>-6.93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8.153">
                <text:p>1148.153</text:p>
              </table:table-cell>
              <table:table-cell office:value-type="float" office:value="-6.93105">
                <text:p>-6.9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74.897">
                <text:p>1174.897</text:p>
              </table:table-cell>
              <table:table-cell office:value-type="float" office:value="-6.92708">
                <text:p>-6.9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2.264">
                <text:p>1202.264</text:p>
              </table:table-cell>
              <table:table-cell office:value-type="float" office:value="-6.9233">
                <text:p>-6.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0.268">
                <text:p>1230.268</text:p>
              </table:table-cell>
              <table:table-cell office:value-type="float" office:value="-6.9197">
                <text:p>-6.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8.925">
                <text:p>1258.925</text:p>
              </table:table-cell>
              <table:table-cell office:value-type="float" office:value="-6.91627">
                <text:p>-6.9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8.249">
                <text:p>1288.249</text:p>
              </table:table-cell>
              <table:table-cell office:value-type="float" office:value="-6.913">
                <text:p>-6.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8.256">
                <text:p>1318.256</text:p>
              </table:table-cell>
              <table:table-cell office:value-type="float" office:value="-6.90988">
                <text:p>-6.9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8.962">
                <text:p>1348.962</text:p>
              </table:table-cell>
              <table:table-cell office:value-type="float" office:value="-6.90691">
                <text:p>-6.9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0.384">
                <text:p>1380.384</text:p>
              </table:table-cell>
              <table:table-cell office:value-type="float" office:value="-6.90408">
                <text:p>-6.9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12.537">
                <text:p>1412.537</text:p>
              </table:table-cell>
              <table:table-cell office:value-type="float" office:value="-6.90138">
                <text:p>-6.9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45.439">
                <text:p>1445.439</text:p>
              </table:table-cell>
              <table:table-cell office:value-type="float" office:value="-6.8988">
                <text:p>-6.8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9.108">
                <text:p>1479.108</text:p>
              </table:table-cell>
              <table:table-cell office:value-type="float" office:value="-6.89635">
                <text:p>-6.8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3.561">
                <text:p>1513.561</text:p>
              </table:table-cell>
              <table:table-cell office:value-type="float" office:value="-6.89401">
                <text:p>-6.89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.816">
                <text:p>1548.816</text:p>
              </table:table-cell>
              <table:table-cell office:value-type="float" office:value="-6.89178">
                <text:p>-6.8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4.893">
                <text:p>1584.893</text:p>
              </table:table-cell>
              <table:table-cell office:value-type="float" office:value="-6.88965">
                <text:p>-6.8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1.81">
                <text:p>1621.81</text:p>
              </table:table-cell>
              <table:table-cell office:value-type="float" office:value="-6.88762">
                <text:p>-6.8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.586">
                <text:p>1659.586</text:p>
              </table:table-cell>
              <table:table-cell office:value-type="float" office:value="-6.88569">
                <text:p>-6.8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8.243">
                <text:p>1698.243</text:p>
              </table:table-cell>
              <table:table-cell office:value-type="float" office:value="-6.88384">
                <text:p>-6.8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37.8">
                <text:p>1737.8</text:p>
              </table:table-cell>
              <table:table-cell office:value-type="float" office:value="-6.88209">
                <text:p>-6.88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78.279">
                <text:p>1778.279</text:p>
              </table:table-cell>
              <table:table-cell office:value-type="float" office:value="-6.88041">
                <text:p>-6.8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9.7">
                <text:p>1819.7</text:p>
              </table:table-cell>
              <table:table-cell office:value-type="float" office:value="-6.8788">
                <text:p>-6.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62.087">
                <text:p>1862.087</text:p>
              </table:table-cell>
              <table:table-cell office:value-type="float" office:value="-6.87728">
                <text:p>-6.8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5.46">
                <text:p>1905.46</text:p>
              </table:table-cell>
              <table:table-cell office:value-type="float" office:value="-6.87582">
                <text:p>-6.87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.844">
                <text:p>1949.844</text:p>
              </table:table-cell>
              <table:table-cell office:value-type="float" office:value="-6.87443">
                <text:p>-6.87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95.262">
                <text:p>1995.262</text:p>
              </table:table-cell>
              <table:table-cell office:value-type="float" office:value="-6.8731">
                <text:p>-6.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1.737">
                <text:p>2041.737</text:p>
              </table:table-cell>
              <table:table-cell office:value-type="float" office:value="-6.87184">
                <text:p>-6.8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9.296">
                <text:p>2089.296</text:p>
              </table:table-cell>
              <table:table-cell office:value-type="float" office:value="-6.87063">
                <text:p>-6.8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7.962">
                <text:p>2137.962</text:p>
              </table:table-cell>
              <table:table-cell office:value-type="float" office:value="-6.86948">
                <text:p>-6.8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87.761">
                <text:p>2187.761</text:p>
              </table:table-cell>
              <table:table-cell office:value-type="float" office:value="-6.86838">
                <text:p>-6.8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38.721">
                <text:p>2238.721</text:p>
              </table:table-cell>
              <table:table-cell office:value-type="float" office:value="-6.86733">
                <text:p>-6.8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90.867">
                <text:p>2290.867</text:p>
              </table:table-cell>
              <table:table-cell office:value-type="float" office:value="-6.86633">
                <text:p>-6.86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44.228">
                <text:p>2344.228</text:p>
              </table:table-cell>
              <table:table-cell office:value-type="float" office:value="-6.86537">
                <text:p>-6.86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98.832">
                <text:p>2398.832</text:p>
              </table:table-cell>
              <table:table-cell office:value-type="float" office:value="-6.86446">
                <text:p>-6.86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54.708">
                <text:p>2454.708</text:p>
              </table:table-cell>
              <table:table-cell office:value-type="float" office:value="-6.86359">
                <text:p>-6.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1.886">
                <text:p>2511.886</text:p>
              </table:table-cell>
              <table:table-cell office:value-type="float" office:value="-6.86276">
                <text:p>-6.8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0.395">
                <text:p>2570.395</text:p>
              </table:table-cell>
              <table:table-cell office:value-type="float" office:value="-6.86196">
                <text:p>-6.8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30.267">
                <text:p>2630.267</text:p>
              </table:table-cell>
              <table:table-cell office:value-type="float" office:value="-6.86121">
                <text:p>-6.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91.534">
                <text:p>2691.534</text:p>
              </table:table-cell>
              <table:table-cell office:value-type="float" office:value="-6.86049">
                <text:p>-6.8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4.228">
                <text:p>2754.228</text:p>
              </table:table-cell>
              <table:table-cell office:value-type="float" office:value="-6.8598">
                <text:p>-6.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18.382">
                <text:p>2818.382</text:p>
              </table:table-cell>
              <table:table-cell office:value-type="float" office:value="-6.85914">
                <text:p>-6.8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4.031">
                <text:p>2884.031</text:p>
              </table:table-cell>
              <table:table-cell office:value-type="float" office:value="-6.85851">
                <text:p>-6.8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51.209">
                <text:p>2951.209</text:p>
              </table:table-cell>
              <table:table-cell office:value-type="float" office:value="-6.85791">
                <text:p>-6.85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9.951">
                <text:p>3019.951</text:p>
              </table:table-cell>
              <table:table-cell office:value-type="float" office:value="-6.85734">
                <text:p>-6.8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0.295">
                <text:p>3090.295</text:p>
              </table:table-cell>
              <table:table-cell office:value-type="float" office:value="-6.85679">
                <text:p>-6.8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62.277">
                <text:p>3162.277</text:p>
              </table:table-cell>
              <table:table-cell office:value-type="float" office:value="-6.85627">
                <text:p>-6.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35.936">
                <text:p>3235.936</text:p>
              </table:table-cell>
              <table:table-cell office:value-type="float" office:value="-6.85577">
                <text:p>-6.85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11.311">
                <text:p>3311.311</text:p>
              </table:table-cell>
              <table:table-cell office:value-type="float" office:value="-6.8553">
                <text:p>-6.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88.441">
                <text:p>3388.441</text:p>
              </table:table-cell>
              <table:table-cell office:value-type="float" office:value="-6.85485">
                <text:p>-6.8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7.368">
                <text:p>3467.368</text:p>
              </table:table-cell>
              <table:table-cell office:value-type="float" office:value="-6.85441">
                <text:p>-6.8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8.133">
                <text:p>3548.133</text:p>
              </table:table-cell>
              <table:table-cell office:value-type="float" office:value="-6.854">
                <text:p>-6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30.78">
                <text:p>3630.78</text:p>
              </table:table-cell>
              <table:table-cell office:value-type="float" office:value="-6.85361">
                <text:p>-6.8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5.352">
                <text:p>3715.352</text:p>
              </table:table-cell>
              <table:table-cell office:value-type="float" office:value="-6.85323">
                <text:p>-6.8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01.893">
                <text:p>3801.893</text:p>
              </table:table-cell>
              <table:table-cell office:value-type="float" office:value="-6.85287">
                <text:p>-6.8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0.451">
                <text:p>3890.451</text:p>
              </table:table-cell>
              <table:table-cell office:value-type="float" office:value="-6.85253">
                <text:p>-6.8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81.071">
                <text:p>3981.071</text:p>
              </table:table-cell>
              <table:table-cell office:value-type="float" office:value="-6.8522">
                <text:p>-6.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73.802">
                <text:p>4073.802</text:p>
              </table:table-cell>
              <table:table-cell office:value-type="float" office:value="-6.85189">
                <text:p>-6.85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68.693">
                <text:p>4168.693</text:p>
              </table:table-cell>
              <table:table-cell office:value-type="float" office:value="-6.85159">
                <text:p>-6.8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5.795">
                <text:p>4265.795</text:p>
              </table:table-cell>
              <table:table-cell office:value-type="float" office:value="-6.8513">
                <text:p>-6.8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65.158">
                <text:p>4365.158</text:p>
              </table:table-cell>
              <table:table-cell office:value-type="float" office:value="-6.85103">
                <text:p>-6.8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66.835">
                <text:p>4466.835</text:p>
              </table:table-cell>
              <table:table-cell office:value-type="float" office:value="-6.85077">
                <text:p>-6.85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0.881">
                <text:p>4570.881</text:p>
              </table:table-cell>
              <table:table-cell office:value-type="float" office:value="-6.85053">
                <text:p>-6.8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77.351">
                <text:p>4677.351</text:p>
              </table:table-cell>
              <table:table-cell office:value-type="float" office:value="-6.85029">
                <text:p>-6.8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86.3">
                <text:p>4786.3</text:p>
              </table:table-cell>
              <table:table-cell office:value-type="float" office:value="-6.85007">
                <text:p>-6.8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97.788">
                <text:p>4897.788</text:p>
              </table:table-cell>
              <table:table-cell office:value-type="float" office:value="-6.84985">
                <text:p>-6.84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11.872">
                <text:p>5011.872</text:p>
              </table:table-cell>
              <table:table-cell office:value-type="float" office:value="-6.84965">
                <text:p>-6.8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8.613">
                <text:p>5128.613</text:p>
              </table:table-cell>
              <table:table-cell office:value-type="float" office:value="-6.84945">
                <text:p>-6.8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8.074">
                <text:p>5248.074</text:p>
              </table:table-cell>
              <table:table-cell office:value-type="float" office:value="-6.84926">
                <text:p>-6.8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70.317">
                <text:p>5370.317</text:p>
              </table:table-cell>
              <table:table-cell office:value-type="float" office:value="-6.84909">
                <text:p>-6.8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95.408">
                <text:p>5495.408</text:p>
              </table:table-cell>
              <table:table-cell office:value-type="float" office:value="-6.84892">
                <text:p>-6.8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23.413">
                <text:p>5623.413</text:p>
              </table:table-cell>
              <table:table-cell office:value-type="float" office:value="-6.84875">
                <text:p>-6.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4.399">
                <text:p>5754.399</text:p>
              </table:table-cell>
              <table:table-cell office:value-type="float" office:value="-6.8486">
                <text:p>-6.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88.436">
                <text:p>5888.436</text:p>
              </table:table-cell>
              <table:table-cell office:value-type="float" office:value="-6.84845">
                <text:p>-6.84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25.595">
                <text:p>6025.595</text:p>
              </table:table-cell>
              <table:table-cell office:value-type="float" office:value="-6.84831">
                <text:p>-6.8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65.95">
                <text:p>6165.95</text:p>
              </table:table-cell>
              <table:table-cell office:value-type="float" office:value="-6.84818">
                <text:p>-6.8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09.573">
                <text:p>6309.573</text:p>
              </table:table-cell>
              <table:table-cell office:value-type="float" office:value="-6.84805">
                <text:p>-6.8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56.542">
                <text:p>6456.542</text:p>
              </table:table-cell>
              <table:table-cell office:value-type="float" office:value="-6.84793">
                <text:p>-6.8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06.934">
                <text:p>6606.934</text:p>
              </table:table-cell>
              <table:table-cell office:value-type="float" office:value="-6.84782">
                <text:p>-6.84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60.829">
                <text:p>6760.829</text:p>
              </table:table-cell>
              <table:table-cell office:value-type="float" office:value="-6.84771">
                <text:p>-6.8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18.309">
                <text:p>6918.309</text:p>
              </table:table-cell>
              <table:table-cell office:value-type="float" office:value="-6.8476">
                <text:p>-6.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79.457">
                <text:p>7079.457</text:p>
              </table:table-cell>
              <table:table-cell office:value-type="float" office:value="-6.8475">
                <text:p>-6.8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44.359">
                <text:p>7244.359</text:p>
              </table:table-cell>
              <table:table-cell office:value-type="float" office:value="-6.84741">
                <text:p>-6.8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13.102">
                <text:p>7413.102</text:p>
              </table:table-cell>
              <table:table-cell office:value-type="float" office:value="-6.84732">
                <text:p>-6.8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85.775">
                <text:p>7585.775</text:p>
              </table:table-cell>
              <table:table-cell office:value-type="float" office:value="-6.84723">
                <text:p>-6.84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62.471">
                <text:p>7762.471</text:p>
              </table:table-cell>
              <table:table-cell office:value-type="float" office:value="-6.84715">
                <text:p>-6.8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43.282">
                <text:p>7943.282</text:p>
              </table:table-cell>
              <table:table-cell office:value-type="float" office:value="-6.84707">
                <text:p>-6.8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28.305">
                <text:p>8128.305</text:p>
              </table:table-cell>
              <table:table-cell office:value-type="float" office:value="-6.847">
                <text:p>-6.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7.637">
                <text:p>8317.637</text:p>
              </table:table-cell>
              <table:table-cell office:value-type="float" office:value="-6.84693">
                <text:p>-6.84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11.38">
                <text:p>8511.38</text:p>
              </table:table-cell>
              <table:table-cell office:value-type="float" office:value="-6.84686">
                <text:p>-6.8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09.635">
                <text:p>8709.635</text:p>
              </table:table-cell>
              <table:table-cell office:value-type="float" office:value="-6.8468">
                <text:p>-6.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2.509">
                <text:p>8912.509</text:p>
              </table:table-cell>
              <table:table-cell office:value-type="float" office:value="-6.84674">
                <text:p>-6.8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20.108">
                <text:p>9120.108</text:p>
              </table:table-cell>
              <table:table-cell office:value-type="float" office:value="-6.84669">
                <text:p>-6.8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32.543">
                <text:p>9332.543</text:p>
              </table:table-cell>
              <table:table-cell office:value-type="float" office:value="-6.84663">
                <text:p>-6.8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49.925">
                <text:p>9549.925</text:p>
              </table:table-cell>
              <table:table-cell office:value-type="float" office:value="-6.84658">
                <text:p>-6.8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-6.84654">
                <text:p>-6.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-6.84649">
                <text:p>-6.8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-6.84645">
                <text:p>-6.8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-6.84641">
                <text:p>-6.8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-6.84638">
                <text:p>-6.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-6.84634">
                <text:p>-6.8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-6.84631">
                <text:p>-6.84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-6.84628">
                <text:p>-6.8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-6.84626">
                <text:p>-6.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-6.84623">
                <text:p>-6.8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-6.84621">
                <text:p>-6.8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-6.84617">
                <text:p>-6.8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-6.84616">
                <text:p>-6.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-6.84614">
                <text:p>-6.8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-6.84613">
                <text:p>-6.8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-6.84612">
                <text:p>-6.8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-6.8461">
                <text:p>-6.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-6.84611">
                <text:p>-6.8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-6.84612">
                <text:p>-6.8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-6.84613">
                <text:p>-6.8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-6.84614">
                <text:p>-6.8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-6.84616">
                <text:p>-6.8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-6.84617">
                <text:p>-6.84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-6.84619">
                <text:p>-6.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-6.84621">
                <text:p>-6.8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-6.84624">
                <text:p>-6.8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-6.84626">
                <text:p>-6.8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-6.84629">
                <text:p>-6.8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-6.84632">
                <text:p>-6.8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-6.84635">
                <text:p>-6.84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-6.84638">
                <text:p>-6.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-6.84642">
                <text:p>-6.8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-6.84646">
                <text:p>-6.8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-6.8465">
                <text:p>-6.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-6.84654">
                <text:p>-6.8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-6.84659">
                <text:p>-6.8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-6.84664">
                <text:p>-6.8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-6.84669">
                <text:p>-6.84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-6.84675">
                <text:p>-6.8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-6.84681">
                <text:p>-6.8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-6.84687">
                <text:p>-6.8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-6.84694">
                <text:p>-6.8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-6.84701">
                <text:p>-6.8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-6.84708">
                <text:p>-6.8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-6.84716">
                <text:p>-6.8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-6.84724">
                <text:p>-6.8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-6.84733">
                <text:p>-6.8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-6.84742">
                <text:p>-6.8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-6.84751">
                <text:p>-6.8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-6.84761">
                <text:p>-6.84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-6.84772">
                <text:p>-6.8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-6.84783">
                <text:p>-6.8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-6.84794">
                <text:p>-6.84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-6.84806">
                <text:p>-6.8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-6.84819">
                <text:p>-6.8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-6.84833">
                <text:p>-6.8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-6.84847">
                <text:p>-6.84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-6.84861">
                <text:p>-6.8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-6.84877">
                <text:p>-6.84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-6.84893">
                <text:p>-6.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-6.8491">
                <text:p>-6.8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-6.84928">
                <text:p>-6.8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-6.84947">
                <text:p>-6.8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-6.84966">
                <text:p>-6.8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-6.84987">
                <text:p>-6.84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-6.85008">
                <text:p>-6.8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-6.85031">
                <text:p>-6.8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-6.85055">
                <text:p>-6.85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-6.85079">
                <text:p>-6.85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-6.85105">
                <text:p>-6.8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-6.85133">
                <text:p>-6.8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-6.85161">
                <text:p>-6.85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-6.85191">
                <text:p>-6.8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-6.85222">
                <text:p>-6.8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-6.85255">
                <text:p>-6.8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-6.85289">
                <text:p>-6.8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-6.85325">
                <text:p>-6.8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-6.85363">
                <text:p>-6.8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-6.85402">
                <text:p>-6.8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-6.85444">
                <text:p>-6.85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-6.85487">
                <text:p>-6.85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-6.85532">
                <text:p>-6.8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-6.8558">
                <text:p>-6.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-6.85629">
                <text:p>-6.8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-6.85681">
                <text:p>-6.8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-6.85736">
                <text:p>-6.8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-6.85793">
                <text:p>-6.8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-6.85853">
                <text:p>-6.85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-6.85916">
                <text:p>-6.8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-6.85981">
                <text:p>-6.8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-6.8605">
                <text:p>-6.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-6.86122">
                <text:p>-6.8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-6.86197">
                <text:p>-6.8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-6.86276">
                <text:p>-6.8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03cm" svg:height="11.477cm" xlink:href=".." xlink:type="simple" chart:class="chart:scatter" chart:style-name="ch1">
        <chart:title svg:x="10.042cm" svg:y="0.365cm" chart:style-name="ch2">
          <text:p>Band Stop</text:p>
        </chart:title>
        <chart:subtitle svg:x="10.76cm" svg:y="1.4cm" chart:style-name="ch3">
          <text:p>faza</text:p>
        </chart:subtitle>
        <chart:legend svg:x="2.419cm" svg:y="0.656cm" style:legend-expansion="custom" chartooo:width="3.365cm" chartooo:height="1.555cm" style:legend-expansion-aspect-ratio="2.16398713826367" chart:style-name="ch4"/>
        <chart:plot-area chart:style-name="ch5" table:cell-range-address="Arkusz1.D1:Arkusz1.D400 Arkusz1.F1:Arkusz1.F600 Arkusz1.T36:Arkusz1.T41" chart:data-source-has-labels="row" svg:x="1.584cm" svg:y="2.318cm" svg:width="20.631cm" svg:height="8.891cm">
          <chartooo:coordinate-region svg:x="2.47cm" svg:y="2.549cm" svg:width="19.214cm" svg:height="7.951cm"/>
          <chart:axis chart:dimension="x" chart:name="primary-x" chart:style-name="ch6">
            <chart:title svg:x="11.418cm" svg:y="10.898cm" chart:style-name="ch7">
              <text:p>f [Hz]</text:p>
            </chart:title>
          </chart:axis>
          <chart:axis chart:dimension="y" chart:name="primary-y" chart:style-name="ch8">
            <chart:title svg:x="0.557cm" svg:y="7.685cm" chart:style-name="ch9">
              <text:p>phase [deg]</text:p>
            </chart:title>
            <chart:grid chart:style-name="ch10" chart:class="major"/>
          </chart:axis>
          <chart:series chart:style-name="ch11" chart:values-cell-range-address="Arkusz1.F2:Arkusz1.F600" chart:label-cell-address="Arkusz1.F1:Arkusz1.F1" chart:class="chart:scatter">
            <chart:domain table:cell-range-address="Arkusz1.D2:Arkusz1.D400"/>
            <chart:data-point chart:repeated="599"/>
          </chart:series>
          <chart:series chart:style-name="ch12" chart:values-cell-range-address="Arkusz1.T36:Arkusz1.T41" chart:label-cell-address="pomiary" chart:class="chart:scatter">
            <chart:domain table:cell-range-address="Arkusz1.N36:Arkusz1.N41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phase</text:p>
                <draw:g>
                  <svg:desc>Arkusz1.F1:Arkusz1.F1</svg:desc>
                </draw:g>
              </table:table-cell>
              <table:table-cell office:value-type="string">
                <text:p>Kolumna N</text:p>
              </table:table-cell>
              <table:table-cell office:value-type="string">
                <text:p>pomia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D2:Arkusz1.D400</svg:desc>
                </draw:g>
              </table:table-cell>
              <table:table-cell office:value-type="float" office:value="179.6399">
                <text:p>179.6399</text:p>
                <draw:g>
                  <svg:desc>Arkusz1.F2:Arkusz1.F600</svg:desc>
                </draw:g>
              </table:table-cell>
              <table:table-cell office:value-type="float" office:value="20">
                <text:p>20</text:p>
                <draw:g>
                  <svg:desc>Arkusz1.N36:Arkusz1.N41</svg:desc>
                </draw:g>
              </table:table-cell>
              <table:table-cell office:value-type="float" office:value="187.2">
                <text:p>187.2</text:p>
                <draw:g>
                  <svg:desc>Arkusz1.T36:Arkusz1.T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3292">
                <text:p>1.023292</text:p>
              </table:table-cell>
              <table:table-cell office:value-type="float" office:value="179.6315">
                <text:p>179.6315</text:p>
              </table:table-cell>
              <table:table-cell office:value-type="float" office:value="60">
                <text:p>60</text:p>
              </table:table-cell>
              <table:table-cell office:value-type="float" office:value="155.52">
                <text:p>155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7128">
                <text:p>1.047128</text:p>
              </table:table-cell>
              <table:table-cell office:value-type="float" office:value="179.6229">
                <text:p>179.6229</text:p>
              </table:table-cell>
              <table:table-cell office:value-type="float" office:value="120">
                <text:p>120</text:p>
              </table:table-cell>
              <table:table-cell office:value-type="float" office:value="116.64">
                <text:p>116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1519">
                <text:p>1.071519</text:p>
              </table:table-cell>
              <table:table-cell office:value-type="float" office:value="179.6141">
                <text:p>179.6141</text:p>
              </table:table-cell>
              <table:table-cell office:value-type="float" office:value="160">
                <text:p>160</text:p>
              </table:table-cell>
              <table:table-cell office:value-type="float" office:value="264.96">
                <text:p>264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6478">
                <text:p>1.096478</text:p>
              </table:table-cell>
              <table:table-cell office:value-type="float" office:value="179.6051">
                <text:p>179.6051</text:p>
              </table:table-cell>
              <table:table-cell office:value-type="float" office:value="280">
                <text:p>280</text:p>
              </table:table-cell>
              <table:table-cell office:value-type="float" office:value="221.76">
                <text:p>221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018">
                <text:p>1.122018</text:p>
              </table:table-cell>
              <table:table-cell office:value-type="float" office:value="179.5959">
                <text:p>179.5959</text:p>
              </table:table-cell>
              <table:table-cell office:value-type="float" office:value="600">
                <text:p>600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8153">
                <text:p>1.148153</text:p>
              </table:table-cell>
              <table:table-cell office:value-type="float" office:value="179.5865">
                <text:p>179.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4897">
                <text:p>1.174897</text:p>
              </table:table-cell>
              <table:table-cell office:value-type="float" office:value="179.5769">
                <text:p>179.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02264">
                <text:p>1.202264</text:p>
              </table:table-cell>
              <table:table-cell office:value-type="float" office:value="179.567">
                <text:p>179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30268">
                <text:p>1.230268</text:p>
              </table:table-cell>
              <table:table-cell office:value-type="float" office:value="179.557">
                <text:p>179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8925">
                <text:p>1.258925</text:p>
              </table:table-cell>
              <table:table-cell office:value-type="float" office:value="179.5466">
                <text:p>179.5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88249">
                <text:p>1.288249</text:p>
              </table:table-cell>
              <table:table-cell office:value-type="float" office:value="179.5361">
                <text:p>179.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8256">
                <text:p>1.318256</text:p>
              </table:table-cell>
              <table:table-cell office:value-type="float" office:value="179.5253">
                <text:p>179.5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8962">
                <text:p>1.348962</text:p>
              </table:table-cell>
              <table:table-cell office:value-type="float" office:value="179.5142">
                <text:p>179.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384">
                <text:p>1.380384</text:p>
              </table:table-cell>
              <table:table-cell office:value-type="float" office:value="179.5029">
                <text:p>179.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12537">
                <text:p>1.412537</text:p>
              </table:table-cell>
              <table:table-cell office:value-type="float" office:value="179.4913">
                <text:p>179.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5439">
                <text:p>1.445439</text:p>
              </table:table-cell>
              <table:table-cell office:value-type="float" office:value="179.4795">
                <text:p>179.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9108">
                <text:p>1.479108</text:p>
              </table:table-cell>
              <table:table-cell office:value-type="float" office:value="179.4673">
                <text:p>179.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13561">
                <text:p>1.513561</text:p>
              </table:table-cell>
              <table:table-cell office:value-type="float" office:value="179.4549">
                <text:p>179.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8816">
                <text:p>1.548816</text:p>
              </table:table-cell>
              <table:table-cell office:value-type="float" office:value="179.4422">
                <text:p>179.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84893">
                <text:p>1.584893</text:p>
              </table:table-cell>
              <table:table-cell office:value-type="float" office:value="179.4292">
                <text:p>179.4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181">
                <text:p>1.62181</text:p>
              </table:table-cell>
              <table:table-cell office:value-type="float" office:value="179.416">
                <text:p>179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9586">
                <text:p>1.659586</text:p>
              </table:table-cell>
              <table:table-cell office:value-type="float" office:value="179.4023">
                <text:p>179.4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98243">
                <text:p>1.698243</text:p>
              </table:table-cell>
              <table:table-cell office:value-type="float" office:value="179.3884">
                <text:p>179.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378">
                <text:p>1.7378</text:p>
              </table:table-cell>
              <table:table-cell office:value-type="float" office:value="179.3742">
                <text:p>179.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78279">
                <text:p>1.778279</text:p>
              </table:table-cell>
              <table:table-cell office:value-type="float" office:value="179.3596">
                <text:p>179.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197">
                <text:p>1.8197</text:p>
              </table:table-cell>
              <table:table-cell office:value-type="float" office:value="179.3447">
                <text:p>179.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2087">
                <text:p>1.862087</text:p>
              </table:table-cell>
              <table:table-cell office:value-type="float" office:value="179.3294">
                <text:p>179.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546">
                <text:p>1.90546</text:p>
              </table:table-cell>
              <table:table-cell office:value-type="float" office:value="179.3138">
                <text:p>179.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9844">
                <text:p>1.949844</text:p>
              </table:table-cell>
              <table:table-cell office:value-type="float" office:value="179.2978">
                <text:p>179.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95262">
                <text:p>1.995262</text:p>
              </table:table-cell>
              <table:table-cell office:value-type="float" office:value="179.2814">
                <text:p>179.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41737">
                <text:p>2.041737</text:p>
              </table:table-cell>
              <table:table-cell office:value-type="float" office:value="179.2647">
                <text:p>179.2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89296">
                <text:p>2.089296</text:p>
              </table:table-cell>
              <table:table-cell office:value-type="float" office:value="179.2476">
                <text:p>179.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37962">
                <text:p>2.137962</text:p>
              </table:table-cell>
              <table:table-cell office:value-type="float" office:value="179.23">
                <text:p>17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87761">
                <text:p>2.187761</text:p>
              </table:table-cell>
              <table:table-cell office:value-type="float" office:value="179.2121">
                <text:p>179.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38721">
                <text:p>2.238721</text:p>
              </table:table-cell>
              <table:table-cell office:value-type="float" office:value="179.1938">
                <text:p>179.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90867">
                <text:p>2.290867</text:p>
              </table:table-cell>
              <table:table-cell office:value-type="float" office:value="179.175">
                <text:p>179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44228">
                <text:p>2.344228</text:p>
              </table:table-cell>
              <table:table-cell office:value-type="float" office:value="179.1557">
                <text:p>179.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8832">
                <text:p>2.398832</text:p>
              </table:table-cell>
              <table:table-cell office:value-type="float" office:value="179.1361">
                <text:p>179.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4708">
                <text:p>2.454708</text:p>
              </table:table-cell>
              <table:table-cell office:value-type="float" office:value="179.116">
                <text:p>179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1886">
                <text:p>2.511886</text:p>
              </table:table-cell>
              <table:table-cell office:value-type="float" office:value="179.0954">
                <text:p>179.0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0395">
                <text:p>2.570395</text:p>
              </table:table-cell>
              <table:table-cell office:value-type="float" office:value="179.0743">
                <text:p>179.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0267">
                <text:p>2.630267</text:p>
              </table:table-cell>
              <table:table-cell office:value-type="float" office:value="179.0527">
                <text:p>179.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91534">
                <text:p>2.691534</text:p>
              </table:table-cell>
              <table:table-cell office:value-type="float" office:value="179.0306">
                <text:p>179.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4228">
                <text:p>2.754228</text:p>
              </table:table-cell>
              <table:table-cell office:value-type="float" office:value="179.008">
                <text:p>179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8382">
                <text:p>2.818382</text:p>
              </table:table-cell>
              <table:table-cell office:value-type="float" office:value="178.9849">
                <text:p>178.9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4031">
                <text:p>2.884031</text:p>
              </table:table-cell>
              <table:table-cell office:value-type="float" office:value="178.9613">
                <text:p>178.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1209">
                <text:p>2.951209</text:p>
              </table:table-cell>
              <table:table-cell office:value-type="float" office:value="178.9371">
                <text:p>178.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9951">
                <text:p>3.019951</text:p>
              </table:table-cell>
              <table:table-cell office:value-type="float" office:value="178.9123">
                <text:p>178.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0295">
                <text:p>3.090295</text:p>
              </table:table-cell>
              <table:table-cell office:value-type="float" office:value="178.887">
                <text:p>178.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62277">
                <text:p>3.162277</text:p>
              </table:table-cell>
              <table:table-cell office:value-type="float" office:value="178.861">
                <text:p>178.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5936">
                <text:p>3.235936</text:p>
              </table:table-cell>
              <table:table-cell office:value-type="float" office:value="178.8345">
                <text:p>178.8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311311">
                <text:p>3.311311</text:p>
              </table:table-cell>
              <table:table-cell office:value-type="float" office:value="178.8073">
                <text:p>178.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88441">
                <text:p>3.388441</text:p>
              </table:table-cell>
              <table:table-cell office:value-type="float" office:value="178.7795">
                <text:p>178.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67368">
                <text:p>3.467368</text:p>
              </table:table-cell>
              <table:table-cell office:value-type="float" office:value="178.7511">
                <text:p>178.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48133">
                <text:p>3.548133</text:p>
              </table:table-cell>
              <table:table-cell office:value-type="float" office:value="178.722">
                <text:p>178.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078">
                <text:p>3.63078</text:p>
              </table:table-cell>
              <table:table-cell office:value-type="float" office:value="178.6922">
                <text:p>178.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15352">
                <text:p>3.715352</text:p>
              </table:table-cell>
              <table:table-cell office:value-type="float" office:value="178.6617">
                <text:p>178.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01893">
                <text:p>3.801893</text:p>
              </table:table-cell>
              <table:table-cell office:value-type="float" office:value="178.6305">
                <text:p>178.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90451">
                <text:p>3.890451</text:p>
              </table:table-cell>
              <table:table-cell office:value-type="float" office:value="178.5986">
                <text:p>178.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81071">
                <text:p>3.981071</text:p>
              </table:table-cell>
              <table:table-cell office:value-type="float" office:value="178.5659">
                <text:p>178.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073802">
                <text:p>4.073802</text:p>
              </table:table-cell>
              <table:table-cell office:value-type="float" office:value="178.5325">
                <text:p>178.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68693">
                <text:p>4.168693</text:p>
              </table:table-cell>
              <table:table-cell office:value-type="float" office:value="178.4983">
                <text:p>178.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65795">
                <text:p>4.265795</text:p>
              </table:table-cell>
              <table:table-cell office:value-type="float" office:value="178.4632">
                <text:p>178.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65158">
                <text:p>4.365158</text:p>
              </table:table-cell>
              <table:table-cell office:value-type="float" office:value="178.4274">
                <text:p>178.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466835">
                <text:p>4.466835</text:p>
              </table:table-cell>
              <table:table-cell office:value-type="float" office:value="178.3907">
                <text:p>178.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70881">
                <text:p>4.570881</text:p>
              </table:table-cell>
              <table:table-cell office:value-type="float" office:value="178.3532">
                <text:p>178.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77351">
                <text:p>4.677351</text:p>
              </table:table-cell>
              <table:table-cell office:value-type="float" office:value="178.3148">
                <text:p>178.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7863">
                <text:p>4.7863</text:p>
              </table:table-cell>
              <table:table-cell office:value-type="float" office:value="178.2755">
                <text:p>178.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97788">
                <text:p>4.897788</text:p>
              </table:table-cell>
              <table:table-cell office:value-type="float" office:value="178.2353">
                <text:p>178.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72">
                <text:p>5.011872</text:p>
              </table:table-cell>
              <table:table-cell office:value-type="float" office:value="178.1941">
                <text:p>178.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28613">
                <text:p>5.128613</text:p>
              </table:table-cell>
              <table:table-cell office:value-type="float" office:value="178.152">
                <text:p>178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48074">
                <text:p>5.248074</text:p>
              </table:table-cell>
              <table:table-cell office:value-type="float" office:value="178.1089">
                <text:p>178.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370317">
                <text:p>5.370317</text:p>
              </table:table-cell>
              <table:table-cell office:value-type="float" office:value="178.0648">
                <text:p>178.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95408">
                <text:p>5.495408</text:p>
              </table:table-cell>
              <table:table-cell office:value-type="float" office:value="178.0197">
                <text:p>178.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23413">
                <text:p>5.623413</text:p>
              </table:table-cell>
              <table:table-cell office:value-type="float" office:value="177.9735">
                <text:p>177.9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54399">
                <text:p>5.754399</text:p>
              </table:table-cell>
              <table:table-cell office:value-type="float" office:value="177.9262">
                <text:p>177.9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888436">
                <text:p>5.888436</text:p>
              </table:table-cell>
              <table:table-cell office:value-type="float" office:value="177.8778">
                <text:p>177.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025595">
                <text:p>6.025595</text:p>
              </table:table-cell>
              <table:table-cell office:value-type="float" office:value="177.8283">
                <text:p>177.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6595">
                <text:p>6.16595</text:p>
              </table:table-cell>
              <table:table-cell office:value-type="float" office:value="177.7776">
                <text:p>177.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309573">
                <text:p>6.309573</text:p>
              </table:table-cell>
              <table:table-cell office:value-type="float" office:value="177.7257">
                <text:p>177.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456542">
                <text:p>6.456542</text:p>
              </table:table-cell>
              <table:table-cell office:value-type="float" office:value="177.6726">
                <text:p>177.6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06934">
                <text:p>6.606934</text:p>
              </table:table-cell>
              <table:table-cell office:value-type="float" office:value="177.6183">
                <text:p>177.6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60829">
                <text:p>6.760829</text:p>
              </table:table-cell>
              <table:table-cell office:value-type="float" office:value="177.5627">
                <text:p>177.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918309">
                <text:p>6.918309</text:p>
              </table:table-cell>
              <table:table-cell office:value-type="float" office:value="177.5058">
                <text:p>177.5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79457">
                <text:p>7.079457</text:p>
              </table:table-cell>
              <table:table-cell office:value-type="float" office:value="177.4475">
                <text:p>177.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4359">
                <text:p>7.244359</text:p>
              </table:table-cell>
              <table:table-cell office:value-type="float" office:value="177.3879">
                <text:p>177.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13102">
                <text:p>7.413102</text:p>
              </table:table-cell>
              <table:table-cell office:value-type="float" office:value="177.3269">
                <text:p>177.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585775">
                <text:p>7.585775</text:p>
              </table:table-cell>
              <table:table-cell office:value-type="float" office:value="177.2644">
                <text:p>177.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762471">
                <text:p>7.762471</text:p>
              </table:table-cell>
              <table:table-cell office:value-type="float" office:value="177.2005">
                <text:p>177.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3282">
                <text:p>7.943282</text:p>
              </table:table-cell>
              <table:table-cell office:value-type="float" office:value="177.1351">
                <text:p>177.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28305">
                <text:p>8.128305</text:p>
              </table:table-cell>
              <table:table-cell office:value-type="float" office:value="177.0681">
                <text:p>177.0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317637">
                <text:p>8.317637</text:p>
              </table:table-cell>
              <table:table-cell office:value-type="float" office:value="176.9996">
                <text:p>176.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51138">
                <text:p>8.51138</text:p>
              </table:table-cell>
              <table:table-cell office:value-type="float" office:value="176.9294">
                <text:p>176.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709635">
                <text:p>8.709635</text:p>
              </table:table-cell>
              <table:table-cell office:value-type="float" office:value="176.8576">
                <text:p>176.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12509">
                <text:p>8.912509</text:p>
              </table:table-cell>
              <table:table-cell office:value-type="float" office:value="176.7841">
                <text:p>176.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120108">
                <text:p>9.120108</text:p>
              </table:table-cell>
              <table:table-cell office:value-type="float" office:value="176.7089">
                <text:p>176.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32543">
                <text:p>9.332543</text:p>
              </table:table-cell>
              <table:table-cell office:value-type="float" office:value="176.6319">
                <text:p>176.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549925">
                <text:p>9.549925</text:p>
              </table:table-cell>
              <table:table-cell office:value-type="float" office:value="176.5531">
                <text:p>176.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72372">
                <text:p>9.772372</text:p>
              </table:table-cell>
              <table:table-cell office:value-type="float" office:value="176.4724">
                <text:p>176.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">
                <text:p>9.999999</text:p>
              </table:table-cell>
              <table:table-cell office:value-type="float" office:value="176.3898">
                <text:p>176.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3292">
                <text:p>10.23292</text:p>
              </table:table-cell>
              <table:table-cell office:value-type="float" office:value="176.3052">
                <text:p>176.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7128">
                <text:p>10.47128</text:p>
              </table:table-cell>
              <table:table-cell office:value-type="float" office:value="176.2187">
                <text:p>176.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71519">
                <text:p>10.71519</text:p>
              </table:table-cell>
              <table:table-cell office:value-type="float" office:value="176.1301">
                <text:p>176.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6478">
                <text:p>10.96478</text:p>
              </table:table-cell>
              <table:table-cell office:value-type="float" office:value="176.0394">
                <text:p>176.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22018">
                <text:p>11.22018</text:p>
              </table:table-cell>
              <table:table-cell office:value-type="float" office:value="175.9465">
                <text:p>175.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48153">
                <text:p>11.48153</text:p>
              </table:table-cell>
              <table:table-cell office:value-type="float" office:value="175.8515">
                <text:p>175.8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4897">
                <text:p>11.74897</text:p>
              </table:table-cell>
              <table:table-cell office:value-type="float" office:value="175.7541">
                <text:p>175.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02264">
                <text:p>12.02264</text:p>
              </table:table-cell>
              <table:table-cell office:value-type="float" office:value="175.6545">
                <text:p>175.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0268">
                <text:p>12.30268</text:p>
              </table:table-cell>
              <table:table-cell office:value-type="float" office:value="175.5525">
                <text:p>175.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58925">
                <text:p>12.58925</text:p>
              </table:table-cell>
              <table:table-cell office:value-type="float" office:value="175.448">
                <text:p>175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88249">
                <text:p>12.88249</text:p>
              </table:table-cell>
              <table:table-cell office:value-type="float" office:value="175.3411">
                <text:p>175.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18256">
                <text:p>13.18256</text:p>
              </table:table-cell>
              <table:table-cell office:value-type="float" office:value="175.2316">
                <text:p>175.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48962">
                <text:p>13.48962</text:p>
              </table:table-cell>
              <table:table-cell office:value-type="float" office:value="175.1195">
                <text:p>175.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0384">
                <text:p>13.80384</text:p>
              </table:table-cell>
              <table:table-cell office:value-type="float" office:value="175.0047">
                <text:p>175.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12537">
                <text:p>14.12537</text:p>
              </table:table-cell>
              <table:table-cell office:value-type="float" office:value="174.8871">
                <text:p>174.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5439">
                <text:p>14.45439</text:p>
              </table:table-cell>
              <table:table-cell office:value-type="float" office:value="174.7667">
                <text:p>174.7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9108">
                <text:p>14.79108</text:p>
              </table:table-cell>
              <table:table-cell office:value-type="float" office:value="174.6434">
                <text:p>174.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13561">
                <text:p>15.13561</text:p>
              </table:table-cell>
              <table:table-cell office:value-type="float" office:value="174.5172">
                <text:p>174.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48816">
                <text:p>15.48816</text:p>
              </table:table-cell>
              <table:table-cell office:value-type="float" office:value="174.3879">
                <text:p>174.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84893">
                <text:p>15.84893</text:p>
              </table:table-cell>
              <table:table-cell office:value-type="float" office:value="174.2554">
                <text:p>174.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2181">
                <text:p>16.2181</text:p>
              </table:table-cell>
              <table:table-cell office:value-type="float" office:value="174.1198">
                <text:p>174.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59586">
                <text:p>16.59586</text:p>
              </table:table-cell>
              <table:table-cell office:value-type="float" office:value="173.9809">
                <text:p>173.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98243">
                <text:p>16.98243</text:p>
              </table:table-cell>
              <table:table-cell office:value-type="float" office:value="173.8386">
                <text:p>173.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378">
                <text:p>17.378</text:p>
              </table:table-cell>
              <table:table-cell office:value-type="float" office:value="173.6928">
                <text:p>173.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8279">
                <text:p>17.78279</text:p>
              </table:table-cell>
              <table:table-cell office:value-type="float" office:value="173.5435">
                <text:p>173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197">
                <text:p>18.197</text:p>
              </table:table-cell>
              <table:table-cell office:value-type="float" office:value="173.3905">
                <text:p>173.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62087">
                <text:p>18.62087</text:p>
              </table:table-cell>
              <table:table-cell office:value-type="float" office:value="173.2338">
                <text:p>173.2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0546">
                <text:p>19.0546</text:p>
              </table:table-cell>
              <table:table-cell office:value-type="float" office:value="173.0732">
                <text:p>173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9844">
                <text:p>19.49844</text:p>
              </table:table-cell>
              <table:table-cell office:value-type="float" office:value="172.9087">
                <text:p>172.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5262">
                <text:p>19.95262</text:p>
              </table:table-cell>
              <table:table-cell office:value-type="float" office:value="172.7401">
                <text:p>172.7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41737">
                <text:p>20.41737</text:p>
              </table:table-cell>
              <table:table-cell office:value-type="float" office:value="172.5673">
                <text:p>172.5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89296">
                <text:p>20.89296</text:p>
              </table:table-cell>
              <table:table-cell office:value-type="float" office:value="172.3902">
                <text:p>172.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37962">
                <text:p>21.37962</text:p>
              </table:table-cell>
              <table:table-cell office:value-type="float" office:value="172.2088">
                <text:p>172.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87761">
                <text:p>21.87761</text:p>
              </table:table-cell>
              <table:table-cell office:value-type="float" office:value="172.0228">
                <text:p>172.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721">
                <text:p>22.38721</text:p>
              </table:table-cell>
              <table:table-cell office:value-type="float" office:value="171.8321">
                <text:p>171.8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90867">
                <text:p>22.90867</text:p>
              </table:table-cell>
              <table:table-cell office:value-type="float" office:value="171.6367">
                <text:p>171.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44228">
                <text:p>23.44228</text:p>
              </table:table-cell>
              <table:table-cell office:value-type="float" office:value="171.4363">
                <text:p>171.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98832">
                <text:p>23.98832</text:p>
              </table:table-cell>
              <table:table-cell office:value-type="float" office:value="171.2309">
                <text:p>171.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54708">
                <text:p>24.54708</text:p>
              </table:table-cell>
              <table:table-cell office:value-type="float" office:value="171.0202">
                <text:p>171.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11886">
                <text:p>25.11886</text:p>
              </table:table-cell>
              <table:table-cell office:value-type="float" office:value="170.8042">
                <text:p>170.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70395">
                <text:p>25.70395</text:p>
              </table:table-cell>
              <table:table-cell office:value-type="float" office:value="170.5827">
                <text:p>170.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30267">
                <text:p>26.30267</text:p>
              </table:table-cell>
              <table:table-cell office:value-type="float" office:value="170.3554">
                <text:p>170.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1534">
                <text:p>26.91534</text:p>
              </table:table-cell>
              <table:table-cell office:value-type="float" office:value="170.1223">
                <text:p>170.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.54228">
                <text:p>27.54228</text:p>
              </table:table-cell>
              <table:table-cell office:value-type="float" office:value="169.8832">
                <text:p>169.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18382">
                <text:p>28.18382</text:p>
              </table:table-cell>
              <table:table-cell office:value-type="float" office:value="169.6378">
                <text:p>169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84031">
                <text:p>28.84031</text:p>
              </table:table-cell>
              <table:table-cell office:value-type="float" office:value="169.386">
                <text:p>169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1209">
                <text:p>29.51209</text:p>
              </table:table-cell>
              <table:table-cell office:value-type="float" office:value="169.1276">
                <text:p>169.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19951">
                <text:p>30.19951</text:p>
              </table:table-cell>
              <table:table-cell office:value-type="float" office:value="168.8624">
                <text:p>168.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0295">
                <text:p>30.90295</text:p>
              </table:table-cell>
              <table:table-cell office:value-type="float" office:value="168.5901">
                <text:p>168.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.62277">
                <text:p>31.62277</text:p>
              </table:table-cell>
              <table:table-cell office:value-type="float" office:value="168.3106">
                <text:p>168.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35936">
                <text:p>32.35936</text:p>
              </table:table-cell>
              <table:table-cell office:value-type="float" office:value="168.0235">
                <text:p>168.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1311">
                <text:p>33.11311</text:p>
              </table:table-cell>
              <table:table-cell office:value-type="float" office:value="167.7287">
                <text:p>167.7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88441">
                <text:p>33.88441</text:p>
              </table:table-cell>
              <table:table-cell office:value-type="float" office:value="167.4258">
                <text:p>167.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67368">
                <text:p>34.67368</text:p>
              </table:table-cell>
              <table:table-cell office:value-type="float" office:value="167.1147">
                <text:p>167.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48133">
                <text:p>35.48133</text:p>
              </table:table-cell>
              <table:table-cell office:value-type="float" office:value="166.795">
                <text:p>166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3078">
                <text:p>36.3078</text:p>
              </table:table-cell>
              <table:table-cell office:value-type="float" office:value="166.4664">
                <text:p>166.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15352">
                <text:p>37.15352</text:p>
              </table:table-cell>
              <table:table-cell office:value-type="float" office:value="166.1286">
                <text:p>166.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01893">
                <text:p>38.01893</text:p>
              </table:table-cell>
              <table:table-cell office:value-type="float" office:value="165.7814">
                <text:p>165.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.90451">
                <text:p>38.90451</text:p>
              </table:table-cell>
              <table:table-cell office:value-type="float" office:value="165.4242">
                <text:p>165.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81071">
                <text:p>39.81071</text:p>
              </table:table-cell>
              <table:table-cell office:value-type="float" office:value="165.0569">
                <text:p>165.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3802">
                <text:p>40.73802</text:p>
              </table:table-cell>
              <table:table-cell office:value-type="float" office:value="164.679">
                <text:p>164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.68693">
                <text:p>41.68693</text:p>
              </table:table-cell>
              <table:table-cell office:value-type="float" office:value="164.2901">
                <text:p>164.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.65795">
                <text:p>42.65795</text:p>
              </table:table-cell>
              <table:table-cell office:value-type="float" office:value="163.8898">
                <text:p>163.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.65158">
                <text:p>43.65158</text:p>
              </table:table-cell>
              <table:table-cell office:value-type="float" office:value="163.4776">
                <text:p>163.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6835">
                <text:p>44.66835</text:p>
              </table:table-cell>
              <table:table-cell office:value-type="float" office:value="163.0532">
                <text:p>163.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.70881">
                <text:p>45.70881</text:p>
              </table:table-cell>
              <table:table-cell office:value-type="float" office:value="162.6159">
                <text:p>162.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77351">
                <text:p>46.77351</text:p>
              </table:table-cell>
              <table:table-cell office:value-type="float" office:value="162.1654">
                <text:p>162.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63">
                <text:p>47.863</text:p>
              </table:table-cell>
              <table:table-cell office:value-type="float" office:value="161.701">
                <text:p>161.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.97788">
                <text:p>48.97788</text:p>
              </table:table-cell>
              <table:table-cell office:value-type="float" office:value="161.2222">
                <text:p>161.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11872">
                <text:p>50.11872</text:p>
              </table:table-cell>
              <table:table-cell office:value-type="float" office:value="160.7284">
                <text:p>160.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28613">
                <text:p>51.28613</text:p>
              </table:table-cell>
              <table:table-cell office:value-type="float" office:value="160.2189">
                <text:p>160.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48074">
                <text:p>52.48074</text:p>
              </table:table-cell>
              <table:table-cell office:value-type="float" office:value="159.6931">
                <text:p>159.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70317">
                <text:p>53.70317</text:p>
              </table:table-cell>
              <table:table-cell office:value-type="float" office:value="159.1503">
                <text:p>159.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.95408">
                <text:p>54.95408</text:p>
              </table:table-cell>
              <table:table-cell office:value-type="float" office:value="158.5897">
                <text:p>158.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23413">
                <text:p>56.23413</text:p>
              </table:table-cell>
              <table:table-cell office:value-type="float" office:value="158.0105">
                <text:p>158.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54399">
                <text:p>57.54399</text:p>
              </table:table-cell>
              <table:table-cell office:value-type="float" office:value="157.4119">
                <text:p>157.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88436">
                <text:p>58.88436</text:p>
              </table:table-cell>
              <table:table-cell office:value-type="float" office:value="156.793">
                <text:p>156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25595">
                <text:p>60.25595</text:p>
              </table:table-cell>
              <table:table-cell office:value-type="float" office:value="156.1528">
                <text:p>156.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6595">
                <text:p>61.6595</text:p>
              </table:table-cell>
              <table:table-cell office:value-type="float" office:value="155.4903">
                <text:p>155.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.09573">
                <text:p>63.09573</text:p>
              </table:table-cell>
              <table:table-cell office:value-type="float" office:value="154.8046">
                <text:p>154.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.56542">
                <text:p>64.56542</text:p>
              </table:table-cell>
              <table:table-cell office:value-type="float" office:value="154.0944">
                <text:p>154.0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06934">
                <text:p>66.06934</text:p>
              </table:table-cell>
              <table:table-cell office:value-type="float" office:value="153.3586">
                <text:p>153.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.60829">
                <text:p>67.60829</text:p>
              </table:table-cell>
              <table:table-cell office:value-type="float" office:value="152.596">
                <text:p>152.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18309">
                <text:p>69.18309</text:p>
              </table:table-cell>
              <table:table-cell office:value-type="float" office:value="151.8051">
                <text:p>151.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.79457">
                <text:p>70.79457</text:p>
              </table:table-cell>
              <table:table-cell office:value-type="float" office:value="150.9847">
                <text:p>150.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44359">
                <text:p>72.44359</text:p>
              </table:table-cell>
              <table:table-cell office:value-type="float" office:value="150.1331">
                <text:p>150.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13102">
                <text:p>74.13102</text:p>
              </table:table-cell>
              <table:table-cell office:value-type="float" office:value="149.2489">
                <text:p>149.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85775">
                <text:p>75.85775</text:p>
              </table:table-cell>
              <table:table-cell office:value-type="float" office:value="148.3305">
                <text:p>148.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62471">
                <text:p>77.62471</text:p>
              </table:table-cell>
              <table:table-cell office:value-type="float" office:value="147.3759">
                <text:p>147.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43282">
                <text:p>79.43282</text:p>
              </table:table-cell>
              <table:table-cell office:value-type="float" office:value="146.3836">
                <text:p>146.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28305">
                <text:p>81.28305</text:p>
              </table:table-cell>
              <table:table-cell office:value-type="float" office:value="145.3514">
                <text:p>145.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17637">
                <text:p>83.17637</text:p>
              </table:table-cell>
              <table:table-cell office:value-type="float" office:value="144.2775">
                <text:p>144.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1138">
                <text:p>85.1138</text:p>
              </table:table-cell>
              <table:table-cell office:value-type="float" office:value="143.1597">
                <text:p>143.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09635">
                <text:p>87.09635</text:p>
              </table:table-cell>
              <table:table-cell office:value-type="float" office:value="141.9958">
                <text:p>141.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.12509">
                <text:p>89.12509</text:p>
              </table:table-cell>
              <table:table-cell office:value-type="float" office:value="140.7837">
                <text:p>140.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.20108">
                <text:p>91.20108</text:p>
              </table:table-cell>
              <table:table-cell office:value-type="float" office:value="139.5209">
                <text:p>139.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3.32543">
                <text:p>93.32543</text:p>
              </table:table-cell>
              <table:table-cell office:value-type="float" office:value="138.2052">
                <text:p>138.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.49925">
                <text:p>95.49925</text:p>
              </table:table-cell>
              <table:table-cell office:value-type="float" office:value="136.8342">
                <text:p>136.8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.72372">
                <text:p>97.72372</text:p>
              </table:table-cell>
              <table:table-cell office:value-type="float" office:value="135.4053">
                <text:p>135.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99999">
                <text:p>99.99999</text:p>
              </table:table-cell>
              <table:table-cell office:value-type="float" office:value="133.9163">
                <text:p>133.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.3292">
                <text:p>102.3292</text:p>
              </table:table-cell>
              <table:table-cell office:value-type="float" office:value="132.3648">
                <text:p>132.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7128">
                <text:p>104.7128</text:p>
              </table:table-cell>
              <table:table-cell office:value-type="float" office:value="130.7486">
                <text:p>130.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7.1519">
                <text:p>107.1519</text:p>
              </table:table-cell>
              <table:table-cell office:value-type="float" office:value="129.0655">
                <text:p>129.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9.6478">
                <text:p>109.6478</text:p>
              </table:table-cell>
              <table:table-cell office:value-type="float" office:value="127.3137">
                <text:p>127.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.2018">
                <text:p>112.2018</text:p>
              </table:table-cell>
              <table:table-cell office:value-type="float" office:value="125.4915">
                <text:p>125.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.8153">
                <text:p>114.8153</text:p>
              </table:table-cell>
              <table:table-cell office:value-type="float" office:value="123.5976">
                <text:p>123.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7.4897">
                <text:p>117.4897</text:p>
              </table:table-cell>
              <table:table-cell office:value-type="float" office:value="121.6312">
                <text:p>121.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2264">
                <text:p>120.2264</text:p>
              </table:table-cell>
              <table:table-cell office:value-type="float" office:value="119.592">
                <text:p>119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.0268">
                <text:p>123.0268</text:p>
              </table:table-cell>
              <table:table-cell office:value-type="float" office:value="117.4802">
                <text:p>117.4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5.8925">
                <text:p>125.8925</text:p>
              </table:table-cell>
              <table:table-cell office:value-type="float" office:value="115.2966">
                <text:p>115.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8.8249">
                <text:p>128.8249</text:p>
              </table:table-cell>
              <table:table-cell office:value-type="float" office:value="113.0431">
                <text:p>113.0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1.8256">
                <text:p>131.8256</text:p>
              </table:table-cell>
              <table:table-cell office:value-type="float" office:value="110.7221">
                <text:p>110.7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4.8962">
                <text:p>134.8962</text:p>
              </table:table-cell>
              <table:table-cell office:value-type="float" office:value="108.3368">
                <text:p>108.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0384">
                <text:p>138.0384</text:p>
              </table:table-cell>
              <table:table-cell office:value-type="float" office:value="105.8913">
                <text:p>105.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1.2537">
                <text:p>141.2537</text:p>
              </table:table-cell>
              <table:table-cell office:value-type="float" office:value="103.3901">
                <text:p>103.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4.5439">
                <text:p>144.5439</text:p>
              </table:table-cell>
              <table:table-cell office:value-type="float" office:value="100.8375">
                <text:p>100.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7.9108">
                <text:p>147.9108</text:p>
              </table:table-cell>
              <table:table-cell office:value-type="float" office:value="98.23594">
                <text:p>98.2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1.3561">
                <text:p>151.3561</text:p>
              </table:table-cell>
              <table:table-cell office:value-type="float" office:value="95.57876">
                <text:p>95.5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4.8816">
                <text:p>154.8816</text:p>
              </table:table-cell>
              <table:table-cell office:value-type="float" office:value="92.81009">
                <text:p>92.8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8.4893">
                <text:p>158.4893</text:p>
              </table:table-cell>
              <table:table-cell office:value-type="float" office:value="88.42426">
                <text:p>88.42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2.181">
                <text:p>162.181</text:p>
              </table:table-cell>
              <table:table-cell office:value-type="float" office:value="268.2991">
                <text:p>268.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.9586">
                <text:p>165.9586</text:p>
              </table:table-cell>
              <table:table-cell office:value-type="float" office:value="265.4216">
                <text:p>265.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9.8243">
                <text:p>169.8243</text:p>
              </table:table-cell>
              <table:table-cell office:value-type="float" office:value="262.7368">
                <text:p>262.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3.78">
                <text:p>173.78</text:p>
              </table:table-cell>
              <table:table-cell office:value-type="float" office:value="260.1164">
                <text:p>260.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.8279">
                <text:p>177.8279</text:p>
              </table:table-cell>
              <table:table-cell office:value-type="float" office:value="257.546">
                <text:p>257.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1.97">
                <text:p>181.97</text:p>
              </table:table-cell>
              <table:table-cell office:value-type="float" office:value="255.025">
                <text:p>255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6.2087">
                <text:p>186.2087</text:p>
              </table:table-cell>
              <table:table-cell office:value-type="float" office:value="252.558">
                <text:p>252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0.546">
                <text:p>190.546</text:p>
              </table:table-cell>
              <table:table-cell office:value-type="float" office:value="250.15">
                <text:p>25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4.9844">
                <text:p>194.9844</text:p>
              </table:table-cell>
              <table:table-cell office:value-type="float" office:value="247.804">
                <text:p>247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9.5262">
                <text:p>199.5262</text:p>
              </table:table-cell>
              <table:table-cell office:value-type="float" office:value="245.525">
                <text:p>245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4.1737">
                <text:p>204.1737</text:p>
              </table:table-cell>
              <table:table-cell office:value-type="float" office:value="243.315">
                <text:p>243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8.9296">
                <text:p>208.9296</text:p>
              </table:table-cell>
              <table:table-cell office:value-type="float" office:value="241.176">
                <text:p>241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3.7962">
                <text:p>213.7962</text:p>
              </table:table-cell>
              <table:table-cell office:value-type="float" office:value="239.109">
                <text:p>239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8.7761">
                <text:p>218.7761</text:p>
              </table:table-cell>
              <table:table-cell office:value-type="float" office:value="237.115">
                <text:p>237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.8721">
                <text:p>223.8721</text:p>
              </table:table-cell>
              <table:table-cell office:value-type="float" office:value="235.194">
                <text:p>235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9.0867">
                <text:p>229.0867</text:p>
              </table:table-cell>
              <table:table-cell office:value-type="float" office:value="233.345">
                <text:p>233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.4228">
                <text:p>234.4228</text:p>
              </table:table-cell>
              <table:table-cell office:value-type="float" office:value="231.567">
                <text:p>231.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.8832">
                <text:p>239.8832</text:p>
              </table:table-cell>
              <table:table-cell office:value-type="float" office:value="229.858">
                <text:p>229.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5.4708">
                <text:p>245.4708</text:p>
              </table:table-cell>
              <table:table-cell office:value-type="float" office:value="228.217">
                <text:p>228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.1886">
                <text:p>251.1886</text:p>
              </table:table-cell>
              <table:table-cell office:value-type="float" office:value="226.641">
                <text:p>226.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7.0395">
                <text:p>257.0395</text:p>
              </table:table-cell>
              <table:table-cell office:value-type="float" office:value="225.129">
                <text:p>22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3.0267">
                <text:p>263.0267</text:p>
              </table:table-cell>
              <table:table-cell office:value-type="float" office:value="223.677">
                <text:p>223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9.1534">
                <text:p>269.1534</text:p>
              </table:table-cell>
              <table:table-cell office:value-type="float" office:value="222.285">
                <text:p>222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.4228">
                <text:p>275.4228</text:p>
              </table:table-cell>
              <table:table-cell office:value-type="float" office:value="220.948">
                <text:p>220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1.8382">
                <text:p>281.8382</text:p>
              </table:table-cell>
              <table:table-cell office:value-type="float" office:value="219.666">
                <text:p>219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8.4031">
                <text:p>288.4031</text:p>
              </table:table-cell>
              <table:table-cell office:value-type="float" office:value="218.435">
                <text:p>218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5.1209">
                <text:p>295.1209</text:p>
              </table:table-cell>
              <table:table-cell office:value-type="float" office:value="217.253">
                <text:p>217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1.9951">
                <text:p>301.9951</text:p>
              </table:table-cell>
              <table:table-cell office:value-type="float" office:value="216.118">
                <text:p>216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9.0295">
                <text:p>309.0295</text:p>
              </table:table-cell>
              <table:table-cell office:value-type="float" office:value="215.027">
                <text:p>215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6.2277">
                <text:p>316.2277</text:p>
              </table:table-cell>
              <table:table-cell office:value-type="float" office:value="213.979">
                <text:p>213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23.5936">
                <text:p>323.5936</text:p>
              </table:table-cell>
              <table:table-cell office:value-type="float" office:value="212.972">
                <text:p>21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1.1311">
                <text:p>331.1311</text:p>
              </table:table-cell>
              <table:table-cell office:value-type="float" office:value="212.003">
                <text:p>212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8.8441">
                <text:p>338.8441</text:p>
              </table:table-cell>
              <table:table-cell office:value-type="float" office:value="211.071">
                <text:p>21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6.7368">
                <text:p>346.7368</text:p>
              </table:table-cell>
              <table:table-cell office:value-type="float" office:value="210.174">
                <text:p>21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4.8133">
                <text:p>354.8133</text:p>
              </table:table-cell>
              <table:table-cell office:value-type="float" office:value="209.31">
                <text:p>20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.078">
                <text:p>363.078</text:p>
              </table:table-cell>
              <table:table-cell office:value-type="float" office:value="208.478">
                <text:p>208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1.5352">
                <text:p>371.5352</text:p>
              </table:table-cell>
              <table:table-cell office:value-type="float" office:value="207.676">
                <text:p>207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1893">
                <text:p>380.1893</text:p>
              </table:table-cell>
              <table:table-cell office:value-type="float" office:value="206.902">
                <text:p>206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9.0451">
                <text:p>389.0451</text:p>
              </table:table-cell>
              <table:table-cell office:value-type="float" office:value="206.156">
                <text:p>206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8.1071">
                <text:p>398.1071</text:p>
              </table:table-cell>
              <table:table-cell office:value-type="float" office:value="205.436">
                <text:p>205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7.3802">
                <text:p>407.3802</text:p>
              </table:table-cell>
              <table:table-cell office:value-type="float" office:value="204.741">
                <text:p>204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6.8693">
                <text:p>416.8693</text:p>
              </table:table-cell>
              <table:table-cell office:value-type="float" office:value="204.069">
                <text:p>204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6.5795">
                <text:p>426.5795</text:p>
              </table:table-cell>
              <table:table-cell office:value-type="float" office:value="203.421">
                <text:p>203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6.5158">
                <text:p>436.5158</text:p>
              </table:table-cell>
              <table:table-cell office:value-type="float" office:value="202.793">
                <text:p>202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.6835">
                <text:p>446.6835</text:p>
              </table:table-cell>
              <table:table-cell office:value-type="float" office:value="202.187">
                <text:p>202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7.0881">
                <text:p>457.0881</text:p>
              </table:table-cell>
              <table:table-cell office:value-type="float" office:value="201.6">
                <text:p>2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7.7351">
                <text:p>467.7351</text:p>
              </table:table-cell>
              <table:table-cell office:value-type="float" office:value="201.032">
                <text:p>201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8.63">
                <text:p>478.63</text:p>
              </table:table-cell>
              <table:table-cell office:value-type="float" office:value="200.482">
                <text:p>200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9.7788">
                <text:p>489.7788</text:p>
              </table:table-cell>
              <table:table-cell office:value-type="float" office:value="199.95">
                <text:p>19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1.1872">
                <text:p>501.1872</text:p>
              </table:table-cell>
              <table:table-cell office:value-type="float" office:value="199.433">
                <text:p>199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2.8613">
                <text:p>512.8613</text:p>
              </table:table-cell>
              <table:table-cell office:value-type="float" office:value="198.933">
                <text:p>198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24.8074">
                <text:p>524.8074</text:p>
              </table:table-cell>
              <table:table-cell office:value-type="float" office:value="198.448">
                <text:p>198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7.0317">
                <text:p>537.0317</text:p>
              </table:table-cell>
              <table:table-cell office:value-type="float" office:value="197.978">
                <text:p>197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.5408">
                <text:p>549.5408</text:p>
              </table:table-cell>
              <table:table-cell office:value-type="float" office:value="197.522">
                <text:p>197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2.3413">
                <text:p>562.3413</text:p>
              </table:table-cell>
              <table:table-cell office:value-type="float" office:value="197.079">
                <text:p>197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5.4399">
                <text:p>575.4399</text:p>
              </table:table-cell>
              <table:table-cell office:value-type="float" office:value="196.649">
                <text:p>196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8.8436">
                <text:p>588.8436</text:p>
              </table:table-cell>
              <table:table-cell office:value-type="float" office:value="196.232">
                <text:p>196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2.5595">
                <text:p>602.5595</text:p>
              </table:table-cell>
              <table:table-cell office:value-type="float" office:value="195.827">
                <text:p>195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6.595">
                <text:p>616.595</text:p>
              </table:table-cell>
              <table:table-cell office:value-type="float" office:value="195.433">
                <text:p>19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0.9573">
                <text:p>630.9573</text:p>
              </table:table-cell>
              <table:table-cell office:value-type="float" office:value="195.05">
                <text:p>19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5.6542">
                <text:p>645.6542</text:p>
              </table:table-cell>
              <table:table-cell office:value-type="float" office:value="194.678">
                <text:p>194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0.6934">
                <text:p>660.6934</text:p>
              </table:table-cell>
              <table:table-cell office:value-type="float" office:value="194.317">
                <text:p>194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6.0829">
                <text:p>676.0829</text:p>
              </table:table-cell>
              <table:table-cell office:value-type="float" office:value="193.965">
                <text:p>193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1.8309">
                <text:p>691.8309</text:p>
              </table:table-cell>
              <table:table-cell office:value-type="float" office:value="193.623">
                <text:p>193.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7.9457">
                <text:p>707.9457</text:p>
              </table:table-cell>
              <table:table-cell office:value-type="float" office:value="193.29">
                <text:p>19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4.4359">
                <text:p>724.4359</text:p>
              </table:table-cell>
              <table:table-cell office:value-type="float" office:value="192.966">
                <text:p>192.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1.3102">
                <text:p>741.3102</text:p>
              </table:table-cell>
              <table:table-cell office:value-type="float" office:value="192.651">
                <text:p>192.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8.5775">
                <text:p>758.5775</text:p>
              </table:table-cell>
              <table:table-cell office:value-type="float" office:value="192.344">
                <text:p>192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76.2471">
                <text:p>776.2471</text:p>
              </table:table-cell>
              <table:table-cell office:value-type="float" office:value="192.046">
                <text:p>192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4.3282">
                <text:p>794.3282</text:p>
              </table:table-cell>
              <table:table-cell office:value-type="float" office:value="191.755">
                <text:p>191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12.8305">
                <text:p>812.8305</text:p>
              </table:table-cell>
              <table:table-cell office:value-type="float" office:value="191.472">
                <text:p>191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1.7637">
                <text:p>831.7637</text:p>
              </table:table-cell>
              <table:table-cell office:value-type="float" office:value="191.196">
                <text:p>191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1.138">
                <text:p>851.138</text:p>
              </table:table-cell>
              <table:table-cell office:value-type="float" office:value="190.927">
                <text:p>190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70.9635">
                <text:p>870.9635</text:p>
              </table:table-cell>
              <table:table-cell office:value-type="float" office:value="190.665">
                <text:p>190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1.2509">
                <text:p>891.2509</text:p>
              </table:table-cell>
              <table:table-cell office:value-type="float" office:value="190.41">
                <text:p>19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2.0108">
                <text:p>912.0108</text:p>
              </table:table-cell>
              <table:table-cell office:value-type="float" office:value="190.161">
                <text:p>19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3.2543">
                <text:p>933.2543</text:p>
              </table:table-cell>
              <table:table-cell office:value-type="float" office:value="189.919">
                <text:p>189.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.9925">
                <text:p>954.9925</text:p>
              </table:table-cell>
              <table:table-cell office:value-type="float" office:value="189.682">
                <text:p>189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7.2372">
                <text:p>977.2372</text:p>
              </table:table-cell>
              <table:table-cell office:value-type="float" office:value="189.452">
                <text:p>189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9.9999">
                <text:p>999.9999</text:p>
              </table:table-cell>
              <table:table-cell office:value-type="float" office:value="189.227">
                <text:p>189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3.292">
                <text:p>1023.292</text:p>
              </table:table-cell>
              <table:table-cell office:value-type="float" office:value="189.008">
                <text:p>189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47.128">
                <text:p>1047.128</text:p>
              </table:table-cell>
              <table:table-cell office:value-type="float" office:value="188.794">
                <text:p>188.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1.519">
                <text:p>1071.519</text:p>
              </table:table-cell>
              <table:table-cell office:value-type="float" office:value="188.585">
                <text:p>188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96.478">
                <text:p>1096.478</text:p>
              </table:table-cell>
              <table:table-cell office:value-type="float" office:value="188.382">
                <text:p>188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22.018">
                <text:p>1122.018</text:p>
              </table:table-cell>
              <table:table-cell office:value-type="float" office:value="188.183">
                <text:p>188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48.153">
                <text:p>1148.153</text:p>
              </table:table-cell>
              <table:table-cell office:value-type="float" office:value="187.989">
                <text:p>187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74.897">
                <text:p>1174.897</text:p>
              </table:table-cell>
              <table:table-cell office:value-type="float" office:value="187.8">
                <text:p>18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2.264">
                <text:p>1202.264</text:p>
              </table:table-cell>
              <table:table-cell office:value-type="float" office:value="187.616">
                <text:p>187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0.268">
                <text:p>1230.268</text:p>
              </table:table-cell>
              <table:table-cell office:value-type="float" office:value="187.436">
                <text:p>187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58.925">
                <text:p>1258.925</text:p>
              </table:table-cell>
              <table:table-cell office:value-type="float" office:value="187.26">
                <text:p>18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8.249">
                <text:p>1288.249</text:p>
              </table:table-cell>
              <table:table-cell office:value-type="float" office:value="187.088">
                <text:p>187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8.256">
                <text:p>1318.256</text:p>
              </table:table-cell>
              <table:table-cell office:value-type="float" office:value="186.921">
                <text:p>186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48.962">
                <text:p>1348.962</text:p>
              </table:table-cell>
              <table:table-cell office:value-type="float" office:value="186.757">
                <text:p>186.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0.384">
                <text:p>1380.384</text:p>
              </table:table-cell>
              <table:table-cell office:value-type="float" office:value="186.598">
                <text:p>186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12.537">
                <text:p>1412.537</text:p>
              </table:table-cell>
              <table:table-cell office:value-type="float" office:value="186.442">
                <text:p>186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45.439">
                <text:p>1445.439</text:p>
              </table:table-cell>
              <table:table-cell office:value-type="float" office:value="186.289">
                <text:p>186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79.108">
                <text:p>1479.108</text:p>
              </table:table-cell>
              <table:table-cell office:value-type="float" office:value="186.14">
                <text:p>18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13.561">
                <text:p>1513.561</text:p>
              </table:table-cell>
              <table:table-cell office:value-type="float" office:value="185.995">
                <text:p>185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8.816">
                <text:p>1548.816</text:p>
              </table:table-cell>
              <table:table-cell office:value-type="float" office:value="185.853">
                <text:p>185.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4.893">
                <text:p>1584.893</text:p>
              </table:table-cell>
              <table:table-cell office:value-type="float" office:value="185.715">
                <text:p>185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21.81">
                <text:p>1621.81</text:p>
              </table:table-cell>
              <table:table-cell office:value-type="float" office:value="185.579">
                <text:p>185.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9.586">
                <text:p>1659.586</text:p>
              </table:table-cell>
              <table:table-cell office:value-type="float" office:value="185.447">
                <text:p>185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8.243">
                <text:p>1698.243</text:p>
              </table:table-cell>
              <table:table-cell office:value-type="float" office:value="185.317">
                <text:p>185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37.8">
                <text:p>1737.8</text:p>
              </table:table-cell>
              <table:table-cell office:value-type="float" office:value="185.191">
                <text:p>185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78.279">
                <text:p>1778.279</text:p>
              </table:table-cell>
              <table:table-cell office:value-type="float" office:value="185.068">
                <text:p>185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9.7">
                <text:p>1819.7</text:p>
              </table:table-cell>
              <table:table-cell office:value-type="float" office:value="184.947">
                <text:p>184.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62.087">
                <text:p>1862.087</text:p>
              </table:table-cell>
              <table:table-cell office:value-type="float" office:value="184.829">
                <text:p>184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05.46">
                <text:p>1905.46</text:p>
              </table:table-cell>
              <table:table-cell office:value-type="float" office:value="184.714">
                <text:p>184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9.844">
                <text:p>1949.844</text:p>
              </table:table-cell>
              <table:table-cell office:value-type="float" office:value="184.601">
                <text:p>184.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95.262">
                <text:p>1995.262</text:p>
              </table:table-cell>
              <table:table-cell office:value-type="float" office:value="184.491">
                <text:p>184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1.737">
                <text:p>2041.737</text:p>
              </table:table-cell>
              <table:table-cell office:value-type="float" office:value="184.383">
                <text:p>184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9.296">
                <text:p>2089.296</text:p>
              </table:table-cell>
              <table:table-cell office:value-type="float" office:value="184.278">
                <text:p>184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37.962">
                <text:p>2137.962</text:p>
              </table:table-cell>
              <table:table-cell office:value-type="float" office:value="184.175">
                <text:p>184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87.761">
                <text:p>2187.761</text:p>
              </table:table-cell>
              <table:table-cell office:value-type="float" office:value="184.074">
                <text:p>184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38.721">
                <text:p>2238.721</text:p>
              </table:table-cell>
              <table:table-cell office:value-type="float" office:value="183.976">
                <text:p>183.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90.867">
                <text:p>2290.867</text:p>
              </table:table-cell>
              <table:table-cell office:value-type="float" office:value="183.879">
                <text:p>183.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44.228">
                <text:p>2344.228</text:p>
              </table:table-cell>
              <table:table-cell office:value-type="float" office:value="183.785">
                <text:p>183.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98.832">
                <text:p>2398.832</text:p>
              </table:table-cell>
              <table:table-cell office:value-type="float" office:value="183.693">
                <text:p>183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54.708">
                <text:p>2454.708</text:p>
              </table:table-cell>
              <table:table-cell office:value-type="float" office:value="183.603">
                <text:p>183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11.886">
                <text:p>2511.886</text:p>
              </table:table-cell>
              <table:table-cell office:value-type="float" office:value="183.515">
                <text:p>183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70.395">
                <text:p>2570.395</text:p>
              </table:table-cell>
              <table:table-cell office:value-type="float" office:value="183.428">
                <text:p>18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30.267">
                <text:p>2630.267</text:p>
              </table:table-cell>
              <table:table-cell office:value-type="float" office:value="183.344">
                <text:p>183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91.534">
                <text:p>2691.534</text:p>
              </table:table-cell>
              <table:table-cell office:value-type="float" office:value="183.261">
                <text:p>183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54.228">
                <text:p>2754.228</text:p>
              </table:table-cell>
              <table:table-cell office:value-type="float" office:value="183.18">
                <text:p>18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18.382">
                <text:p>2818.382</text:p>
              </table:table-cell>
              <table:table-cell office:value-type="float" office:value="183.101">
                <text:p>183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4.031">
                <text:p>2884.031</text:p>
              </table:table-cell>
              <table:table-cell office:value-type="float" office:value="183.024">
                <text:p>183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51.209">
                <text:p>2951.209</text:p>
              </table:table-cell>
              <table:table-cell office:value-type="float" office:value="182.948">
                <text:p>182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19.951">
                <text:p>3019.951</text:p>
              </table:table-cell>
              <table:table-cell office:value-type="float" office:value="182.874">
                <text:p>182.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90.295">
                <text:p>3090.295</text:p>
              </table:table-cell>
              <table:table-cell office:value-type="float" office:value="182.801">
                <text:p>182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62.277">
                <text:p>3162.277</text:p>
              </table:table-cell>
              <table:table-cell office:value-type="float" office:value="182.73">
                <text:p>18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35.936">
                <text:p>3235.936</text:p>
              </table:table-cell>
              <table:table-cell office:value-type="float" office:value="182.66">
                <text:p>182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11.311">
                <text:p>3311.311</text:p>
              </table:table-cell>
              <table:table-cell office:value-type="float" office:value="182.592">
                <text:p>182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88.441">
                <text:p>3388.441</text:p>
              </table:table-cell>
              <table:table-cell office:value-type="float" office:value="182.525">
                <text:p>182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67.368">
                <text:p>3467.368</text:p>
              </table:table-cell>
              <table:table-cell office:value-type="float" office:value="182.46">
                <text:p>182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48.133">
                <text:p>3548.133</text:p>
              </table:table-cell>
              <table:table-cell office:value-type="float" office:value="182.395">
                <text:p>182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30.78">
                <text:p>3630.78</text:p>
              </table:table-cell>
              <table:table-cell office:value-type="float" office:value="182.332">
                <text:p>182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15.352">
                <text:p>3715.352</text:p>
              </table:table-cell>
              <table:table-cell office:value-type="float" office:value="182.271">
                <text:p>182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01.893">
                <text:p>3801.893</text:p>
              </table:table-cell>
              <table:table-cell office:value-type="float" office:value="182.21">
                <text:p>18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0.451">
                <text:p>3890.451</text:p>
              </table:table-cell>
              <table:table-cell office:value-type="float" office:value="182.151">
                <text:p>182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81.071">
                <text:p>3981.071</text:p>
              </table:table-cell>
              <table:table-cell office:value-type="float" office:value="182.093">
                <text:p>182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73.802">
                <text:p>4073.802</text:p>
              </table:table-cell>
              <table:table-cell office:value-type="float" office:value="182.036">
                <text:p>182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68.693">
                <text:p>4168.693</text:p>
              </table:table-cell>
              <table:table-cell office:value-type="float" office:value="181.98">
                <text:p>18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65.795">
                <text:p>4265.795</text:p>
              </table:table-cell>
              <table:table-cell office:value-type="float" office:value="181.925">
                <text:p>18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65.158">
                <text:p>4365.158</text:p>
              </table:table-cell>
              <table:table-cell office:value-type="float" office:value="181.871">
                <text:p>181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66.835">
                <text:p>4466.835</text:p>
              </table:table-cell>
              <table:table-cell office:value-type="float" office:value="181.818">
                <text:p>181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70.881">
                <text:p>4570.881</text:p>
              </table:table-cell>
              <table:table-cell office:value-type="float" office:value="181.766">
                <text:p>181.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77.351">
                <text:p>4677.351</text:p>
              </table:table-cell>
              <table:table-cell office:value-type="float" office:value="181.716">
                <text:p>181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86.3">
                <text:p>4786.3</text:p>
              </table:table-cell>
              <table:table-cell office:value-type="float" office:value="181.666">
                <text:p>181.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97.788">
                <text:p>4897.788</text:p>
              </table:table-cell>
              <table:table-cell office:value-type="float" office:value="181.616">
                <text:p>181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011.872">
                <text:p>5011.872</text:p>
              </table:table-cell>
              <table:table-cell office:value-type="float" office:value="181.568">
                <text:p>181.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28.613">
                <text:p>5128.613</text:p>
              </table:table-cell>
              <table:table-cell office:value-type="float" office:value="181.521">
                <text:p>181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48.074">
                <text:p>5248.074</text:p>
              </table:table-cell>
              <table:table-cell office:value-type="float" office:value="181.474">
                <text:p>181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70.317">
                <text:p>5370.317</text:p>
              </table:table-cell>
              <table:table-cell office:value-type="float" office:value="181.428">
                <text:p>181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495.408">
                <text:p>5495.408</text:p>
              </table:table-cell>
              <table:table-cell office:value-type="float" office:value="181.383">
                <text:p>181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623.413">
                <text:p>5623.413</text:p>
              </table:table-cell>
              <table:table-cell office:value-type="float" office:value="181.339">
                <text:p>181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4.399">
                <text:p>5754.399</text:p>
              </table:table-cell>
              <table:table-cell office:value-type="float" office:value="181.295">
                <text:p>181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88.436">
                <text:p>5888.436</text:p>
              </table:table-cell>
              <table:table-cell office:value-type="float" office:value="181.252">
                <text:p>181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25.595">
                <text:p>6025.595</text:p>
              </table:table-cell>
              <table:table-cell office:value-type="float" office:value="181.21">
                <text:p>18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65.95">
                <text:p>6165.95</text:p>
              </table:table-cell>
              <table:table-cell office:value-type="float" office:value="181.169">
                <text:p>181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309.573">
                <text:p>6309.573</text:p>
              </table:table-cell>
              <table:table-cell office:value-type="float" office:value="181.128">
                <text:p>181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56.542">
                <text:p>6456.542</text:p>
              </table:table-cell>
              <table:table-cell office:value-type="float" office:value="181.087">
                <text:p>18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606.934">
                <text:p>6606.934</text:p>
              </table:table-cell>
              <table:table-cell office:value-type="float" office:value="181.047">
                <text:p>181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60.829">
                <text:p>6760.829</text:p>
              </table:table-cell>
              <table:table-cell office:value-type="float" office:value="181.008">
                <text:p>181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918.309">
                <text:p>6918.309</text:p>
              </table:table-cell>
              <table:table-cell office:value-type="float" office:value="180.969">
                <text:p>180.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079.457">
                <text:p>7079.457</text:p>
              </table:table-cell>
              <table:table-cell office:value-type="float" office:value="180.931">
                <text:p>180.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44.359">
                <text:p>7244.359</text:p>
              </table:table-cell>
              <table:table-cell office:value-type="float" office:value="180.894">
                <text:p>180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13.102">
                <text:p>7413.102</text:p>
              </table:table-cell>
              <table:table-cell office:value-type="float" office:value="180.856">
                <text:p>180.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85.775">
                <text:p>7585.775</text:p>
              </table:table-cell>
              <table:table-cell office:value-type="float" office:value="180.82">
                <text:p>18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62.471">
                <text:p>7762.471</text:p>
              </table:table-cell>
              <table:table-cell office:value-type="float" office:value="180.783">
                <text:p>180.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43.282">
                <text:p>7943.282</text:p>
              </table:table-cell>
              <table:table-cell office:value-type="float" office:value="180.747">
                <text:p>180.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128.305">
                <text:p>8128.305</text:p>
              </table:table-cell>
              <table:table-cell office:value-type="float" office:value="180.712">
                <text:p>180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17.637">
                <text:p>8317.637</text:p>
              </table:table-cell>
              <table:table-cell office:value-type="float" office:value="180.677">
                <text:p>180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11.38">
                <text:p>8511.38</text:p>
              </table:table-cell>
              <table:table-cell office:value-type="float" office:value="180.642">
                <text:p>180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709.635">
                <text:p>8709.635</text:p>
              </table:table-cell>
              <table:table-cell office:value-type="float" office:value="180.607">
                <text:p>180.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2.509">
                <text:p>8912.509</text:p>
              </table:table-cell>
              <table:table-cell office:value-type="float" office:value="180.573">
                <text:p>180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20.108">
                <text:p>9120.108</text:p>
              </table:table-cell>
              <table:table-cell office:value-type="float" office:value="180.54">
                <text:p>18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332.543">
                <text:p>9332.543</text:p>
              </table:table-cell>
              <table:table-cell office:value-type="float" office:value="180.506">
                <text:p>18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549.925">
                <text:p>9549.925</text:p>
              </table:table-cell>
              <table:table-cell office:value-type="float" office:value="180.473">
                <text:p>18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80.44">
                <text:p>18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180.407">
                <text:p>18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80.374">
                <text:p>18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180.342">
                <text:p>18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180.31">
                <text:p>18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80.278">
                <text:p>18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180.246">
                <text:p>18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80.214">
                <text:p>18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80.183">
                <text:p>18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180.151">
                <text:p>18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80.12">
                <text:p>18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180.088">
                <text:p>18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80.057">
                <text:p>180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180.026">
                <text:p>18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539.9938">
                <text:p>539.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539.9625">
                <text:p>539.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539.9312">
                <text:p>539.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539.8999">
                <text:p>539.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539.8685">
                <text:p>539.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539.837">
                <text:p>539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539.8055">
                <text:p>539.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539.7738">
                <text:p>539.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539.742">
                <text:p>539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539.7101">
                <text:p>539.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539.6781">
                <text:p>539.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539.6458">
                <text:p>539.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539.6134">
                <text:p>539.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539.5808">
                <text:p>539.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539.5479">
                <text:p>539.5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539.5148">
                <text:p>539.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539.4815">
                <text:p>539.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539.4478">
                <text:p>539.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539.4139">
                <text:p>539.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539.3797">
                <text:p>539.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539.3451">
                <text:p>539.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539.3102">
                <text:p>539.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539.275">
                <text:p>539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539.2393">
                <text:p>539.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539.2033">
                <text:p>539.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539.1668">
                <text:p>539.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539.1299">
                <text:p>539.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539.0925">
                <text:p>539.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539.0546">
                <text:p>539.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539.0163">
                <text:p>539.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538.9774">
                <text:p>538.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538.938">
                <text:p>538.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538.898">
                <text:p>538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538.8574">
                <text:p>538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538.8162">
                <text:p>538.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538.7744">
                <text:p>538.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538.732">
                <text:p>538.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538.6888">
                <text:p>538.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538.645">
                <text:p>538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538.6005">
                <text:p>538.6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538.5552">
                <text:p>538.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538.5092">
                <text:p>538.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538.4623">
                <text:p>538.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538.4147">
                <text:p>538.4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538.3662">
                <text:p>538.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538.3168">
                <text:p>538.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538.2666">
                <text:p>538.2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538.2154">
                <text:p>538.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538.1633">
                <text:p>538.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538.1102">
                <text:p>538.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538.0561">
                <text:p>538.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538.001">
                <text:p>538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537.9448">
                <text:p>537.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537.8876">
                <text:p>537.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537.8292">
                <text:p>537.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537.7697">
                <text:p>537.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537.7089">
                <text:p>537.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537.647">
                <text:p>537.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537.5839">
                <text:p>537.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537.5194">
                <text:p>537.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537.4536">
                <text:p>537.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537.3865">
                <text:p>537.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537.318">
                <text:p>537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537.2481">
                <text:p>537.2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537.1767">
                <text:p>537.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537.1039">
                <text:p>537.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537.0295">
                <text:p>537.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536.9535">
                <text:p>536.9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536.8759">
                <text:p>536.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536.7967">
                <text:p>536.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536.7157">
                <text:p>536.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536.6331">
                <text:p>536.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536.5486">
                <text:p>536.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536.4623">
                <text:p>536.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536.3742">
                <text:p>536.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536.2841">
                <text:p>536.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536.1921">
                <text:p>536.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536.098">
                <text:p>536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536.0019">
                <text:p>536.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535.9037">
                <text:p>535.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535.8033">
                <text:p>535.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535.7007">
                <text:p>535.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535.5958">
                <text:p>535.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535.4886">
                <text:p>535.4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535.379">
                <text:p>535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535.267">
                <text:p>535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35.1525">
                <text:p>535.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35.0354">
                <text:p>535.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